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951cm" fo:min-width="1.242cm"/>
    </style:style>
    <style:style style:name="gr4" style:family="graphic" style:parent-style-name="standard">
      <style:graphic-properties draw:stroke="dash" draw:stroke-dash="Fine_20_Dashed_20__28_var_29_" draw:fill="none" draw:textarea-horizontal-align="center" draw:textarea-vertical-align="middle"/>
    </style:style>
    <style:style style:name="gr5" style:family="graphic" style:parent-style-name="standard">
      <style:graphic-properties draw:stroke="solid" draw:stroke-dash="Ultrafine_20_Dashed" svg:stroke-width="0.1cm" draw:marker-start-width="0.35cm" draw:marker-end-width="0.35cm" draw:textarea-horizontal-align="center" draw:textarea-vertical-align="middle" fo:padding-top="0.175cm" fo:padding-bottom="0.175cm" fo:padding-left="0.3cm" fo:padding-right="0.3cm"/>
    </style:style>
    <style:style style:name="gr6" style:family="graphic" style:parent-style-name="standard">
      <style:graphic-properties draw:stroke="dash" draw:stroke-dash="Ultrafine_20_Dashed" draw:textarea-vertical-align="middle" draw:auto-grow-height="false" fo:min-height="0.749cm" fo:min-width="0.499cm"/>
    </style:style>
    <style:style style:name="gr7"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8" style:family="graphic" style:parent-style-name="standard">
      <style:graphic-properties draw:stroke="dash" draw:stroke-dash="Ultrafine_20_2_20_Dots_20_3_20_Dashes" draw:marker-end="Arrow" draw:marker-end-width="0.3cm" draw:textarea-horizontal-align="center" draw:textarea-vertical-align="middle"/>
    </style:style>
    <style:style style:name="gr9" style:family="graphic" style:parent-style-name="standard">
      <style:graphic-properties draw:fill="none" draw:textarea-horizontal-align="center" draw:textarea-vertical-align="middle"/>
    </style:style>
    <style:style style:name="gr10" style:family="graphic">
      <style:graphic-properties style:protect="size"/>
    </style:style>
    <style:style style:name="gr11" style:family="graphic" style:parent-style-name="standard">
      <style:graphic-properties draw:stroke="solid" svg:stroke-width="0.053cm" svg:stroke-color="#000000" draw:stroke-linejoin="miter" draw:fill="none" draw:fill-color="#b2b2b2" draw:textarea-horizontal-align="left"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list-style-name="L2">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list-style-name="L2">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list-style-name="L2">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list-style-name="L2">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list-style-name="L2">
      <style:graphic-properties draw:stroke="none" draw:fill="none" draw:fill-color="#00cc99" draw:textarea-horizontal-align="justify" draw:textarea-vertical-align="top" draw:auto-grow-height="true" fo:min-height="1.263cm" fo:min-width="4.468cm" fo:padding-top="0.13cm" fo:padding-bottom="0.13cm" fo:padding-left="0.25cm" fo:padding-right="0.25cm" fo:wrap-option="no-wrap" draw:shadow="hidden" draw:shadow-color="#808080"/>
    </style:style>
    <style:style style:name="gr17" style:family="graphic" style:parent-style-name="standard" style:list-style-name="L2">
      <style:graphic-properties draw:stroke="none" draw:fill="none" draw:fill-color="#00cc99" draw:textarea-horizontal-align="justify" draw:textarea-vertical-align="top" draw:auto-grow-height="true" fo:min-height="0.594cm" fo:min-width="2.711cm" fo:padding-top="0.13cm" fo:padding-bottom="0.13cm" fo:padding-left="0.25cm" fo:padding-right="0.25cm" fo:wrap-option="wrap" draw:shadow="hidden" draw:shadow-color="#808080"/>
    </style:style>
    <style:style style:name="gr18" style:family="graphic" style:parent-style-name="standard">
      <style:graphic-properties draw:stroke="solid" svg:stroke-width="0.053cm" svg:stroke-color="#000000" draw:stroke-linejoin="miter" draw:fill="none" draw:fill-color="#ccffff" draw:textarea-horizontal-align="left"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list-style-name="L2">
      <style:graphic-properties draw:stroke="none" draw:fill="none" draw:fill-color="#00cc99" draw:textarea-horizontal-align="justify" draw:textarea-vertical-align="top" draw:auto-grow-height="true" fo:min-height="0.677cm" fo:min-width="0.988cm" fo:padding-top="0.13cm" fo:padding-bottom="0.13cm" fo:padding-left="0.25cm" fo:padding-right="0.25cm" fo:wrap-option="wrap" draw:shadow="hidden" draw:shadow-color="#808080"/>
    </style:style>
    <style:style style:name="gr20" style:family="graphic" style:parent-style-name="standard" style:list-style-name="L2">
      <style:graphic-properties draw:stroke="none" draw:fill="none" draw:fill-color="#00cc99" draw:textarea-horizontal-align="justify" draw:textarea-vertical-align="top" draw:auto-grow-height="true" fo:min-height="0.594cm" fo:min-width="2.225cm" fo:padding-top="0.13cm" fo:padding-bottom="0.13cm" fo:padding-left="0.25cm" fo:padding-right="0.25cm" fo:wrap-option="wrap" draw:shadow="hidden" draw:shadow-color="#808080"/>
    </style:style>
    <style:style style:name="gr21" style:family="graphic" style:parent-style-name="standard" style:list-style-name="L2">
      <style:graphic-properties draw:stroke="solid" svg:stroke-width="0.035cm" svg:stroke-color="#000000" draw:stroke-linejoin="miter" draw:fill="none" draw:fill-color="#ccffff" draw:textarea-horizontal-align="justify" draw:textarea-vertical-align="top" draw:auto-grow-height="true" fo:min-height="0.674cm" fo:min-width="2.101cm" fo:padding-top="0.13cm" fo:padding-bottom="0.13cm" fo:padding-left="0.25cm" fo:padding-right="0.25cm" fo:wrap-option="no-wrap" draw:shadow="hidden" draw:shadow-color="#808080"/>
    </style:style>
    <style:style style:name="gr22" style:family="graphic" style:parent-style-name="standard" style:list-style-name="L2">
      <style:graphic-properties draw:stroke="solid" svg:stroke-width="0.035cm" svg:stroke-color="#000000" draw:stroke-linejoin="miter" draw:fill="none" draw:fill-color="#ccffff" draw:textarea-horizontal-align="justify" draw:textarea-vertical-align="top" draw:auto-grow-height="true" fo:min-height="0.677cm" fo:min-width="1.751cm" fo:padding-top="0.13cm" fo:padding-bottom="0.13cm" fo:padding-left="0.25cm" fo:padding-right="0.25cm" fo:wrap-option="no-wrap" draw:shadow="hidden" draw:shadow-color="#808080"/>
    </style:style>
    <style:style style:name="gr23" style:family="graphic" style:parent-style-name="standard" style:list-style-name="L2">
      <style:graphic-properties draw:stroke="none" draw:fill="none" draw:fill-color="#00cc99" draw:textarea-horizontal-align="justify" draw:textarea-vertical-align="top" draw:auto-grow-height="true" fo:min-height="0.763cm" fo:min-width="3.956cm" fo:padding-top="0.13cm" fo:padding-bottom="0.13cm" fo:padding-left="0.25cm" fo:padding-right="0.25cm" fo:wrap-option="wrap" draw:shadow="hidden" draw:shadow-color="#808080"/>
    </style:style>
    <style:style style:name="gr24" style:family="graphic" style:parent-style-name="standard" style:list-style-name="L1">
      <style:graphic-properties draw:stroke="dash" draw:stroke-dash="Ultrafine_20_2_20_Dots_20_3_20_Dashes" svg:stroke-width="0.009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svg:stroke-width="0.053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99ffcc"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svg:stroke-width="0.053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99ffcc"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graphic-properties draw:stroke="solid" svg:stroke-width="0.053cm" svg:stroke-color="#ff3300"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4" style:family="graphic" style:parent-style-name="standard">
      <style:graphic-properties draw:stroke="solid" svg:stroke-width="0.079cm" svg:stroke-color="#666666" draw:marker-end="線の終点_20_2"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5" style:family="graphic" style:parent-style-name="standard">
      <style:graphic-properties draw:stroke="solid" svg:stroke-width="0.212cm" svg:stroke-color="#66ccff" draw:marker-start="msArrowEnd_20_5" draw:marker-start-width="0.636cm" draw:marker-start-center="false" draw:marker-end="msArrowEnd_20_5"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6" style:family="graphic" style:parent-style-name="standard" style:list-style-name="L2">
      <style:graphic-properties draw:stroke="none" draw:fill="none" draw:fill-color="#00cc99" draw:textarea-horizontal-align="justify" draw:textarea-vertical-align="top" draw:auto-grow-height="true" fo:min-height="1.187cm" fo:min-width="1.449cm" fo:padding-top="0.13cm" fo:padding-bottom="0.13cm" fo:padding-left="0.25cm" fo:padding-right="0.25cm" fo:wrap-option="no-wrap" draw:shadow="hidden" draw:shadow-color="#808080"/>
    </style:style>
    <style:style style:name="gr37" style:family="graphic" style:parent-style-name="standard">
      <style:graphic-properties draw:stroke="none" svg:stroke-color="#000000" draw:fill="solid" draw:fill-color="#ffffff" draw:textarea-horizontal-align="left" draw:auto-grow-height="true" draw:auto-grow-width="true" fo:min-height="0cm" fo:min-width="3.618cm"/>
    </style:style>
    <style:style style:name="gr38" style:family="graphic" style:parent-style-name="standard" style:list-style-name="L2">
      <style:graphic-properties draw:stroke="none" draw:fill="none" draw:fill-color="#00cc99" draw:textarea-horizontal-align="justify" draw:textarea-vertical-align="top" draw:auto-grow-height="true" fo:min-height="1.347cm" fo:min-width="2.386cm" fo:padding-top="0.13cm" fo:padding-bottom="0.13cm" fo:padding-left="0.25cm" fo:padding-right="0.25cm" fo:wrap-option="no-wrap" draw:shadow="hidden" draw:shadow-color="#808080"/>
    </style:style>
    <style:style style:name="gr39" style:family="graphic" style:parent-style-name="standard">
      <style:graphic-properties draw:stroke="dash" draw:stroke-dash="Ultrafine_20_2_20_Dots_20_3_20_Dashes" svg:stroke-width="0.009cm" svg:stroke-color="#000000" draw:stroke-linejoin="miter" draw:fill="none" draw:fill-color="#ccffff" draw:textarea-horizontal-align="left" draw:textarea-vertical-align="middle" draw:auto-grow-height="false" fo:padding-top="0.13cm" fo:padding-bottom="0.13cm" fo:padding-left="0.25cm" fo:padding-right="0.25cm" fo:wrap-option="wrap" draw:shadow="hidden" draw:shadow-color="#808080"/>
    </style:style>
    <style:style style:name="gr40" style:family="graphic" style:parent-style-name="standard" style:list-style-name="L1">
      <style:graphic-properties draw:stroke="solid" svg:stroke-width="0.053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99ffcc"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graphic-properties draw:stroke="none" svg:stroke-color="#000000" draw:fill="none" draw:fill-color="#ffffff" draw:textarea-horizontal-align="left" draw:auto-grow-height="true" draw:auto-grow-width="false" fo:min-height="0.536cm" fo:min-width="2.183cm"/>
    </style:style>
    <style:style style:name="gr45" style:family="graphic" style:parent-style-name="standard" style:list-style-name="L1">
      <style:graphic-properties draw:stroke="solid" svg:stroke-width="0.053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99ffcc"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graphic-properties draw:stroke="none" svg:stroke-color="#000000" draw:fill="none" draw:fill-color="#ffffff" draw:textarea-horizontal-align="left" draw:auto-grow-height="true" draw:auto-grow-width="false" fo:min-height="0.536cm" fo:min-width="1.919cm"/>
    </style:style>
    <style:style style:name="gr50" style:family="graphic" style:parent-style-name="standard">
      <style:graphic-properties draw:stroke="solid" svg:stroke-width="0.079cm" svg:stroke-color="#666666" draw:marker-end="線の終点_20_1"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1" style:family="graphic" style:parent-style-name="standard" style:list-style-name="L2">
      <style:graphic-properties draw:stroke="none" draw:fill="none" draw:fill-color="#00cc99" draw:textarea-horizontal-align="justify" draw:textarea-vertical-align="top" draw:auto-grow-height="true" fo:min-height="1.542cm" fo:min-width="2.079cm" fo:padding-top="0.13cm" fo:padding-bottom="0.13cm" fo:padding-left="0.25cm" fo:padding-right="0.25cm" fo:wrap-option="no-wrap" draw:shadow="hidden" draw:shadow-color="#808080"/>
    </style:style>
    <style:style style:name="gr52" style:family="graphic" style:parent-style-name="standard" style:list-style-name="L2">
      <style:graphic-properties draw:stroke="none" draw:fill="none" draw:fill-color="#00cc99" draw:textarea-horizontal-align="justify" draw:textarea-vertical-align="top" draw:auto-grow-height="true" fo:min-height="1.749cm" fo:min-width="1.642cm" fo:padding-top="0.13cm" fo:padding-bottom="0.13cm" fo:padding-left="0.25cm" fo:padding-right="0.25cm" fo:wrap-option="no-wrap" draw:shadow="hidden" draw:shadow-color="#808080"/>
    </style:style>
    <style:style style:name="gr53"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54"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55" style:family="graphic" style:parent-style-name="standard" style:list-style-name="L2">
      <style:graphic-properties draw:stroke="none" draw:fill="none" draw:fill-color="#00cc99" draw:textarea-horizontal-align="justify" draw:textarea-vertical-align="top" draw:auto-grow-height="true" fo:min-height="0.594cm" fo:min-width="2.908cm" fo:padding-top="0.13cm" fo:padding-bottom="0.13cm" fo:padding-left="0.25cm" fo:padding-right="0.25cm" fo:wrap-option="no-wrap" draw:shadow="hidden" draw:shadow-color="#808080"/>
    </style:style>
    <style:style style:name="gr56" style:family="graphic" style:parent-style-name="standard">
      <style:graphic-properties draw:stroke="solid" svg:stroke-width="0.079cm" svg:stroke-color="#ff00ff" draw:marker-end="線の終点_20_3"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7" style:family="graphic" style:parent-style-name="standard" style:list-style-name="L2">
      <style:graphic-properties draw:stroke="solid" svg:stroke-width="0.026cm" svg:stroke-color="#000000" draw:stroke-linejoin="miter" draw:fill="none" draw:fill-color="#99ff99" draw:textarea-horizontal-align="justify" draw:textarea-vertical-align="middle" draw:auto-grow-height="false" fo:padding-top="0.13cm" fo:padding-bottom="0.13cm" fo:padding-left="0.25cm" fo:padding-right="0.25cm" fo:wrap-option="wrap" draw:shadow="hidden" draw:shadow-color="#808080"/>
    </style:style>
    <style:style style:name="gr58" style:family="graphic" style:parent-style-name="standard" style:list-style-name="L2">
      <style:graphic-properties draw:stroke="none" draw:fill="none" draw:fill-color="#00cc99" draw:textarea-horizontal-align="justify" draw:textarea-vertical-align="top" draw:auto-grow-height="true" fo:min-height="0.594cm" fo:min-width="5.551cm" fo:padding-top="0.13cm" fo:padding-bottom="0.13cm" fo:padding-left="0.25cm" fo:padding-right="0.25cm" fo:wrap-option="no-wrap" draw:shadow="hidden" draw:shadow-color="#808080"/>
    </style:style>
    <style:style style:name="gr59"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0"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1"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2"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3"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4"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5" style:family="graphic" style:parent-style-name="standard" style:list-style-name="L2">
      <style:graphic-properties draw:stroke="none" draw:fill="none" draw:fill-color="#00cc99" draw:textarea-horizontal-align="justify" draw:textarea-vertical-align="top" draw:auto-grow-height="true" fo:min-height="1.542cm" fo:min-width="1.803cm" fo:padding-top="0.13cm" fo:padding-bottom="0.13cm" fo:padding-left="0.25cm" fo:padding-right="0.25cm" fo:wrap-option="no-wrap" draw:shadow="hidden" draw:shadow-color="#808080"/>
    </style:style>
    <style:style style:name="gr66" style:family="graphic" style:parent-style-name="standard" style:list-style-name="L2">
      <style:graphic-properties draw:stroke="none" draw:fill="none" draw:fill-color="#00cc99" draw:textarea-horizontal-align="justify" draw:textarea-vertical-align="top" draw:auto-grow-height="true" fo:min-height="1.353cm" fo:min-width="1.319cm" fo:padding-top="0.13cm" fo:padding-bottom="0.13cm" fo:padding-left="0.25cm" fo:padding-right="0.25cm" fo:wrap-option="wrap" draw:shadow="hidden" draw:shadow-color="#808080"/>
    </style:style>
    <style:style style:name="gr67" style:family="graphic" style:parent-style-name="standard" style:list-style-name="L2">
      <style:graphic-properties draw:stroke="none" draw:fill="none" draw:fill-color="#00cc99" draw:textarea-horizontal-align="justify" draw:textarea-vertical-align="top" draw:auto-grow-height="true" fo:min-height="0.594cm" fo:min-width="2.781cm" fo:padding-top="0.13cm" fo:padding-bottom="0.13cm" fo:padding-left="0.25cm" fo:padding-right="0.25cm" fo:wrap-option="no-wrap" draw:shadow="hidden" draw:shadow-color="#808080"/>
    </style:style>
    <style:style style:name="gr68"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9" style:family="graphic" style:parent-style-name="standard">
      <style:graphic-properties draw:stroke="solid" svg:stroke-width="0.079cm" svg:stroke-color="#ff00ff" draw:marker-end="線の終点_20_4"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0" style:family="graphic" style:parent-style-name="standard" style:list-style-name="L2">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7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2" style:family="graphic" style:parent-style-name="standard" style:list-style-name="L2">
      <style:graphic-properties draw:stroke="none" draw:fill="none" draw:fill-color="#00cc99" draw:textarea-horizontal-align="justify" draw:textarea-vertical-align="top" draw:auto-grow-height="true" fo:min-height="0.677cm" fo:min-width="4.329cm" fo:padding-top="0.13cm" fo:padding-bottom="0.13cm" fo:padding-left="0.25cm" fo:padding-right="0.25cm" fo:wrap-option="wrap" draw:shadow="hidden" draw:shadow-color="#808080"/>
    </style:style>
    <style:style style:name="gr73" style:family="graphic" style:parent-style-name="standard">
      <style:graphic-properties draw:stroke="solid" svg:stroke-width="0.053cm" svg:stroke-color="#000000" draw:stroke-linejoin="miter" draw:fill="none" draw:fill-color="#ccccff" draw:textarea-horizontal-align="left" draw:textarea-vertical-align="middle" draw:auto-grow-height="false" fo:padding-top="0.13cm" fo:padding-bottom="0.13cm" fo:padding-left="0.25cm" fo:padding-right="0.25cm" fo:wrap-option="wrap" draw:shadow="hidden" draw:shadow-color="#808080"/>
    </style:style>
    <style:style style:name="gr74" style:family="graphic" style:parent-style-name="standard" style:list-style-name="L2">
      <style:graphic-properties draw:stroke="solid" svg:stroke-width="0.053cm" svg:stroke-color="#000000" draw:stroke-linejoin="miter" draw:fill="none" draw:fill-color="#ccffcc" draw:textarea-horizontal-align="justify" draw:textarea-vertical-align="middle" draw:auto-grow-height="false" fo:padding-top="0.13cm" fo:padding-bottom="0.13cm" fo:padding-left="0.25cm" fo:padding-right="0.25cm" fo:wrap-option="wrap" draw:shadow="hidden" draw:shadow-color="#808080"/>
    </style:style>
    <style:style style:name="gr75" style:family="graphic" style:parent-style-name="standard" style:list-style-name="L2">
      <style:graphic-properties draw:stroke="solid" svg:stroke-width="0.053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76" style:family="graphic" style:parent-style-name="standard">
      <style:graphic-properties draw:stroke="solid" svg:stroke-width="0.079cm" svg:stroke-color="#ff00ff" draw:marker-end="線の終点_20_5"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7" style:family="graphic" style:parent-style-name="standard">
      <style:graphic-properties draw:stroke="solid" svg:stroke-width="0.053cm" svg:stroke-color="#000000" draw:stroke-linejoin="miter" draw:fill="none" draw:fill-color="#3333cc" draw:textarea-horizontal-align="left" draw:textarea-vertical-align="middle" draw:auto-grow-height="false" fo:padding-top="0.13cm" fo:padding-bottom="0.13cm" fo:padding-left="0.25cm" fo:padding-right="0.25cm" fo:wrap-option="wrap" draw:shadow="hidden" draw:shadow-color="#808080"/>
    </style:style>
    <style:style style:name="gr78" style:family="graphic" style:parent-style-name="standard">
      <style:graphic-properties draw:stroke="solid" svg:stroke-width="0.053cm" svg:stroke-color="#000000" draw:stroke-linejoin="miter" draw:fill="none" draw:fill-color="#ffccff" draw:textarea-horizontal-align="left" draw:textarea-vertical-align="middle" draw:auto-grow-height="false" fo:padding-top="0.13cm" fo:padding-bottom="0.13cm" fo:padding-left="0.25cm" fo:padding-right="0.25cm" fo:wrap-option="wrap" draw:shadow="hidden" draw:shadow-color="#808080"/>
    </style:style>
    <style:style style:name="gr79" style:family="graphic" style:parent-style-name="standard" style:list-style-name="L2">
      <style:graphic-properties draw:stroke="none" draw:fill="none" draw:fill-color="#00cc99" draw:textarea-horizontal-align="justify" draw:textarea-vertical-align="top" draw:auto-grow-height="true" fo:min-height="1.187cm" fo:min-width="1.247cm" fo:padding-top="0.13cm" fo:padding-bottom="0.13cm" fo:padding-left="0.25cm" fo:padding-right="0.25cm" fo:wrap-option="wrap" draw:shadow="hidden" draw:shadow-color="#808080"/>
    </style:style>
    <style:style style:name="gr80" style:family="graphic" style:parent-style-name="standard" style:list-style-name="L2">
      <style:graphic-properties draw:stroke="none" draw:fill="none" draw:fill-color="#00cc99" draw:textarea-horizontal-align="justify" draw:textarea-vertical-align="top" draw:auto-grow-height="true" fo:min-height="0.759cm" fo:min-width="5.124cm" fo:padding-top="0.13cm" fo:padding-bottom="0.13cm" fo:padding-left="0.25cm" fo:padding-right="0.25cm" fo:wrap-option="wrap" draw:shadow="hidden" draw:shadow-color="#808080"/>
    </style:style>
    <style:style style:name="gr81" style:family="graphic" style:parent-style-name="standard">
      <style:graphic-properties draw:stroke="solid" svg:stroke-width="0.053cm" svg:stroke-color="#000000" draw:stroke-linejoin="miter" draw:fill="none" draw:fill-color="#ccffcc" draw:textarea-horizontal-align="left" draw:textarea-vertical-align="middle" draw:auto-grow-height="false" fo:padding-top="0.13cm" fo:padding-bottom="0.13cm" fo:padding-left="0.25cm" fo:padding-right="0.25cm" fo:wrap-option="wrap" draw:shadow="hidden" draw:shadow-color="#808080"/>
    </style:style>
    <style:style style:name="gr82" style:family="graphic" style:parent-style-name="standard">
      <style:graphic-properties draw:stroke="solid" svg:stroke-width="0.053cm" svg:stroke-color="#000000" draw:stroke-linejoin="miter" draw:fill="none" draw:fill-color="#ffff99" draw:textarea-horizontal-align="left" draw:textarea-vertical-align="middle" draw:auto-grow-height="false" fo:padding-top="0.13cm" fo:padding-bottom="0.13cm" fo:padding-left="0.25cm" fo:padding-right="0.25cm" fo:wrap-option="wrap" draw:shadow="hidden" draw:shadow-color="#808080"/>
    </style:style>
    <style:style style:name="gr83" style:family="graphic" style:parent-style-name="standard" style:list-style-name="L2">
      <style:graphic-properties draw:stroke="none" draw:fill="none" draw:fill-color="#00cc99" draw:textarea-horizontal-align="justify" draw:textarea-vertical-align="top" draw:auto-grow-height="true" fo:min-height="1.347cm" fo:min-width="3.389cm" fo:padding-top="0.13cm" fo:padding-bottom="0.13cm" fo:padding-left="0.25cm" fo:padding-right="0.25cm" fo:wrap-option="no-wrap" draw:shadow="hidden" draw:shadow-color="#808080"/>
    </style:style>
    <style:style style:name="gr84" style:family="graphic" style:parent-style-name="standard">
      <style:graphic-properties draw:stroke="solid" svg:stroke-width="0.079cm" svg:stroke-color="#ff5050" draw:marker-end="線の終点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85" style:family="graphic" style:parent-style-name="standard">
      <style:graphic-properties draw:stroke="solid" svg:stroke-width="0.053cm" svg:stroke-color="#000000" draw:stroke-linejoin="miter" draw:fill="none" draw:fill-color="#ccecff" draw:textarea-horizontal-align="left" draw:textarea-vertical-align="middle" draw:auto-grow-height="false" fo:padding-top="0.13cm" fo:padding-bottom="0.13cm" fo:padding-left="0.25cm" fo:padding-right="0.25cm" fo:wrap-option="wrap" draw:shadow="hidden" draw:shadow-color="#808080"/>
    </style:style>
    <style:style style:name="gr86" style:family="graphic" style:parent-style-name="standard" style:list-style-name="L2">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87" style:family="graphic" style:parent-style-name="standard" style:list-style-name="L2">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88" style:family="graphic" style:parent-style-name="standard" style:list-style-name="L2">
      <style:graphic-properties draw:stroke="none" draw:fill="none" draw:fill-color="#00cc99" draw:textarea-horizontal-align="justify" draw:textarea-vertical-align="top" draw:auto-grow-height="true" fo:min-height="1.145cm" fo:min-width="2.733cm" fo:padding-top="0.13cm" fo:padding-bottom="0.13cm" fo:padding-left="0.25cm" fo:padding-right="0.25cm" fo:wrap-option="no-wrap" draw:shadow="hidden" draw:shadow-color="#808080"/>
    </style:style>
    <style:style style:name="gr89" style:family="graphic" style:parent-style-name="standard" style:list-style-name="L2">
      <style:graphic-properties draw:stroke="none" draw:fill="none" draw:fill-color="#00cc99" draw:textarea-horizontal-align="justify" draw:textarea-vertical-align="top" draw:auto-grow-height="true" fo:min-height="0.677cm" fo:min-width="3.249cm" fo:padding-top="0.13cm" fo:padding-bottom="0.13cm" fo:padding-left="0.25cm" fo:padding-right="0.25cm" fo:wrap-option="no-wrap" draw:shadow="hidden" draw:shadow-color="#808080"/>
    </style:style>
    <style:style style:name="gr90" style:family="graphic" style:parent-style-name="standard" style:list-style-name="L2">
      <style:graphic-properties draw:stroke="solid" svg:stroke-width="0.053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91" style:family="graphic" style:parent-style-name="standard" style:list-style-name="L2">
      <style:graphic-properties draw:stroke="solid" svg:stroke-width="0.053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92" style:family="graphic" style:parent-style-name="standard" style:list-style-name="L2">
      <style:graphic-properties draw:stroke="solid" svg:stroke-width="0.053cm" svg:stroke-color="#000000" draw:stroke-linejoin="miter" draw:fill="none" draw:fill-color="#ffff99" draw:textarea-horizontal-align="justify" draw:textarea-vertical-align="top" draw:auto-grow-height="true" fo:min-height="2.003cm" fo:min-width="1.247cm" fo:padding-top="0.13cm" fo:padding-bottom="0.13cm" fo:padding-left="0.25cm" fo:padding-right="0.25cm" fo:wrap-option="no-wrap" draw:shadow="hidden" draw:shadow-color="#808080"/>
    </style:style>
    <style:style style:name="gr93" style:family="graphic" style:parent-style-name="standard" style:list-style-name="L2">
      <style:graphic-properties draw:stroke="solid" svg:stroke-width="0.035cm" svg:stroke-color="#000000" draw:stroke-linejoin="miter" draw:fill="none" draw:fill-color="#ccccff" draw:textarea-horizontal-align="justify" draw:textarea-vertical-align="top" draw:auto-grow-height="true" fo:min-height="3.547cm" fo:min-width="4.68cm" fo:padding-top="0.13cm" fo:padding-bottom="0.13cm" fo:padding-left="0.25cm" fo:padding-right="0.25cm" fo:wrap-option="no-wrap" draw:shadow="hidden" draw:shadow-color="#808080"/>
    </style:style>
    <style:style style:name="gr94" style:family="graphic" style:parent-style-name="standard" style:list-style-name="L2">
      <style:graphic-properties draw:stroke="solid" svg:stroke-width="0.053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95" style:family="graphic" style:parent-style-name="standard" style:list-style-name="L2">
      <style:graphic-properties draw:stroke="solid" svg:stroke-width="0.053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96" style:family="graphic" style:parent-style-name="standard">
      <style:graphic-properties draw:stroke="solid" svg:stroke-width="0.106cm" svg:stroke-color="#ff5050" draw:marker-end="線の終点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7" style:family="graphic" style:parent-style-name="standard" style:list-style-name="L2">
      <style:graphic-properties draw:stroke="solid" svg:stroke-width="0.053cm" svg:stroke-color="#000000" draw:stroke-linejoin="miter" draw:fill="none" draw:fill-color="#ffff99" draw:textarea-horizontal-align="justify" draw:textarea-vertical-align="top" draw:auto-grow-height="true" fo:min-height="1.74cm" fo:min-width="1.983cm" fo:padding-top="0.13cm" fo:padding-bottom="0.13cm" fo:padding-left="0.25cm" fo:padding-right="0.25cm" fo:wrap-option="no-wrap" draw:shadow="hidden" draw:shadow-color="#808080"/>
    </style:style>
    <style:style style:name="gr98" style:family="graphic" style:parent-style-name="standard" style:list-style-name="L2">
      <style:graphic-properties draw:stroke="solid" svg:stroke-width="0.053cm" svg:stroke-color="#000000" draw:stroke-linejoin="miter" draw:fill="none" draw:fill-color="#ffff99" draw:textarea-horizontal-align="justify" draw:textarea-vertical-align="top" draw:auto-grow-height="true" fo:min-height="2.02cm" fo:min-width="1.983cm" fo:padding-top="0.13cm" fo:padding-bottom="0.13cm" fo:padding-left="0.25cm" fo:padding-right="0.25cm" fo:wrap-option="no-wrap" draw:shadow="hidden" draw:shadow-color="#808080"/>
    </style:style>
    <style:style style:name="gr99" style:family="graphic" style:parent-style-name="standard" style:list-style-name="L2">
      <style:graphic-properties draw:stroke="solid" svg:stroke-width="0.053cm" svg:stroke-color="#000000" draw:stroke-linejoin="miter" draw:fill="none" draw:fill-color="#ffff99" draw:textarea-horizontal-align="justify" draw:textarea-vertical-align="top" draw:auto-grow-height="true" fo:min-height="2.02cm" fo:min-width="1.983cm" fo:padding-top="0.13cm" fo:padding-bottom="0.13cm" fo:padding-left="0.25cm" fo:padding-right="0.25cm" fo:wrap-option="no-wrap" draw:shadow="hidden" draw:shadow-color="#808080"/>
    </style:style>
    <style:style style:name="gr100" style:family="graphic" style:parent-style-name="standard" style:list-style-name="L2">
      <style:graphic-properties draw:stroke="solid" svg:stroke-width="0.053cm" svg:stroke-color="#000000" draw:stroke-linejoin="miter" draw:fill="none" draw:fill-color="#ffff99" draw:textarea-horizontal-align="justify" draw:textarea-vertical-align="top" draw:auto-grow-height="true" fo:min-height="1.865cm" fo:min-width="1.983cm" fo:padding-top="0.13cm" fo:padding-bottom="0.13cm" fo:padding-left="0.25cm" fo:padding-right="0.25cm" fo:wrap-option="no-wrap" draw:shadow="hidden" draw:shadow-color="#808080"/>
    </style:style>
    <style:style style:name="gr101" style:family="graphic" style:parent-style-name="standard">
      <style:graphic-properties draw:stroke="solid" svg:stroke-width="0.1cm" svg:stroke-color="#ff00ff" draw:marker-start-width="0.191cm" draw:marker-end="線の終点_20_8" draw:marker-end-width="0.468cm" draw:marker-end-center="false" draw:stroke-linejoin="miter" draw:fill="none" draw:fill-color="#ffffff" draw:textarea-horizontal-align="left" draw:textarea-vertical-align="top" draw:auto-grow-height="false" fo:padding-top="0.127cm" fo:padding-bottom="0.127cm" fo:padding-left="0.247cm" fo:padding-right="0.247cm" fo:wrap-option="no-wrap" draw:shadow="hidden" draw:shadow-color="#808080"/>
    </style:style>
    <style:style style:name="gr102" style:family="graphic" style:parent-style-name="standard">
      <style:graphic-properties draw:stroke="solid" svg:stroke-width="0.106cm" svg:stroke-color="#ff5050" draw:marker-end="線の終点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3" style:family="graphic" style:parent-style-name="standard">
      <style:graphic-properties draw:stroke="solid" svg:stroke-width="0.106cm" svg:stroke-color="#ff5050" draw:marker-end="線の終点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4" style:family="graphic" style:parent-style-name="standard">
      <style:graphic-properties draw:stroke="solid" svg:stroke-width="0.106cm" svg:stroke-color="#ff5050" draw:marker-end="線の終点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5" style:family="graphic" style:parent-style-name="standard">
      <style:graphic-properties draw:stroke="solid" svg:stroke-width="0.026cm" svg:stroke-color="#000000" draw:stroke-linejoin="miter" draw:fill="none" draw:fill-color="#00cc99" draw:textarea-horizontal-align="center" draw:textarea-vertical-align="top" draw:auto-grow-height="false" fo:padding-top="0.13cm" fo:padding-bottom="0.13cm" fo:padding-left="0.25cm" fo:padding-right="0.25cm" fo:wrap-option="wrap" draw:shadow="hidden" draw:shadow-color="#808080"/>
    </style:style>
    <style:style style:name="gr106" style:family="graphic" style:parent-style-name="standard" style:list-style-name="L2">
      <style:graphic-properties draw:stroke="none" draw:fill="none" draw:fill-color="#00cc99" draw:textarea-horizontal-align="justify" draw:textarea-vertical-align="top" draw:auto-grow-height="true" fo:min-height="1.347cm" fo:min-width="2.644cm" fo:padding-top="0.13cm" fo:padding-bottom="0.13cm" fo:padding-left="0.25cm" fo:padding-right="0.25cm" fo:wrap-option="wrap" draw:shadow="hidden" draw:shadow-color="#808080"/>
    </style:style>
    <style:style style:name="gr107" style:family="graphic" style:parent-style-name="standard" style:list-style-name="L2">
      <style:graphic-properties draw:stroke="solid" svg:stroke-width="0.026cm" svg:stroke-color="#000000" draw:stroke-linejoin="miter" draw:fill="none" draw:fill-color="#99ff99" draw:textarea-horizontal-align="justify" draw:textarea-vertical-align="middle" draw:auto-grow-height="false" fo:padding-top="0.13cm" fo:padding-bottom="0.13cm" fo:padding-left="0.25cm" fo:padding-right="0.25cm" fo:wrap-option="wrap" draw:shadow="hidden" draw:shadow-color="#808080"/>
    </style:style>
    <style:style style:name="gr108" style:family="graphic" style:parent-style-name="standard">
      <style:graphic-properties draw:stroke="solid" svg:stroke-width="0.1cm" svg:stroke-color="#ff00ff" draw:marker-start-width="0.191cm" draw:marker-end="線の終点_20_12" draw:marker-end-width="0.468cm" draw:marker-end-center="false" draw:stroke-linejoin="miter" draw:fill="none" draw:fill-color="#ffffff" draw:textarea-horizontal-align="left" draw:textarea-vertical-align="top" draw:auto-grow-height="false" fo:padding-top="0.127cm" fo:padding-bottom="0.127cm" fo:padding-left="0.247cm" fo:padding-right="0.247cm" fo:wrap-option="no-wrap" draw:shadow="hidden" draw:shadow-color="#808080"/>
    </style:style>
    <style:style style:name="gr109" style:family="graphic" style:parent-style-name="standard">
      <style:graphic-properties draw:stroke="solid" svg:stroke-width="0.106cm" svg:stroke-color="#ff00ff" draw:marker-end="線の終点_20_1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10" style:family="graphic" style:parent-style-name="standard" style:list-style-name="L2">
      <style:graphic-properties draw:stroke="none" draw:fill="none" draw:fill-color="#00cc99" draw:textarea-horizontal-align="justify" draw:textarea-vertical-align="top" draw:auto-grow-height="true" fo:min-height="0.677cm" fo:min-width="0.328cm" fo:padding-top="0.13cm" fo:padding-bottom="0.13cm" fo:padding-left="0.25cm" fo:padding-right="0.25cm" fo:wrap-option="wrap" draw:shadow="hidden" draw:shadow-color="#808080"/>
    </style:style>
    <style:style style:name="gr111" style:family="graphic" style:parent-style-name="standard" style:list-style-name="L2">
      <style:graphic-properties draw:stroke="none" draw:fill="none" draw:fill-color="#00cc99" draw:textarea-horizontal-align="justify" draw:textarea-vertical-align="top" draw:auto-grow-height="true" fo:min-height="1.347cm" fo:min-width="3.63cm" fo:padding-top="0.13cm" fo:padding-bottom="0.13cm" fo:padding-left="0.25cm" fo:padding-right="0.25cm" fo:wrap-option="no-wrap" draw:shadow="hidden" draw:shadow-color="#808080"/>
    </style:style>
    <style:style style:name="gr112" style:family="graphic" style:parent-style-name="standard">
      <style:graphic-properties draw:stroke="dash" draw:stroke-dash="Ultrafine_20_Dashed" draw:fill="none" draw:textarea-horizontal-align="center" draw:textarea-vertical-align="middle"/>
    </style:style>
    <style:style style:name="gr113"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114"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115" style:family="graphic" style:parent-style-name="standard">
      <style:graphic-properties svg:stroke-width="0.1cm" draw:marker-start-width="0.35cm" draw:marker-end-width="0.35cm" draw:fill="none" draw:fill-color="#e6e6ff" draw:textarea-horizontal-align="center" draw:textarea-vertical-align="middle" fo:padding-top="0.175cm" fo:padding-bottom="0.175cm" fo:padding-left="0.3cm" fo:padding-right="0.3cm"/>
    </style:style>
    <style:style style:name="gr116" style:family="graphic" style:parent-style-name="standard">
      <style:graphic-properties draw:textarea-horizontal-align="center" draw:textarea-vertical-align="middle"/>
    </style:style>
    <style:style style:name="gr117" style:family="graphic" style:parent-style-name="standard">
      <style:graphic-properties draw:marker-end="Arrow" draw:marker-end-width="0.3cm" draw:textarea-horizontal-align="center" draw:textarea-vertical-align="middle"/>
    </style:style>
    <style:style style:name="gr118" style:family="graphic" style:parent-style-name="standard">
      <style:graphic-properties svg:stroke-width="0.1cm" draw:marker-start-width="0.35cm" draw:marker-end-width="0.35cm" draw:fill="none" draw:fill-color="#ccffff" draw:textarea-horizontal-align="center" draw:textarea-vertical-align="middle" fo:padding-top="0.175cm" fo:padding-bottom="0.175cm" fo:padding-left="0.3cm" fo:padding-right="0.3cm"/>
    </style:style>
    <style:style style:name="gr119" style:family="graphic" style:parent-style-name="standard">
      <style:graphic-properties svg:stroke-width="0.1cm" draw:marker-start-width="0.35cm" draw:marker-end-width="0.35cm" draw:fill="none" draw:fill-color="#e6e6ff" draw:textarea-horizontal-align="justify" draw:textarea-vertical-align="middle" draw:auto-grow-height="false" fo:padding-top="0.175cm" fo:padding-bottom="0.175cm" fo:padding-left="0.3cm" fo:padding-right="0.3cm"/>
    </style:style>
    <style:style style:name="gr120" style:family="graphic" style:parent-style-name="standard">
      <style:graphic-properties svg:stroke-width="0cm" draw:marker-start-width="0.2cm" draw:marker-end-width="0.2cm" draw:fill="none" draw:textarea-horizontal-align="center" draw:textarea-vertical-align="middle" fo:padding-top="0.125cm" fo:padding-bottom="0.125cm" fo:padding-left="0.25cm" fo:padding-right="0.25cm"/>
    </style:style>
    <style:style style:name="gr121" style:family="graphic" style:parent-style-name="standard">
      <style:graphic-properties draw:fill="solid" draw:fill-color="#e6e6ff" draw:textarea-horizontal-align="justify" draw:textarea-vertical-align="middle" draw:auto-grow-height="false"/>
    </style:style>
    <style:style style:name="gr122" style:family="graphic" style:parent-style-name="standard">
      <style:graphic-properties draw:fill="none" draw:textarea-horizontal-align="center" draw:textarea-vertical-align="middle"/>
    </style:style>
    <style:style style:name="gr123" style:family="graphic" style:parent-style-name="standard">
      <style:graphic-properties draw:stroke="dash" draw:stroke-dash="_32__20_Dots_20_1_20_Dash" svg:stroke-width="0cm" draw:marker-start-width="0.05cm" draw:marker-end="Arrow" draw:marker-end-width="0.15cm" draw:textarea-horizontal-align="center" draw:textarea-vertical-align="middle" fo:padding-top="0.125cm" fo:padding-bottom="0.125cm" fo:padding-left="0.25cm" fo:padding-right="0.25cm"/>
    </style:style>
    <style:style style:name="gr124" style:family="graphic" style:parent-style-name="standard">
      <style:graphic-properties draw:stroke="none" draw:stroke-dash="Line_20_Style_20_9" svg:stroke-width="0.1cm" svg:stroke-color="#000000" draw:fill="solid" draw:fill-color="#ffffff" draw:textarea-horizontal-align="left" draw:auto-grow-height="true" draw:auto-grow-width="true" fo:min-height="0cm" fo:min-width="0cm" fo:padding-top="0.175cm" fo:padding-bottom="0.175cm" fo:padding-left="0.3cm" fo:padding-right="0.3cm"/>
    </style:style>
    <style:style style:name="gr125" style:family="graphic" style:parent-style-name="standard">
      <style:graphic-properties draw:stroke="none" draw:stroke-dash="Line_20_Style_20_9"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126" style:family="graphic" style:parent-style-name="standard">
      <style:graphic-properties draw:fill="solid" draw:fill-color="#e6e6ff" draw:textarea-horizontal-align="justify" draw:textarea-vertical-align="middle" draw:auto-grow-height="false"/>
    </style:style>
    <style:style style:name="gr127" style:family="graphic" style:parent-style-name="standard">
      <style:graphic-properties draw:fill="solid" draw:fill-color="#999999" draw:textarea-horizontal-align="justify" draw:textarea-vertical-align="middle" draw:auto-grow-height="false"/>
    </style:style>
    <style:style style:name="gr128"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29" style:family="graphic" style:parent-style-name="standard">
      <style:graphic-properties draw:stroke="none" svg:stroke-color="#000000" draw:fill="none" draw:fill-color="#ffffff" draw:textarea-horizontal-align="left" draw:auto-grow-height="true" draw:auto-grow-width="true" fo:min-height="0cm" fo:min-width="2.393cm"/>
    </style:style>
    <style:style style:name="gr130" style:family="graphic" style:parent-style-name="standard">
      <style:graphic-properties draw:stroke="solid" svg:stroke-width="0.053cm" svg:stroke-color="#3333cc"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131" style:family="graphic" style:parent-style-name="standard" style:list-style-name="L2">
      <style:graphic-properties draw:stroke="solid" svg:stroke-width="0.053cm" svg:stroke-color="#3333cc" draw:stroke-linejoin="miter" draw:fill="none" draw:fill-color="#00cc99" draw:textarea-horizontal-align="justify" draw:textarea-vertical-align="top" draw:auto-grow-height="true" fo:min-height="17.565cm" fo:min-width="11.445cm" fo:padding-top="0.13cm" fo:padding-bottom="0.13cm" fo:padding-left="0.25cm" fo:padding-right="0.25cm" fo:wrap-option="no-wrap" draw:shadow="hidden" draw:shadow-color="#808080"/>
    </style:style>
    <style:style style:name="gr132" style:family="graphic" style:parent-style-name="standard" style:list-style-name="L2">
      <style:graphic-properties draw:stroke="none" draw:fill="none" draw:fill-color="#00cc99" draw:textarea-horizontal-align="justify" draw:textarea-vertical-align="top" draw:auto-grow-height="true" fo:min-height="0.594cm" fo:min-width="4.214cm" fo:padding-top="0.13cm" fo:padding-bottom="0.13cm" fo:padding-left="0.25cm" fo:padding-right="0.25cm" fo:wrap-option="wrap" draw:shadow="hidden" draw:shadow-color="#808080"/>
    </style:style>
    <style:style style:name="gr133" style:family="graphic" style:parent-style-name="standard" style:list-style-name="L2">
      <style:graphic-properties draw:stroke="none" draw:fill="none" draw:fill-color="#00cc99" draw:textarea-horizontal-align="justify" draw:textarea-vertical-align="top" draw:auto-grow-height="true" fo:min-height="0.594cm" fo:min-width="7.436cm" fo:padding-top="0.13cm" fo:padding-bottom="0.13cm" fo:padding-left="0.25cm" fo:padding-right="0.25cm" fo:wrap-option="wrap" draw:shadow="hidden" draw:shadow-color="#808080"/>
    </style:style>
    <style:style style:name="gr134" style:family="graphic" style:parent-style-name="standard">
      <style:graphic-properties draw:stroke="dash" draw:stroke-dash="_32__20_Dots_20_1_20_Dash"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5" style:family="graphic" style:parent-style-name="standard">
      <style:graphic-properties draw:stroke="dash" draw:stroke-dash="Ultrafine_20_2_20_Dots_20_3_20_Dashes"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6" style:family="graphic" style:parent-style-name="standard" style:list-style-name="L2">
      <style:graphic-properties draw:stroke="none" draw:fill="none" draw:fill-color="#00cc99" draw:textarea-horizontal-align="justify" draw:textarea-vertical-align="top" draw:auto-grow-height="true" fo:min-height="2.029cm" fo:min-width="4.807cm" fo:padding-top="0.13cm" fo:padding-bottom="0.13cm" fo:padding-left="0.25cm" fo:padding-right="0.25cm" fo:wrap-option="wrap" draw:shadow="hidden" draw:shadow-color="#808080"/>
    </style:style>
    <style:style style:name="gr137" style:family="graphic" style:parent-style-name="standard">
      <style:graphic-properties draw:stroke="solid" svg:stroke-width="0.053cm" svg:stroke-color="#3333cc" draw:stroke-linejoin="miter" draw:fill="none" draw:fill-color="#00cc99" draw:textarea-horizontal-align="justify" draw:textarea-vertical-align="top" draw:auto-grow-height="true" fo:min-height="16.26cm" fo:min-width="9.883cm" fo:padding-top="0.13cm" fo:padding-bottom="0.13cm" fo:padding-left="0.25cm" fo:padding-right="0.25cm" fo:wrap-option="no-wrap" draw:shadow="hidden" draw:shadow-color="#808080"/>
    </style:style>
    <style:style style:name="gr138" style:family="graphic" style:parent-style-name="standard">
      <style:graphic-properties draw:stroke="none" draw:fill="none" draw:fill-color="#00cc99" draw:textarea-horizontal-align="justify" draw:textarea-vertical-align="top" draw:auto-grow-height="true" fo:min-height="1.017cm" fo:padding-top="0.13cm" fo:padding-bottom="0.13cm" fo:padding-left="0.25cm" fo:padding-right="0.25cm" fo:wrap-option="wrap" draw:shadow="hidden" draw:shadow-color="#808080"/>
    </style:style>
    <style:style style:name="gr139" style:family="graphic" style:parent-style-name="standard">
      <style:graphic-properties draw:stroke="none" draw:fill="none" draw:fill-color="#00cc99" draw:textarea-horizontal-align="justify" draw:textarea-vertical-align="top" draw:auto-grow-height="true" fo:min-height="1.347cm" fo:padding-top="0.13cm" fo:padding-bottom="0.13cm" fo:padding-left="0.25cm" fo:padding-right="0.25cm" fo:wrap-option="wrap" draw:shadow="hidden" draw:shadow-color="#808080"/>
    </style:style>
    <style:style style:name="gr140" style:family="graphic" style:parent-style-name="standard">
      <style:graphic-properties draw:stroke="none" draw:fill="none" draw:fill-color="#00cc99" draw:textarea-horizontal-align="justify" draw:textarea-vertical-align="top" draw:auto-grow-height="true" fo:min-height="1.187cm" fo:padding-top="0.13cm" fo:padding-bottom="0.13cm" fo:padding-left="0.25cm" fo:padding-right="0.25cm" fo:wrap-option="wrap" draw:shadow="hidden" draw:shadow-color="#808080"/>
    </style:style>
    <style:style style:name="gr141" style:family="graphic" style:parent-style-name="standard">
      <style:graphic-properties draw:stroke="solid" svg:stroke-width="0.026cm" svg:stroke-color="#000000" draw:marker-end="線の終点_20_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42" style:family="graphic" style:parent-style-name="standard">
      <style:graphic-properties draw:stroke="dash" draw:stroke-dash="Dash_20_2" svg:stroke-width="0.026cm" svg:stroke-color="#000000" draw:marker-end="線の終点_20_1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43" style:family="graphic" style:parent-style-name="standard">
      <style:graphic-properties draw:stroke="solid" svg:stroke-width="0.053cm" svg:stroke-color="#000000" draw:stroke-linejoin="miter" draw:fill="none" draw:fill-color="#ccffff" draw:textarea-horizontal-align="center" draw:textarea-vertical-align="top" draw:auto-grow-height="false" fo:padding-top="0.13cm" fo:padding-bottom="0.13cm" fo:padding-left="0.25cm" fo:padding-right="0.25cm" fo:wrap-option="wrap" draw:shadow="hidden" draw:shadow-color="#808080"/>
    </style:style>
    <style:style style:name="gr144" style:family="graphic" style:parent-style-name="standard" style:list-style-name="L2">
      <style:graphic-properties draw:stroke="none" draw:fill="none" draw:fill-color="#00cc99" draw:textarea-horizontal-align="justify" draw:textarea-vertical-align="top" draw:auto-grow-height="true" fo:min-height="0.74cm" fo:min-width="0.073cm" fo:padding-top="0.13cm" fo:padding-bottom="0.13cm" fo:padding-left="0.25cm" fo:padding-right="0.25cm" fo:wrap-option="no-wrap" draw:shadow="hidden" draw:shadow-color="#808080"/>
    </style:style>
    <style:style style:name="gr145" style:family="graphic" style:parent-style-name="standard" style:list-style-name="L2">
      <style:graphic-properties draw:stroke="none" draw:fill="none" draw:fill-color="#00cc99" draw:textarea-horizontal-align="justify" draw:textarea-vertical-align="top" draw:auto-grow-height="true" fo:min-height="0.73cm" fo:min-width="0.509cm" fo:padding-top="0.13cm" fo:padding-bottom="0.13cm" fo:padding-left="0.25cm" fo:padding-right="0.25cm" fo:wrap-option="no-wrap" draw:shadow="hidden" draw:shadow-color="#808080"/>
    </style:style>
    <style:style style:name="gr146" style:family="graphic" style:parent-style-name="standard">
      <style:graphic-properties draw:stroke="solid" svg:stroke-width="0.159cm" svg:stroke-color="#000000" draw:marker-end="線の終点_20_1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47" style:family="graphic" style:parent-style-name="standard">
      <style:graphic-properties draw:stroke="none" draw:fill="none" draw:fill-color="#00cc99" draw:textarea-horizontal-align="left" draw:textarea-vertical-align="top" draw:auto-grow-height="true" fo:min-height="1.01cm" fo:min-width="0.008cm" fo:padding-top="0.13cm" fo:padding-bottom="0.13cm" fo:padding-left="0.25cm" fo:padding-right="0.25cm" fo:wrap-option="wrap" draw:shadow="hidden" draw:shadow-color="#808080"/>
    </style:style>
    <style:style style:name="gr148" style:family="graphic" style:parent-style-name="standard" style:list-style-name="L2">
      <style:graphic-properties draw:stroke="none" draw:fill="none" draw:fill-color="#00cc99" draw:textarea-horizontal-align="justify" draw:textarea-vertical-align="top" draw:auto-grow-height="true" fo:min-height="0.619cm" fo:min-width="1.238cm" fo:padding-top="0.13cm" fo:padding-bottom="0.13cm" fo:padding-left="0.25cm" fo:padding-right="0.25cm" fo:wrap-option="wrap" draw:shadow="hidden" draw:shadow-color="#808080"/>
    </style:style>
    <style:style style:name="gr149" style:family="graphic" style:parent-style-name="standard" style:list-style-name="L2">
      <style:graphic-properties draw:stroke="none" draw:fill="none" draw:fill-color="#00cc99" draw:textarea-horizontal-align="justify" draw:textarea-vertical-align="top" draw:auto-grow-height="true" fo:min-height="1.74cm" fo:min-width="2.826cm" fo:padding-top="0.13cm" fo:padding-bottom="0.13cm" fo:padding-left="0.25cm" fo:padding-right="0.25cm" fo:wrap-option="wrap" draw:shadow="hidden" draw:shadow-color="#808080"/>
    </style:style>
    <style:style style:name="gr150" style:family="graphic" style:parent-style-name="standard" style:list-style-name="L2">
      <style:graphic-properties draw:stroke="none" draw:fill="none" draw:fill-color="#00cc99" draw:textarea-horizontal-align="justify" draw:textarea-vertical-align="top" draw:auto-grow-height="true" fo:min-height="1.399cm" fo:min-width="2.826cm" fo:padding-top="0.13cm" fo:padding-bottom="0.13cm" fo:padding-left="0.25cm" fo:padding-right="0.25cm" fo:wrap-option="wrap" draw:shadow="hidden" draw:shadow-color="#808080"/>
    </style:style>
    <style:style style:name="gr151" style:family="graphic" style:parent-style-name="standard">
      <style:graphic-properties draw:stroke="dash" draw:stroke-dash="Dash_20_3" svg:stroke-width="0.053cm" svg:stroke-color="#000000" draw:marker-end="線の終点_20_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52"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709cm" fo:min-width="2cm" fo:padding-top="0.13cm" fo:padding-bottom="0.13cm" fo:padding-left="0.25cm" fo:padding-right="0.25cm" fo:wrap-option="no-wrap" draw:shadow="hidden" draw:shadow-color="#808080"/>
    </style:style>
    <style:style style:name="gr153" style:family="graphic" style:parent-style-name="standard" style:list-style-name="L2">
      <style:graphic-properties draw:stroke="none" draw:fill="none" draw:fill-color="#ffffff" draw:textarea-horizontal-align="justify" draw:textarea-vertical-align="top" draw:auto-grow-height="true" fo:min-height="0.74cm" fo:min-width="3.495cm" fo:padding-top="0.13cm" fo:padding-bottom="0.13cm" fo:padding-left="0.25cm" fo:padding-right="0.25cm" fo:wrap-option="wrap" draw:shadow="hidden" draw:shadow-color="#808080"/>
    </style:style>
    <style:style style:name="gr154" style:family="graphic" style:parent-style-name="standard" style:list-style-name="L2">
      <style:graphic-properties draw:stroke="solid" svg:stroke-width="0.053cm" svg:stroke-color="#000000" draw:stroke-linejoin="miter" draw:fill="none" draw:fill-color="#ffff99" draw:textarea-horizontal-align="justify" draw:textarea-vertical-align="top" draw:auto-grow-height="true" fo:min-height="2.416cm" fo:min-width="1.568cm" fo:padding-top="0.13cm" fo:padding-bottom="0.13cm" fo:padding-left="0.25cm" fo:padding-right="0.25cm" fo:wrap-option="no-wrap" draw:shadow="hidden" draw:shadow-color="#808080"/>
    </style:style>
    <style:style style:name="gr155" style:family="graphic" style:parent-style-name="standard">
      <style:graphic-properties draw:stroke="solid" svg:stroke-width="0.035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156" style:family="graphic" style:parent-style-name="standard">
      <style:graphic-properties draw:stroke="solid" svg:stroke-width="0.053cm" svg:stroke-color="#000000" draw:marker-end="線の終点_20_1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57" style:family="graphic" style:parent-style-name="standard">
      <style:graphic-properties draw:stroke="solid" svg:stroke-width="0.053cm" svg:stroke-color="#000000" draw:marker-end="線の終点_20_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58" style:family="graphic" style:parent-style-name="standard" style:list-style-name="L2">
      <style:graphic-properties draw:stroke="none" draw:fill="none" draw:fill-color="#00cc99" draw:textarea-horizontal-align="justify" draw:textarea-vertical-align="top" draw:auto-grow-height="true" fo:min-height="0.74cm" fo:min-width="2.737cm" fo:padding-top="0.13cm" fo:padding-bottom="0.13cm" fo:padding-left="0.25cm" fo:padding-right="0.25cm" fo:wrap-option="wrap" draw:shadow="hidden" draw:shadow-color="#808080"/>
    </style:style>
    <style:style style:name="gr159" style:family="graphic" style:parent-style-name="standard" style:list-style-name="L2">
      <style:graphic-properties draw:stroke="dash" draw:stroke-dash="Ultrafine_20_Dashed" svg:stroke-width="0.1cm" svg:stroke-color="#000000" draw:marker-start-width="0.27cm" draw:marker-end-width="0.27cm" draw:stroke-linejoin="miter" draw:fill="none" draw:fill-color="#e6e6e6" draw:textarea-horizontal-align="justify" draw:textarea-vertical-align="top" draw:auto-grow-height="true" fo:min-height="3.052cm" fo:min-width="1.703cm" fo:padding-top="0.153cm" fo:padding-bottom="0.153cm" fo:padding-left="0.273cm" fo:padding-right="0.273cm" fo:wrap-option="no-wrap" draw:shadow="hidden" draw:shadow-color="#808080"/>
    </style:style>
    <style:style style:name="gr160" style:family="graphic" style:parent-style-name="standard" style:list-style-name="L2">
      <style:graphic-properties draw:stroke="none" draw:fill="none" draw:fill-color="#00cc99" draw:textarea-horizontal-align="justify" draw:textarea-vertical-align="top" draw:auto-grow-height="true" fo:min-height="0.509cm" fo:min-width="6.585cm" fo:padding-top="0.13cm" fo:padding-bottom="0.13cm" fo:padding-left="0.25cm" fo:padding-right="0.25cm" fo:wrap-option="wrap" draw:shadow="hidden" draw:shadow-color="#808080"/>
    </style:style>
    <style:style style:name="gr161" style:family="graphic" style:parent-style-name="standard" style:list-style-name="L2">
      <style:graphic-properties draw:stroke="none" draw:fill="none" draw:fill-color="#00cc99" draw:textarea-horizontal-align="justify" draw:textarea-vertical-align="top" draw:auto-grow-height="true" fo:min-height="0.619cm" fo:min-width="2.733cm" fo:padding-top="0.13cm" fo:padding-bottom="0.13cm" fo:padding-left="0.25cm" fo:padding-right="0.25cm" fo:wrap-option="wrap" draw:shadow="hidden" draw:shadow-color="#808080"/>
    </style:style>
    <style:style style:name="gr162" style:family="graphic" style:parent-style-name="standard" style:list-style-name="L2">
      <style:graphic-properties draw:stroke="none" draw:fill="none" draw:fill-color="#00cc99" draw:textarea-horizontal-align="justify" draw:textarea-vertical-align="top" draw:auto-grow-height="true" fo:min-height="1.347cm" fo:min-width="1.15cm" fo:padding-top="0.13cm" fo:padding-bottom="0.13cm" fo:padding-left="0.25cm" fo:padding-right="0.25cm" fo:wrap-option="no-wrap" draw:shadow="hidden" draw:shadow-color="#808080"/>
    </style:style>
    <style:style style:name="gr163" style:family="graphic" style:parent-style-name="standard">
      <style:graphic-properties draw:stroke="dash" draw:stroke-dash="Dash_20_3" svg:stroke-width="0.053cm" svg:stroke-color="#000000" draw:marker-end="線の終点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64" style:family="graphic" style:parent-style-name="standard" style:list-style-name="L2">
      <style:graphic-properties draw:stroke="none" draw:fill="none" draw:fill-color="#00cc99" draw:textarea-horizontal-align="justify" draw:textarea-vertical-align="top" draw:auto-grow-height="true" fo:min-height="0.674cm" fo:min-width="1.313cm" fo:padding-top="0.13cm" fo:padding-bottom="0.13cm" fo:padding-left="0.25cm" fo:padding-right="0.25cm" fo:wrap-option="no-wrap" draw:shadow="hidden" draw:shadow-color="#808080"/>
    </style:style>
    <style:style style:name="gr165"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709cm" fo:min-width="2cm" fo:padding-top="0.13cm" fo:padding-bottom="0.13cm" fo:padding-left="0.25cm" fo:padding-right="0.25cm" fo:wrap-option="no-wrap" draw:shadow="hidden" draw:shadow-color="#808080"/>
    </style:style>
    <style:style style:name="gr166" style:family="graphic" style:parent-style-name="standard" style:list-style-name="L2">
      <style:graphic-properties draw:stroke="none" draw:fill="none" draw:fill-color="#ffffff" draw:textarea-horizontal-align="justify" draw:textarea-vertical-align="top" draw:auto-grow-height="true" fo:min-height="1.279cm" fo:min-width="4.638cm" fo:padding-top="0.13cm" fo:padding-bottom="0.13cm" fo:padding-left="0.25cm" fo:padding-right="0.25cm" fo:wrap-option="wrap" draw:shadow="hidden" draw:shadow-color="#808080"/>
    </style:style>
    <style:style style:name="gr167"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709cm" fo:min-width="2cm" fo:padding-top="0.13cm" fo:padding-bottom="0.13cm" fo:padding-left="0.25cm" fo:padding-right="0.25cm" fo:wrap-option="no-wrap" draw:shadow="hidden" draw:shadow-color="#808080"/>
    </style:style>
    <style:style style:name="gr168" style:family="graphic" style:parent-style-name="standard" style:list-style-name="L2">
      <style:graphic-properties draw:stroke="solid" svg:stroke-width="0.053cm" svg:stroke-color="#000000" draw:stroke-linejoin="miter" draw:fill="none" draw:fill-color="#ffffcc" draw:textarea-horizontal-align="justify" draw:textarea-vertical-align="top" draw:auto-grow-height="true" fo:min-height="2.118cm" fo:min-width="2.297cm" fo:padding-top="0.13cm" fo:padding-bottom="0.13cm" fo:padding-left="0.25cm" fo:padding-right="0.25cm" fo:wrap-option="no-wrap" draw:shadow="hidden" draw:shadow-color="#808080"/>
    </style:style>
    <style:style style:name="gr169" style:family="graphic" style:parent-style-name="standard">
      <style:graphic-properties draw:stroke="solid" svg:stroke-width="0.026cm" svg:stroke-color="#000000" draw:stroke-linejoin="miter" draw:fill="none" draw:fill-color="#ff6699" draw:textarea-horizontal-align="left" draw:textarea-vertical-align="middle" draw:auto-grow-height="false" fo:padding-top="0.13cm" fo:padding-bottom="0.13cm" fo:padding-left="0.25cm" fo:padding-right="0.25cm" fo:wrap-option="wrap" draw:shadow="hidden" draw:shadow-color="#808080"/>
    </style:style>
    <style:style style:name="gr170" style:family="graphic" style:parent-style-name="standard" style:list-style-name="L2">
      <style:graphic-properties draw:stroke="dash" draw:stroke-dash="Ultrafine_20_Dashed" svg:stroke-width="0.1cm" svg:stroke-color="#000000" draw:marker-start-width="0.27cm" draw:marker-end-width="0.27cm" draw:stroke-linejoin="miter" draw:fill="none" draw:fill-color="#e6e6e6" draw:textarea-horizontal-align="justify" draw:textarea-vertical-align="top" draw:auto-grow-height="true" fo:min-height="3.118cm" fo:min-width="2.212cm" fo:padding-top="0.153cm" fo:padding-bottom="0.153cm" fo:padding-left="0.273cm" fo:padding-right="0.273cm" fo:wrap-option="no-wrap" draw:shadow="hidden" draw:shadow-color="#808080"/>
    </style:style>
    <style:style style:name="gr171" style:family="graphic" style:parent-style-name="standard" style:list-style-name="L2">
      <style:graphic-properties draw:stroke="none" draw:fill="none" draw:fill-color="#ffffff" draw:textarea-horizontal-align="justify" draw:textarea-vertical-align="top" draw:auto-grow-height="true" fo:min-height="1.279cm" fo:min-width="2.326cm" fo:padding-top="0.13cm" fo:padding-bottom="0.13cm" fo:padding-left="0.25cm" fo:padding-right="0.25cm" fo:wrap-option="wrap" draw:shadow="hidden" draw:shadow-color="#808080"/>
    </style:style>
    <style:style style:name="gr172" style:family="graphic" style:parent-style-name="standard">
      <style:graphic-properties draw:stroke="none" svg:stroke-color="#000000" draw:fill="none" draw:fill-color="#ffffff" draw:textarea-horizontal-align="left" draw:auto-grow-height="true" draw:auto-grow-width="true" fo:min-height="0cm" fo:min-width="2cm"/>
    </style:style>
    <style:style style:name="gr173" style:family="graphic" style:parent-style-name="standard">
      <style:graphic-properties draw:stroke="none" svg:stroke-color="#000000" draw:fill="none" draw:fill-color="#ffffff" draw:textarea-horizontal-align="left" draw:auto-grow-height="true" draw:auto-grow-width="false" fo:min-height="0cm" fo:min-width="2.987cm"/>
    </style:style>
    <style:style style:name="gr174"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709cm" fo:min-width="2cm" fo:padding-top="0.13cm" fo:padding-bottom="0.13cm" fo:padding-left="0.25cm" fo:padding-right="0.25cm" fo:wrap-option="no-wrap" draw:shadow="hidden" draw:shadow-color="#808080"/>
    </style:style>
    <style:style style:name="gr175"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709cm" fo:min-width="2cm" fo:padding-top="0.13cm" fo:padding-bottom="0.13cm" fo:padding-left="0.25cm" fo:padding-right="0.25cm" fo:wrap-option="no-wrap" draw:shadow="hidden" draw:shadow-color="#808080"/>
    </style:style>
    <style:style style:name="gr176" style:family="graphic" style:parent-style-name="standard">
      <style:graphic-properties draw:stroke="none" svg:stroke-color="#000000" draw:fill="none" draw:fill-color="#ffffff" draw:auto-grow-height="true" draw:auto-grow-width="false" fo:max-height="0cm" fo:min-height="0.75cm"/>
    </style:style>
    <style:style style:name="gr177" style:family="graphic" style:parent-style-name="standard">
      <style:graphic-properties draw:stroke="none" svg:stroke-color="#000000" draw:fill="none" draw:fill-color="#ffffff" draw:auto-grow-height="true" draw:auto-grow-width="false" fo:max-height="0cm" fo:min-height="0.708cm"/>
    </style:style>
    <style:style style:name="gr178" style:family="graphic" style:parent-style-name="standard">
      <style:graphic-properties draw:stroke="none" svg:stroke-color="#000000" draw:fill="none" draw:fill-color="#ffffff" draw:auto-grow-height="true" draw:auto-grow-width="false" fo:max-height="0cm" fo:min-height="0.208cm"/>
    </style:style>
    <style:style style:name="gr179" style:family="graphic" style:parent-style-name="standard">
      <style:graphic-properties svg:stroke-width="0cm" draw:marker-start-width="0.2cm" draw:marker-end-width="0.2cm" draw:fill="none" draw:textarea-horizontal-align="center" draw:textarea-vertical-align="middle" fo:padding-top="0.125cm" fo:padding-bottom="0.125cm" fo:padding-left="0.25cm" fo:padding-right="0.25cm"/>
    </style:style>
    <style:style style:name="gr180" style:family="graphic" style:parent-style-name="standard">
      <style:graphic-properties draw:stroke="none" svg:stroke-color="#000000" draw:fill="none" draw:fill-color="#ffffff" draw:auto-grow-height="true" draw:auto-grow-width="false" fo:max-height="0cm" fo:min-height="0cm"/>
    </style:style>
    <style:style style:name="gr181" style:family="graphic" style:parent-style-name="standard">
      <style:graphic-properties draw:stroke="none" svg:stroke-color="#000000" draw:fill="none" draw:fill-color="#ffffff" draw:textarea-horizontal-align="left" draw:auto-grow-height="true" draw:auto-grow-width="false" fo:min-height="0cm" fo:min-width="11cm"/>
    </style:style>
    <style:style style:name="gr182" style:family="graphic" style:parent-style-name="standard">
      <style:graphic-properties draw:stroke="dash" draw:stroke-dash="Fine_20_Dashed" draw:marker-end="Arrow" draw:marker-end-width="0.3cm" draw:textarea-horizontal-align="center" draw:textarea-vertical-align="middle"/>
    </style:style>
    <style:style style:name="gr183" style:family="graphic" style:parent-style-name="standard" style:list-style-name="L3">
      <style:graphic-properties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4" style:family="graphic" style:parent-style-name="standard" style:list-style-name="L3">
      <style:graphic-properties draw:stroke-dash="Dash_20_1" svg:stroke-width="0.1cm" svg:stroke-color="#000000" draw:marker-start="" draw:marker-start-width="0.45cm" draw:marker-start-center="false" draw:marker-end="" draw:marker-end-width="0.45cm" draw:marker-end-center="false" svg:stroke-opacity="100%" draw:stroke-linejoin="round"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5" style:family="graphic" style:parent-style-name="standard" style:list-style-name="L3">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597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6" style:family="graphic" style:parent-style-name="standard" style:list-style-name="L3">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2.448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7" style:family="graphic" style:parent-style-name="standard" style:list-style-name="L3">
      <style:graphic-properties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8" style:family="graphic" style:parent-style-name="standard" style:list-style-name="L3">
      <style:graphic-properties draw:stroke-dash="Dash_20_1" svg:stroke-width="0.1cm" svg:stroke-color="#000000" draw:marker-start="" draw:marker-start-width="0.45cm" draw:marker-start-center="false" draw:marker-end="" draw:marker-end-width="0.45cm" draw:marker-end-center="false" svg:stroke-opacity="100%" draw:stroke-linejoin="round"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9" style:family="graphic" style:parent-style-name="standard" style:list-style-name="L3">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597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0" style:family="graphic" style:parent-style-name="standard" style:list-style-name="L3">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2.448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1"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92" style:family="graphic" style:parent-style-name="standard" style:list-style-name="L3">
      <style:graphic-properties draw:stroke="solid" draw:stroke-dash="Line_20_with_20_Fine_20_Dots" svg:stroke-width="0.1cm" svg:stroke-color="#000000" draw:marker-start="" draw:marker-start-width="0.45cm" draw:marker-start-center="false" draw:marker-end="" draw:marker-end-width="0.45cm" draw:marker-end-center="false" svg:stroke-opacity="100%" draw:stroke-linejoin="round" draw:fill="none"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3" style:family="graphic" style:parent-style-name="standard" style:list-style-name="L3">
      <style:graphic-properties draw:stroke="solid" draw:stroke-dash="Line_20_with_20_Fine_20_Dots" svg:stroke-width="0.1cm" svg:stroke-color="#000000" draw:marker-start="" draw:marker-start-width="0.45cm" draw:marker-start-center="false" draw:marker-end="" draw:marker-end-width="0.45cm" draw:marker-end-center="false" svg:stroke-opacity="100%" draw:stroke-linejoin="round" draw:fill="none"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4" style:family="graphic" style:parent-style-name="standard">
      <style:graphic-properties draw:stroke-dash="Fine_20_Dashed_20__28_var_29_" svg:stroke-width="0.1cm" draw:marker-start-width="0.35cm" draw:marker-end-width="0.35cm" draw:fill="none" draw:textarea-horizontal-align="center" draw:textarea-vertical-align="middle" fo:padding-top="0.175cm" fo:padding-bottom="0.175cm" fo:padding-left="0.3cm" fo:padding-right="0.3cm"/>
    </style:style>
    <style:style style:name="gr195" style:family="graphic" style:parent-style-name="standard">
      <style:graphic-properties draw:stroke="none" draw:stroke-dash="Fine_20_Dashed_20__28_var_29_" svg:stroke-color="#000000" draw:fill="none" draw:fill-color="#ffffff" draw:textarea-horizontal-align="left" draw:auto-grow-height="true" draw:auto-grow-width="true" fo:min-height="2.448cm" fo:min-width="0cm"/>
    </style:style>
    <style:style style:name="gr196" style:family="graphic" style:parent-style-name="standard" style:list-style-name="L2">
      <style:graphic-properties draw:stroke="none" draw:fill="none" draw:fill-color="#00cc99" draw:textarea-horizontal-align="justify" draw:textarea-vertical-align="top" draw:auto-grow-height="true" fo:min-height="0.594cm" fo:min-width="0.993cm" fo:padding-top="0.13cm" fo:padding-bottom="0.13cm" fo:padding-left="0.25cm" fo:padding-right="0.25cm" fo:wrap-option="no-wrap" draw:shadow="hidden" draw:shadow-color="#808080"/>
    </style:style>
    <style:style style:name="gr197" style:family="graphic" style:parent-style-name="standard" style:list-style-name="L2">
      <style:graphic-properties draw:stroke="none" draw:fill="none" draw:fill-color="#00cc99" draw:textarea-horizontal-align="justify" draw:textarea-vertical-align="top" draw:auto-grow-height="true" fo:min-height="0.594cm" fo:min-width="0.294cm" fo:padding-top="0.13cm" fo:padding-bottom="0.13cm" fo:padding-left="0.25cm" fo:padding-right="0.25cm" fo:wrap-option="no-wrap" draw:shadow="hidden" draw:shadow-color="#808080"/>
    </style:style>
    <style:style style:name="gr198" style:family="graphic" style:parent-style-name="standard" style:list-style-name="L2">
      <style:graphic-properties draw:stroke="none" draw:fill="none" draw:fill-color="#00cc99" draw:textarea-horizontal-align="justify" draw:textarea-vertical-align="top" draw:auto-grow-height="true" fo:min-height="0.594cm" fo:min-width="0.582cm" fo:padding-top="0.13cm" fo:padding-bottom="0.13cm" fo:padding-left="0.25cm" fo:padding-right="0.25cm" fo:wrap-option="no-wrap" draw:shadow="hidden" draw:shadow-color="#808080"/>
    </style:style>
    <style:style style:name="gr199" style:family="graphic" style:parent-style-name="standard">
      <style:graphic-properties draw:stroke="solid" svg:stroke-width="0.159cm" svg:stroke-color="#000000" draw:marker-end="線の終点_20_2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00" style:family="graphic" style:parent-style-name="standard">
      <style:graphic-properties draw:stroke="none" draw:fill="none" draw:fill-color="#00cc99" draw:textarea-horizontal-align="left" draw:textarea-vertical-align="top" draw:auto-grow-height="true" fo:min-height="1.01cm" fo:padding-top="0.13cm" fo:padding-bottom="0.13cm" fo:padding-left="0.25cm" fo:padding-right="0.25cm" fo:wrap-option="wrap" draw:shadow="hidden" draw:shadow-color="#808080"/>
    </style:style>
    <style:style style:name="gr201" style:family="graphic" style:parent-style-name="standard" style:list-style-name="L2">
      <style:graphic-properties draw:stroke="none" draw:fill="none" draw:fill-color="#00cc99" draw:textarea-horizontal-align="justify" draw:textarea-vertical-align="top" draw:auto-grow-height="true" fo:min-height="0.594cm" fo:padding-top="0.13cm" fo:padding-bottom="0.13cm" fo:padding-left="0.25cm" fo:padding-right="0.25cm" fo:wrap-option="wrap" draw:shadow="hidden" draw:shadow-color="#808080"/>
    </style:style>
    <style:style style:name="gr202" style:family="graphic" style:parent-style-name="standard" style:list-style-name="L2">
      <style:graphic-properties draw:stroke="none" draw:fill="none" draw:fill-color="#00cc99" draw:textarea-horizontal-align="justify" draw:textarea-vertical-align="top" draw:auto-grow-height="true" fo:min-height="1.347cm" fo:padding-top="0.13cm" fo:padding-bottom="0.13cm" fo:padding-left="0.25cm" fo:padding-right="0.25cm" fo:wrap-option="wrap" draw:shadow="hidden" draw:shadow-color="#808080"/>
    </style:style>
    <style:style style:name="gr203" style:family="graphic" style:parent-style-name="standard" style:list-style-name="L2">
      <style:graphic-properties draw:stroke="none" draw:fill="none" draw:fill-color="#00cc99" draw:textarea-horizontal-align="justify" draw:textarea-vertical-align="top" draw:auto-grow-height="true" fo:min-height="1.347cm" fo:padding-top="0.13cm" fo:padding-bottom="0.13cm" fo:padding-left="0.25cm" fo:padding-right="0.25cm" fo:wrap-option="wrap" draw:shadow="hidden" draw:shadow-color="#808080"/>
    </style:style>
    <style:style style:name="gr204" style:family="graphic" style:parent-style-name="standard">
      <style:graphic-properties draw:stroke="dash" draw:stroke-dash="Dash_20_3" svg:stroke-width="0.053cm" svg:stroke-color="#000000" draw:marker-end="線の終点_20_2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05"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2.118cm" fo:min-width="1.5cm" fo:padding-top="0.13cm" fo:padding-bottom="0.13cm" fo:padding-left="0.25cm" fo:padding-right="0.25cm" fo:wrap-option="no-wrap" draw:shadow="hidden" draw:shadow-color="#808080"/>
    </style:style>
    <style:style style:name="gr206" style:family="graphic" style:parent-style-name="standard" style:list-style-name="L2">
      <style:graphic-properties draw:stroke="none" draw:fill="none" draw:fill-color="#ffffff" draw:textarea-horizontal-align="justify" draw:textarea-vertical-align="top" draw:auto-grow-height="true" fo:min-height="1.187cm" fo:padding-top="0.13cm" fo:padding-bottom="0.13cm" fo:padding-left="0.25cm" fo:padding-right="0.25cm" fo:wrap-option="wrap" draw:shadow="hidden" draw:shadow-color="#808080"/>
    </style:style>
    <style:style style:name="gr207"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2.118cm" fo:min-width="1.665cm" fo:padding-top="0.13cm" fo:padding-bottom="0.13cm" fo:padding-left="0.25cm" fo:padding-right="0.25cm" fo:wrap-option="no-wrap" draw:shadow="hidden" draw:shadow-color="#808080"/>
    </style:style>
    <style:style style:name="gr208" style:family="graphic" style:parent-style-name="standard" style:list-style-name="L2">
      <style:graphic-properties draw:stroke="none" draw:fill="none" draw:fill-color="#ffffff" draw:textarea-horizontal-align="justify" draw:textarea-vertical-align="top" draw:auto-grow-height="true" fo:min-height="1.187cm" fo:padding-top="0.13cm" fo:padding-bottom="0.13cm" fo:padding-left="0.25cm" fo:padding-right="0.25cm" fo:wrap-option="wrap" draw:shadow="hidden" draw:shadow-color="#808080"/>
    </style:style>
    <style:style style:name="gr209"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1.61cm" fo:min-width="1.5cm" fo:padding-top="0.13cm" fo:padding-bottom="0.13cm" fo:padding-left="0.25cm" fo:padding-right="0.25cm" fo:wrap-option="no-wrap" draw:shadow="hidden" draw:shadow-color="#808080"/>
    </style:style>
    <style:style style:name="gr210" style:family="graphic" style:parent-style-name="standard" style:list-style-name="L2">
      <style:graphic-properties draw:stroke="none" draw:fill="none" draw:fill-color="#ffffff" draw:textarea-horizontal-align="justify" draw:textarea-vertical-align="top" draw:auto-grow-height="true" fo:min-height="0.706cm" fo:padding-top="0.13cm" fo:padding-bottom="0.13cm" fo:padding-left="0.25cm" fo:padding-right="0.25cm" fo:wrap-option="wrap" draw:shadow="hidden" draw:shadow-color="#808080"/>
    </style:style>
    <style:style style:name="gr211" style:family="graphic" style:parent-style-name="standard" style:list-style-name="L2">
      <style:graphic-properties draw:stroke="solid" svg:stroke-width="0.053cm" svg:stroke-color="#000000" draw:stroke-linejoin="miter" draw:fill="none" draw:fill-color="#ffffcc" draw:textarea-horizontal-align="justify" draw:textarea-vertical-align="top" draw:auto-grow-height="true" fo:min-height="2.373cm" fo:min-width="2.229cm" fo:padding-top="0.13cm" fo:padding-bottom="0.13cm" fo:padding-left="0.25cm" fo:padding-right="0.25cm" fo:wrap-option="no-wrap" draw:shadow="hidden" draw:shadow-color="#808080"/>
    </style:style>
    <style:style style:name="gr212" style:family="graphic" style:parent-style-name="standard" style:list-style-name="L2">
      <style:graphic-properties draw:stroke="none" draw:fill="none" draw:fill-color="#ffffff" draw:textarea-horizontal-align="justify" draw:textarea-vertical-align="top" draw:auto-grow-height="true" fo:min-height="0.594cm" fo:padding-top="0.13cm" fo:padding-bottom="0.13cm" fo:padding-left="0.25cm" fo:padding-right="0.25cm" fo:wrap-option="wrap" draw:shadow="hidden" draw:shadow-color="#808080"/>
    </style:style>
    <style:style style:name="gr213" style:family="graphic" style:parent-style-name="standard" style:list-style-name="L2">
      <style:graphic-properties draw:stroke="solid" svg:stroke-width="0.053cm" svg:stroke-color="#000000" draw:stroke-linejoin="miter" draw:fill="none" draw:fill-color="#00cc99" draw:textarea-horizontal-align="justify" draw:textarea-vertical-align="top" draw:auto-grow-height="true" fo:min-height="2.396cm" fo:min-width="1.484cm" fo:padding-top="0.13cm" fo:padding-bottom="0.13cm" fo:padding-left="0.25cm" fo:padding-right="0.25cm" fo:wrap-option="no-wrap" draw:shadow="hidden" draw:shadow-color="#808080"/>
    </style:style>
    <style:style style:name="gr214" style:family="graphic" style:parent-style-name="standard">
      <style:graphic-properties draw:stroke="solid" svg:stroke-width="0.053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215" style:family="graphic" style:parent-style-name="standard">
      <style:graphic-properties draw:stroke="solid" svg:stroke-width="0.053cm" svg:stroke-color="#000000" draw:marker-end="線の終点_20_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16" style:family="graphic" style:parent-style-name="standard">
      <style:graphic-properties draw:stroke="solid" svg:stroke-width="0.053cm" svg:stroke-color="#000000" draw:marker-end="線の終点_20_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17" style:family="graphic" style:parent-style-name="standard">
      <style:graphic-properties draw:stroke="solid" svg:stroke-width="0.053cm" svg:stroke-color="#000000" draw:marker-end="線の終点_20_2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18" style:family="graphic" style:parent-style-name="standard">
      <style:graphic-properties draw:stroke="solid" svg:stroke-width="0.053cm" svg:stroke-color="#000000" draw:marker-end="線の終点_20_2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19" style:family="graphic" style:parent-style-name="standard" style:list-style-name="L2">
      <style:graphic-properties draw:stroke="none" draw:fill="none" draw:fill-color="#00cc99" draw:textarea-horizontal-align="justify" draw:textarea-vertical-align="top" draw:auto-grow-height="true" fo:min-height="1.78cm" fo:padding-top="0.13cm" fo:padding-bottom="0.13cm" fo:padding-left="0.25cm" fo:padding-right="0.25cm" fo:wrap-option="wrap" draw:shadow="hidden" draw:shadow-color="#808080"/>
    </style:style>
    <style:style style:name="gr220" style:family="graphic" style:parent-style-name="standard" style:list-style-name="L2">
      <style:graphic-properties draw:stroke="solid" svg:stroke-width="0.053cm" svg:stroke-color="#000000" draw:stroke-linejoin="miter" draw:fill="none" draw:fill-color="#ffffcc" draw:textarea-horizontal-align="justify" draw:textarea-vertical-align="top" draw:auto-grow-height="true" fo:min-height="1.78cm" fo:min-width="1.402cm" fo:padding-top="0.13cm" fo:padding-bottom="0.13cm" fo:padding-left="0.25cm" fo:padding-right="0.25cm" fo:wrap-option="no-wrap" draw:shadow="hidden" draw:shadow-color="#808080"/>
    </style:style>
    <style:style style:name="gr221" style:family="graphic" style:parent-style-name="standard" style:list-style-name="L2">
      <style:graphic-properties draw:stroke="none" draw:fill="none" draw:fill-color="#00cc99" draw:textarea-horizontal-align="justify" draw:textarea-vertical-align="top" draw:auto-grow-height="true" fo:min-height="1.187cm" fo:padding-top="0.13cm" fo:padding-bottom="0.13cm" fo:padding-left="0.25cm" fo:padding-right="0.25cm" fo:wrap-option="wrap" draw:shadow="hidden" draw:shadow-color="#808080"/>
    </style:style>
    <style:style style:name="gr222" style:family="graphic" style:parent-style-name="standard">
      <style:graphic-properties draw:stroke="solid" svg:stroke-width="0.053cm" svg:stroke-color="#000000" draw:marker-end="線の終点_20_2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23" style:family="graphic" style:parent-style-name="standard" style:list-style-name="L2">
      <style:graphic-properties draw:stroke="none" draw:fill="none" draw:fill-color="#00cc99" draw:textarea-horizontal-align="justify" draw:textarea-vertical-align="top" draw:auto-grow-height="true" fo:min-height="0.594cm" fo:padding-top="0.13cm" fo:padding-bottom="0.13cm" fo:padding-left="0.25cm" fo:padding-right="0.25cm" fo:wrap-option="wrap" draw:shadow="hidden" draw:shadow-color="#808080"/>
    </style:style>
    <style:style style:name="gr224" style:family="graphic" style:parent-style-name="standard" style:list-style-name="L2">
      <style:graphic-properties draw:stroke="none" draw:fill="none" draw:fill-color="#00cc99" draw:textarea-horizontal-align="justify" draw:textarea-vertical-align="top" draw:auto-grow-height="true" fo:min-height="0.594cm" fo:min-width="1.488cm" fo:padding-top="0.13cm" fo:padding-bottom="0.13cm" fo:padding-left="0.25cm" fo:padding-right="0.25cm" fo:wrap-option="no-wrap" draw:shadow="hidden" draw:shadow-color="#808080"/>
    </style:style>
    <style:style style:name="gr225" style:family="graphic" style:parent-style-name="standard">
      <style:graphic-properties draw:stroke="dash" draw:stroke-dash="Dash_20_3" svg:stroke-width="0.053cm" svg:stroke-color="#000000" draw:marker-end="線の終点_20_3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6" style:family="graphic" style:parent-style-name="standard">
      <style:graphic-properties draw:stroke="solid" svg:stroke-width="0.212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27" style:family="graphic" style:parent-style-name="standard">
      <style:graphic-properties draw:stroke="none" draw:fill="none" draw:fill-color="#00cc99" draw:textarea-horizontal-align="justify" draw:textarea-vertical-align="top" draw:auto-grow-height="true" fo:min-height="0.674cm" fo:padding-top="0.13cm" fo:padding-bottom="0.13cm" fo:padding-left="0.25cm" fo:padding-right="0.25cm" fo:wrap-option="wrap" draw:shadow="hidden" draw:shadow-color="#808080"/>
    </style:style>
    <style:style style:name="gr228" style:family="graphic" style:parent-style-name="standard">
      <style:graphic-properties draw:stroke="solid" svg:stroke-width="0.026cm" svg:stroke-color="#000000" draw:marker-end="線の終点_20_3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29" style:family="graphic" style:parent-style-name="standard">
      <style:graphic-properties draw:stroke="none" draw:fill="none" draw:fill-color="#00cc99" draw:textarea-horizontal-align="justify" draw:textarea-vertical-align="top" draw:auto-grow-height="true" fo:min-height="0.594cm" fo:padding-top="0.13cm" fo:padding-bottom="0.13cm" fo:padding-left="0.25cm" fo:padding-right="0.25cm" fo:wrap-option="wrap" draw:shadow="hidden" draw:shadow-color="#808080"/>
    </style:style>
    <style:style style:name="gr230"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31" style:family="graphic" style:parent-style-name="standard">
      <style:graphic-properties draw:stroke="solid" svg:stroke-width="0.026cm" svg:stroke-color="#000000" draw:marker-end="線の終点_20_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2" style:family="graphic" style:parent-style-name="standard">
      <style:graphic-properties draw:stroke="solid" svg:stroke-width="0.053cm" svg:stroke-color="#000000" draw:marker-end="線の終点_20_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3" style:family="graphic" style:parent-style-name="standard">
      <style:graphic-properties draw:stroke="solid" svg:stroke-width="0.053cm" svg:stroke-color="#000000" draw:marker-end="線の終点_20_3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4" style:family="graphic" style:parent-style-name="standard">
      <style:graphic-properties draw:stroke="none" draw:fill="none" draw:fill-color="#00cc99" draw:textarea-horizontal-align="justify" draw:textarea-vertical-align="top" draw:auto-grow-height="true" fo:min-height="0.547cm" fo:padding-top="0.13cm" fo:padding-bottom="0.13cm" fo:padding-left="0.25cm" fo:padding-right="0.25cm" fo:wrap-option="wrap" draw:shadow="hidden" draw:shadow-color="#808080"/>
    </style:style>
    <style:style style:name="gr235" style:family="graphic" style:parent-style-name="standard">
      <style:graphic-properties draw:stroke="none" draw:fill="none" draw:fill-color="#00cc99" draw:textarea-horizontal-align="justify" draw:textarea-vertical-align="top" draw:auto-grow-height="true" fo:min-height="1.639cm" fo:padding-top="0.13cm" fo:padding-bottom="0.13cm" fo:padding-left="0.25cm" fo:padding-right="0.25cm" fo:wrap-option="wrap" draw:shadow="hidden" draw:shadow-color="#808080"/>
    </style:style>
    <style:style style:name="gr236" style:family="graphic" style:parent-style-name="standard">
      <style:graphic-properties draw:stroke="none" draw:fill="none" draw:fill-color="#00cc99" draw:textarea-horizontal-align="justify" draw:textarea-vertical-align="top" draw:auto-grow-height="true" fo:min-height="0.74cm" fo:padding-top="0.13cm" fo:padding-bottom="0.13cm" fo:padding-left="0.25cm" fo:padding-right="0.25cm" fo:wrap-option="wrap" draw:shadow="hidden" draw:shadow-color="#808080"/>
    </style:style>
    <style:style style:name="gr23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8" style:family="graphic" style:parent-style-name="standard">
      <style:graphic-properties draw:stroke="solid" svg:stroke-width="0.026cm" svg:stroke-color="#000000" draw:marker-end="線の終点_20_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9" style:family="graphic" style:parent-style-name="standard">
      <style:graphic-properties draw:stroke="solid" svg:stroke-width="0.053cm" svg:stroke-color="#000000" draw:marker-end="線の終点_20_3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40" style:family="graphic" style:parent-style-name="standard">
      <style:graphic-properties draw:stroke="none" draw:fill="solid" draw:fill-color="#ffffff" draw:textarea-horizontal-align="justify" draw:textarea-vertical-align="top" draw:auto-grow-height="true" fo:min-height="0.547cm" fo:padding-top="0.13cm" fo:padding-bottom="0.13cm" fo:padding-left="0.25cm" fo:padding-right="0.25cm" fo:wrap-option="wrap" draw:shadow="hidden" draw:shadow-color="#808080"/>
    </style:style>
    <style:style style:name="gr241" style:family="graphic" style:parent-style-name="standard">
      <style:graphic-properties draw:stroke="solid" svg:stroke-width="0.053cm" svg:stroke-color="#000000" draw:marker-end="線の終点_20_3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42" style:family="graphic" style:parent-style-name="standard">
      <style:graphic-properties draw:stroke="solid" svg:stroke-width="0.026cm" svg:stroke-color="#000000" draw:marker-end="線の終点_20_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43" style:family="graphic" style:parent-style-name="standard">
      <style:graphic-properties draw:stroke="solid" svg:stroke-width="0.026cm" svg:stroke-color="#000000" draw:marker-start="線の終点_20_39" draw:marker-start-width="0.21cm" draw:marker-start-center="false" draw:marker-end="線の終点_20_4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44" style:family="graphic" style:parent-style-name="standard">
      <style:graphic-properties draw:stroke="solid" svg:stroke-width="0.053cm" svg:stroke-color="#000000" draw:marker-end="線の終点_20_4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45" style:family="graphic" style:parent-style-name="standard">
      <style:graphic-properties draw:stroke="solid" svg:stroke-width="0.053cm" svg:stroke-color="#000000" draw:marker-start="線の終点_20_42"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46" style:family="graphic" style:parent-style-name="standard">
      <style:graphic-properties draw:stroke="solid" svg:stroke-width="0.053cm" svg:stroke-color="#000000" draw:marker-start="線の終点_20_43"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47" style:family="graphic" style:parent-style-name="standard" style:list-style-name="L2">
      <style:graphic-properties draw:stroke="none" draw:fill="none" draw:fill-color="#00cc99" draw:textarea-horizontal-align="justify" draw:textarea-vertical-align="top" draw:auto-grow-height="true" fo:min-height="0.594cm" fo:min-width="0.993cm" fo:padding-top="0.13cm" fo:padding-bottom="0.13cm" fo:padding-left="0.25cm" fo:padding-right="0.25cm" fo:wrap-option="no-wrap" draw:shadow="hidden" draw:shadow-color="#808080"/>
    </style:style>
    <style:style style:name="gr248" style:family="graphic" style:parent-style-name="standard" style:list-style-name="L2">
      <style:graphic-properties draw:stroke="none" draw:fill="none" draw:fill-color="#00cc99" draw:textarea-horizontal-align="justify" draw:textarea-vertical-align="top" draw:auto-grow-height="true" fo:min-height="0.594cm" fo:min-width="0.604cm" fo:padding-top="0.13cm" fo:padding-bottom="0.13cm" fo:padding-left="0.25cm" fo:padding-right="0.25cm" fo:wrap-option="no-wrap" draw:shadow="hidden" draw:shadow-color="#808080"/>
    </style:style>
    <style:style style:name="gr249" style:family="graphic" style:parent-style-name="standard" style:list-style-name="L2">
      <style:graphic-properties draw:stroke="none" draw:fill="none" draw:fill-color="#00cc99" draw:textarea-horizontal-align="justify" draw:textarea-vertical-align="top" draw:auto-grow-height="true" fo:min-height="0.594cm" fo:min-width="0.582cm" fo:padding-top="0.13cm" fo:padding-bottom="0.13cm" fo:padding-left="0.25cm" fo:padding-right="0.25cm" fo:wrap-option="no-wrap" draw:shadow="hidden" draw:shadow-color="#808080"/>
    </style:style>
    <style:style style:name="gr250" style:family="graphic" style:parent-style-name="standard" style:list-style-name="L2">
      <style:graphic-properties draw:stroke="none" draw:fill="none" draw:fill-color="#00cc99" draw:textarea-horizontal-align="justify" draw:textarea-vertical-align="top" draw:auto-grow-height="true" fo:min-height="0.594cm" fo:padding-top="0.13cm" fo:padding-bottom="0.13cm" fo:padding-left="0.25cm" fo:padding-right="0.25cm" fo:wrap-option="wrap" draw:shadow="hidden" draw:shadow-color="#808080"/>
    </style:style>
    <style:style style:name="gr251" style:family="graphic" style:parent-style-name="standard" style:list-style-name="L2">
      <style:graphic-properties draw:stroke="none" draw:fill="none" draw:fill-color="#00cc99" draw:textarea-horizontal-align="justify" draw:textarea-vertical-align="top" draw:auto-grow-height="true" fo:min-height="1.74cm" fo:padding-top="0.13cm" fo:padding-bottom="0.13cm" fo:padding-left="0.25cm" fo:padding-right="0.25cm" fo:wrap-option="wrap" draw:shadow="hidden" draw:shadow-color="#808080"/>
    </style:style>
    <style:style style:name="gr252" style:family="graphic" style:parent-style-name="standard" style:list-style-name="L2">
      <style:graphic-properties draw:stroke="none" draw:fill="none" draw:fill-color="#00cc99" draw:textarea-horizontal-align="justify" draw:textarea-vertical-align="top" draw:auto-grow-height="true" fo:min-height="1.347cm" fo:padding-top="0.13cm" fo:padding-bottom="0.13cm" fo:padding-left="0.25cm" fo:padding-right="0.25cm" fo:wrap-option="wrap" draw:shadow="hidden" draw:shadow-color="#808080"/>
    </style:style>
    <style:style style:name="gr253"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559cm" fo:min-width="2cm" fo:padding-top="0.13cm" fo:padding-bottom="0.13cm" fo:padding-left="0.25cm" fo:padding-right="0.25cm" fo:wrap-option="no-wrap" draw:shadow="hidden" draw:shadow-color="#808080"/>
    </style:style>
    <style:style style:name="gr254" style:family="graphic" style:parent-style-name="standard" style:list-style-name="L2">
      <style:graphic-properties draw:stroke="none" draw:fill="none" draw:fill-color="#ffffff" draw:textarea-horizontal-align="justify" draw:textarea-vertical-align="top" draw:auto-grow-height="true" fo:min-height="1.187cm" fo:padding-top="0.13cm" fo:padding-bottom="0.13cm" fo:padding-left="0.25cm" fo:padding-right="0.25cm" fo:wrap-option="wrap" draw:shadow="hidden" draw:shadow-color="#808080"/>
    </style:style>
    <style:style style:name="gr255" style:family="graphic" style:parent-style-name="standard" style:list-style-name="L2">
      <style:graphic-properties draw:stroke="none" draw:fill="none" draw:fill-color="#ffffff" draw:textarea-horizontal-align="justify" draw:textarea-vertical-align="top" draw:auto-grow-height="true" fo:min-height="1.187cm" fo:padding-top="0.13cm" fo:padding-bottom="0.13cm" fo:padding-left="0.25cm" fo:padding-right="0.25cm" fo:wrap-option="wrap" draw:shadow="hidden" draw:shadow-color="#808080"/>
    </style:style>
    <style:style style:name="gr256" style:family="graphic" style:parent-style-name="standard" style:list-style-name="L2">
      <style:graphic-properties draw:stroke="solid" svg:stroke-width="0.053cm" svg:stroke-color="#000000" draw:stroke-linejoin="miter" draw:fill="none" draw:fill-color="#ffff99" draw:textarea-horizontal-align="justify" draw:textarea-vertical-align="top" draw:auto-grow-height="true" fo:min-height="2.396cm" fo:min-width="1.484cm" fo:padding-top="0.13cm" fo:padding-bottom="0.13cm" fo:padding-left="0.25cm" fo:padding-right="0.25cm" fo:wrap-option="no-wrap" draw:shadow="hidden" draw:shadow-color="#808080"/>
    </style:style>
    <style:style style:name="gr257" style:family="graphic" style:parent-style-name="standard" style:list-style-name="L2">
      <style:graphic-properties draw:stroke="none" draw:fill="none" draw:fill-color="#00cc99" draw:textarea-horizontal-align="justify" draw:textarea-vertical-align="top" draw:auto-grow-height="true" fo:min-height="1.017cm" fo:padding-top="0.13cm" fo:padding-bottom="0.13cm" fo:padding-left="0.25cm" fo:padding-right="0.25cm" fo:wrap-option="wrap" draw:shadow="hidden" draw:shadow-color="#808080"/>
    </style:style>
    <style:style style:name="gr258" style:family="graphic" style:parent-style-name="standard" style:list-style-name="L2">
      <style:graphic-properties draw:stroke="dash" draw:stroke-dash="Ultrafine_20_Dashed" svg:stroke-width="0.05cm" svg:stroke-color="#000000" draw:marker-start-width="0.195cm" draw:marker-end-width="0.195cm" draw:stroke-linejoin="miter" draw:fill="solid" draw:fill-color="#e6e6e6" draw:textarea-horizontal-align="justify" draw:textarea-vertical-align="top" draw:auto-grow-height="true" fo:min-height="2.118cm" fo:min-width="1.703cm" fo:padding-top="0.128cm" fo:padding-bottom="0.128cm" fo:padding-left="0.248cm" fo:padding-right="0.248cm" fo:wrap-option="no-wrap" draw:shadow="hidden" draw:shadow-color="#808080"/>
    </style:style>
    <style:style style:name="gr259" style:family="graphic" style:parent-style-name="standard" style:list-style-name="L2">
      <style:graphic-properties draw:stroke="none" draw:fill="none" draw:fill-color="#00cc99" draw:textarea-horizontal-align="justify" draw:textarea-vertical-align="top" draw:auto-grow-height="true" fo:min-height="0.509cm" fo:padding-top="0.13cm" fo:padding-bottom="0.13cm" fo:padding-left="0.25cm" fo:padding-right="0.25cm" fo:wrap-option="wrap" draw:shadow="hidden" draw:shadow-color="#808080"/>
    </style:style>
    <style:style style:name="gr260" style:family="graphic" style:parent-style-name="standard" style:list-style-name="L2">
      <style:graphic-properties draw:stroke="none" draw:fill="none" draw:fill-color="#00cc99" draw:textarea-horizontal-align="justify" draw:textarea-vertical-align="top" draw:auto-grow-height="true" fo:min-height="0.594cm" fo:padding-top="0.13cm" fo:padding-bottom="0.13cm" fo:padding-left="0.25cm" fo:padding-right="0.25cm" fo:wrap-option="wrap" draw:shadow="hidden" draw:shadow-color="#808080"/>
    </style:style>
    <style:style style:name="gr261" style:family="graphic" style:parent-style-name="standard" style:list-style-name="L2">
      <style:graphic-properties draw:stroke="none" draw:fill="none" draw:fill-color="#00cc99" draw:textarea-horizontal-align="justify" draw:textarea-vertical-align="top" draw:auto-grow-height="true" fo:min-height="0.594cm" fo:min-width="1.488cm" fo:padding-top="0.13cm" fo:padding-bottom="0.13cm" fo:padding-left="0.25cm" fo:padding-right="0.25cm" fo:wrap-option="no-wrap" draw:shadow="hidden" draw:shadow-color="#808080"/>
    </style:style>
    <style:style style:name="gr262" style:family="graphic" style:parent-style-name="standard" style:list-style-name="L2">
      <style:graphic-properties draw:stroke="none" draw:fill="none" draw:fill-color="#00cc99" draw:textarea-horizontal-align="justify" draw:textarea-vertical-align="top" draw:auto-grow-height="true" fo:min-height="0.594cm" fo:min-width="0.586cm" fo:padding-top="0.13cm" fo:padding-bottom="0.13cm" fo:padding-left="0.25cm" fo:padding-right="0.25cm" fo:wrap-option="no-wrap" draw:shadow="hidden" draw:shadow-color="#808080"/>
    </style:style>
    <style:style style:name="gr263"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559cm" fo:min-width="2cm" fo:padding-top="0.13cm" fo:padding-bottom="0.13cm" fo:padding-left="0.25cm" fo:padding-right="0.25cm" fo:wrap-option="no-wrap" draw:shadow="hidden" draw:shadow-color="#808080"/>
    </style:style>
    <style:style style:name="gr264" style:family="graphic" style:parent-style-name="standard" style:list-style-name="L2">
      <style:graphic-properties draw:stroke="none" draw:fill="none" draw:fill-color="#ffffff" draw:textarea-horizontal-align="justify" draw:textarea-vertical-align="top" draw:auto-grow-height="true" fo:min-height="1.187cm" fo:padding-top="0.13cm" fo:padding-bottom="0.13cm" fo:padding-left="0.25cm" fo:padding-right="0.25cm" fo:wrap-option="wrap" draw:shadow="hidden" draw:shadow-color="#808080"/>
    </style:style>
    <style:style style:name="gr265"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559cm" fo:min-width="2cm" fo:padding-top="0.13cm" fo:padding-bottom="0.13cm" fo:padding-left="0.25cm" fo:padding-right="0.25cm" fo:wrap-option="no-wrap" draw:shadow="hidden" draw:shadow-color="#808080"/>
    </style:style>
    <style:style style:name="gr266" style:family="graphic" style:parent-style-name="standard" style:list-style-name="L2">
      <style:graphic-properties draw:stroke="solid" svg:stroke-width="0.053cm" svg:stroke-color="#000000" draw:stroke-linejoin="miter" draw:fill="none" draw:fill-color="#ffffcc" draw:textarea-horizontal-align="justify" draw:textarea-vertical-align="top" draw:auto-grow-height="true" fo:min-height="1.415cm" fo:min-width="2.297cm" fo:padding-top="0.13cm" fo:padding-bottom="0.13cm" fo:padding-left="0.25cm" fo:padding-right="0.25cm" fo:wrap-option="no-wrap" draw:shadow="hidden" draw:shadow-color="#808080"/>
    </style:style>
    <style:style style:name="gr267" style:family="graphic" style:parent-style-name="standard" style:list-style-name="L2">
      <style:graphic-properties draw:stroke="dash" draw:stroke-dash="Ultrafine_20_Dashed" svg:stroke-width="0.05cm" svg:stroke-color="#000000" draw:marker-start-width="0.195cm" draw:marker-end-width="0.195cm" draw:stroke-linejoin="miter" draw:fill="solid" draw:fill-color="#e6e6e6" draw:textarea-horizontal-align="justify" draw:textarea-vertical-align="top" draw:auto-grow-height="true" fo:min-height="2.118cm" fo:min-width="1.712cm" fo:padding-top="0.128cm" fo:padding-bottom="0.128cm" fo:padding-left="0.248cm" fo:padding-right="0.248cm" fo:wrap-option="no-wrap" draw:shadow="hidden" draw:shadow-color="#808080"/>
    </style:style>
    <style:style style:name="gr268"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559cm" fo:min-width="2cm" fo:padding-top="0.13cm" fo:padding-bottom="0.13cm" fo:padding-left="0.25cm" fo:padding-right="0.25cm" fo:wrap-option="no-wrap" draw:shadow="hidden" draw:shadow-color="#808080"/>
    </style:style>
    <style:style style:name="gr269"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559cm" fo:min-width="2cm" fo:padding-top="0.13cm" fo:padding-bottom="0.13cm" fo:padding-left="0.25cm" fo:padding-right="0.25cm" fo:wrap-option="no-wrap" draw:shadow="hidden" draw:shadow-color="#808080"/>
    </style:style>
    <style:style style:name="gr270" style:family="graphic" style:parent-style-name="standard" style:list-style-name="L2">
      <style:graphic-properties draw:stroke="none" draw:fill="none" draw:fill-color="#ffffff" draw:textarea-horizontal-align="justify" draw:textarea-vertical-align="top" draw:auto-grow-height="true" fo:min-height="1.187cm" fo:padding-top="0.13cm" fo:padding-bottom="0.13cm" fo:padding-left="0.25cm" fo:padding-right="0.25cm" fo:wrap-option="wrap" draw:shadow="hidden" draw:shadow-color="#808080"/>
    </style:style>
    <style:style style:name="gr271"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559cm" fo:min-width="2cm" fo:padding-top="0.13cm" fo:padding-bottom="0.13cm" fo:padding-left="0.25cm" fo:padding-right="0.25cm" fo:wrap-option="no-wrap" draw:shadow="hidden" draw:shadow-color="#808080"/>
    </style:style>
    <style:style style:name="gr272" style:family="graphic" style:parent-style-name="standard" style:list-style-name="L2">
      <style:graphic-properties draw:stroke="solid" svg:stroke-width="0.053cm" svg:stroke-color="#000000" draw:stroke-linejoin="miter" draw:fill="none" draw:fill-color="#ccecff" draw:textarea-horizontal-align="justify" draw:textarea-vertical-align="top" draw:auto-grow-height="true" fo:min-height="3.559cm" fo:min-width="2cm" fo:padding-top="0.13cm" fo:padding-bottom="0.13cm" fo:padding-left="0.25cm" fo:padding-right="0.25cm" fo:wrap-option="no-wrap" draw:shadow="hidden" draw:shadow-color="#808080"/>
    </style:style>
    <style:style style:name="gr273" style:family="graphic" style:parent-style-name="standard" style:list-style-name="L4">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74" style:family="graphic" style:parent-style-name="standard" style:list-style-name="L4">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75" style:family="graphic" style:parent-style-name="standard" style:list-style-name="L4">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76" style:family="graphic" style:parent-style-name="standard" style:list-style-name="L4">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77" style:family="graphic" style:parent-style-name="standard" style:list-style-name="L4">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278" style:family="graphic" style:parent-style-name="standard" style:list-style-name="L4">
      <style:graphic-properties draw:stroke="none" draw:fill="none" draw:fill-color="#00cc99" draw:textarea-horizontal-align="justify" draw:textarea-vertical-align="top" draw:auto-grow-height="true" fo:min-height="0.564cm" fo:min-width="2.788cm" fo:padding-top="0.13cm" fo:padding-bottom="0.13cm" fo:padding-left="0.25cm" fo:padding-right="0.25cm" fo:wrap-option="wrap" draw:shadow="hidden" draw:shadow-color="#808080"/>
    </style:style>
    <style:style style:name="gr279" style:family="graphic" style:parent-style-name="standard" style:list-style-name="L5">
      <style:graphic-properties draw:stroke="none" draw:fill="none" draw:fill-color="#00cc99" draw:textarea-horizontal-align="justify" draw:textarea-vertical-align="top" draw:auto-grow-height="true" fo:min-height="0.74cm" fo:min-width="2cm" fo:padding-top="0.13cm" fo:padding-bottom="0.13cm" fo:padding-left="0.25cm" fo:padding-right="0.25cm" fo:wrap-option="wrap" draw:shadow="hidden" draw:shadow-color="#808080"/>
    </style:style>
    <style:style style:name="gr280" style:family="graphic" style:parent-style-name="standard">
      <style:graphic-properties draw:stroke="solid" svg:stroke-width="0.159cm" svg:stroke-color="#66ccff" draw:marker-start="線の終点_20_44" draw:marker-start-width="0.477cm" draw:marker-start-center="false" draw:marker-end="線の終点_20_4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81" style:family="graphic" style:parent-style-name="standard">
      <style:graphic-properties draw:stroke="none" draw:fill="none" fo:min-height="0.75cm" fo:min-width="3.5cm"/>
    </style:style>
    <style:style style:name="gr282" style:family="graphic" style:parent-style-name="standard" style:list-style-name="L4">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283" style:family="graphic" style:parent-style-name="standard">
      <style:graphic-properties draw:stroke="solid" svg:stroke-width="0.159cm" svg:stroke-color="#66ccff" draw:marker-start="線の終点_20_46" draw:marker-start-width="0.477cm" draw:marker-start-center="false" draw:marker-end="線の終点_20_4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84" style:family="graphic" style:parent-style-name="standard">
      <style:graphic-properties draw:stroke="solid" svg:stroke-width="0.159cm" svg:stroke-color="#66ccff" draw:marker-start="線の終点_20_48" draw:marker-start-width="0.477cm" draw:marker-start-center="false" draw:marker-end="線の終点_20_4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85" style:family="graphic" style:parent-style-name="standard" style:list-style-name="L4">
      <style:graphic-properties draw:stroke="none" draw:fill="none" draw:fill-color="#00cc99" draw:textarea-horizontal-align="justify" draw:textarea-vertical-align="top" draw:auto-grow-height="true" fo:min-height="0.593cm" fo:padding-top="0.13cm" fo:padding-bottom="0.13cm" fo:padding-left="0.25cm" fo:padding-right="0.25cm" fo:wrap-option="no-wrap" draw:shadow="hidden" draw:shadow-color="#808080"/>
    </style:style>
    <style:style style:name="gr286" style:family="graphic" style:parent-style-name="standard" style:list-style-name="L4">
      <style:graphic-properties draw:stroke="none" draw:fill="none" draw:fill-color="#00cc99" draw:textarea-horizontal-align="justify" draw:textarea-vertical-align="top" draw:auto-grow-height="true" fo:min-height="0.593cm" fo:padding-top="0.13cm" fo:padding-bottom="0.13cm" fo:padding-left="0.25cm" fo:padding-right="0.25cm" fo:wrap-option="no-wrap" draw:shadow="hidden" draw:shadow-color="#808080"/>
    </style:style>
    <style:style style:name="gr287" style:family="graphic" style:parent-style-name="standard" style:list-style-name="L4">
      <style:graphic-properties draw:stroke="solid" svg:stroke-width="0.053cm" svg:stroke-color="#3333cc" draw:stroke-linejoin="miter" draw:fill="none" draw:fill-color="#ccffff" draw:textarea-horizontal-align="justify" draw:textarea-vertical-align="top" draw:auto-grow-height="true" fo:min-height="2.814cm" fo:min-width="2.25cm" fo:padding-top="0.13cm" fo:padding-bottom="0.13cm" fo:padding-left="0.25cm" fo:padding-right="0.25cm" fo:wrap-option="no-wrap" draw:shadow="hidden" draw:shadow-color="#808080"/>
    </style:style>
    <style:style style:name="gr288"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89"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90" style:family="graphic" style:parent-style-name="standard" style:list-style-name="L4">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291"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92"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93"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94"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95" style:family="graphic" style:parent-style-name="standard" style:list-style-name="L4">
      <style:graphic-properties draw:stroke="none" draw:fill="none" draw:fill-color="#00cc99" draw:textarea-horizontal-align="justify" draw:textarea-vertical-align="top" draw:auto-grow-height="true" fo:min-height="0.677cm" fo:min-width="2.267cm" fo:padding-top="0.13cm" fo:padding-bottom="0.13cm" fo:padding-left="0.25cm" fo:padding-right="0.25cm" fo:wrap-option="wrap" draw:shadow="hidden" draw:shadow-color="#808080"/>
    </style:style>
    <style:style style:name="gr296" style:family="graphic" style:parent-style-name="standard" style:list-style-name="L4">
      <style:graphic-properties draw:stroke="solid" svg:stroke-width="0.053cm" svg:stroke-color="#3333cc" draw:stroke-linejoin="miter" draw:fill="none" draw:fill-color="#ccffff" draw:textarea-horizontal-align="justify" draw:textarea-vertical-align="top" draw:auto-grow-height="true" fo:min-height="2.74cm" fo:min-width="1.738cm" fo:padding-top="0.13cm" fo:padding-bottom="0.13cm" fo:padding-left="0.25cm" fo:padding-right="0.25cm" fo:wrap-option="no-wrap" draw:shadow="hidden" draw:shadow-color="#808080"/>
    </style:style>
    <style:style style:name="gr297" style:family="graphic" style:parent-style-name="standard" style:list-style-name="L4">
      <style:graphic-properties draw:stroke="solid" svg:stroke-width="0.053cm" svg:stroke-color="#3333cc" draw:stroke-linejoin="miter" draw:fill="none" draw:fill-color="#ccffff" draw:textarea-horizontal-align="justify" draw:textarea-vertical-align="top" draw:auto-grow-height="true" fo:min-height="2.926cm" fo:min-width="1.479cm" fo:padding-top="0.13cm" fo:padding-bottom="0.13cm" fo:padding-left="0.25cm" fo:padding-right="0.25cm" fo:wrap-option="no-wrap" draw:shadow="hidden" draw:shadow-color="#808080"/>
    </style:style>
    <style:style style:name="gr298"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99"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300"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301" style:family="graphic" style:parent-style-name="standard">
      <style:graphic-properties draw:stroke="none" draw:fill="none" fo:min-height="0.75cm" fo:min-width="4cm"/>
    </style:style>
    <style:style style:name="gr302" style:family="graphic" style:parent-style-name="standard" style:list-style-name="L4">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303" style:family="graphic" style:parent-style-name="standard" style:list-style-name="L4">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304" style:family="graphic" style:parent-style-name="standard">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305"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06"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07" style:family="graphic" style:parent-style-name="standard">
      <style:graphic-properties draw:stroke="dash" draw:stroke-dash="Ultrafine_20_Dashed" svg:stroke-width="0.053cm" svg:stroke-color="#000000" draw:stroke-linejoin="miter" draw:fill="none" draw:fill-color="#ccffff" draw:textarea-horizontal-align="left" draw:textarea-vertical-align="middle" draw:auto-grow-height="false" fo:padding-top="0.13cm" fo:padding-bottom="0.13cm" fo:padding-left="0.25cm" fo:padding-right="0.25cm" fo:wrap-option="wrap" draw:shadow="hidden" draw:shadow-color="#808080"/>
    </style:style>
    <style:style style:name="gr308"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09"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10"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311" style:family="graphic" style:parent-style-name="standard">
      <style:graphic-properties draw:stroke="none" draw:fill="none" fo:min-height="0.595cm"/>
    </style:style>
    <style:style style:name="gr312"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13"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14"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15"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16"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17"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18"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19"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0"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1"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2"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3"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4"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5"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6"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7"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8"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29"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30"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31"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32"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33"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34"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35" style:family="graphic" style:parent-style-name="standard" style:list-style-name="L4">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36" style:family="graphic" style:parent-style-name="standard">
      <style:graphic-properties draw:textarea-horizontal-align="justify" draw:textarea-vertical-align="middle" draw:auto-grow-height="false"/>
    </style:style>
    <style:style style:name="gr337" style:family="graphic" style:parent-style-name="standard">
      <style:graphic-properties draw:stroke="none" svg:stroke-color="#000000" draw:fill="none" draw:fill-color="#ffffff" draw:textarea-horizontal-align="left" draw:auto-grow-height="true" draw:auto-grow-width="false" fo:min-height="1.158cm" fo:min-width="2.338cm"/>
    </style:style>
    <style:style style:name="gr338" style:family="graphic" style:parent-style-name="standard">
      <style:graphic-properties draw:fill="solid" draw:fill-color="#c0c0c0" draw:textarea-horizontal-align="justify" draw:textarea-vertical-align="middle" draw:auto-grow-height="false"/>
    </style:style>
    <style:style style:name="gr339" style:family="graphic" style:parent-style-name="standard">
      <style:graphic-properties draw:stroke="none" svg:stroke-color="#000000" draw:fill="none" draw:fill-color="#ffffff" draw:textarea-horizontal-align="left" draw:auto-grow-height="true" draw:auto-grow-width="false" fo:min-height="0cm" fo:min-width="2.338cm"/>
    </style:style>
    <style:style style:name="gr340" style:family="graphic" style:parent-style-name="standard">
      <style:graphic-properties draw:stroke="solid" svg:stroke-width="0.026cm" svg:stroke-color="#000000" draw:stroke-linejoin="miter" draw:fill="none" draw:fill-color="#ffffcc" draw:textarea-horizontal-align="left" draw:textarea-vertical-align="middle" draw:auto-grow-height="false" fo:padding-top="0.13cm" fo:padding-bottom="0.13cm" fo:padding-left="0.25cm" fo:padding-right="0.25cm" fo:wrap-option="wrap" draw:shadow="hidden" draw:shadow-color="#808080"/>
    </style:style>
    <style:style style:name="gr341" style:family="graphic" style:parent-style-name="standard">
      <style:graphic-properties draw:stroke="solid" svg:stroke-width="0.053cm" svg:stroke-color="#000000" draw:stroke-linejoin="miter" draw:fill="solid" draw:fill-color="#ccffff" draw:textarea-horizontal-align="center" draw:textarea-vertical-align="top" draw:auto-grow-height="false" fo:padding-top="0.13cm" fo:padding-bottom="0.13cm" fo:padding-left="0.25cm" fo:padding-right="0.25cm" fo:wrap-option="wrap" draw:shadow="hidden" draw:shadow-color="#808080"/>
    </style:style>
    <style:style style:name="gr342" style:family="graphic" style:parent-style-name="standard">
      <style:graphic-properties draw:stroke="solid" svg:stroke-width="0.053cm" svg:stroke-color="#000000" draw:stroke-linejoin="miter" draw:fill="solid" draw:fill-color="#ccffff" draw:textarea-horizontal-align="left" draw:textarea-vertical-align="middle" draw:auto-grow-height="false" fo:padding-top="0.13cm" fo:padding-bottom="0.13cm" fo:padding-left="0.25cm" fo:padding-right="0.25cm" fo:wrap-option="wrap" draw:shadow="hidden" draw:shadow-color="#808080"/>
    </style:style>
    <style:style style:name="gr343"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344" style:family="graphic" style:parent-style-name="standard">
      <style:graphic-properties draw:stroke="solid" svg:stroke-width="0.159cm" svg:stroke-color="#000000" draw:marker-end="線の終点_20_5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45"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hidden" draw:shadow-color="#808080"/>
    </style:style>
    <style:style style:name="gr346"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347" style:family="graphic" style:parent-style-name="standard">
      <style:graphic-properties draw:stroke="solid" svg:stroke-width="0.053cm" svg:stroke-color="#000000" draw:stroke-linejoin="miter" draw:fill="solid" draw:fill-color="#66ccff" draw:textarea-horizontal-align="left" draw:textarea-vertical-align="middle" draw:auto-grow-height="false" fo:padding-top="0.13cm" fo:padding-bottom="0.13cm" fo:padding-left="0.25cm" fo:padding-right="0.25cm" fo:wrap-option="wrap" draw:shadow="hidden" draw:shadow-color="#808080"/>
    </style:style>
    <style:style style:name="gr348" style:family="graphic" style:parent-style-name="standard">
      <style:graphic-properties draw:stroke="none" draw:fill="none" draw:fill-color="#00cc99" draw:textarea-horizontal-align="justify" draw:textarea-vertical-align="top" draw:auto-grow-height="true" fo:min-height="0.74cm" fo:min-width="4.1cm" fo:padding-top="0.13cm" fo:padding-bottom="0.13cm" fo:padding-left="0.25cm" fo:padding-right="0.25cm" fo:wrap-option="wrap" draw:shadow="hidden" draw:shadow-color="#808080"/>
    </style:style>
    <style:style style:name="gr349" style:family="graphic" style:parent-style-name="standard">
      <style:graphic-properties draw:stroke="none" draw:fill="none" draw:fill-color="#00cc99" draw:textarea-horizontal-align="justify" draw:textarea-vertical-align="top" draw:auto-grow-height="true" fo:min-height="0.759cm" fo:min-width="11.796cm" fo:padding-top="0.13cm" fo:padding-bottom="0.13cm" fo:padding-left="0.25cm" fo:padding-right="0.25cm" fo:wrap-option="wrap" draw:shadow="hidden" draw:shadow-color="#808080"/>
    </style:style>
    <style:style style:name="gr350" style:family="graphic" style:parent-style-name="standard">
      <style:graphic-properties draw:stroke="solid" svg:stroke-width="0.053cm" svg:stroke-color="#000000" draw:stroke-linejoin="miter" draw:fill="solid" draw:fill-color="#ccecff" draw:textarea-horizontal-align="left" draw:textarea-vertical-align="middle" draw:auto-grow-height="false" fo:padding-top="0.13cm" fo:padding-bottom="0.13cm" fo:padding-left="0.25cm" fo:padding-right="0.25cm" fo:wrap-option="wrap" draw:shadow="hidden" draw:shadow-color="#808080"/>
    </style:style>
    <style:style style:name="gr351" style:family="graphic" style:parent-style-name="standard">
      <style:graphic-properties draw:stroke="solid" svg:stroke-width="0.053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352" style:family="graphic" style:parent-style-name="standard">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53" style:family="graphic" style:parent-style-name="standard">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354" style:family="graphic" style:parent-style-name="standard">
      <style:graphic-properties draw:stroke="solid" svg:stroke-width="0.026cm" svg:stroke-color="#000000" draw:stroke-linejoin="miter" draw:fill="solid" draw:fill-color="#99ff99" draw:textarea-horizontal-align="justify" draw:textarea-vertical-align="middle" draw:auto-grow-height="false" fo:padding-top="0.13cm" fo:padding-bottom="0.13cm" fo:padding-left="0.25cm" fo:padding-right="0.25cm" fo:wrap-option="wrap" draw:shadow="hidden" draw:shadow-color="#808080"/>
    </style:style>
    <style:style style:name="gr355" style:family="graphic" style:parent-style-name="standard">
      <style:graphic-properties draw:stroke="none" draw:fill="none" draw:fill-color="#00cc99" draw:textarea-horizontal-align="justify" draw:textarea-vertical-align="top" draw:auto-grow-height="true" fo:min-height="0.636cm" fo:padding-top="0.13cm" fo:padding-bottom="0.13cm" fo:padding-left="0.25cm" fo:padding-right="0.25cm" fo:wrap-option="no-wrap" draw:shadow="hidden" draw:shadow-color="#808080"/>
    </style:style>
    <style:style style:name="gr356" style:family="graphic" style:parent-style-name="standard">
      <style:graphic-properties draw:stroke="solid" svg:stroke-width="0.053cm" svg:stroke-color="#000000" draw:stroke-linejoin="miter" draw:fill="solid" draw:fill-color="#ccffcc" draw:textarea-horizontal-align="justify" draw:textarea-vertical-align="middle" draw:auto-grow-height="false" fo:padding-top="0.13cm" fo:padding-bottom="0.13cm" fo:padding-left="0.25cm" fo:padding-right="0.25cm" fo:wrap-option="wrap" draw:shadow="hidden" draw:shadow-color="#808080"/>
    </style:style>
    <style:style style:name="gr357" style:family="graphic" style:parent-style-name="standard">
      <style:graphic-properties draw:stroke="solid" svg:stroke-width="0.053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style:style>
    <style:style style:name="gr358" style:family="graphic" style:parent-style-name="standard">
      <style:graphic-properties draw:stroke="solid" svg:stroke-width="0.053cm" svg:stroke-color="#ff00ff"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59" style:family="graphic" style:parent-style-name="standard">
      <style:graphic-properties draw:stroke="solid" svg:stroke-width="0.053cm" svg:stroke-color="#000000" draw:stroke-linejoin="miter" draw:fill="solid" draw:fill-color="#ffff99" draw:textarea-horizontal-align="left" draw:textarea-vertical-align="middle" draw:auto-grow-height="false" fo:padding-top="0.13cm" fo:padding-bottom="0.13cm" fo:padding-left="0.25cm" fo:padding-right="0.25cm" fo:wrap-option="wrap" draw:shadow="hidden" draw:shadow-color="#808080"/>
    </style:style>
    <style:style style:name="gr360" style:family="graphic" style:parent-style-name="standard">
      <style:graphic-properties draw:stroke="solid" svg:stroke-width="0.053cm" svg:stroke-color="#000000" draw:stroke-linejoin="miter" draw:fill="solid" draw:fill-color="#ffff99" draw:textarea-horizontal-align="justify" draw:textarea-vertical-align="top" draw:auto-grow-height="true" fo:min-height="2.253cm" fo:padding-top="0.13cm" fo:padding-bottom="0.13cm" fo:padding-left="0.25cm" fo:padding-right="0.25cm" fo:wrap-option="no-wrap" draw:shadow="hidden" draw:shadow-color="#808080"/>
    </style:style>
    <style:style style:name="gr361" style:family="graphic" style:parent-style-name="standard">
      <style:graphic-properties draw:stroke="solid" svg:stroke-width="0.035cm" svg:stroke-color="#000000" draw:stroke-linejoin="miter" draw:fill="solid" draw:fill-color="#ccccff" draw:textarea-horizontal-align="justify" draw:textarea-vertical-align="top" draw:auto-grow-height="true" fo:min-height="2.834cm" fo:padding-top="0.13cm" fo:padding-bottom="0.13cm" fo:padding-left="0.25cm" fo:padding-right="0.25cm" fo:wrap-option="no-wrap" draw:shadow="hidden" draw:shadow-color="#808080"/>
    </style:style>
    <style:style style:name="gr362" style:family="graphic" style:parent-style-name="standard">
      <style:graphic-properties draw:stroke="solid" svg:stroke-width="0.053cm" svg:stroke-color="#000000" draw:stroke-linejoin="miter"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363" style:family="graphic" style:parent-style-name="standard">
      <style:graphic-properties draw:stroke="solid" svg:stroke-width="0.053cm" svg:stroke-color="#000000" draw:stroke-linejoin="miter" draw:fill="solid" draw:fill-color="#ffff99" draw:textarea-horizontal-align="justify" draw:textarea-vertical-align="top" draw:auto-grow-height="true" fo:min-height="1.271cm" fo:padding-top="0.13cm" fo:padding-bottom="0.13cm" fo:padding-left="0.25cm" fo:padding-right="0.25cm" fo:wrap-option="no-wrap" draw:shadow="hidden" draw:shadow-color="#808080"/>
    </style:style>
    <style:style style:name="gr364" style:family="graphic" style:parent-style-name="standard">
      <style:graphic-properties draw:stroke="solid" svg:stroke-width="0.053cm" svg:stroke-color="#000000" draw:stroke-linejoin="miter" draw:fill="solid" draw:fill-color="#ffccff" draw:textarea-horizontal-align="left" draw:textarea-vertical-align="middle" draw:auto-grow-height="false" fo:padding-top="0.13cm" fo:padding-bottom="0.13cm" fo:padding-left="0.25cm" fo:padding-right="0.25cm" fo:wrap-option="wrap" draw:shadow="hidden" draw:shadow-color="#808080"/>
    </style:style>
    <style:style style:name="gr365" style:family="graphic" style:parent-style-name="standard">
      <style:graphic-properties draw:stroke="none" draw:fill="none" draw:fill-color="#00cc99" draw:textarea-horizontal-align="justify" draw:textarea-vertical-align="top" draw:auto-grow-height="true" fo:min-height="0.957cm" fo:min-width="2.61cm" fo:padding-top="0.13cm" fo:padding-bottom="0.13cm" fo:padding-left="0.25cm" fo:padding-right="0.25cm" fo:wrap-option="wrap" draw:shadow="hidden" draw:shadow-color="#808080"/>
    </style:style>
    <style:style style:name="gr366" style:family="graphic" style:parent-style-name="standard">
      <style:graphic-properties draw:stroke="solid" svg:stroke-width="0.053cm" svg:stroke-color="#ff5050" draw:marker-end="線の終点_20_5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7" style:family="graphic" style:parent-style-name="standard">
      <style:graphic-properties draw:stroke="solid" svg:stroke-width="0.053cm" svg:stroke-color="#ff5050" draw:marker-end="線の終点_20_5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8" style:family="graphic" style:parent-style-name="standard">
      <style:graphic-properties draw:stroke="none" draw:fill="none" draw:fill-color="#00cc99" draw:textarea-horizontal-align="justify" draw:textarea-vertical-align="top" draw:auto-grow-height="true" fo:min-height="0.636cm" fo:min-width="3.902cm" fo:padding-top="0.13cm" fo:padding-bottom="0.13cm" fo:padding-left="0.25cm" fo:padding-right="0.25cm" fo:wrap-option="wrap" draw:shadow="hidden" draw:shadow-color="#808080"/>
    </style:style>
    <style:style style:name="gr369" style:family="graphic" style:parent-style-name="standard">
      <style:graphic-properties draw:stroke="solid" svg:stroke-width="0.053cm" svg:stroke-color="#000000" draw:stroke-linejoin="miter" draw:fill="solid" draw:fill-color="#ccecff" draw:textarea-horizontal-align="justify" draw:textarea-vertical-align="top" draw:auto-grow-height="true" fo:padding-top="0.13cm" fo:padding-bottom="0.13cm" fo:padding-left="0.25cm" fo:padding-right="0.25cm" fo:wrap-option="no-wrap" draw:shadow="hidden" draw:shadow-color="#808080"/>
    </style:style>
    <style:style style:name="gr37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draw:shadow-color="#808080"/>
    </style:style>
    <style:style style:name="gr371" style:family="graphic" style:parent-style-name="standard">
      <style:graphic-properties draw:stroke="solid" svg:stroke-width="0.053cm" svg:stroke-color="#000000" draw:stroke-linejoin="miter" draw:fill="solid" draw:fill-color="#ffffcc" draw:textarea-horizontal-align="justify" draw:textarea-vertical-align="top" draw:auto-grow-height="true" fo:padding-top="0.13cm" fo:padding-bottom="0.13cm" fo:padding-left="0.25cm" fo:padding-right="0.25cm" fo:wrap-option="no-wrap" draw:shadow="hidden" draw:shadow-color="#808080"/>
    </style:style>
    <style:style style:name="gr372" style:family="graphic" style:parent-style-name="standard">
      <style:graphic-properties draw:stroke="solid" svg:stroke-width="0.106cm" svg:stroke-color="#000000" draw:marker-end="線の終点_20_5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3" style:family="graphic" style:parent-style-name="standard">
      <style:graphic-properties draw:stroke="dash" draw:stroke-dash="Dash_20_5" svg:stroke-width="0.035cm" svg:stroke-color="#000000" draw:marker-end="線の終点_20_5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4" style:family="graphic" style:parent-style-name="standard">
      <style:graphic-properties draw:stroke="dash" draw:stroke-dash="Dash_20_6" svg:stroke-width="0.026cm" svg:stroke-color="#000000" draw:marker-end="線の終点_20_5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5" style:family="graphic" style:parent-style-name="standard">
      <style:graphic-properties draw:stroke="dash" draw:stroke-dash="Dash_20_7" svg:stroke-width="0.026cm" svg:stroke-color="#000000" draw:marker-end="線の終点_20_5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6" style:family="graphic" style:parent-style-name="standard">
      <style:graphic-properties draw:stroke="dash" draw:stroke-dash="Dash_20_7" svg:stroke-width="0.026cm" svg:stroke-color="#000000" draw:marker-end="線の終点_20_5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7" style:family="graphic" style:parent-style-name="standard">
      <style:graphic-properties draw:stroke="solid" svg:stroke-width="0.026cm" svg:stroke-color="#000000" draw:marker-end="線の終点_20_5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8" style:family="graphic" style:parent-style-name="standard">
      <style:graphic-properties draw:stroke="solid" svg:stroke-width="0.053cm" svg:stroke-color="#000000" draw:stroke-linejoin="miter"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379"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380" style:family="graphic" style:parent-style-name="standard">
      <style:graphic-properties draw:stroke="solid" svg:stroke-width="0.026cm" svg:stroke-color="#000000" draw:marker-end="線の終点_20_5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1" style:family="graphic" style:parent-style-name="standard">
      <style:graphic-properties draw:stroke="solid" svg:stroke-width="0.026cm" svg:stroke-color="#000000" draw:marker-end="線の終点_20_6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2" style:family="graphic" style:parent-style-name="standard">
      <style:graphic-properties draw:stroke="solid" svg:stroke-width="0.026cm" svg:stroke-color="#000000" draw:marker-end="線の終点_20_6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3" style:family="graphic" style:parent-style-name="standard">
      <style:graphic-properties draw:stroke="solid" svg:stroke-width="0.026cm" svg:stroke-color="#000000" draw:marker-end="線の終点_20_6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4" style:family="graphic" style:parent-style-name="standard">
      <style:graphic-properties draw:stroke="dash" draw:stroke-dash="Dash_20_2" svg:stroke-width="0.026cm" svg:stroke-color="#000000" draw:marker-end="線の終点_20_6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5" style:family="graphic" style:parent-style-name="standard">
      <style:graphic-properties draw:stroke="dash" draw:stroke-dash="Dash_20_8" svg:stroke-width="0.026cm" svg:stroke-color="#000000" draw:marker-end="線の終点_20_6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6" style:family="graphic" style:parent-style-name="standard">
      <style:graphic-properties draw:stroke="solid" svg:stroke-width="0.026cm" svg:stroke-color="#000000" draw:stroke-linejoin="miter"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387" style:family="graphic" style:parent-style-name="standard">
      <style:graphic-properties draw:stroke="solid" svg:stroke-width="0.079cm" svg:stroke-color="#000000" draw:stroke-linejoin="miter"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388" style:family="graphic" style:parent-style-name="standard">
      <style:graphic-properties draw:stroke="solid" svg:stroke-width="0.053cm" svg:stroke-color="#000000" draw:stroke-linejoin="miter" draw:fill="none" draw:fill-color="#ffffff" draw:textarea-horizontal-align="justify" draw:textarea-vertical-align="middle" draw:auto-grow-height="false" fo:padding-top="0.13cm" fo:padding-bottom="0.13cm" fo:padding-left="0.25cm" fo:padding-right="0.25cm" fo:wrap-option="wrap" draw:shadow="hidden" draw:shadow-color="#808080"/>
    </style:style>
    <style:style style:name="gr389" style:family="graphic" style:parent-style-name="standard">
      <style:graphic-properties draw:stroke="solid" svg:stroke-width="0.026cm" svg:stroke-color="#000000" draw:stroke-linejoin="miter"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390" style:family="graphic" style:parent-style-name="standard">
      <style:graphic-properties draw:stroke="solid" svg:stroke-width="0.026cm" svg:stroke-color="#000000" draw:stroke-linejoin="miter" draw:fill="solid" draw:fill-color="#b2b2b2" draw:textarea-horizontal-align="center" draw:textarea-vertical-align="top" draw:auto-grow-height="false" fo:padding-top="0.13cm" fo:padding-bottom="0.13cm" fo:padding-left="0.25cm" fo:padding-right="0.25cm" fo:wrap-option="wrap" draw:shadow="hidden" draw:shadow-color="#808080"/>
    </style:style>
    <style:style style:name="gr391"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標準-notes">
      <style:graphic-properties draw:fill-color="#ffffff" fo:min-height="12.083cm"/>
    </style:style>
    <style:style style:name="pr2" style:family="presentation" style:parent-style-name="標準-notes">
      <style:graphic-properties draw:fill-color="#ffffff" fo:min-height="12.334cm"/>
    </style:style>
    <style:style style:name="P1" style:family="paragraph">
      <style:paragraph-properties fo:margin-left="0cm" fo:margin-right="0cm" fo:text-indent="0cm"/>
    </style:style>
    <style:style style:name="P2" style:family="paragraph">
      <style:text-properties fo:font-family="さざなみゴシック" style:font-family-generic="swiss" style:font-pitch="variable" fo:font-size="18pt" style:font-size-asian="18pt" style:font-size-complex="18pt"/>
    </style:style>
    <style:style style:name="P3" style:family="paragraph">
      <style:paragraph-properties fo:margin-left="0cm" fo:margin-right="0cm" fo:text-align="center" fo:text-indent="0cm"/>
    </style:style>
    <style:style style:name="P4" style:family="paragraph">
      <style:paragraph-properties fo:text-align="center"/>
      <style:text-properties fo:font-family="さざなみゴシック" style:font-family-generic="swiss" style:font-pitch="variable" fo:font-size="16pt" style:font-size-asian="16pt" style:font-size-complex="16pt"/>
    </style:style>
    <style:style style:name="P5" style:family="paragraph">
      <style:text-properties fo:font-family="さざなみゴシック" style:font-family-generic="swiss" style:font-pitch="variable"/>
    </style:style>
    <style:style style:name="P6" style:family="paragraph">
      <style:text-properties fo:font-family="さざなみゴシック" style:font-family-generic="swiss" style:font-pitch="variable" fo:font-size="20pt" style:font-size-asian="20pt" style:font-size-complex="20pt"/>
    </style:style>
    <style:style style:name="P7" style:family="paragraph">
      <style:paragraph-properties fo:text-align="center"/>
      <style:text-properties fo:font-family="さざなみゴシック" style:font-family-generic="swiss" style:font-pitch="variable" fo:font-size="20pt" style:font-size-asian="20pt" style:font-size-complex="20pt"/>
    </style:style>
    <style:style style:name="P8" style:family="paragraph">
      <style:text-properties fo:font-family="さざなみゴシック" style:font-family-generic="swiss" style:font-pitch="variable" fo:font-size="18pt" style:font-family-asian="さざなみゴシック" style:font-family-generic-asian="swiss" style:font-pitch-asian="variable" style:font-size-asian="18pt" style:font-size-complex="18pt"/>
    </style:style>
    <style:style style:name="P9" style:family="paragraph">
      <style:paragraph-properties style:writing-mode="lr-tb"/>
    </style:style>
    <style:style style:name="P10" style:family="paragraph">
      <style:paragraph-properties fo:margin-left="0cm" fo:margin-right="0cm" fo:line-height="100%" fo:text-align="center" fo:text-indent="0cm" style:punctuation-wrap="simple" style:line-break="normal"/>
    </style:style>
    <style:style style:name="P11" style:family="paragraph">
      <style:paragraph-properties fo:margin-left="0cm" fo:margin-right="0cm" fo:line-height="100%" fo:text-align="center" text:enable-numbering="false" fo:text-indent="0cm" style:punctuation-wrap="simple" style:line-break="normal" style:writing-mode="lr-tb"/>
    </style:style>
    <style:style style:name="P12" style:family="paragraph">
      <style:paragraph-properties fo:margin-left="0cm" fo:margin-right="0cm" fo:line-height="100%" fo:text-indent="0cm"/>
    </style:style>
    <style:style style:name="P13" style:family="paragraph">
      <style:paragraph-properties fo:margin-left="0cm" fo:margin-right="0cm" fo:line-height="100%" text:enable-numbering="false" fo:text-indent="0cm" style:writing-mode="lr-tb"/>
      <style:text-properties fo:font-size="15pt" style:font-size-asian="15pt" style:font-size-complex="15pt"/>
    </style:style>
    <style:style style:name="P14" style:family="paragraph">
      <style:paragraph-properties fo:margin-left="0cm" fo:margin-right="0cm" fo:line-height="100%" text:enable-numbering="false" fo:text-indent="0cm" style:writing-mode="lr-tb"/>
    </style:style>
    <style:style style:name="P15" style:family="paragraph">
      <style:paragraph-properties fo:margin-left="0cm" fo:margin-right="0cm" fo:line-height="100%" fo:text-align="center" fo:text-indent="0cm"/>
    </style:style>
    <style:style style:name="P16" style:family="paragraph">
      <style:paragraph-properties fo:margin-left="0cm" fo:margin-right="0cm" fo:line-height="100%" fo:text-align="center" text:enable-numbering="false" fo:text-indent="0cm" style:writing-mode="lr-tb"/>
    </style:style>
    <style:style style:name="P17" style:family="paragraph">
      <style:paragraph-properties fo:margin-left="0cm" fo:margin-right="0cm" fo:line-height="100%" fo:text-indent="0cm" style:punctuation-wrap="simple" style:line-break="normal"/>
    </style:style>
    <style:style style:name="P18" style:family="paragraph">
      <style:paragraph-properties fo:margin-left="0cm" fo:margin-right="0cm" fo:line-height="100%" text:enable-numbering="false" fo:text-indent="0cm" style:punctuation-wrap="simple" style:line-break="normal" style:writing-mode="lr-tb"/>
      <style:text-properties fo:font-size="16pt" fo:font-weight="bold" style:font-size-asian="16pt" style:font-weight-asian="bold" style:font-size-complex="16pt" style:font-weight-complex="bold"/>
    </style:style>
    <style:style style:name="P19" style:family="paragraph">
      <style:paragraph-properties fo:margin-left="0cm" fo:margin-right="0cm" fo:margin-top="0cm" fo:margin-bottom="0cm" fo:line-height="100%" fo:text-align="start" text:enable-numbering="false" fo:text-indent="0cm"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fo:hyphenate="false"/>
    </style:style>
    <style:style style:name="P20" style:family="paragraph">
      <style:paragraph-properties fo:margin-left="0cm" fo:margin-right="0cm" fo:margin-top="0cm" fo:margin-bottom="0cm" fo:line-height="100%" fo:text-align="start" fo:text-indent="0cm"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1" style:family="paragraph">
      <style:paragraph-properties fo:margin-left="0cm" fo:margin-right="0cm" fo:margin-top="0cm" fo:margin-bottom="0cm" fo:line-height="100%" fo:text-align="start" text:enable-numbering="false" fo:text-indent="0cm"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ＭＳ Ｐゴシック'" style:font-family-generic-asian="modern" style:font-pitch-asian="variable" style:font-size-asian="14pt" style:language-asian="ja" style:country-asian="JP" style:font-style-asian="normal" style:font-weight-asian="normal" style:font-family-complex="'ＭＳ Ｐゴシック'" style:font-family-generic-complex="modern" style:font-pitch-complex="variable" style:font-size-complex="14pt" style:language-complex="zxx" style:country-complex="none" style:font-style-complex="normal" style:font-weight-complex="normal" style:text-emphasize="none" style:text-scale="100%" style:font-relief="none" fo:hyphenate="false"/>
    </style:style>
    <style:style style:name="P22" style:family="paragraph">
      <style:paragraph-properties fo:text-align="center" style:writing-mode="lr-tb"/>
      <style:text-properties fo:font-size="24pt"/>
    </style:style>
    <style:style style:name="P23" style:family="paragraph">
      <style:paragraph-properties fo:margin-left="0cm" fo:margin-right="0cm" fo:text-indent="0cm"/>
      <style:text-properties fo:font-family="さざなみゴシック" style:font-family-generic="swiss" style:font-pitch="variable" fo:font-size="14pt" fo:font-weight="bold" style:font-size-asian="14pt" style:font-weight-asian="bold" style:font-size-complex="14pt" style:font-weight-complex="bold"/>
    </style:style>
    <style:style style:name="P24" style:family="paragraph">
      <style:paragraph-properties fo:margin-left="0cm" fo:margin-right="0cm" fo:text-indent="0cm"/>
      <style:text-properties fo:font-family="さざなみゴシック" style:font-family-generic="swiss" style:font-pitch="variable" fo:font-size="14pt" style:font-size-asian="14pt" style:font-size-complex="14pt"/>
    </style:style>
    <style:style style:name="P25" style:family="paragraph">
      <style:paragraph-properties fo:margin-left="0cm" fo:margin-right="0cm" fo:line-height="80%" fo:text-align="center" fo:text-indent="0cm" style:punctuation-wrap="simple" style:line-break="normal"/>
    </style:style>
    <style:style style:name="P26" style:family="paragraph">
      <style:paragraph-properties fo:margin-left="0cm" fo:margin-right="0cm" fo:line-height="80%" fo:text-align="center" text:enable-numbering="false" fo:text-indent="0cm" style:punctuation-wrap="simple" style:line-break="normal" style:writing-mode="lr-tb"/>
    </style:style>
    <style:style style:name="P27" style:family="paragraph">
      <style:paragraph-properties fo:margin-left="0cm" fo:margin-right="0cm" fo:line-height="65%" fo:text-align="center" fo:text-indent="0cm" style:punctuation-wrap="simple" style:line-break="normal"/>
    </style:style>
    <style:style style:name="P28" style:family="paragraph">
      <style:paragraph-properties fo:margin-left="0cm" fo:margin-right="0cm" fo:line-height="65%" fo:text-align="center" text:enable-numbering="false" fo:text-indent="0cm" style:punctuation-wrap="simple" style:line-break="normal" style:writing-mode="lr-tb"/>
    </style:style>
    <style:style style:name="P29" style:family="paragraph">
      <style:paragraph-properties fo:margin-left="0cm" fo:margin-right="0cm" fo:line-height="80%" fo:text-align="center" text:enable-numbering="false" fo:text-indent="0cm" style:punctuation-wrap="simple" style:line-break="normal" style:writing-mode="lr-tb"/>
      <style:text-properties fo:font-weight="normal" style:font-weight-asian="normal" style:font-weight-complex="normal"/>
    </style:style>
    <style:style style:name="P30" style:family="paragraph">
      <style:paragraph-properties fo:margin-left="0cm" fo:margin-right="0cm" fo:line-height="100%" fo:text-align="center" text:enable-numbering="false" fo:text-indent="0cm" style:punctuation-wrap="simple" style:line-break="normal" style:writing-mode="lr-tb"/>
      <style:text-properties fo:font-weight="normal" style:font-weight-asian="normal" style:font-weight-complex="normal"/>
    </style:style>
    <style:style style:name="P31" style:family="paragraph">
      <style:paragraph-properties fo:margin-left="0cm" fo:margin-right="0cm" fo:line-height="70%" fo:text-indent="0cm" style:punctuation-wrap="simple" style:line-break="normal"/>
    </style:style>
    <style:style style:name="P32" style:family="paragraph">
      <style:paragraph-properties fo:margin-left="0cm" fo:margin-right="0cm" fo:line-height="70%" text:enable-numbering="false" fo:text-indent="0cm" style:punctuation-wrap="simple" style:line-break="normal" style:writing-mode="lr-tb"/>
    </style:style>
    <style:style style:name="P33" style:family="paragraph">
      <style:paragraph-properties fo:margin-left="0cm" fo:margin-right="0cm" fo:line-height="80%" fo:text-indent="0cm" style:punctuation-wrap="simple" style:line-break="normal"/>
    </style:style>
    <style:style style:name="P34" style:family="paragraph">
      <style:paragraph-properties fo:margin-left="0cm" fo:margin-right="0cm" fo:line-height="80%" text:enable-numbering="false" fo:text-indent="0cm" style:punctuation-wrap="simple" style:line-break="normal" style:writing-mode="lr-tb"/>
    </style:style>
    <style:style style:name="P35" style:family="paragraph">
      <style:paragraph-properties fo:margin-left="0cm" fo:margin-right="0cm" fo:line-height="100%" text:enable-numbering="false" fo:text-indent="0cm" style:punctuation-wrap="simple" style:line-break="normal" style:writing-mode="lr-tb"/>
    </style:style>
    <style:style style:name="P36" style:family="paragraph">
      <style:text-properties fo:font-family="さざなみゴシック" style:font-family-generic="swiss" style:font-pitch="variable" fo:font-size="20pt" style:font-size-asian="20pt" style:font-size-complex="20pt"/>
    </style:style>
    <style:style style:name="P37" style:family="paragraph">
      <style:paragraph-properties fo:margin-left="0cm" fo:margin-right="0cm" fo:line-height="100%" fo:text-align="center" text:enable-numbering="false" fo:text-indent="0cm" style:punctuation-wrap="simple" style:line-break="normal" style:writing-mode="lr-tb"/>
      <style:text-properties fo:font-weight="bold" style:font-weight-asian="bold" style:font-weight-complex="bold"/>
    </style:style>
    <style:style style:name="P38" style:family="paragraph">
      <style:paragraph-properties fo:margin-left="0cm" fo:margin-right="0cm" fo:line-height="100%" fo:text-align="center" text:enable-numbering="false" fo:text-indent="0cm" style:punctuation-wrap="simple" style:line-break="normal" style:writing-mode="lr-tb"/>
      <style:text-properties fo:font-size="15pt" fo:font-weight="bold" style:font-size-asian="15pt" style:font-weight-asian="bold" style:font-size-complex="15pt" style:font-weight-complex="bold"/>
    </style:style>
    <style:style style:name="P39" style:family="paragraph">
      <style:paragraph-properties fo:margin-left="0cm" fo:margin-right="0cm" fo:line-height="100%" fo:text-align="center" text:enable-numbering="false" fo:text-indent="0cm" style:writing-mode="lr-tb"/>
      <style:text-properties fo:font-size="16pt" fo:font-weight="normal" style:font-size-asian="16pt" style:font-weight-asian="normal" style:font-size-complex="16pt" style:font-weight-complex="normal"/>
    </style:style>
    <style:style style:name="P40" style:family="paragraph">
      <style:paragraph-properties fo:margin-left="0cm" fo:margin-right="0cm" fo:line-height="100%" text:enable-numbering="false" fo:text-indent="0cm" style:writing-mode="lr-tb"/>
      <style:text-properties fo:font-weight="bold" style:font-weight-asian="bold" style:font-weight-complex="bold"/>
    </style:style>
    <style:style style:name="P41" style:family="paragraph">
      <style:paragraph-properties fo:margin-left="0cm" fo:margin-right="0cm" fo:line-height="100%" fo:text-align="center" text:enable-numbering="false" fo:text-indent="0cm" style:punctuation-wrap="simple" style:line-break="normal" style:writing-mode="lr-tb"/>
      <style:text-properties fo:font-size="14pt" fo:font-weight="bold" style:font-size-asian="14pt" style:font-weight-asian="bold" style:font-size-complex="14pt" style:font-weight-complex="bold"/>
    </style:style>
    <style:style style:name="P42" style:family="paragraph">
      <style:paragraph-properties fo:margin-left="0cm" fo:margin-right="0cm" fo:line-height="70%" text:enable-numbering="false" fo:text-indent="0cm" style:punctuation-wrap="simple" style:line-break="normal" style:writing-mode="lr-tb"/>
      <style:text-properties fo:font-size="16pt" style:font-size-asian="16pt" style:font-size-complex="16pt"/>
    </style:style>
    <style:style style:name="P43" style:family="paragraph">
      <style:paragraph-properties fo:margin-left="0cm" fo:margin-right="0cm" fo:margin-top="0.264cm" fo:margin-bottom="0cm" fo:line-height="100%" fo:text-align="center" fo:text-indent="0cm"/>
    </style:style>
    <style:style style:name="P44" style:family="paragraph">
      <style:paragraph-properties fo:margin-left="0cm" fo:margin-right="0cm" fo:margin-top="0.308cm" fo:margin-bottom="0cm" fo:line-height="100%" fo:text-align="center" fo:text-indent="0cm"/>
    </style:style>
    <style:style style:name="P45" style:family="paragraph">
      <style:paragraph-properties fo:margin-left="0cm" fo:margin-right="0cm" fo:margin-top="0.264cm" fo:margin-bottom="0cm" fo:line-height="100%" fo:text-align="center" text:enable-numbering="false" fo:text-indent="0cm" style:writing-mode="lr-tb"/>
    </style:style>
    <style:style style:name="P46" style:family="paragraph">
      <style:paragraph-properties fo:margin-left="0cm" fo:margin-right="0cm" fo:line-height="100%" fo:text-align="center" text:enable-numbering="false" fo:text-indent="0cm" style:writing-mode="lr-tb"/>
      <style:text-properties fo:font-size="16pt" fo:font-weight="bold" style:font-size-asian="16pt" style:font-weight-asian="bold" style:font-size-complex="16pt" style:font-weight-complex="bold"/>
    </style:style>
    <style:style style:name="P47" style:family="paragraph">
      <style:paragraph-properties fo:margin-left="0cm" fo:margin-right="0cm" fo:line-height="100%" fo:text-align="center" text:enable-numbering="false" fo:text-indent="0cm" style:writing-mode="lr-tb"/>
      <style:text-properties fo:font-weight="bold" style:font-weight-asian="bold" style:font-weight-complex="bold"/>
    </style:style>
    <style:style style:name="P48" style:family="paragraph">
      <style:paragraph-properties style:writing-mode="tb-rl"/>
    </style:style>
    <style:style style:name="P49" style:family="paragraph">
      <style:paragraph-properties fo:margin-left="0cm" fo:margin-right="0cm" fo:text-indent="0cm"/>
      <style:text-properties fo:font-family="さざなみゴシック" style:font-family-generic="swiss" style:font-pitch="variable" fo:font-size="16pt" fo:font-weight="bold" style:font-size-asian="16pt" style:font-weight-asian="bold" style:font-size-complex="16pt" style:font-weight-complex="bold"/>
    </style:style>
    <style:style style:name="P50" style:family="paragraph">
      <style:paragraph-properties fo:margin-left="0cm" fo:margin-right="0cm" fo:text-align="start" fo:text-indent="0cm"/>
    </style:style>
    <style:style style:name="P51" style:family="paragraph">
      <style:paragraph-properties fo:margin-left="0cm" fo:margin-right="0cm" fo:text-align="start" fo:text-indent="0cm"/>
      <style:text-properties fo:font-family="さざなみゴシック" style:font-family-generic="swiss" style:font-pitch="variable" fo:font-size="14pt" style:font-size-asian="14pt" style:font-size-complex="14pt"/>
    </style:style>
    <style:style style:name="P52" style:family="paragraph">
      <style:paragraph-properties fo:margin-left="0cm" fo:margin-right="0cm" fo:text-align="start" fo:text-indent="0cm"/>
      <style:text-properties fo:font-size="14pt" fo:font-weight="bold" style:font-size-asian="14pt" style:font-weight-asian="bold" style:font-size-complex="14pt" style:font-weight-complex="bold"/>
    </style:style>
    <style:style style:name="P53" style:family="paragraph">
      <style:paragraph-properties fo:margin-left="0cm" fo:margin-right="0cm" fo:text-align="start" fo:text-indent="0cm"/>
      <style:text-properties fo:font-family="さざなみゴシック" style:font-family-generic="swiss" style:font-pitch="variable" fo:font-size="16pt" style:font-size-asian="16pt" style:font-size-complex="16pt"/>
    </style:style>
    <style:style style:name="P54" style:family="paragraph">
      <style:text-properties fo:font-size="16pt" style:font-size-asian="16pt" style:font-size-complex="16pt"/>
    </style:style>
    <style:style style:name="P55" style:family="paragraph">
      <style:text-properties fo:font-size="20pt" style:font-size-asian="20pt" style:font-size-complex="20pt"/>
    </style:style>
    <style:style style:name="P56" style:family="paragraph">
      <style:paragraph-properties fo:margin-left="0cm" fo:margin-right="0cm" fo:text-align="center" fo:text-indent="0cm"/>
      <style:text-properties fo:font-family="さざなみゴシック" style:font-family-generic="swiss" style:font-pitch="variable" fo:font-size="15pt" fo:font-weight="bold" style:font-size-asian="15pt" style:font-weight-asian="bold" style:font-size-complex="15pt" style:font-weight-complex="bold"/>
    </style:style>
    <style:style style:name="P57" style:family="paragraph">
      <style:text-properties fo:font-family="さざなみゴシック" style:font-family-generic="swiss" style:font-pitch="variable" fo:font-size="15pt" style:font-size-asian="15pt" style:font-size-complex="15pt"/>
    </style:style>
    <style:style style:name="P58" style:family="paragraph">
      <style:paragraph-properties fo:text-align="start"/>
      <style:text-properties fo:font-size="14pt" style:font-size-asian="14pt" style:font-size-complex="14pt"/>
    </style:style>
    <style:style style:name="P59" style:family="paragraph">
      <style:paragraph-properties fo:text-align="center"/>
      <style:text-properties fo:font-family="さざなみゴシック" style:font-family-generic="swiss" style:font-pitch="variable" fo:font-size="18pt" fo:font-weight="bold" style:font-size-asian="18pt" style:font-weight-asian="bold" style:font-size-complex="18pt" style:font-weight-complex="bold"/>
    </style:style>
    <style:style style:name="P60" style:family="paragraph">
      <style:paragraph-properties fo:margin-left="0cm" fo:margin-right="0cm" fo:text-align="center" fo:text-indent="0cm"/>
      <style:text-properties fo:font-family="さざなみゴシック" style:font-family-generic="swiss" style:font-pitch="variable" fo:font-size="18pt" fo:font-weight="bold" style:font-size-asian="18pt" style:font-weight-asian="bold" style:font-size-complex="18pt" style:font-weight-complex="bold"/>
    </style:style>
    <style:style style:name="P61" style:family="paragraph">
      <style:paragraph-properties fo:text-align="center"/>
      <style:text-properties fo:font-family="さざなみゴシック" style:font-family-generic="swiss" style:font-pitch="variable" fo:font-size="16pt" fo:font-weight="bold" style:font-size-asian="16pt" style:font-weight-asian="bold" style:font-size-complex="16pt" style:font-weight-complex="bold"/>
    </style:style>
    <style:style style:name="P62" style:family="paragraph">
      <style:paragraph-properties fo:text-align="center"/>
      <style:text-properties fo:font-size="14pt" style:font-size-asian="14pt" style:font-size-complex="14pt"/>
    </style:style>
    <style:style style:name="P63" style:family="paragraph">
      <style:paragraph-properties fo:margin-left="0cm" fo:margin-right="0cm" fo:text-align="center" fo:text-indent="0cm"/>
      <style:text-properties fo:font-size="16pt" style:font-size-asian="16pt" style:font-size-complex="16pt"/>
    </style:style>
    <style:style style:name="P64" style:family="paragraph">
      <style:paragraph-properties fo:margin-left="0cm" fo:margin-right="0cm" fo:text-align="center" fo:text-indent="0cm"/>
      <style:text-properties fo:font-family="さざなみゴシック" style:font-family-generic="swiss" style:font-pitch="variable" fo:font-size="16pt" style:font-size-asian="16pt" style:font-size-complex="16pt"/>
    </style:style>
    <style:style style:name="P65" style:family="paragraph">
      <style:paragraph-properties fo:text-align="center"/>
    </style:style>
    <style:style style:name="P66" style:family="paragraph">
      <style:paragraph-properties fo:margin-left="0cm" fo:margin-right="0cm" fo:text-indent="0cm"/>
      <style:text-properties fo:font-family="さざなみゴシック" style:font-family-generic="swiss" style:font-pitch="variable" fo:font-size="15pt" fo:font-weight="bold" style:font-size-asian="15pt" style:font-weight-asian="bold" style:font-size-complex="15pt" style:font-weight-complex="bold"/>
    </style:style>
    <style:style style:name="P67" style:family="paragraph">
      <style:text-properties fo:font-family="さざなみゴシック" style:font-family-generic="swiss" style:font-pitch="variable" fo:font-size="16pt" fo:font-weight="bold" style:font-size-asian="16pt" style:font-weight-asian="bold" style:font-size-complex="16pt" style:font-weight-complex="bold"/>
    </style:style>
    <style:style style:name="P68" style:family="paragraph">
      <style:text-properties fo:font-family="さざなみゴシック" style:font-family-generic="swiss" style:font-pitch="variable" fo:font-size="18pt" fo:font-weight="bold" style:font-size-asian="18pt" style:font-weight-asian="bold" style:font-size-complex="18pt" style:font-weight-complex="bold"/>
    </style:style>
    <style:style style:name="P69" style:family="paragraph">
      <style:paragraph-properties fo:margin-left="0cm" fo:margin-right="0cm" fo:text-indent="0cm"/>
      <style:text-properties fo:font-family="さざなみゴシック" style:font-family-generic="swiss" style:font-pitch="variable" fo:font-size="18pt" fo:font-weight="bold" style:font-size-asian="18pt" style:font-weight-asian="bold" style:font-size-complex="18pt" style:font-weight-complex="bold"/>
    </style:style>
    <style:style style:name="P70" style:family="paragraph">
      <style:paragraph-properties fo:margin-left="0cm" fo:margin-right="0cm" fo:text-align="center" fo:text-indent="0cm"/>
      <style:text-properties fo:font-size="15pt" fo:font-weight="bold" style:font-size-asian="15pt" style:font-weight-asian="bold" style:font-size-complex="15pt" style:font-weight-complex="bold"/>
    </style:style>
    <style:style style:name="P71" style:family="paragraph">
      <style:paragraph-properties fo:margin-left="0cm" fo:margin-right="0cm" fo:text-align="center" fo:text-indent="0cm"/>
      <style:text-properties fo:font-size="16pt" fo:font-weight="bold" style:font-size-asian="16pt" style:font-weight-asian="bold" style:font-size-complex="16pt" style:font-weight-complex="bold"/>
    </style:style>
    <style:style style:name="P72" style:family="paragraph">
      <style:paragraph-properties fo:text-align="center"/>
      <style:text-properties fo:font-size="16pt" style:font-size-asian="16pt" style:font-size-complex="16pt"/>
    </style:style>
    <style:style style:name="P73" style:family="paragraph">
      <style:paragraph-properties fo:margin-left="0cm" fo:margin-right="0cm" fo:text-indent="0cm"/>
      <style:text-properties fo:font-size="16pt" fo:font-weight="bold" style:font-size-asian="16pt" style:font-weight-asian="bold" style:font-size-complex="16pt" style:font-weight-complex="bold"/>
    </style:style>
    <style:style style:name="P74" style:family="paragraph">
      <style:text-properties fo:font-size="16pt" fo:font-weight="bold" style:font-size-asian="16pt" style:font-weight-asian="bold" style:font-size-complex="16pt" style:font-weight-complex="bold"/>
    </style:style>
    <style:style style:name="P75"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6" style:family="paragraph">
      <style:paragraph-properties fo:margin-left="0cm" fo:margin-right="0cm" fo:line-height="100%" text:enable-numbering="false" fo:text-indent="0cm" style:writing-mode="lr-tb"/>
      <style:text-properties fo:font-size="10pt" fo:font-weight="normal" style:font-size-asian="10pt" style:font-weight-asian="normal" style:font-size-complex="10pt" style:font-weight-complex="normal"/>
    </style:style>
    <style:style style:name="P77" style:family="paragraph">
      <style:paragraph-properties fo:margin-left="0cm" fo:margin-right="0cm" fo:margin-top="0.22cm" fo:margin-bottom="0cm" fo:line-height="100%" fo:text-indent="0cm"/>
    </style:style>
    <style:style style:name="P78" style:family="paragraph">
      <style:paragraph-properties fo:margin-left="0cm" fo:margin-right="0cm" fo:margin-top="0.22cm" fo:margin-bottom="0cm" fo:line-height="100%" text:enable-numbering="false" fo:text-indent="0cm" style:writing-mode="lr-tb"/>
    </style:style>
    <style:style style:name="P79" style:family="paragraph">
      <style:paragraph-properties fo:margin-left="0cm" fo:margin-right="0cm" fo:margin-top="0.22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style:paragraph-properties fo:margin-left="0cm" fo:margin-right="0cm" fo:margin-top="0.22cm" fo:margin-bottom="0cm" fo:line-height="100%" text:enable-numbering="false" fo:text-indent="0cm" style:writing-mode="lr-tb"/>
      <style:text-properties fo:font-size="9pt" fo:font-weight="normal" style:font-size-asian="9pt" style:font-weight-asian="normal" style:font-size-complex="9pt" style:font-weight-complex="normal"/>
    </style:style>
    <style:style style:name="P81" style:family="paragraph">
      <style:paragraph-properties fo:margin-left="0cm" fo:margin-right="0cm" fo:line-height="100%" text:enable-numbering="false" fo:text-indent="0cm" style:writing-mode="lr-tb"/>
      <style:text-properties fo:font-weight="normal" style:font-weight-asian="normal" style:font-weight-complex="normal"/>
    </style:style>
    <style:style style:name="P82" style:family="paragraph">
      <style:paragraph-properties fo:margin-left="0cm" fo:margin-right="0cm" fo:margin-top="0.308cm" fo:margin-bottom="0cm" fo:line-height="100%" fo:text-indent="0cm"/>
    </style:style>
    <style:style style:name="P83" style:family="paragraph">
      <style:paragraph-properties fo:margin-left="0cm" fo:margin-right="0cm" fo:margin-top="0.308cm" fo:margin-bottom="0cm" fo:line-height="100%" text:enable-numbering="false" fo:text-indent="0cm" style:writing-mode="lr-tb"/>
      <style:text-properties fo:font-size="16pt" fo:font-weight="bold" style:font-size-asian="16pt" style:font-weight-asian="bold" style:font-size-complex="16pt" style:font-weight-complex="bold"/>
    </style:style>
    <style:style style:name="P84" style:family="paragraph">
      <style:paragraph-properties fo:margin-left="0cm" fo:margin-right="0cm" fo:line-height="100%" text:enable-numbering="false" fo:text-indent="0cm" style:writing-mode="lr-tb"/>
      <style:text-properties fo:font-size="16pt" fo:font-weight="normal" style:font-size-asian="16pt" style:font-weight-asian="normal" style:font-size-complex="16pt" style:font-weight-complex="normal"/>
    </style:style>
    <style:style style:name="P85" style:family="paragraph">
      <style:paragraph-properties fo:margin-left="0cm" fo:margin-right="0cm" fo:line-height="100%" text:enable-numbering="false" fo:text-indent="0cm" style:writing-mode="lr-tb"/>
      <style:text-properties fo:font-size="16pt" style:font-size-asian="16pt" style:font-size-complex="16pt"/>
    </style:style>
    <style:style style:name="P86" style:family="paragraph">
      <style:paragraph-properties fo:margin-left="0cm" fo:margin-right="0cm" fo:margin-top="0.308cm" fo:margin-bottom="0cm" fo:line-height="100%" fo:text-align="center" text:enable-numbering="false" fo:text-indent="0cm" style:writing-mode="lr-tb"/>
    </style:style>
    <style:style style:name="P87" style:family="paragraph">
      <style:paragraph-properties fo:margin-left="0cm" fo:margin-right="0cm" fo:line-height="100%" text:enable-numbering="false" fo:text-indent="0cm" style:writing-mode="lr-tb"/>
      <style:text-properties fo:font-size="14pt" fo:font-weight="normal" style:font-size-asian="14pt" style:font-weight-asian="normal" style:font-size-complex="14pt" style:font-weight-complex="normal"/>
    </style:style>
    <style:style style:name="P88" style:family="paragraph">
      <style:paragraph-properties fo:margin-left="0cm" fo:margin-right="0cm" fo:line-height="100%" fo:text-align="center" fo:text-indent="0cm" style:writing-mode="lr-tb"/>
    </style:style>
    <style:style style:name="P89" style:family="paragraph">
      <style:paragraph-properties fo:margin-left="0cm" fo:margin-right="0cm" fo:margin-top="0.308cm" fo:margin-bottom="0cm" fo:line-height="100%" text:enable-numbering="false" fo:text-indent="0cm" style:writing-mode="lr-tb"/>
      <style:text-properties fo:font-size="16pt" style:font-size-asian="16pt" style:font-size-complex="16pt"/>
    </style:style>
    <style:style style:name="P90"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91" style:family="paragraph">
      <style:paragraph-properties fo:margin-left="0cm" fo:margin-right="0cm" fo:text-indent="0cm"/>
      <style:text-properties fo:font-size="12pt" style:font-size-asian="12pt" style:font-size-complex="12pt"/>
    </style:style>
    <style:style style:name="P92" style:family="paragraph">
      <style:paragraph-properties fo:margin-left="0cm" fo:margin-right="0cm" fo:text-indent="0cm"/>
      <style:text-properties fo:font-family="'Nachlieli CLM'" style:font-pitch="variable" fo:font-size="15pt" style:font-size-asian="15pt" style:font-size-complex="15pt"/>
    </style:style>
    <style:style style:name="P93" style:family="paragraph">
      <style:paragraph-properties fo:margin-left="0cm" fo:margin-right="0cm" fo:text-align="start" fo:text-indent="0cm"/>
      <style:text-properties fo:font-size="14pt" style:font-size-asian="14pt" style:font-size-complex="14pt"/>
    </style:style>
    <style:style style:name="P94" style:family="paragraph">
      <style:text-properties fo:font-size="14pt" style:font-size-asian="14pt" style:font-size-complex="14pt"/>
    </style:style>
    <style:style style:name="P95" style:family="paragraph">
      <style:text-properties fo:font-size="13pt" style:font-size-asian="13pt" style:font-size-complex="13pt"/>
    </style:style>
    <style:style style:name="P96" style:family="paragraph">
      <style:paragraph-properties fo:margin-left="0cm" fo:margin-right="0cm" fo:text-indent="0cm"/>
      <style:text-properties fo:font-family="'Nachlieli CLM'" style:font-pitch="variable" fo:font-size="14pt" style:font-size-asian="14pt" style:font-size-complex="14pt"/>
    </style:style>
    <style:style style:name="P97" style:family="paragraph">
      <style:paragraph-properties fo:text-align="center"/>
      <style:text-properties fo:font-family="'Nachlieli CLM'" style:font-pitch="variable" fo:font-size="14pt" style:font-size-asian="14pt" style:font-size-complex="14pt"/>
    </style:style>
    <style:style style:name="P98" style:family="paragraph">
      <style:paragraph-properties fo:margin-left="0cm" fo:margin-right="0cm" fo:margin-top="0cm" fo:margin-bottom="0cm" fo:line-height="100%" fo:text-align="center" text:enable-numbering="false" fo:text-indent="0cm" style:text-autospace="none" style:punctuation-wrap="simple" style:line-break="strict" style:writing-mode="lr-tb">
        <style:tab-stops/>
      </style:paragraph-properties>
      <style:text-properties style:use-window-font-color="true" style:text-outline="false" style:text-line-through-style="none" style:text-position="0% 100%" fo:font-family="さざなみゴシック" style:font-family-generic="roman" style:font-pitch="variable" fo:font-size="14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4pt" style:language-asian="ja" style:country-asian="JP" style:font-style-asian="normal" style:font-weight-asian="normal" style:font-family-complex="さざなみゴシック" style:font-family-generic-complex="system" style:font-pitch-complex="variable" style:font-size-complex="14pt" style:language-complex="zxx" style:country-complex="none" style:font-style-complex="normal" style:font-weight-complex="normal" style:text-emphasize="none" style:text-scale="100%" style:font-relief="none" fo:hyphenate="false"/>
    </style:style>
    <style:style style:name="P99"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fo:hyphenate="false"/>
    </style:style>
    <style:style style:name="P100" style:family="paragraph">
      <style:paragraph-properties fo:margin-left="0cm" fo:margin-right="0cm" fo:margin-top="0cm" fo:margin-bottom="0cm" fo:line-height="100%" text:enable-numbering="false" fo:text-indent="0cm" style:text-autospace="none" style:punctuation-wrap="simple" style:line-break="strict" style:writing-mode="lr-tb">
        <style:tab-stops/>
      </style:paragraph-properties>
      <style:text-properties style:use-window-font-color="true" style:text-outline="false" style:text-line-through-style="none" style:text-position="0% 100%" fo:font-family="さざなみゴシック" style:font-family-generic="roman" style:font-pitch="variable" fo:font-size="16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6pt" style:language-asian="ja" style:country-asian="JP" style:font-style-asian="normal" style:font-weight-asian="normal" style:font-family-complex="さざなみゴシック" style:font-family-generic-complex="system" style:font-pitch-complex="variable" style:font-size-complex="16pt" style:language-complex="zxx" style:country-complex="none" style:font-style-complex="normal" style:font-weight-complex="normal" style:text-emphasize="none" style:text-scale="100%" style:font-relief="none" fo:hyphenate="false"/>
    </style:style>
    <style:style style:name="P101"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102" style:family="paragraph">
      <style:paragraph-properties fo:margin-left="0cm" fo:margin-right="0cm" fo:margin-top="0cm" fo:margin-bottom="0cm" fo:line-height="100%" fo:text-align="center" text:enable-numbering="false" fo:text-indent="0cm" style:text-autospace="none" style:punctuation-wrap="simple" style:line-break="strict" style:writing-mode="lr-tb">
        <style:tab-stops/>
      </style:paragraph-properties>
      <style:text-properties style:use-window-font-color="true" style:text-outline="false" style:text-line-through-style="none" style:text-position="0% 100%" fo:font-family="Gothic" style:font-family-generic="swiss" fo:font-size="14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4pt" style:language-asian="ja" style:country-asian="JP" style:font-style-asian="normal" style:font-weight-asian="normal" style:font-family-complex="さざなみゴシック" style:font-family-generic-complex="system" style:font-pitch-complex="variable" style:font-size-complex="14pt" style:language-complex="zxx" style:country-complex="none" style:font-style-complex="normal" style:font-weight-complex="normal" style:text-emphasize="none" style:text-scale="100%" style:font-relief="none" fo:hyphenate="false"/>
    </style:style>
    <style:style style:name="P103" style:family="paragraph">
      <style:paragraph-properties fo:margin-left="0cm" fo:margin-right="0cm" fo:text-align="center" fo:text-indent="0cm"/>
      <style:text-properties fo:font-family="Gothic" style:font-family-generic="swiss" fo:font-size="14pt" style:font-size-asian="14pt" style:font-size-complex="14pt"/>
    </style:style>
    <style:style style:name="P104" style:family="paragraph">
      <style:text-properties fo:font-family="Gothic" style:font-family-generic="swiss" fo:font-size="14pt" style:font-size-asian="14pt" style:font-size-complex="14pt"/>
    </style:style>
    <style:style style:name="P105" style:family="paragraph">
      <style:paragraph-properties fo:margin-left="0cm" fo:margin-right="0cm" fo:text-align="center" fo:text-indent="0cm"/>
      <style:text-properties fo:font-family="'Liberation Sans'" style:font-family-generic="swiss" style:font-pitch="variable" fo:font-size="14pt" style:font-size-asian="14pt" style:font-size-complex="14pt"/>
    </style:style>
    <style:style style:name="P106" style:family="paragraph">
      <style:paragraph-properties fo:margin-left="0cm" fo:margin-right="0cm" fo:margin-top="0.308cm" fo:margin-bottom="0cm" fo:line-height="100%" text:enable-numbering="false" fo:text-indent="0cm" style:writing-mode="lr-tb"/>
    </style:style>
    <style:style style:name="P107" style:family="paragraph">
      <style:paragraph-properties fo:margin-left="0cm" fo:margin-right="0cm" fo:margin-top="0.308cm" fo:margin-bottom="0cm" fo:line-height="100%" fo:text-align="center" text:enable-numbering="false" fo:text-indent="0cm" style:writing-mode="lr-tb"/>
      <style:text-properties fo:font-weight="normal" style:font-weight-asian="normal" style:font-weight-complex="normal"/>
    </style:style>
    <style:style style:name="P108" style:family="paragraph">
      <style:paragraph-properties fo:text-align="start"/>
      <style:text-properties fo:font-size="12pt" style:font-size-asian="12pt" style:font-size-complex="12pt"/>
    </style:style>
    <style:style style:name="P109" style:family="paragraph">
      <style:paragraph-properties fo:text-align="start"/>
      <style:text-properties fo:font-family="さざなみゴシック" style:font-family-generic="swiss" style:font-pitch="variable" fo:font-size="14pt" style:font-size-asian="14pt" style:font-size-complex="14pt"/>
    </style:style>
    <style:style style:name="P110" style:family="paragraph">
      <style:paragraph-properties fo:text-align="start"/>
      <style:text-properties fo:font-size="10pt" style:font-size-asian="10pt" style:font-size-complex="10pt"/>
    </style:style>
    <style:style style:name="P111" style:family="paragraph">
      <style:text-properties fo:font-size="12pt" style:font-size-asian="12pt" style:font-size-complex="12pt"/>
    </style:style>
    <style:style style:name="P112" style:family="paragraph">
      <style:text-properties fo:font-size="10.5pt" style:font-size-asian="10.5pt" style:font-size-complex="10.5pt"/>
    </style:style>
    <style:style style:name="P113" style:family="paragraph">
      <style:text-properties fo:font-family="さざなみゴシック" style:font-family-generic="swiss" style:font-pitch="variable" fo:font-size="10pt" style:font-size-asian="10pt" style:font-size-complex="10pt"/>
    </style:style>
    <style:style style:name="P114" style:family="paragraph">
      <style:text-properties fo:font-family="さざなみゴシック" style:font-family-generic="swiss" style:font-pitch="variable" fo:font-size="11pt" style:font-size-asian="11pt" style:font-size-complex="11pt"/>
    </style:style>
    <style:style style:name="P115" style:family="paragraph">
      <style:text-properties fo:font-family="さざなみゴシック" style:font-family-generic="swiss" style:font-pitch="variable" fo:font-size="14pt" style:font-size-asian="14pt" style:font-size-complex="14pt"/>
    </style:style>
    <style:style style:name="P116" style:family="paragraph">
      <style:paragraph-properties fo:margin-left="0cm" fo:margin-right="0cm" fo:line-height="100%" text:enable-numbering="false" fo:text-indent="0cm" style:writing-mode="lr-tb"/>
      <style:text-properties fo:font-size="13pt" style:font-size-asian="13pt" style:font-size-complex="13pt"/>
    </style:style>
    <style:style style:name="P117" style:family="paragraph">
      <style:paragraph-properties fo:margin-left="0cm" fo:margin-right="0cm" fo:line-height="100%" fo:text-align="end" fo:text-indent="0cm"/>
    </style:style>
    <style:style style:name="P118" style:family="paragraph">
      <style:paragraph-properties fo:margin-left="0cm" fo:margin-right="0cm" fo:line-height="100%" fo:text-align="end" text:enable-numbering="false" fo:text-indent="0cm" style:writing-mode="lr-tb"/>
      <style:text-properties fo:font-size="13pt" style:font-size-asian="13pt" style:font-size-complex="13pt"/>
    </style:style>
    <style:style style:name="P119" style:family="paragraph">
      <style:paragraph-properties fo:margin-left="0cm" fo:margin-right="0cm" fo:line-height="100%" fo:text-indent="0cm" style:writing-mode="lr-tb"/>
    </style:style>
    <style:style style:name="P120" style:family="paragraph">
      <style:paragraph-properties fo:margin-left="0cm" fo:margin-right="0cm" fo:text-indent="0cm" style:punctuation-wrap="simple" style:line-break="normal"/>
    </style:style>
    <style:style style:name="P121" style:family="paragraph">
      <style:paragraph-properties fo:margin-left="0cm" fo:margin-right="0cm" fo:line-height="100%" text:enable-numbering="false" fo:text-indent="0cm" style:punctuation-wrap="simple" style:line-break="normal" style:writing-mode="lr-tb"/>
      <style:text-properties fo:font-size="14pt" style:font-size-asian="14pt" style:font-size-complex="14pt"/>
    </style:style>
    <style:style style:name="P122" style:family="paragraph">
      <style:paragraph-properties fo:margin-left="0cm" fo:margin-right="0cm" fo:line-height="75%" fo:text-align="center" fo:text-indent="0cm" style:punctuation-wrap="simple" style:line-break="normal"/>
    </style:style>
    <style:style style:name="P123" style:family="paragraph">
      <style:paragraph-properties fo:margin-left="0cm" fo:margin-right="0cm" fo:line-height="75%" fo:text-align="center" text:enable-numbering="false" fo:text-indent="0cm" style:punctuation-wrap="simple" style:line-break="normal" style:writing-mode="lr-tb"/>
      <style:text-properties fo:font-weight="normal" style:font-weight-asian="normal" style:font-weight-complex="normal"/>
    </style:style>
    <style:style style:name="P124" style:family="paragraph">
      <style:paragraph-properties fo:margin-left="0cm" fo:margin-right="0cm" fo:line-height="70%" text:enable-numbering="false" fo:text-indent="0cm" style:punctuation-wrap="simple" style:line-break="normal" style:writing-mode="lr-tb"/>
      <style:text-properties fo:font-weight="normal" style:font-weight-asian="normal" style:font-weight-complex="normal"/>
    </style:style>
    <style:style style:name="P125" style:family="paragraph">
      <style:paragraph-properties fo:margin-left="0cm" fo:margin-right="0cm" fo:line-height="80%" fo:text-align="center" text:enable-numbering="false" fo:text-indent="0cm" style:punctuation-wrap="simple" style:line-break="normal" style:writing-mode="lr-tb"/>
      <style:text-properties fo:font-size="10pt" fo:font-weight="normal" style:font-size-asian="10pt" style:font-weight-asian="normal" style:font-size-complex="10pt" style:font-weight-complex="normal"/>
    </style:style>
    <style:style style:name="P126" style:family="paragraph">
      <style:paragraph-properties fo:margin-left="0cm" fo:margin-right="0cm" fo:line-height="75%" fo:text-align="center" text:enable-numbering="false" fo:text-indent="0cm" style:punctuation-wrap="simple" style:line-break="normal" style:writing-mode="lr-tb"/>
    </style:style>
    <style:style style:name="P127" style:family="paragraph">
      <style:paragraph-properties fo:margin-left="0cm" fo:margin-right="0cm" fo:text-align="center" fo:text-indent="0cm" style:punctuation-wrap="simple" style:line-break="normal"/>
    </style:style>
    <style:style style:name="P128" style:family="paragraph">
      <style:paragraph-properties fo:margin-left="0cm" fo:margin-right="0cm" fo:text-align="center" text:enable-numbering="false" fo:text-indent="0cm" style:punctuation-wrap="simple" style:line-break="normal" style:writing-mode="lr-tb"/>
      <style:text-properties fo:font-family="'VL Pゴシック'" style:font-pitch="variable" fo:font-weight="normal" style:font-weight-asian="normal" style:font-weight-complex="normal"/>
    </style:style>
    <style:style style:name="P129" style:family="paragraph">
      <style:paragraph-properties fo:margin-left="0cm" fo:margin-right="0cm" fo:text-align="center" fo:text-indent="0cm" style:writing-mode="lr-tb"/>
    </style:style>
    <style:style style:name="P130" style:family="paragraph">
      <style:paragraph-properties fo:text-align="center" style:writing-mode="lr-tb"/>
      <style:text-properties fo:font-family="さざなみゴシック" style:font-family-generic="swiss" style:font-pitch="variable" fo:font-size="14pt" style:font-size-asian="14pt" style:font-size-complex="14pt"/>
    </style:style>
    <style:style style:name="P131" style:family="paragraph">
      <style:paragraph-properties fo:text-align="center" style:writing-mode="lr-tb"/>
      <style:text-properties fo:font-family="'VL ゴシック'" style:font-pitch="variable" fo:font-size="14pt" style:font-size-asian="14pt" style:font-size-complex="14pt"/>
    </style:style>
    <style:style style:name="P132" style:family="paragraph">
      <style:text-properties fo:font-family="さざなみゴシック" style:font-family-generic="swiss" style:font-pitch="variable" fo:font-size="16pt" style:font-size-asian="16pt" style:font-size-complex="16pt"/>
    </style:style>
    <style:style style:name="P133" style:family="paragraph">
      <style:paragraph-properties fo:text-align="center"/>
      <style:text-properties fo:font-family="さざなみゴシック" style:font-family-generic="swiss" style:font-pitch="variable" fo:font-size="15pt" style:font-size-asian="15pt" style:font-size-complex="15pt"/>
    </style:style>
    <style:style style:name="P134" style:family="paragraph">
      <style:paragraph-properties fo:margin-left="0cm" fo:margin-right="0cm" text:enable-numbering="false" fo:text-indent="0cm" style:punctuation-wrap="simple" style:line-break="normal" style:writing-mode="lr-tb"/>
      <style:text-properties fo:font-family="さざなみゴシック" style:font-family-generic="swiss" style:font-pitch="variable"/>
    </style:style>
    <style:style style:name="P135" style:family="paragraph">
      <style:paragraph-properties fo:margin-left="0cm" fo:margin-right="0cm" text:enable-numbering="false" fo:text-indent="0cm" style:punctuation-wrap="simple" style:line-break="normal" style:writing-mode="lr-tb"/>
      <style:text-properties fo:font-family="さざなみゴシック" style:font-family-generic="swiss" style:font-pitch="variable" style:font-family-asian="さざなみゴシック" style:font-family-generic-asian="swiss" style:font-pitch-asian="variable"/>
    </style:style>
    <style:style style:name="P136" style:family="paragraph">
      <style:paragraph-properties fo:margin-left="0cm" fo:margin-right="0cm" fo:margin-top="0.264cm" fo:margin-bottom="0cm" fo:text-align="center" fo:text-indent="0cm"/>
    </style:style>
    <style:style style:name="P137" style:family="paragraph">
      <style:paragraph-properties fo:margin-left="0cm" fo:margin-right="0cm" fo:margin-top="0.308cm" fo:margin-bottom="0cm" fo:text-align="center" fo:text-indent="0cm"/>
    </style:style>
    <style:style style:name="P138" style:family="paragraph">
      <style:paragraph-properties fo:margin-left="0cm" fo:margin-right="0cm" fo:margin-top="0.264cm" fo:margin-bottom="0cm" fo:text-align="center" text:enable-numbering="false" fo:text-indent="0cm" style:writing-mode="lr-tb"/>
    </style:style>
    <style:style style:name="P139" style:family="paragraph">
      <style:paragraph-properties fo:margin-left="0cm" fo:margin-right="0cm" fo:line-height="100%" fo:text-align="center" text:enable-numbering="false" fo:text-indent="0cm" style:writing-mode="lr-tb"/>
      <style:text-properties fo:font-size="11pt" style:font-size-asian="11pt" style:font-size-complex="11pt"/>
    </style:style>
    <style:style style:name="P140" style:family="paragraph">
      <style:paragraph-properties fo:margin-left="0cm" fo:margin-right="0cm" fo:line-height="100%" text:enable-numbering="false" fo:text-indent="0cm" style:writing-mode="lr-tb"/>
      <style:text-properties fo:font-size="12pt" style:font-size-asian="12pt" style:font-size-complex="12pt"/>
    </style:style>
    <style:style style:name="P141" style:family="paragraph">
      <style:paragraph-properties fo:margin-left="0cm" fo:margin-right="0cm" fo:margin-top="0.308cm" fo:margin-bottom="0cm" fo:text-indent="0cm"/>
    </style:style>
    <style:style style:name="P142" style:family="paragraph">
      <style:paragraph-properties fo:margin-left="0cm" fo:margin-right="0cm" fo:margin-top="0.308cm" fo:margin-bottom="0cm" text:enable-numbering="false" fo:text-indent="0cm" style:writing-mode="lr-tb"/>
    </style:style>
    <style:style style:name="P143" style:family="paragraph">
      <style:paragraph-properties fo:margin-left="0cm" fo:margin-right="0cm" text:enable-numbering="false" fo:text-indent="0cm" style:writing-mode="lr-tb"/>
      <style:text-properties fo:font-family="Garuda" style:font-pitch="variable" fo:font-size="10pt" style:font-family-asian="Garuda" style:font-pitch-asian="variable" style:font-size-asian="10pt" style:font-size-complex="10pt"/>
    </style:style>
    <style:style style:name="P144" style:family="paragraph">
      <style:paragraph-properties fo:margin-left="0cm" fo:margin-right="0cm" text:enable-numbering="false" fo:text-indent="0cm" style:writing-mode="lr-tb"/>
    </style:style>
    <style:style style:name="P145" style:family="paragraph">
      <style:paragraph-properties fo:margin-left="0cm" fo:margin-right="0cm" fo:text-align="center" text:enable-numbering="false" fo:text-indent="0cm" style:writing-mode="lr-tb"/>
    </style:style>
    <style:style style:name="P146" style:family="paragraph">
      <style:paragraph-properties fo:margin-left="0cm" fo:margin-right="0cm" fo:margin-top="0.396cm" fo:margin-bottom="0cm" fo:text-indent="0cm"/>
    </style:style>
    <style:style style:name="P147" style:family="paragraph">
      <style:paragraph-properties fo:margin-left="0cm" fo:margin-right="0cm" fo:margin-top="0.396cm" fo:margin-bottom="0cm" text:enable-numbering="true" fo:text-indent="0cm" style:writing-mode="lr-tb"/>
    </style:style>
    <style:style style:name="T1" style:family="text">
      <style:text-properties fo:font-family="さざなみゴシック" style:font-family-generic="swiss" style:font-pitch="variable" fo:font-size="18pt" style:font-size-asian="18pt" style:font-size-complex="18pt"/>
    </style:style>
    <style:style style:name="T2" style:family="text">
      <style:text-properties fo:font-family="さざなみゴシック" style:font-family-generic="swiss" style:font-pitch="variable" fo:font-size="16pt" style:font-size-asian="16pt" style:font-size-complex="16pt"/>
    </style:style>
    <style:style style:name="T3" style:family="text">
      <style:text-properties fo:font-family="さざなみゴシック" style:font-family-generic="swiss" style:font-pitch="variable"/>
    </style:style>
    <style:style style:name="T4" style:family="text">
      <style:text-properties fo:font-family="さざなみゴシック" style:font-family-generic="swiss" style:font-pitch="variable" fo:font-size="20pt" style:font-size-asian="20pt" style:font-size-complex="20pt"/>
    </style:style>
    <style:style style:name="T5" style:family="text">
      <style:text-properties fo:font-family="さざなみゴシック" style:font-family-generic="swiss" style:font-pitch="variable" fo:font-size="18pt" style:font-family-asian="さざなみゴシック" style:font-family-generic-asian="swiss" style:font-pitch-asian="variable" style:font-size-asian="18pt" style:font-size-complex="18pt"/>
    </style:style>
    <style:style style:name="T6" style:family="text">
      <style:text-properties fo:font-family="Helvetica" style:font-family-generic="swiss" style:font-pitch="variable" fo:font-size="14pt" style:font-size-asian="14pt" style:font-size-complex="14pt"/>
    </style:style>
    <style:style style:name="T7" style:family="text">
      <style:text-properties fo:font-family="Helvetica" style:font-family-generic="swiss" style:font-pitch="variable" fo:font-size="15pt" fo:font-weight="bold" style:font-size-asian="15pt" style:font-weight-asian="bold" style:font-size-complex="15pt" style:font-weight-complex="bold"/>
    </style:style>
    <style:style style:name="T8" style:family="text">
      <style:text-properties fo:font-family="Helvetica" style:font-family-generic="swiss" style:font-pitch="variable" fo:font-size="16pt" fo:font-weight="bold" style:font-size-asian="16pt" style:font-weight-asian="bold" style:font-size-complex="16pt" style:font-weight-complex="bold"/>
    </style:style>
    <style:style style:name="T9" style:family="text">
      <style:text-properties fo:font-family="Helvetica" style:font-family-generic="swiss" style:font-pitch="variable" fo:font-size="16pt" style:font-size-asian="16pt" style:font-size-complex="16pt"/>
    </style:style>
    <style:style style:name="T10" style:family="text">
      <style:text-properties fo:color="#000000" style:text-outline="false" style:text-line-through-style="none" style:text-position="0% 100%" fo:font-family="Helvetica"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ＭＳ Ｐゴシック'" style:font-family-generic-asian="modern" style:font-pitch-asian="variable" style:font-size-asian="14pt" style:language-asian="ja" style:country-asian="JP" style:font-style-asian="normal" style:font-weight-asian="normal" style:font-family-complex="'ＭＳ Ｐゴシック'" style:font-family-generic-complex="modern" style:font-pitch-complex="variable" style:font-size-complex="14pt" style:language-complex="zxx" style:country-complex="none" style:font-style-complex="normal" style:font-weight-complex="normal" style:text-emphasize="none" style:text-scale="100%" style:font-relief="none"/>
    </style:style>
    <style:style style:name="T11" style:family="text">
      <style:text-properties fo:font-family="さざなみゴシック" style:font-family-generic="swiss" style:font-pitch="variable" fo:font-size="14pt" fo:font-weight="bold" style:font-size-asian="14pt" style:font-weight-asian="bold" style:font-size-complex="14pt" style:font-weight-complex="bold"/>
    </style:style>
    <style:style style:name="T12" style:family="text">
      <style:text-properties fo:font-family="さざなみゴシック" style:font-family-generic="swiss" style:font-pitch="variable" fo:font-size="14pt" style:font-size-asian="14pt" style:font-size-complex="14pt"/>
    </style:style>
    <style:style style:name="T13" style:family="text">
      <style:text-properties fo:font-family="Helvetica" style:font-family-generic="swiss" style:font-pitch="variable" fo:font-size="14pt" fo:font-weight="bold" style:font-size-asian="14pt" style:font-weight-asian="bold" style:font-size-complex="14pt" style:font-weight-complex="bold"/>
    </style:style>
    <style:style style:name="T14" style:family="text">
      <style:text-properties fo:font-family="Helvetica" style:font-family-generic="swiss" style:font-pitch="variable" fo:font-size="12pt" fo:font-weight="normal" style:font-size-asian="12pt" style:font-weight-asian="normal" style:font-size-complex="12pt" style:font-weight-complex="normal"/>
    </style:style>
    <style:style style:name="T15" style:family="text">
      <style:text-properties fo:font-family="Helvetica" style:font-family-generic="swiss" style:font-pitch="variable" fo:font-size="10pt" fo:font-weight="normal" style:font-size-asian="10pt" style:font-weight-asian="normal" style:font-size-complex="10pt" style:font-weight-complex="normal"/>
    </style:style>
    <style:style style:name="T16" style:family="text">
      <style:text-properties fo:font-family="Helvetica" style:font-family-generic="swiss" style:font-pitch="variable" fo:font-size="12pt" fo:language="en" fo:country="US" fo:font-weight="normal" style:font-size-asian="12pt" style:language-asian="ja" style:country-asian="JP" style:font-weight-asian="normal" style:font-size-complex="12pt" style:font-weight-complex="normal"/>
    </style:style>
    <style:style style:name="T17" style:family="text">
      <style:text-properties fo:font-family="さざなみゴシック" style:font-family-generic="swiss" style:font-pitch="variable" fo:font-size="20pt" style:font-size-asian="20pt" style:font-size-complex="20pt"/>
    </style:style>
    <style:style style:name="T18" style:family="text">
      <style:text-properties fo:font-family="Helvetica" style:font-family-generic="swiss" style:font-pitch="variable" fo:font-size="16pt" fo:font-weight="normal" style:font-size-asian="16pt" style:font-weight-asian="normal" style:font-size-complex="16pt" style:font-weight-complex="normal"/>
    </style:style>
    <style:style style:name="T19" style:family="text">
      <style:text-properties fo:font-family="Helvetica" style:font-family-generic="swiss" style:font-pitch="variable" fo:font-size="18pt" fo:font-weight="bold" style:font-size-asian="18pt" style:font-weight-asian="bold" style:font-size-complex="18pt" style:font-weight-complex="bold"/>
    </style:style>
    <style:style style:name="T20" style:family="text">
      <style:text-properties fo:font-family="Helvetica" style:font-family-generic="swiss" style:font-pitch="variable" fo:font-size="12pt" style:font-size-asian="12pt" style:font-size-complex="12pt"/>
    </style:style>
    <style:style style:name="T21" style:family="text">
      <style:text-properties fo:font-family="Helvetica" style:font-family-generic="swiss" style:font-pitch="variable" fo:font-size="16pt" fo:language="en" fo:country="US" fo:font-weight="bold" style:font-size-asian="16pt" style:language-asian="ja" style:country-asian="JP" style:font-weight-asian="bold" style:font-size-complex="16pt" style:font-weight-complex="bold"/>
    </style:style>
    <style:style style:name="T22" style:family="text">
      <style:text-properties fo:font-family="Helvetica" style:font-family-generic="swiss" style:font-pitch="variable" fo:font-size="14pt" fo:language="en" fo:country="US" style:font-size-asian="14pt" style:language-asian="ja" style:country-asian="JP" style:font-size-complex="14pt"/>
    </style:style>
    <style:style style:name="T23" style:family="text">
      <style:text-properties fo:font-family="Helvetica"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24" style:family="text">
      <style:text-properties fo:font-family="Helvetica" style:font-family-generic="swiss" style:font-pitch="variable" fo:font-size="12pt" fo:language="en" fo:country="US" style:font-size-asian="12pt" style:language-asian="ja" style:country-asian="JP" style:font-size-complex="12pt"/>
    </style:style>
    <style:style style:name="T25" style:family="text">
      <style:text-properties fo:font-family="Helvetica" style:font-family-generic="swiss" style:font-pitch="variable" fo:font-size="16pt" fo:language="en" fo:country="US" style:font-size-asian="16pt" style:language-asian="ja" style:country-asian="JP" style:font-size-complex="16pt"/>
    </style:style>
    <style:style style:name="T26" style:family="text">
      <style:text-properties fo:font-family="さざなみゴシック" style:font-family-generic="swiss" style:font-pitch="variable" fo:font-size="18pt" fo:font-weight="bold" style:font-size-asian="18pt" style:font-weight-asian="bold" style:font-size-complex="18pt" style:font-weight-complex="bold"/>
    </style:style>
    <style:style style:name="T27" style:family="text">
      <style:text-properties fo:font-family="さざなみゴシック" style:font-family-generic="swiss" style:font-pitch="variable" fo:font-size="16pt" fo:font-weight="bold" style:font-size-asian="16pt" style:font-weight-asian="bold" style:font-size-complex="16pt" style:font-weight-complex="bold"/>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6pt" style:font-size-asian="16pt" style:font-size-complex="16pt"/>
    </style:style>
    <style:style style:name="T30" style:family="text">
      <style:text-properties fo:font-size="20pt" style:font-size-asian="20pt" style:font-size-complex="20pt"/>
    </style:style>
    <style:style style:name="T31" style:family="text">
      <style:text-properties fo:font-family="さざなみゴシック" style:font-family-generic="swiss" style:font-pitch="variable" fo:font-size="15pt" fo:font-weight="bold" style:font-size-asian="15pt" style:font-weight-asian="bold" style:font-size-complex="15pt" style:font-weight-complex="bold"/>
    </style:style>
    <style:style style:name="T32" style:family="text">
      <style:text-properties fo:font-size="14pt" style:font-size-asian="14pt" style:font-size-complex="14pt"/>
    </style:style>
    <style:style style:name="T33" style:family="text">
      <style:text-properties fo:font-size="13pt" style:font-size-asian="13pt" style:font-size-complex="13pt"/>
    </style:style>
    <style:style style:name="T34" style:family="text">
      <style:text-properties fo:font-size="12pt" style:font-size-asian="12pt" style:font-size-complex="12pt"/>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size="15pt" fo:font-weight="bold" style:font-size-asian="15pt" style:font-weight-asian="bold" style:font-size-complex="15pt" style:font-weight-complex="bold"/>
    </style:style>
    <style:style style:name="T37" style:family="text">
      <style:text-properties fo:font-family="'ＭＳ Ｐゴシック'" style:font-family-generic="modern" style:font-pitch="variable" fo:font-size="10pt" fo:language="en" fo:country="US" fo:font-weight="normal" style:font-size-asian="10pt" style:language-asian="ja" style:country-asian="JP" style:font-weight-asian="normal" style:font-size-complex="10pt" style:font-weight-complex="normal"/>
    </style:style>
    <style:style style:name="T38" style:family="text">
      <style:text-properties fo:font-family="Helvetica" style:font-family-generic="swiss" style:font-pitch="variable" fo:font-size="10pt" fo:language="en" fo:country="US" fo:font-weight="normal" style:font-size-asian="10pt" style:language-asian="ja" style:country-asian="JP" style:font-weight-asian="normal" style:font-size-complex="10pt" style:font-weight-complex="normal"/>
    </style:style>
    <style:style style:name="T39" style:family="text">
      <style:text-properties fo:font-family="Helvetica" style:font-family-generic="swiss" style:font-pitch="variable" fo:font-size="9pt" fo:language="en" fo:country="US" fo:font-weight="normal" style:font-size-asian="9pt" style:language-asian="ja" style:country-asian="JP" style:font-weight-asian="normal" style:font-size-complex="9pt" style:font-weight-complex="normal"/>
    </style:style>
    <style:style style:name="T40" style:family="text">
      <style:text-properties fo:font-family="Helvetica" style:font-family-generic="swiss" style:font-pitch="variable" fo:font-size="16pt" fo:font-weight="bold" style:font-family-asian="HGPｺﾞｼｯｸE" style:font-family-generic-asian="modern" style:font-pitch-asian="variable" style:font-size-asian="16pt" style:font-weight-asian="bold" style:font-family-complex="HGPｺﾞｼｯｸE" style:font-family-generic-complex="modern" style:font-pitch-complex="variable" style:font-size-complex="16pt" style:font-weight-complex="bold"/>
    </style:style>
    <style:style style:name="T41" style:family="text">
      <style:text-properties fo:font-family="Helvetica" style:font-family-generic="swiss" style:font-pitch="variable" fo:font-size="14pt" style:font-family-asian="HGPｺﾞｼｯｸE" style:font-family-generic-asian="modern" style:font-pitch-asian="variable" style:font-size-asian="14pt" style:font-family-complex="HGPｺﾞｼｯｸE" style:font-family-generic-complex="modern" style:font-pitch-complex="variable" style:font-size-complex="14pt"/>
    </style:style>
    <style:style style:name="T42" style:family="text">
      <style:text-properties fo:font-family="Helvetica" style:font-family-generic="swiss" style:font-pitch="variable" fo:font-size="16pt" fo:font-weight="normal" style:font-family-asian="HGPｺﾞｼｯｸE" style:font-family-generic-asian="modern" style:font-pitch-asian="variable" style:font-size-asian="16pt" style:font-weight-asian="normal" style:font-family-complex="HGPｺﾞｼｯｸE" style:font-family-generic-complex="modern" style:font-pitch-complex="variable" style:font-size-complex="16pt" style:font-weight-complex="normal"/>
    </style:style>
    <style:style style:name="T43" style:family="text">
      <style:text-properties fo:font-family="Helvetica" style:font-family-generic="swiss" style:font-pitch="variable" fo:font-size="16pt" style:font-family-asian="HGPｺﾞｼｯｸE" style:font-family-generic-asian="modern" style:font-pitch-asian="variable" style:font-size-asian="16pt" style:font-family-complex="HGPｺﾞｼｯｸE" style:font-family-generic-complex="modern" style:font-pitch-complex="variable" style:font-size-complex="16pt"/>
    </style:style>
    <style:style style:name="T44" style:family="text">
      <style:text-properties fo:font-family="Helvetica" style:font-family-generic="swiss" style:font-pitch="variable" fo:font-size="14pt" fo:font-weight="normal" style:font-size-asian="14pt" style:font-weight-asian="normal" style:font-size-complex="14pt" style:font-weight-complex="normal"/>
    </style:style>
    <style:style style:name="T45" style:family="text">
      <style:text-properties fo:font-family="Helvetica" style:font-family-generic="swiss" style:font-pitch="variable" fo:font-size="14pt" fo:language="en" fo:country="US" fo:font-weight="normal" style:font-size-asian="14pt" style:language-asian="ja" style:country-asian="JP" style:font-weight-asian="normal" style:font-size-complex="14pt" style:font-weight-complex="normal"/>
    </style:style>
    <style:style style:name="T46" style:family="text">
      <style:text-properties fo:font-family="Helvetica" style:font-family-generic="swiss" style:font-pitch="variable" fo:font-size="14pt" fo:language="en" fo:country="US" fo:font-weight="bold" style:font-size-asian="14pt" style:language-asian="ja" style:country-asian="JP" style:font-weight-asian="bold" style:font-size-complex="14pt" style:font-weight-complex="bold"/>
    </style:style>
    <style:style style:name="T47" style:family="text">
      <style:text-properties fo:font-family="'Nachlieli CLM'" style:font-pitch="variable" fo:font-size="15pt" style:font-size-asian="15pt" style:font-size-complex="15pt"/>
    </style:style>
    <style:style style:name="T48" style:family="text">
      <style:text-properties fo:font-family="'Nachlieli CLM'" style:font-pitch="variable" fo:font-size="14pt" style:font-size-asian="14pt" style:font-size-complex="14pt"/>
    </style:style>
    <style:style style:name="T49" style:family="text">
      <style:text-properties fo:font-family="'Khmer OS'" style:font-pitch="variable" fo:font-size="14pt" style:font-size-asian="14pt" style:font-size-complex="14pt"/>
    </style:style>
    <style:style style:name="T50" style:family="text">
      <style:text-properties style:use-window-font-color="true" style:text-outline="false" style:text-line-through-style="none" style:text-position="0% 100%" fo:font-family="さざなみゴシック" style:font-family-generic="roman" style:font-pitch="variable" fo:font-size="16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6pt" style:language-asian="ja" style:country-asian="JP" style:font-style-asian="normal" style:font-weight-asian="normal" style:font-family-complex="さざなみゴシック" style:font-family-generic-complex="system" style:font-pitch-complex="variable" style:font-size-complex="16pt" style:language-complex="zxx" style:country-complex="none" style:font-style-complex="normal" style:font-weight-complex="normal" style:text-emphasize="none" style:text-scale="100%" style:font-relief="none"/>
    </style:style>
    <style:style style:name="T51" style:family="text">
      <style:text-properties style:use-window-font-color="true" style:text-outline="false" style:text-line-through-style="none" style:text-position="0% 100%" fo:font-family="Gothic" style:font-family-generic="swiss" fo:font-size="14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4pt" style:language-asian="ja" style:country-asian="JP" style:font-style-asian="normal" style:font-weight-asian="normal" style:font-family-complex="さざなみゴシック" style:font-family-generic-complex="system" style:font-pitch-complex="variable" style:font-size-complex="14pt" style:language-complex="zxx" style:country-complex="none" style:font-style-complex="normal" style:font-weight-complex="normal" style:text-emphasize="none" style:text-scale="100%" style:font-relief="none"/>
    </style:style>
    <style:style style:name="T52" style:family="text">
      <style:text-properties fo:font-family="Gothic" style:font-family-generic="swiss" fo:font-size="14pt" style:font-size-asian="14pt" style:font-size-complex="14pt"/>
    </style:style>
    <style:style style:name="T53" style:family="text">
      <style:text-properties fo:font-family="'Liberation Sans'" style:font-family-generic="swiss" style:font-pitch="variable" fo:font-size="14pt" style:font-size-asian="14pt" style:font-size-complex="14pt"/>
    </style:style>
    <style:style style:name="T54" style:family="text">
      <style:text-properties fo:font-family="Helvetica" style:font-family-generic="swiss" style:font-pitch="variable" fo:font-size="12pt" fo:font-weight="bold" style:font-size-asian="12pt" style:font-weight-asian="bold" style:font-size-complex="12pt" style:font-weight-complex="bold"/>
    </style:style>
    <style:style style:name="T55" style:family="text">
      <style:text-properties fo:font-size="10pt" style:font-size-asian="10pt" style:font-size-complex="10pt"/>
    </style:style>
    <style:style style:name="T56" style:family="text">
      <style:text-properties fo:font-size="10.5pt" style:font-size-asian="10.5pt" style:font-size-complex="10.5pt"/>
    </style:style>
    <style:style style:name="T57" style:family="text">
      <style:text-properties fo:font-family="さざなみゴシック" style:font-family-generic="swiss" style:font-pitch="variable" fo:font-size="10pt" style:font-size-asian="10pt" style:font-size-complex="10pt"/>
    </style:style>
    <style:style style:name="T58" style:family="text">
      <style:text-properties fo:font-family="さざなみゴシック" style:font-family-generic="swiss" style:font-pitch="variable" fo:font-size="11pt" style:font-size-asian="11pt" style:font-size-complex="11pt"/>
    </style:style>
    <style:style style:name="T59" style:family="text">
      <style:text-properties fo:font-family="Helvetica" style:font-family-generic="swiss" style:font-pitch="variable" fo:font-size="13pt" style:font-size-asian="13pt" style:font-size-complex="13pt"/>
    </style:style>
    <style:style style:name="T60" style:family="text">
      <style:text-properties fo:font-family="Helvetica" style:font-family-generic="swiss" style:font-pitch="variable" fo:font-size="13pt" fo:language="en" fo:country="US" style:font-size-asian="13pt" style:language-asian="ja" style:country-asian="JP" style:font-size-complex="13pt"/>
    </style:style>
    <style:style style:name="T61" style:family="text">
      <style:text-properties fo:font-family="'ＭＳ Ｐゴシック'" style:font-family-generic="modern" style:font-pitch="variable" fo:font-size="14pt" fo:font-weight="normal" style:font-size-asian="14pt" style:font-weight-asian="normal" style:font-size-complex="14pt" style:font-weight-complex="normal"/>
    </style:style>
    <style:style style:name="T62" style:family="text">
      <style:text-properties fo:font-family="'ＭＳ Ｐゴシック'" style:font-family-generic="modern" style:font-pitch="variable" fo:font-size="14pt" fo:language="en" fo:country="US" fo:font-weight="normal" style:font-size-asian="14pt" style:language-asian="ja" style:country-asian="JP" style:font-weight-asian="normal" style:font-size-complex="14pt" style:font-weight-complex="normal"/>
    </style:style>
    <style:style style:name="T63" style:family="text">
      <style:text-properties fo:color="#ff00ff" fo:font-family="'ＭＳ Ｐゴシック'" style:font-family-generic="modern" style:font-pitch="variable" fo:font-size="14pt" style:font-size-asian="14pt" style:font-size-complex="14pt"/>
    </style:style>
    <style:style style:name="T64" style:family="text">
      <style:text-properties fo:font-family="'Luxi Sans'" style:font-family-generic="swiss" style:font-pitch="variable" fo:font-size="16pt" fo:language="en" fo:country="US" fo:font-weight="normal" style:font-family-asian="さざなみゴシック" style:font-family-generic-asian="swiss" style:font-pitch-asian="variable" style:font-size-asian="16pt" style:language-asian="ja" style:country-asian="JP" style:font-weight-asian="normal" style:font-size-complex="16pt" style:font-weight-complex="normal"/>
    </style:style>
    <style:style style:name="T65" style:family="text">
      <style:text-properties fo:font-family="'ＭＳ Ｐゴシック'" style:font-family-generic="modern" style:font-pitch="variable" fo:font-size="12pt" fo:font-weight="normal" style:font-size-asian="12pt" style:font-weight-asian="normal" style:font-size-complex="12pt" style:font-weight-complex="normal"/>
    </style:style>
    <style:style style:name="T66" style:family="text">
      <style:text-properties fo:font-family="'ＭＳ Ｐゴシック'" style:font-family-generic="modern" style:font-pitch="variable" fo:font-size="10pt" fo:font-weight="normal" style:font-size-asian="10pt" style:font-weight-asian="normal" style:font-size-complex="10pt" style:font-weight-complex="normal"/>
    </style:style>
    <style:style style:name="T67" style:family="text">
      <style:text-properties fo:font-family="'ＭＳ Ｐゴシック'" style:font-family-generic="modern" style:font-pitch="variable" fo:font-size="12pt" fo:language="en" fo:country="US" fo:font-weight="normal" style:font-size-asian="12pt" style:language-asian="ja" style:country-asian="JP" style:font-weight-asian="normal" style:font-size-complex="12pt" style:font-weight-complex="normal"/>
    </style:style>
    <style:style style:name="T68" style:family="text">
      <style:text-properties fo:font-family="'ＭＳ Ｐゴシック'" style:font-family-generic="modern" style:font-pitch="variable" fo:font-size="16pt" fo:font-weight="normal" style:font-size-asian="16pt" style:font-weight-asian="normal" style:font-size-complex="16pt" style:font-weight-complex="normal"/>
    </style:style>
    <style:style style:name="T69" style:family="text">
      <style:text-properties fo:font-family="'ＭＳ Ｐゴシック'" style:font-family-generic="modern" style:font-pitch="variable" fo:font-size="14pt" fo:language="en" fo:country="US" fo:font-weight="bold" style:font-size-asian="14pt" style:language-asian="ja" style:country-asian="JP" style:font-weight-asian="bold" style:font-size-complex="14pt" style:font-weight-complex="bold"/>
    </style:style>
    <style:style style:name="T70" style:family="text">
      <style:text-properties fo:font-family="'VL Pゴシック'" style:font-pitch="variable" fo:font-size="14pt" fo:language="en" fo:country="US" fo:font-weight="normal" style:font-size-asian="14pt" style:language-asian="ja" style:country-asian="JP" style:font-weight-asian="normal" style:font-size-complex="14pt" style:font-weight-complex="normal"/>
    </style:style>
    <style:style style:name="T71" style:family="text">
      <style:text-properties fo:font-family="'VL ゴシック'" style:font-pitch="variable" fo:font-size="14pt" style:font-size-asian="14pt" style:font-size-complex="14pt"/>
    </style:style>
    <style:style style:name="T72" style:family="text">
      <style:text-properties fo:font-family="さざなみゴシック" style:font-family-generic="swiss" style:font-pitch="variable" fo:font-size="15pt" style:font-size-asian="15pt" style:font-size-complex="15pt"/>
    </style:style>
    <style:style style:name="T73" style:family="text">
      <style:text-properties fo:font-family="Helvetica" style:font-family-generic="swiss" style:font-pitch="variable" fo:font-size="18pt" style:font-family-asian="HGPｺﾞｼｯｸE" style:font-family-generic-asian="modern" style:font-pitch-asian="variable" style:font-size-asian="18pt" style:font-family-complex="HGPｺﾞｼｯｸE" style:font-family-generic-complex="modern" style:font-pitch-complex="variable" style:font-size-complex="18pt"/>
    </style:style>
    <style:style style:name="T74" style:family="text">
      <style:text-properties fo:font-family="Helvetica" style:font-family-generic="swiss" style:font-pitch="variable" fo:font-size="14pt" fo:language="en" fo:country="US" style:font-family-asian="HGPｺﾞｼｯｸE" style:font-family-generic-asian="modern" style:font-pitch-asian="variable" style:font-size-asian="14pt" style:language-asian="ja" style:country-asian="JP" style:font-family-complex="HGPｺﾞｼｯｸE" style:font-family-generic-complex="modern" style:font-pitch-complex="variable" style:font-size-complex="14pt"/>
    </style:style>
    <style:style style:name="T75" style:family="text">
      <style:text-properties fo:font-family="さざなみゴシック"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76" style:family="text">
      <style:text-properties fo:font-family="'ＭＳ Ｐゴシック'" style:font-family-generic="modern" style:font-pitch="variable" fo:font-size="12pt" fo:font-weight="bold" style:font-size-asian="12pt" style:font-weight-asian="bold" style:font-size-complex="12pt" style:font-weight-complex="bold"/>
    </style:style>
    <style:style style:name="T77" style:family="text">
      <style:text-properties fo:font-family="'ＭＳ Ｐゴシック'" style:font-family-generic="modern" style:font-pitch="variable" fo:font-size="10pt" fo:font-weight="bold" style:font-size-asian="10pt" style:font-weight-asian="bold" style:font-size-complex="10pt" style:font-weight-complex="bold"/>
    </style:style>
    <style:style style:name="T78" style:family="text">
      <style:text-properties fo:font-family="'ＭＳ Ｐゴシック'" style:font-family-generic="modern" style:font-pitch="variable" fo:font-size="14pt" fo:font-weight="bold" style:font-size-asian="14pt" style:font-weight-asian="bold" style:font-size-complex="14pt" style:font-weight-complex="bold"/>
    </style:style>
    <style:style style:name="T79" style:family="text">
      <style:text-properties fo:font-family="'ＭＳ Ｐゴシック'" style:font-family-generic="modern" style:font-pitch="variable" fo:font-size="16pt" fo:language="en" fo:country="US" fo:font-weight="bold" style:font-size-asian="16pt" style:language-asian="ja" style:country-asian="JP" style:font-weight-asian="bold" style:font-size-complex="16pt" style:font-weight-complex="bold"/>
    </style:style>
    <style:style style:name="T80" style:family="text">
      <style:text-properties fo:font-size="12pt" fo:language="en" fo:country="US" fo:font-weight="bold" style:font-size-asian="12pt" style:language-asian="ja" style:country-asian="JP" style:font-weight-asian="bold" style:font-size-complex="12pt" style:font-weight-complex="bold"/>
    </style:style>
    <style:style style:name="T81" style:family="text">
      <style:text-properties fo:font-family="さざなみゴシック" style:font-family-generic="swiss" style:font-pitch="variable" fo:font-size="15pt" fo:language="en" fo:country="US" fo:font-weight="bold" style:font-size-asian="15pt" style:language-asian="ja" style:country-asian="JP" style:font-weight-asian="bold" style:font-size-complex="15pt" style:font-weight-complex="bold"/>
    </style:style>
    <style:style style:name="T82" style:family="text">
      <style:text-properties fo:font-family="'ＭＳ Ｐゴシック'" style:font-family-generic="modern" style:font-pitch="variable" fo:font-size="12pt" fo:language="en" fo:country="US" fo:font-weight="bold" style:font-size-asian="12pt" style:language-asian="ja" style:country-asian="JP" style:font-weight-asian="bold" style:font-size-complex="12pt" style:font-weight-complex="bold"/>
    </style:style>
    <style:style style:name="T83" style:family="text">
      <style:text-properties fo:font-family="'ＭＳ Ｐゴシック'" style:font-family-generic="modern" style:font-pitch="variable" fo:font-size="16pt" fo:font-weight="bold" style:font-size-asian="16pt" style:font-weight-asian="bold" style:font-size-complex="16pt" style:font-weight-complex="bold"/>
    </style:style>
    <style:style style:name="T84" style:family="text">
      <style:text-properties fo:font-family="'ＭＳ Ｐゴシック'" style:font-family-generic="modern" style:font-pitch="variable" fo:font-size="11pt" fo:language="en" fo:country="US" fo:font-weight="bold" style:font-size-asian="11pt" style:language-asian="ja" style:country-asian="JP" style:font-weight-asian="bold" style:font-size-complex="11pt" style:font-weight-complex="bold"/>
    </style:style>
    <style:style style:name="T85" style:family="text">
      <style:text-properties fo:font-family="HGPｺﾞｼｯｸE" style:font-family-generic="modern" style:font-pitch="variable" fo:font-size="14pt" style:font-family-asian="HGPｺﾞｼｯｸE" style:font-family-generic-asian="modern" style:font-pitch-asian="variable" style:font-size-asian="14pt" style:font-family-complex="HGPｺﾞｼｯｸE" style:font-family-generic-complex="modern" style:font-pitch-complex="variable" style:font-size-complex="14pt"/>
    </style:style>
    <style:style style:name="T86" style:family="text">
      <style:text-properties fo:font-family="HGPｺﾞｼｯｸE" style:font-family-generic="modern" style:font-pitch="variable" fo:font-size="16pt" style:font-family-asian="HGPｺﾞｼｯｸE" style:font-family-generic-asian="modern" style:font-pitch-asian="variable" style:font-size-asian="16pt" style:font-family-complex="HGPｺﾞｼｯｸE" style:font-family-generic-complex="modern" style:font-pitch-complex="variable" style:font-size-complex="16pt"/>
    </style:style>
    <style:style style:name="T87" style:family="text">
      <style:text-properties fo:font-family="Gothic" style:font-family-generic="swiss" fo:font-size="10pt" fo:language="en" fo:country="US" fo:font-weight="bold" style:font-family-asian="Gothic" style:font-family-generic-asian="swiss" style:font-size-asian="10pt" style:language-asian="ja" style:country-asian="JP" style:font-weight-asian="bold" style:font-size-complex="10pt" style:font-weight-complex="bold"/>
    </style:style>
    <style:style style:name="T88" style:family="text">
      <style:text-properties fo:font-size="16pt" fo:language="en" fo:country="US" style:font-family-asian="HGSｺﾞｼｯｸE" style:font-family-generic-asian="modern" style:font-pitch-asian="variable" style:font-size-asian="16pt" style:language-asian="ja" style:country-asian="JP" style:font-family-complex="HGSｺﾞｼｯｸE" style:font-family-generic-complex="modern" style:font-pitch-complex="variable" style:font-size-complex="16pt"/>
    </style:style>
    <style:style style:name="T89" style:family="text">
      <style:text-properties fo:language="en" fo:country="US" fo:font-weight="bold" style:language-asian="ja" style:country-asian="JP" style:font-weight-asian="bold" style:font-weight-complex="bold"/>
    </style:style>
    <style:style style:name="T90" style:family="text">
      <style:text-properties fo:font-size="20pt" fo:language="en" fo:country="US" style:font-size-asian="20pt" style:language-asian="ja" style:country-asian="JP" style:font-size-complex="20pt"/>
    </style:style>
    <style:style style:name="T91" style:family="text">
      <style:text-properties fo:font-size="18pt" fo:language="en" fo:country="US" style:font-size-asian="18pt" style:language-asian="ja" style:country-asian="JP"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Helvetic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ＭＳ Ｐゴシック'" style:font-family-generic="moder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ＭＳ Ｐゴシック'" style:font-family-generic="modern" style:font-pitch="variable" fo:color="#ff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標準" presentation:presentation-page-layout-name="AL1T21">
        <office:forms form:automatic-focus="false" form:apply-design-mode="false"/>
        <draw:g>
          <draw:rect draw:style-name="gr1" draw:text-style-name="P2" draw:layer="layout" svg:width="9.5cm" svg:height="1cm" svg:x="12cm" svg:y="16cm">
            <text:p text:style-name="P1"><text:span text:style-name="T1">Micro-kernel</text:span></text:p>
          </draw:rect>
          <draw:rect draw:style-name="gr1" draw:text-style-name="P2" draw:layer="layout" svg:width="9.5cm" svg:height="2cm" svg:x="12cm" svg:y="13.5cm">
            <text:p text:style-name="P1"><text:span text:style-name="T1">Software-bus core <text:s text:c="5"/></text:span></text:p>
          </draw:rect>
          <draw:rect draw:style-name="gr1" draw:text-style-name="P2" draw:layer="layout" svg:width="2cm" svg:height="3.5cm" svg:x="12cm" svg:y="9.5cm">
            <text:p text:style-name="P1"><text:span text:style-name="T1">APL</text:span></text:p>
          </draw:rect>
          <draw:rect draw:style-name="gr1" draw:text-style-name="P2" draw:layer="layout" svg:width="2.5cm" svg:height="3.5cm" svg:x="17cm" svg:y="9.5cm">
            <text:p text:style-name="P1"><text:span text:style-name="T1">SVR</text:span></text:p>
            <text:p text:style-name="P1"><text:span text:style-name="T1"/></text:p>
            <text:p text:style-name="P1"><text:span text:style-name="T1"/></text:p>
            <text:p text:style-name="P1"><text:span text:style-name="T1"/></text:p>
          </draw:rect>
          <draw:custom-shape draw:style-name="gr2" draw:text-style-name="P4" draw:layer="layout" svg:width="1.5cm" svg:height="1.5cm" svg:x="17.5cm" svg:y="11cm">
            <text:p text:style-name="P3"><text:span text:style-name="T2">NS</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5" draw:layer="layout" svg:width="1.772cm" svg:height="2.283cm" svg:x="14.228cm" svg:y="10.5cm">
            <draw:text-box>
              <text:p text:style-name="P1"><text:span text:style-name="T3">...</text:span></text:p>
            </draw:text-box>
          </draw:frame>
          <draw:frame draw:style-name="gr3" draw:text-style-name="P5" draw:layer="layout" svg:width="1.772cm" svg:height="2.283cm" svg:x="19.728cm" svg:y="10.733cm">
            <draw:text-box>
              <text:p text:style-name="P1"><text:span text:style-name="T3">...</text:span></text:p>
            </draw:text-box>
          </draw:frame>
          <draw:rect draw:style-name="gr4" draw:layer="layout" svg:width="10.5cm" svg:height="8.5cm" svg:x="11.5cm" svg:y="9cm">
            <text:p text:style-name="P1"/>
          </draw:rect>
        </draw:g>
        <draw:rect draw:style-name="gr5" draw:text-style-name="P6" draw:layer="layout" svg:width="2.5cm" svg:height="2cm" svg:x="10.5cm" svg:y="1.5cm">
          <text:p text:style-name="P1"><text:span text:style-name="T4">Node</text:span></text:p>
        </draw:rect>
        <draw:custom-shape draw:style-name="gr6" draw:text-style-name="P7" draw:layer="layout" svg:width="9cm" svg:height="4cm" svg:x="13cm" svg:y="0.5cm">
          <text:p text:style-name="P3"><text:span text:style-name="T4">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5" draw:text-style-name="P6" draw:layer="layout" svg:width="2.5cm" svg:height="2cm" svg:x="14cm" svg:y="4.5cm">
          <text:p text:style-name="P1"><text:span text:style-name="T4">Node</text:span></text:p>
        </draw:rect>
        <draw:rect draw:style-name="gr5" draw:text-style-name="P6" draw:layer="layout" svg:width="2.5cm" svg:height="2cm" svg:x="18.5cm" svg:y="4.5cm">
          <text:p text:style-name="P1"><text:span text:style-name="T4">Node</text:span></text:p>
        </draw:rect>
        <draw:rect draw:style-name="gr5" draw:text-style-name="P6" draw:layer="layout" svg:width="2.5cm" svg:height="2cm" svg:x="21.5cm" svg:y="3cm">
          <text:p text:style-name="P1"><text:span text:style-name="T4">Node</text:span></text:p>
        </draw:rect>
        <draw:frame draw:style-name="gr7" draw:text-style-name="P5" draw:layer="layout" svg:width="9.82cm" svg:height="1.267cm" svg:x="0.346cm" svg:y="0.564cm">
          <draw:text-box>
            <text:p text:style-name="P1"><text:span text:style-name="T3">Federated software bus</text:span></text:p>
          </draw:text-box>
        </draw:frame>
        <draw:line draw:style-name="gr8" draw:layer="layout" svg:x1="15cm" svg:y1="6.5cm" svg:x2="15cm" svg:y2="9cm">
          <text:p text:style-name="P1"/>
        </draw:line>
        <draw:frame draw:style-name="gr7" draw:text-style-name="P8" draw:layer="layout" svg:width="8.135cm" svg:height="13.137cm" svg:x="1.5cm" svg:y="3.864cm">
          <draw:text-box>
            <text:p text:style-name="P1"><text:span text:style-name="T5">- Federated software bus</text:span></text:p>
            <text:p text:style-name="P1"><text:span text:style-name="T5"/></text:p>
            <text:p text:style-name="P1"><text:span text:style-name="T5">- Plug-in components</text:span></text:p>
            <text:p text:style-name="P1"><text:span text:style-name="T5"><text:s text:c="2"/></text:span><text:span text:style-name="T5">- User-mode servers</text:span></text:p>
            <text:p text:style-name="P1"><text:span text:style-name="T5"><text:s text:c="2"/></text:span><text:span text:style-name="T5">- Devices</text:span></text:p>
            <text:p text:style-name="P1"><text:span text:style-name="T5"/></text:p>
            <text:p text:style-name="P1"><text:span text:style-name="T5">- Micro kernel</text:span></text:p>
            <text:p text:style-name="P1"><text:span text:style-name="T5"/></text:p>
            <text:p text:style-name="P1"><text:span text:style-name="T5">- Distributed processing</text:span></text:p>
            <text:p text:style-name="P1"><text:span text:style-name="T5"><text:s text:c="2"/></text:span><text:span text:style-name="T5">- Name space binding</text:span></text:p>
            <text:p text:style-name="P1"><text:span text:style-name="T5"><text:s text:c="2"/></text:span><text:span text:style-name="T5">- Active objects</text:span></text:p>
            <text:p text:style-name="P1"><text:span text:style-name="T5"/></text:p>
            <text:p text:style-name="P1"><text:span text:style-name="T5">- Asynchronous </text:span></text:p>
            <text:p text:style-name="P1"><text:span text:style-name="T5"/></text:p>
            <text:p text:style-name="P1"><text:span text:style-name="T5">- Dependability</text:span></text:p>
            <text:p text:style-name="P1"><text:span text:style-name="T5"><text:s text:c="2"/></text:span><text:span text:style-name="T5">- Replication</text:span></text:p>
            <text:p text:style-name="P1"><text:span text:style-name="T5"><text:s text:c="2"/></text:span><text:span text:style-name="T5">- Transaction segment</text:span></text:p>
          </draw:text-box>
        </draw:frame>
        <draw:rect draw:style-name="gr9" draw:text-style-name="P6" draw:layer="layout" svg:width="2.5cm" svg:height="2cm" svg:x="19cm" svg:y="13.5cm">
          <text:p text:style-name="P1"><text:span text:style-name="T4">NW</text:span></text:p>
        </draw:rect>
        <presentation:notes draw:style-name="dp2">
          <draw:page-thumbnail draw:style-name="gr10" draw:layer="layout" svg:width="0.001cm" svg:height="0.001cm" svg:x="0cm" svg:y="2.083cm" draw:page-number="1" presentation:class="page"/>
          <draw:frame presentation:style-name="pr1" draw:text-style-name="P1" draw:layer="layout" svg:width="14.991cm" svg:height="12.083cm" svg:x="1.874cm" svg:y="13.019cm" presentation:class="notes" presentation:placeholder="true">
            <draw:text-box/>
          </draw:frame>
        </presentation:notes>
      </draw:page>
      <draw:page draw:name="page2" draw:style-name="dp1" draw:master-page-name="標準" presentation:presentation-page-layout-name="AL1T21">
        <office:forms form:automatic-focus="false" form:apply-design-mode="false"/>
        <draw:g>
          <draw:g>
            <draw:custom-shape draw:style-name="gr11" draw:text-style-name="P9" draw:layer="layout" svg:width="20.667cm" svg:height="1.482cm" svg:x="0.738cm" svg:y="15.103cm">
              <text:p text:style-name="P1"/>
              <draw:enhanced-geometry svg:viewBox="0 0 21600 21600" draw:type="rectangle" draw:enhanced-path="M 0 0 L 21600 0 21600 21600 0 21600 0 0 Z N"/>
            </draw:custom-shape>
            <draw:custom-shape draw:style-name="gr12" draw:text-style-name="P11" draw:layer="layout" svg:width="3.325cm" svg:height="1.058cm" svg:x="11.666cm" svg:y="15.315cm">
              <text:p text:style-name="P10"><text:span text:style-name="T6">Space</text:span></text:p>
              <draw:enhanced-geometry svg:viewBox="0 0 21600 21600" draw:type="rectangle" draw:enhanced-path="M 0 0 L 21600 0 21600 21600 0 21600 0 0 Z N"/>
            </draw:custom-shape>
            <draw:custom-shape draw:style-name="gr13" draw:text-style-name="P11" draw:layer="layout" svg:width="3.562cm" svg:height="1.058cm" svg:x="7.866cm" svg:y="15.315cm">
              <text:p text:style-name="P10"><text:span text:style-name="T6">Thread</text:span></text:p>
              <draw:enhanced-geometry svg:viewBox="0 0 21600 21600" draw:type="rectangle" draw:enhanced-path="M 0 0 L 21600 0 21600 21600 0 21600 0 0 Z N"/>
            </draw:custom-shape>
            <draw:custom-shape draw:style-name="gr14" draw:text-style-name="P11" draw:layer="layout" svg:width="2.85cm" svg:height="1.094cm" svg:x="18.08cm" svg:y="15.315cm">
              <text:p text:style-name="P10"><text:span text:style-name="T6">Interrupt</text:span></text:p>
              <draw:enhanced-geometry svg:viewBox="0 0 21600 21600" draw:type="rectangle" draw:enhanced-path="M 0 0 L 21600 0 21600 21600 0 21600 0 0 Z N"/>
            </draw:custom-shape>
            <draw:custom-shape draw:style-name="gr15" draw:text-style-name="P11" draw:layer="layout" svg:width="2.614cm" svg:height="1.058cm" svg:x="15.228cm" svg:y="15.315cm">
              <text:p text:style-name="P10"><text:span text:style-name="T6">Message</text:span></text:p>
              <draw:enhanced-geometry svg:viewBox="0 0 21600 21600" draw:type="rectangle" draw:enhanced-path="M 0 0 L 21600 0 21600 21600 0 21600 0 0 Z N"/>
            </draw:custom-shape>
            <draw:custom-shape draw:style-name="gr16" draw:text-style-name="P13" draw:layer="layout" svg:width="4.968cm" svg:height="1.523cm" svg:x="1.698cm" svg:y="15.315cm">
              <text:p text:style-name="P12"><text:span text:style-name="T7">L4 micro kernel</text:span></text:p>
              <draw:enhanced-geometry svg:viewBox="0 0 21600 21600" draw:type="mso-spt202" draw:enhanced-path="M 0 0 L 21600 0 21600 21600 0 21600 0 0 Z N"/>
            </draw:custom-shape>
            <draw:custom-shape draw:style-name="gr17" draw:text-style-name="P14" draw:layer="layout" svg:width="3.211cm" svg:height="0.854cm" svg:x="21.657cm" svg:y="15.562cm">
              <text:p text:style-name="P12"><text:span text:style-name="T6">Kernel mode</text:span></text:p>
              <draw:enhanced-geometry svg:viewBox="0 0 21600 21600" draw:type="mso-spt202" draw:enhanced-path="M 0 0 L 21600 0 21600 21600 0 21600 0 0 Z N"/>
            </draw:custom-shape>
          </draw:g>
          <draw:custom-shape draw:style-name="gr18" draw:text-style-name="P9" draw:layer="layout" svg:width="20.667cm" svg:height="1.27cm" svg:x="0.738cm" svg:y="13.622cm">
            <text:p text:style-name="P1"/>
            <draw:enhanced-geometry svg:viewBox="0 0 21600 21600" draw:type="rectangle" draw:enhanced-path="M 0 0 L 21600 0 21600 21600 0 21600 0 0 Z N"/>
          </draw:custom-shape>
          <draw:custom-shape draw:style-name="gr19" draw:text-style-name="P14" draw:layer="layout" svg:width="1.488cm" svg:height="0.937cm" svg:x="18.801cm" svg:y="13.869cm">
            <text:p text:style-name="P12"><text:span text:style-name="T8">HVM</text:span></text:p>
            <draw:enhanced-geometry svg:viewBox="0 0 21600 21600" draw:type="mso-spt202" draw:enhanced-path="M 0 0 L 21600 0 21600 21600 0 21600 0 0 Z N"/>
          </draw:custom-shape>
          <draw:custom-shape draw:style-name="gr20" draw:text-style-name="P14" draw:layer="layout" svg:width="2.725cm" svg:height="0.854cm" svg:x="21.685cm" svg:y="13.869cm">
            <text:p text:style-name="P12"><text:span text:style-name="T6">User mode</text:span></text:p>
            <draw:enhanced-geometry svg:viewBox="0 0 21600 21600" draw:type="mso-spt202" draw:enhanced-path="M 0 0 L 21600 0 21600 21600 0 21600 0 0 Z N"/>
          </draw:custom-shape>
          <draw:custom-shape draw:style-name="gr21" draw:text-style-name="P16" draw:layer="layout" svg:width="2.601cm" svg:height="0.934cm" svg:x="4.127cm" svg:y="13.833cm">
            <text:p text:style-name="P15"><text:span text:style-name="T9">Startup</text:span></text:p>
            <draw:enhanced-geometry svg:viewBox="0 0 21600 21600" draw:type="mso-spt202" draw:enhanced-path="M 0 0 L 21600 0 21600 21600 0 21600 0 0 Z N"/>
          </draw:custom-shape>
          <draw:custom-shape draw:style-name="gr22" draw:text-style-name="P16" draw:layer="layout" svg:width="2.251cm" svg:height="0.937cm" svg:x="12.439cm" svg:y="13.833cm">
            <text:p text:style-name="P15"><text:span text:style-name="T9">Pager</text:span></text:p>
            <draw:enhanced-geometry svg:viewBox="0 0 21600 21600" draw:type="mso-spt202" draw:enhanced-path="M 0 0 L 21600 0 21600 21600 0 21600 0 0 Z N"/>
          </draw:custom-shape>
          <draw:g>
            <draw:custom-shape draw:style-name="gr23" draw:text-style-name="P18" draw:layer="layout" svg:width="4.456cm" svg:height="1.023cm" svg:x="2.142cm" svg:y="2.328cm">
              <text:p text:style-name="P17"><text:span text:style-name="T8">Applications</text:span></text:p>
              <draw:enhanced-geometry svg:viewBox="0 0 21600 21600" draw:type="mso-spt202" draw:enhanced-path="M 0 0 L 21600 0 21600 21600 0 21600 0 0 Z N"/>
            </draw:custom-shape>
            <draw:custom-shape draw:style-name="gr24" draw:text-style-name="P19" draw:layer="layout" svg:width="9.98cm" svg:height="5.08cm" svg:x="0.557cm" svg:y="2.5cm">
              <text:p text:style-name="P1"/>
              <draw:enhanced-geometry svg:viewBox="0 0 21600 21600" draw:type="rectangle" draw:enhanced-path="M 0 0 L 21600 0 21600 21600 0 21600 0 0 Z N"/>
            </draw:custom-shape>
            <draw:custom-shape draw:style-name="gr25" draw:text-style-name="P19" draw:layer="layout" svg:width="3.326cm" svg:height="4.295cm" svg:x="1.034cm" svg:y="3.135cm">
              <text:p text:style-name="P1"/>
              <draw:enhanced-geometry svg:viewBox="0 0 21600 21600" draw:type="rectangle" draw:enhanced-path="M 0 0 L 21600 0 21600 21600 0 21600 0 0 Z N"/>
            </draw:custom-shape>
            <draw:custom-shape draw:style-name="gr26" draw:text-style-name="P21" draw:layer="layout" svg:width="2.875cm" svg:height="0.961cm" svg:x="1.271cm" svg:y="6.363cm">
              <text:p text:style-name="P20"><text:span text:style-name="T10">Library</text:span></text:p>
              <draw:enhanced-geometry svg:viewBox="0 0 21600 21600" draw:type="rectangle" draw:enhanced-path="M 0 0 L 21600 0 21600 21600 0 21600 0 0 Z N"/>
            </draw:custom-shape>
            <draw:custom-shape draw:style-name="gr27" draw:text-style-name="P19" draw:layer="layout" svg:width="2.615cm" svg:height="0.798cm" svg:x="1.508cm" svg:y="3.346cm">
              <text:p text:style-name="P20"><text:span text:style-name="T10">Thread</text:span></text:p>
              <draw:enhanced-geometry svg:viewBox="0 0 21600 21600" draw:type="rectangle" draw:enhanced-path="M 0 0 L 21600 0 21600 21600 0 21600 0 0 Z N"/>
            </draw:custom-shape>
            <draw:custom-shape draw:style-name="gr28" draw:text-style-name="P19" draw:layer="layout" svg:width="2.615cm" svg:height="0.798cm" svg:x="1.508cm" svg:y="4.405cm">
              <text:p text:style-name="P20"><text:span text:style-name="T10">Thread</text:span></text:p>
              <draw:enhanced-geometry svg:viewBox="0 0 21600 21600" draw:type="rectangle" draw:enhanced-path="M 0 0 L 21600 0 21600 21600 0 21600 0 0 Z N"/>
            </draw:custom-shape>
            <draw:g>
              <draw:custom-shape draw:style-name="gr29" draw:text-style-name="P19" draw:layer="layout" svg:width="3.133cm" svg:height="4.295cm" svg:x="4.597cm" svg:y="3.135cm">
                <text:p text:style-name="P1"/>
                <draw:enhanced-geometry svg:viewBox="0 0 21600 21600" draw:type="rectangle" draw:enhanced-path="M 0 0 L 21600 0 21600 21600 0 21600 0 0 Z N"/>
              </draw:custom-shape>
              <draw:custom-shape draw:style-name="gr30" draw:text-style-name="P19" draw:layer="layout" svg:width="2.333cm" svg:height="0.824cm" svg:x="4.925cm" svg:y="6.5cm">
                <text:p text:style-name="P20"><text:span text:style-name="T10">Library</text:span></text:p>
                <draw:enhanced-geometry svg:viewBox="0 0 21600 21600" draw:type="rectangle" draw:enhanced-path="M 0 0 L 21600 0 21600 21600 0 21600 0 0 Z N"/>
              </draw:custom-shape>
              <draw:custom-shape draw:style-name="gr31" draw:text-style-name="P19" draw:layer="layout" svg:width="2.095cm" svg:height="0.798cm" svg:x="5.073cm" svg:y="3.347cm">
                <text:p text:style-name="P20"><text:span text:style-name="T10">Thread</text:span></text:p>
                <draw:enhanced-geometry svg:viewBox="0 0 21600 21600" draw:type="rectangle" draw:enhanced-path="M 0 0 L 21600 0 21600 21600 0 21600 0 0 Z N"/>
              </draw:custom-shape>
              <draw:custom-shape draw:style-name="gr32" draw:text-style-name="P19" draw:layer="layout" svg:width="2.095cm" svg:height="0.798cm" svg:x="5.073cm" svg:y="4.405cm">
                <text:p text:style-name="P20"><text:span text:style-name="T10">Thread</text:span></text:p>
                <draw:enhanced-geometry svg:viewBox="0 0 21600 21600" draw:type="rectangle" draw:enhanced-path="M 0 0 L 21600 0 21600 21600 0 21600 0 0 Z N"/>
              </draw:custom-shape>
            </draw:g>
          </draw:g>
          <draw:line draw:style-name="gr33" draw:text-style-name="P22" draw:layer="layout" svg:x1="18.555cm" svg:y1="15.526cm" svg:x2="16.891cm" svg:y2="12.699cm">
            <text:p text:style-name="P1"/>
          </draw:line>
          <draw:line draw:style-name="gr33" draw:text-style-name="P22" draw:layer="layout" svg:x1="18.554cm" svg:y1="15.527cm" svg:x2="6.438cm" svg:y2="12.563cm">
            <text:p text:style-name="P1"/>
          </draw:line>
          <draw:line draw:style-name="gr34" draw:text-style-name="P22" draw:layer="layout" svg:x1="5.964cm" svg:y1="7.408cm" svg:x2="5.964cm" svg:y2="8.467cm">
            <text:p text:style-name="P1"/>
          </draw:line>
          <draw:line draw:style-name="gr35" draw:text-style-name="P22" draw:layer="layout" svg:x1="13.341cm" svg:y1="7cm" svg:x2="13.341cm" svg:y2="8.5cm">
            <text:p text:style-name="P1"/>
          </draw:line>
          <draw:custom-shape draw:style-name="gr36" draw:text-style-name="P14" draw:layer="layout" svg:width="1.949cm" svg:height="1.447cm" svg:x="21.563cm" svg:y="4.5cm">
            <text:p text:style-name="P12"><text:span text:style-name="T6">User </text:span></text:p>
            <text:p text:style-name="P12"><text:span text:style-name="T6">mode</text:span></text:p>
            <draw:enhanced-geometry svg:viewBox="0 0 21600 21600" draw:type="mso-spt202" draw:enhanced-path="M 0 0 L 21600 0 21600 21600 0 21600 0 0 Z N"/>
          </draw:custom-shape>
          <draw:frame draw:style-name="gr37" draw:text-style-name="P23" draw:layer="layout" svg:width="4.118cm" svg:height="0.844cm" svg:x="13.902cm" svg:y="7.156cm">
            <draw:text-box>
              <text:p text:style-name="P1"><text:span text:style-name="T11">9P protocol</text:span></text:p>
            </draw:text-box>
          </draw:frame>
          <draw:custom-shape draw:style-name="gr38" draw:text-style-name="P18" draw:layer="layout" svg:width="2.886cm" svg:height="1.607cm" svg:x="19.475cm" svg:y="2.5cm">
            <text:p text:style-name="P17"><text:span text:style-name="T8">Servers</text:span></text:p>
            <draw:enhanced-geometry svg:viewBox="0 0 21600 21600" draw:type="mso-spt202" draw:enhanced-path="M 0 0 L 21600 0 21600 21600 0 21600 0 0 Z N"/>
          </draw:custom-shape>
          <draw:g>
            <draw:custom-shape draw:style-name="gr39" draw:text-style-name="P9" draw:layer="layout" svg:width="10.244cm" svg:height="5.192cm" svg:x="10.953cm" svg:y="2.5cm">
              <text:p text:style-name="P1"/>
              <draw:enhanced-geometry svg:viewBox="0 0 21600 21600" draw:type="rectangle" draw:enhanced-path="M 0 0 L 21600 0 21600 21600 0 21600 0 0 Z N"/>
            </draw:custom-shape>
            <draw:g>
              <draw:custom-shape draw:style-name="gr40" draw:text-style-name="P19" draw:layer="layout" svg:width="3.366cm" svg:height="4cm" svg:x="15.586cm" svg:y="3cm">
                <text:p text:style-name="P1"/>
                <draw:enhanced-geometry svg:viewBox="0 0 21600 21600" draw:type="rectangle" draw:enhanced-path="M 0 0 L 21600 0 21600 21600 0 21600 0 0 Z N"/>
              </draw:custom-shape>
              <draw:custom-shape draw:style-name="gr41" draw:text-style-name="P19" draw:layer="layout" svg:width="2.509cm" svg:height="0.767cm" svg:x="15.938cm" svg:y="6.134cm">
                <text:p text:style-name="P20"><text:span text:style-name="T10">Library</text:span></text:p>
                <draw:enhanced-geometry svg:viewBox="0 0 21600 21600" draw:type="rectangle" draw:enhanced-path="M 0 0 L 21600 0 21600 21600 0 21600 0 0 Z N"/>
              </draw:custom-shape>
              <draw:custom-shape draw:style-name="gr42" draw:text-style-name="P19" draw:layer="layout" svg:width="2.254cm" svg:height="0.743cm" svg:x="16.028cm" svg:y="5.051cm">
                <text:p text:style-name="P20"><text:span text:style-name="T10">Thread</text:span></text:p>
                <draw:enhanced-geometry svg:viewBox="0 0 21600 21600" draw:mirror-horizontal="false" draw:mirror-vertical="false" draw:type="rectangle" draw:enhanced-path="M 0 0 L 21600 0 21600 21600 0 21600 0 0 Z N"/>
              </draw:custom-shape>
              <draw:custom-shape draw:style-name="gr43" draw:text-style-name="P19" draw:layer="layout" svg:width="2.254cm" svg:height="0.743cm" svg:x="16.097cm" svg:y="4.183cm">
                <text:p text:style-name="P20"><text:span text:style-name="T10">Thread</text:span></text:p>
                <draw:enhanced-geometry svg:viewBox="0 0 21600 21600" draw:type="rectangle" draw:enhanced-path="M 0 0 L 21600 0 21600 21600 0 21600 0 0 Z N"/>
              </draw:custom-shape>
              <draw:frame draw:style-name="gr44" draw:text-style-name="P24" draw:layer="layout" svg:width="3.012cm" svg:height="0.844cm" svg:x="15.59cm" svg:y="3.145cm">
                <draw:text-box>
                  <text:p text:style-name="P1"><text:span text:style-name="T12">EXT2 SRV</text:span></text:p>
                </draw:text-box>
              </draw:frame>
            </draw:g>
            <draw:g>
              <draw:custom-shape draw:style-name="gr45" draw:text-style-name="P19" draw:layer="layout" svg:width="3.367cm" svg:height="4cm" svg:x="11.658cm" svg:y="3cm">
                <text:p text:style-name="P1"/>
                <draw:enhanced-geometry svg:viewBox="0 0 21600 21600" draw:type="rectangle" draw:enhanced-path="M 0 0 L 21600 0 21600 21600 0 21600 0 0 Z N"/>
              </draw:custom-shape>
              <draw:custom-shape draw:style-name="gr46" draw:text-style-name="P19" draw:layer="layout" svg:width="2.509cm" svg:height="0.767cm" svg:x="12.009cm" svg:y="6.134cm">
                <text:p text:style-name="P20"><text:span text:style-name="T10">Library</text:span></text:p>
                <draw:enhanced-geometry svg:viewBox="0 0 21600 21600" draw:type="rectangle" draw:enhanced-path="M 0 0 L 21600 0 21600 21600 0 21600 0 0 Z N"/>
              </draw:custom-shape>
              <draw:custom-shape draw:style-name="gr47" draw:text-style-name="P19" draw:layer="layout" svg:width="2.253cm" svg:height="0.743cm" svg:x="12.101cm" svg:y="5.051cm">
                <text:p text:style-name="P20"><text:span text:style-name="T10">Thread</text:span></text:p>
                <draw:enhanced-geometry svg:viewBox="0 0 21600 21600" draw:mirror-horizontal="false" draw:mirror-vertical="false" draw:type="rectangle" draw:enhanced-path="M 0 0 L 21600 0 21600 21600 0 21600 0 0 Z N"/>
              </draw:custom-shape>
              <draw:custom-shape draw:style-name="gr48" draw:text-style-name="P19" draw:layer="layout" svg:width="2.254cm" svg:height="0.743cm" svg:x="12.168cm" svg:y="4.183cm">
                <text:p text:style-name="P20"><text:span text:style-name="T10">Thread</text:span></text:p>
                <draw:enhanced-geometry svg:viewBox="0 0 21600 21600" draw:type="rectangle" draw:enhanced-path="M 0 0 L 21600 0 21600 21600 0 21600 0 0 Z N"/>
              </draw:custom-shape>
              <draw:frame draw:style-name="gr49" draw:text-style-name="P24" draw:layer="layout" svg:width="2.714cm" svg:height="0.844cm" svg:x="11.663cm" svg:y="3.145cm">
                <draw:text-box>
                  <text:p text:style-name="P1"><text:span text:style-name="T12">DOS SRV</text:span></text:p>
                </draw:text-box>
              </draw:frame>
            </draw:g>
          </draw:g>
          <draw:line draw:style-name="gr50" draw:text-style-name="P22" draw:layer="layout" svg:x1="3.114cm" svg:y1="7.483cm" svg:x2="3.114cm" svg:y2="8.542cm">
            <text:p text:style-name="P1"/>
          </draw:line>
          <draw:custom-shape draw:style-name="gr18" draw:text-style-name="P9" draw:layer="layout" svg:width="20.905cm" svg:height="5.08cm" svg:x="0.5cm" svg:y="8.043cm">
            <text:p text:style-name="P1"/>
            <draw:enhanced-geometry svg:viewBox="0 0 21600 21600" draw:type="rectangle" draw:enhanced-path="M 0 0 L 21600 0 21600 21600 0 21600 0 0 Z N"/>
          </draw:custom-shape>
          <draw:custom-shape draw:style-name="gr18" draw:text-style-name="P9" draw:layer="layout" svg:width="3.327cm" svg:height="1.905cm" svg:x="1.212cm" svg:y="8.467cm">
            <text:p text:style-name="P1"/>
            <draw:enhanced-geometry svg:viewBox="0 0 21600 21600" draw:type="rectangle" draw:enhanced-path="M 0 0 L 21600 0 21600 21600 0 21600 0 0 Z N"/>
          </draw:custom-shape>
          <draw:custom-shape draw:style-name="gr51" draw:text-style-name="P26" draw:layer="layout" svg:width="2.579cm" svg:height="1.802cm" svg:x="1.467cm" svg:y="8.467cm">
            <text:p text:style-name="P25"><text:span text:style-name="T6">Process</text:span></text:p>
            <text:p text:style-name="P25"><text:span text:style-name="T6">Mngr</text:span></text:p>
            <draw:enhanced-geometry svg:viewBox="0 0 21600 21600" draw:type="mso-spt202" draw:enhanced-path="M 0 0 L 21600 0 21600 21600 0 21600 0 0 Z N"/>
          </draw:custom-shape>
          <draw:custom-shape draw:style-name="gr18" draw:text-style-name="P9" draw:layer="layout" svg:width="2.375cm" svg:height="1.905cm" svg:x="8.102cm" svg:y="8.467cm">
            <text:p text:style-name="P1"/>
            <draw:enhanced-geometry svg:viewBox="0 0 21600 21600" draw:type="rectangle" draw:enhanced-path="M 0 0 L 21600 0 21600 21600 0 21600 0 0 Z N"/>
          </draw:custom-shape>
          <draw:custom-shape draw:style-name="gr52" draw:text-style-name="P28" draw:layer="layout" svg:width="2.142cm" svg:height="2.009cm" svg:x="8.099cm" svg:y="8.467cm">
            <text:p text:style-name="P27"><text:span text:style-name="T13"/></text:p>
            <text:p text:style-name="P27"><text:span text:style-name="T6">Name</text:span></text:p>
            <text:p text:style-name="P27"><text:span text:style-name="T6">Space</text:span></text:p>
            <draw:enhanced-geometry svg:viewBox="0 0 21600 21600" draw:type="mso-spt202" draw:enhanced-path="M 0 0 L 21600 0 21600 21600 0 21600 0 0 Z N"/>
          </draw:custom-shape>
          <draw:g>
            <draw:custom-shape draw:style-name="gr18" draw:text-style-name="P9" draw:layer="layout" svg:width="4.275cm" svg:height="4.445cm" svg:x="15.942cm" svg:y="8.467cm">
              <text:p text:style-name="P1"/>
              <draw:enhanced-geometry svg:viewBox="0 0 21600 21600" draw:type="rectangle" draw:enhanced-path="M 0 0 L 21600 0 21600 21600 0 21600 0 0 Z N"/>
            </draw:custom-shape>
            <draw:custom-shape draw:style-name="gr53" draw:text-style-name="P29" draw:layer="layout" svg:width="3.753cm" svg:height="1.905cm" svg:x="16.227cm" svg:y="9.313cm">
              <text:p text:style-name="P25"><text:span text:style-name="T14">IP servant</text:span></text:p>
              <text:p text:style-name="P25"><text:span text:style-name="T14"/></text:p>
              <text:p text:style-name="P25"><text:span text:style-name="T15">TCP,UDP, IP, ARP</text:span></text:p>
              <draw:enhanced-geometry svg:viewBox="0 0 21600 21600" draw:type="rectangle" draw:enhanced-path="M 0 0 L 21600 0 21600 21600 0 21600 0 0 Z N"/>
            </draw:custom-shape>
            <draw:custom-shape draw:style-name="gr54" draw:text-style-name="P30" draw:layer="layout" svg:width="2.413cm" svg:height="1.08cm" svg:x="16.417cm" svg:y="11.43cm">
              <text:p text:style-name="P10"><text:span text:style-name="T14">Ether</text:span></text:p>
              <text:p text:style-name="P10"><text:span text:style-name="T14">driver</text:span></text:p>
              <draw:enhanced-geometry svg:viewBox="0 0 21600 21600" draw:type="rectangle" draw:enhanced-path="M 0 0 L 21600 0 21600 21600 0 21600 0 0 Z N"/>
            </draw:custom-shape>
            <draw:custom-shape draw:style-name="gr55" draw:text-style-name="P32" draw:layer="layout" svg:width="3.408cm" svg:height="0.854cm" svg:x="16.382cm" svg:y="8.467cm">
              <text:p text:style-name="P31"><text:span text:style-name="T6">NW service</text:span></text:p>
              <draw:enhanced-geometry svg:viewBox="0 0 21600 21600" draw:type="mso-spt202" draw:enhanced-path="M 0 0 L 21600 0 21600 21600 0 21600 0 0 Z N"/>
            </draw:custom-shape>
          </draw:g>
          <draw:line draw:style-name="gr56" draw:text-style-name="P22" draw:layer="layout" svg:x1="13.341cm" svg:y1="11.5cm" svg:x2="13.341cm" svg:y2="10cm">
            <text:p text:style-name="P1"/>
          </draw:line>
          <draw:custom-shape draw:style-name="gr57" draw:text-style-name="P16" draw:layer="layout" svg:width="4.275cm" svg:height="1.058cm" svg:x="20.217cm" svg:y="11.007cm">
            <text:p text:style-name="P15"><text:span text:style-name="T6">9P <text:s/>protocol</text:span></text:p>
            <draw:enhanced-geometry svg:viewBox="0 0 21600 21600" draw:text-areas="?f5 ?f1 ?f6 ?f3" draw:type="left-right-arrow" draw:modifiers="1800 322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8" draw:text-style-name="P34" draw:layer="layout" svg:width="6.051cm" svg:height="0.854cm" svg:x="4.239cm" svg:y="10.672cm">
            <text:p text:style-name="P33"><text:span text:style-name="T6">Servants (Device etc.)</text:span></text:p>
            <draw:enhanced-geometry svg:viewBox="0 0 21600 21600" draw:type="mso-spt202" draw:enhanced-path="M 0 0 L 21600 0 21600 21600 0 21600 0 0 Z N"/>
          </draw:custom-shape>
          <draw:g>
            <draw:custom-shape draw:style-name="gr59" draw:text-style-name="P29" draw:layer="layout" svg:width="1.397cm" svg:height="1.27cm" svg:x="8.607cm" svg:y="11.43cm">
              <text:p text:style-name="P25"><text:span text:style-name="T15">Root</text:span></text:p>
              <text:p text:style-name="P25"><text:span text:style-name="T15">FS</text:span></text:p>
              <draw:enhanced-geometry svg:viewBox="0 0 21600 21600" draw:type="rectangle" draw:enhanced-path="M 0 0 L 21600 0 21600 21600 0 21600 0 0 Z N"/>
            </draw:custom-shape>
            <draw:custom-shape draw:style-name="gr60" draw:text-style-name="P29" draw:layer="layout" svg:width="1.398cm" svg:height="1.27cm" svg:x="6.928cm" svg:y="11.43cm">
              <text:p text:style-name="P25"><text:span text:style-name="T14">FDD</text:span></text:p>
              <draw:enhanced-geometry svg:viewBox="0 0 21600 21600" draw:type="rectangle" draw:enhanced-path="M 0 0 L 21600 0 21600 21600 0 21600 0 0 Z N"/>
            </draw:custom-shape>
            <draw:custom-shape draw:style-name="gr61" draw:text-style-name="P29" draw:layer="layout" svg:width="1.381cm" svg:height="1.27cm" svg:x="5.252cm" svg:y="11.43cm">
              <text:p text:style-name="P25"><text:span text:style-name="T14">HDD</text:span></text:p>
              <draw:enhanced-geometry svg:viewBox="0 0 21600 21600" draw:type="rectangle" draw:enhanced-path="M 0 0 L 21600 0 21600 21600 0 21600 0 0 Z N"/>
            </draw:custom-shape>
            <draw:custom-shape draw:style-name="gr62" draw:text-style-name="P29" draw:layer="layout" svg:width="1.381cm" svg:height="1.27cm" svg:x="10.284cm" svg:y="11.43cm">
              <text:p text:style-name="P25"><text:span text:style-name="T14">USB</text:span></text:p>
              <draw:enhanced-geometry svg:viewBox="0 0 21600 21600" draw:type="rectangle" draw:enhanced-path="M 0 0 L 21600 0 21600 21600 0 21600 0 0 Z N"/>
            </draw:custom-shape>
          </draw:g>
          <draw:custom-shape draw:style-name="gr63" draw:text-style-name="P29" draw:layer="layout" svg:width="1.649cm" svg:height="1.27cm" svg:x="3.35cm" svg:y="11.43cm">
            <text:p text:style-name="P25"><text:span text:style-name="T14">Cons</text:span></text:p>
            <draw:enhanced-geometry svg:viewBox="0 0 21600 21600" draw:type="rectangle" draw:enhanced-path="M 0 0 L 21600 0 21600 21600 0 21600 0 0 Z N"/>
          </draw:custom-shape>
          <draw:custom-shape draw:style-name="gr64" draw:text-style-name="P29" draw:layer="layout" svg:width="1.664cm" svg:height="1.27cm" svg:x="1.451cm" svg:y="11.43cm">
            <text:p text:style-name="P25"><text:span text:style-name="T16">Env</text:span></text:p>
            <draw:enhanced-geometry svg:viewBox="0 0 21600 21600" draw:type="rectangle" draw:enhanced-path="M 0 0 L 21600 0 21600 21600 0 21600 0 0 Z N"/>
          </draw:custom-shape>
          <draw:custom-shape draw:style-name="gr18" draw:text-style-name="P9" draw:layer="layout" svg:width="2.613cm" svg:height="1.905cm" svg:x="5.014cm" svg:y="8.467cm">
            <text:p text:style-name="P1"/>
            <draw:enhanced-geometry svg:viewBox="0 0 21600 21600" draw:type="rectangle" draw:enhanced-path="M 0 0 L 21600 0 21600 21600 0 21600 0 0 Z N"/>
          </draw:custom-shape>
          <draw:custom-shape draw:style-name="gr65" draw:text-style-name="P26" draw:layer="layout" svg:width="2.303cm" svg:height="1.802cm" svg:x="5.169cm" svg:y="8.678cm">
            <text:p text:style-name="P25"><text:span text:style-name="T6">File</text:span></text:p>
            <text:p text:style-name="P25"><text:span text:style-name="T6">access</text:span></text:p>
            <draw:enhanced-geometry svg:viewBox="0 0 21600 21600" draw:type="mso-spt202" draw:enhanced-path="M 0 0 L 21600 0 21600 21600 0 21600 0 0 Z N"/>
          </draw:custom-shape>
          <draw:custom-shape draw:style-name="gr66" draw:text-style-name="P35" draw:layer="layout" svg:width="1.819cm" svg:height="1.613cm" svg:x="21.933cm" svg:y="8.255cm">
            <text:p text:style-name="P17"><text:span text:style-name="T8">LP49</text:span></text:p>
            <text:p text:style-name="P17"><text:span text:style-name="T8">CORE</text:span></text:p>
            <draw:enhanced-geometry svg:viewBox="0 0 21600 21600" draw:type="mso-spt202" draw:enhanced-path="M 0 0 L 21600 0 21600 21600 0 21600 0 0 Z N"/>
          </draw:custom-shape>
          <draw:custom-shape draw:style-name="gr67" draw:text-style-name="P14" draw:layer="layout" svg:width="3.281cm" svg:height="0.854cm" svg:x="21.427cm" svg:y="9.948cm">
            <text:p text:style-name="P12"><text:span text:style-name="T6">User mode</text:span></text:p>
            <draw:enhanced-geometry svg:viewBox="0 0 21600 21600" draw:type="mso-spt202" draw:enhanced-path="M 0 0 L 21600 0 21600 21600 0 21600 0 0 Z N"/>
          </draw:custom-shape>
          <draw:custom-shape draw:style-name="gr68" draw:text-style-name="P29" draw:layer="layout" svg:width="1.9cm" svg:height="1.693cm" svg:x="12.616cm" svg:y="8.467cm">
            <text:p text:style-name="P25"><text:span text:style-name="T14">Pipe</text:span></text:p>
            <text:p text:style-name="P25"><text:span text:style-name="T14"/></text:p>
            <text:p text:style-name="P25"><text:span text:style-name="T14">servant</text:span></text:p>
            <draw:enhanced-geometry svg:viewBox="0 0 21600 21600" draw:type="rectangle" draw:enhanced-path="M 0 0 L 21600 0 21600 21600 0 21600 0 0 Z N"/>
          </draw:custom-shape>
          <draw:line draw:style-name="gr69" draw:text-style-name="P22" draw:layer="layout" svg:x1="13.341cm" svg:y1="11.5cm" svg:x2="15.941cm" svg:y2="10.372cm">
            <text:p text:style-name="P1"/>
          </draw:line>
          <draw:custom-shape draw:style-name="gr70" draw:text-style-name="P29" draw:layer="layout" svg:width="1.664cm" svg:height="1.27cm" svg:x="12.238cm" svg:y="11.5cm">
            <text:p text:style-name="P25"><text:span text:style-name="T16">Mnt</text:span></text:p>
            <draw:enhanced-geometry svg:viewBox="0 0 21600 21600" draw:type="rectangle" draw:enhanced-path="M 0 0 L 21600 0 21600 21600 0 21600 0 0 Z N"/>
          </draw:custom-shape>
        </draw:g>
        <draw:frame draw:style-name="gr71" draw:text-style-name="P36" draw:layer="layout" svg:width="8.63cm" svg:height="1.098cm" svg:x="1.37cm" svg:y="0.902cm">
          <draw:text-box>
            <text:p text:style-name="P1"><text:span text:style-name="T17">LP49 internal structure</text:span></text:p>
          </draw:text-box>
        </draw:frame>
        <presentation:notes draw:style-name="dp2">
          <draw:page-thumbnail draw:style-name="gr10" draw:layer="layout" svg:width="7.025cm" svg:height="10.276cm" svg:x="5.857cm" svg:y="2.083cm" draw:page-number="2" presentation:class="page"/>
          <draw:frame presentation:style-name="pr2" draw:text-style-name="P1" draw:layer="layout" svg:width="14.991cm" svg:height="12.334cm" svg:x="1.874cm" svg:y="13.019cm" presentation:class="notes" presentation:placeholder="true">
            <draw:text-box/>
          </draw:frame>
        </presentation:notes>
      </draw:page>
      <draw:page draw:name="page3" draw:style-name="dp1" draw:master-page-name="標準" presentation:presentation-page-layout-name="AL1T21">
        <office:forms form:automatic-focus="false" form:apply-design-mode="false"/>
        <draw:g>
          <draw:custom-shape draw:style-name="gr72" draw:text-style-name="P18" draw:layer="layout" svg:width="4.829cm" svg:height="0.937cm" svg:x="4.399cm" svg:y="0.614cm">
            <text:p text:style-name="P17"><text:span text:style-name="T8">Application</text:span></text:p>
            <draw:enhanced-geometry svg:viewBox="0 0 21600 21600" draw:type="mso-spt202" draw:enhanced-path="M 0 0 L 21600 0 21600 21600 0 21600 0 0 Z N"/>
          </draw:custom-shape>
          <draw:custom-shape draw:style-name="gr73" draw:text-style-name="P9" draw:layer="layout" svg:width="6.364cm" svg:height="5.08cm" svg:x="3.041cm" svg:y="1.629cm">
            <text:p text:style-name="P1"/>
            <draw:enhanced-geometry svg:viewBox="0 0 21600 21600" draw:type="rectangle" draw:enhanced-path="M 0 0 L 21600 0 21600 21600 0 21600 0 0 Z N"/>
          </draw:custom-shape>
          <draw:custom-shape draw:style-name="gr74" draw:text-style-name="P37" draw:layer="layout" svg:width="2.927cm" svg:height="1.724cm" svg:x="3.702cm" svg:y="4.885cm">
            <text:p text:style-name="P10"><text:span text:style-name="T13">L4_IPC()</text:span></text:p>
            <draw:enhanced-geometry svg:viewBox="0 0 21600 21600" draw:type="rectangle" draw:enhanced-path="M 0 0 L 21600 0 21600 21600 0 21600 0 0 Z N"/>
          </draw:custom-shape>
          <draw:custom-shape draw:style-name="gr75" draw:text-style-name="P38" draw:layer="layout" svg:width="2.927cm" svg:height="2.964cm" svg:x="3.702cm" svg:y="1.921cm">
            <text:p text:style-name="P10"><text:span text:style-name="T7">Open()</text:span></text:p>
            <draw:enhanced-geometry svg:viewBox="0 0 21600 21600" draw:type="rectangle" draw:enhanced-path="M 0 0 L 21600 0 21600 21600 0 21600 0 0 Z N"/>
          </draw:custom-shape>
          <draw:line draw:style-name="gr76" draw:text-style-name="P22" draw:layer="layout" svg:x1="5.142cm" svg:y1="3.826cm" svg:x2="5.142cm" svg:y2="5.308cm">
            <text:p text:style-name="P1"/>
          </draw:line>
          <draw:custom-shape draw:style-name="gr77" draw:text-style-name="P9" draw:layer="layout" svg:width="0.509cm" svg:height="0.424cm" svg:x="2.532cm" svg:y="1.205cm">
            <text:p text:style-name="P1"/>
            <draw:enhanced-geometry svg:viewBox="0 0 21600 21600" draw:type="rectangle" draw:enhanced-path="M 0 0 L 21600 0 21600 21600 0 21600 0 0 Z N"/>
          </draw:custom-shape>
          <draw:custom-shape draw:style-name="gr78" draw:text-style-name="P9" draw:layer="layout" svg:width="2.043cm" svg:height="1.905cm" svg:x="6.927cm" svg:y="2.475cm">
            <text:p text:style-name="P1"/>
            <draw:enhanced-geometry svg:viewBox="0 0 21600 21600" draw:type="rectangle" draw:enhanced-path="M 0 0 L 21600 0 21600 21600 0 21600 0 0 Z N"/>
          </draw:custom-shape>
          <draw:custom-shape draw:style-name="gr79" draw:text-style-name="P39" draw:layer="layout" svg:width="1.747cm" svg:height="1.447cm" svg:x="6.944cm" svg:y="2.647cm">
            <text:p text:style-name="P15"><text:span text:style-name="T18">Page</text:span></text:p>
            <draw:enhanced-geometry svg:viewBox="0 0 21600 21600" draw:type="mso-spt202" draw:enhanced-path="M 0 0 L 21600 0 21600 21600 0 21600 0 0 Z N"/>
          </draw:custom-shape>
          <draw:custom-shape draw:style-name="gr80" draw:text-style-name="P18" draw:layer="layout" svg:width="5.624cm" svg:height="1.019cm" svg:x="17cm" svg:y="1cm">
            <text:p text:style-name="P17"><text:span text:style-name="T8"><text:s/></text:span><text:span text:style-name="T19">Local Server</text:span></text:p>
            <draw:enhanced-geometry svg:viewBox="0 0 21600 21600" draw:type="mso-spt202" draw:enhanced-path="M 0 0 L 21600 0 21600 21600 0 21600 0 0 Z N"/>
          </draw:custom-shape>
          <draw:custom-shape draw:style-name="gr73" draw:text-style-name="P9" draw:layer="layout" svg:width="6.218cm" svg:height="5.08cm" svg:x="16.529cm" svg:y="2.034cm">
            <text:p text:style-name="P1"/>
            <draw:enhanced-geometry svg:viewBox="0 0 21600 21600" draw:type="rectangle" draw:enhanced-path="M 0 0 L 21600 0 21600 21600 0 21600 0 0 Z N"/>
          </draw:custom-shape>
          <draw:custom-shape draw:style-name="gr81" draw:text-style-name="P9" draw:layer="layout" svg:width="2.985cm" svg:height="1.725cm" svg:x="17.772cm" svg:y="5.209cm">
            <text:p text:style-name="P1"/>
            <draw:enhanced-geometry svg:viewBox="0 0 21600 21600" draw:type="rectangle" draw:enhanced-path="M 0 0 L 21600 0 21600 21600 0 21600 0 0 Z N"/>
          </draw:custom-shape>
          <draw:custom-shape draw:style-name="gr82" draw:text-style-name="P9" draw:layer="layout" svg:width="2.985cm" svg:height="2.963cm" svg:x="17.772cm" svg:y="2.246cm">
            <text:p text:style-name="P1"/>
            <draw:enhanced-geometry svg:viewBox="0 0 21600 21600" draw:type="rectangle" draw:enhanced-path="M 0 0 L 21600 0 21600 21600 0 21600 0 0 Z N"/>
          </draw:custom-shape>
          <draw:custom-shape draw:style-name="gr77" draw:text-style-name="P9" draw:layer="layout" svg:width="0.497cm" svg:height="0.423cm" svg:x="16.032cm" svg:y="1.611cm">
            <text:p text:style-name="P1"/>
            <draw:enhanced-geometry svg:viewBox="0 0 21600 21600" draw:type="rectangle" draw:enhanced-path="M 0 0 L 21600 0 21600 21600 0 21600 0 0 Z N"/>
          </draw:custom-shape>
          <draw:custom-shape draw:style-name="gr83" draw:text-style-name="P40" draw:layer="layout" svg:width="4.346cm" svg:height="1.607cm" svg:x="7.774cm" svg:y="6.964cm">
            <text:p text:style-name="P12"><text:span text:style-name="T8">Page mapping</text:span></text:p>
            <draw:enhanced-geometry svg:viewBox="0 0 21600 21600" draw:type="mso-spt202" draw:enhanced-path="M 0 0 L 21600 0 21600 21600 0 21600 0 0 Z N"/>
          </draw:custom-shape>
          <draw:line draw:style-name="gr84" draw:text-style-name="P22" draw:layer="layout" svg:x1="8.135cm" svg:y1="3.957cm" svg:x2="8.135cm" svg:y2="7.979cm">
            <text:p text:style-name="P1"/>
          </draw:line>
          <draw:custom-shape draw:style-name="gr85" draw:text-style-name="P9" draw:layer="layout" svg:width="23cm" svg:height="9.703cm" svg:x="1cm" svg:y="8.5cm">
            <text:p text:style-name="P1"/>
            <draw:enhanced-geometry svg:viewBox="0 0 21600 21600" draw:type="rectangle" draw:enhanced-path="M 0 0 L 21600 0 21600 21600 0 21600 0 0 Z N"/>
          </draw:custom-shape>
          <draw:custom-shape draw:style-name="gr73" draw:text-style-name="P9" draw:layer="layout" svg:width="4cm" svg:height="6.5cm" svg:x="18cm" svg:y="11.5cm">
            <text:p text:style-name="P1"/>
            <draw:enhanced-geometry svg:viewBox="0 0 21600 21600" draw:type="rectangle" draw:enhanced-path="M 0 0 L 21600 0 21600 21600 0 21600 0 0 Z N"/>
          </draw:custom-shape>
          <draw:custom-shape draw:style-name="gr86" draw:text-style-name="P26" draw:layer="layout" svg:width="3cm" svg:height="2.339cm" svg:x="18.532cm" svg:y="13.161cm">
            <text:p text:style-name="P25"><text:span text:style-name="T20"/></text:p>
            <text:p text:style-name="P25"><text:span text:style-name="T13">Protocol </text:span></text:p>
            <text:p text:style-name="P25"><text:span text:style-name="T13"/></text:p>
            <text:p text:style-name="P25"><text:span text:style-name="T13">Stack</text:span></text:p>
            <draw:enhanced-geometry svg:viewBox="0 0 21600 21600" draw:type="rectangle" draw:enhanced-path="M 0 0 L 21600 0 21600 21600 0 21600 0 0 Z N"/>
          </draw:custom-shape>
          <draw:custom-shape draw:style-name="gr87" draw:text-style-name="P41" draw:layer="layout" svg:width="2.901cm" svg:height="1.558cm" svg:x="18.599cm" svg:y="16cm">
            <text:p text:style-name="P10"><text:span text:style-name="T13">Ether</text:span></text:p>
            <text:p text:style-name="P10"><text:span text:style-name="T13">driver</text:span></text:p>
            <draw:enhanced-geometry svg:viewBox="0 0 21600 21600" draw:type="rectangle" draw:enhanced-path="M 0 0 L 21600 0 21600 21600 0 21600 0 0 Z N"/>
          </draw:custom-shape>
          <draw:custom-shape draw:style-name="gr88" draw:text-style-name="P42" draw:layer="layout" svg:width="3.233cm" svg:height="1.405cm" svg:x="18.267cm" svg:y="11.595cm">
            <text:p text:style-name="P31"><text:span text:style-name="T21">IP servant</text:span></text:p>
            <draw:enhanced-geometry svg:viewBox="0 0 21600 21600" draw:type="mso-spt202" draw:enhanced-path="M 0 0 L 21600 0 21600 21600 0 21600 0 0 Z N"/>
          </draw:custom-shape>
          <draw:custom-shape draw:style-name="gr89" draw:text-style-name="P35" draw:layer="layout" svg:width="3.787cm" svg:height="0.937cm" svg:x="2.5cm" svg:y="17.063cm">
            <text:p text:style-name="P17"><text:span text:style-name="T8">LP49 CORE</text:span><text:span text:style-name="T9"> </text:span></text:p>
            <draw:enhanced-geometry svg:viewBox="0 0 21600 21600" draw:type="mso-spt202" draw:enhanced-path="M 0 0 L 21600 0 21600 21600 0 21600 0 0 Z N"/>
          </draw:custom-shape>
          <draw:custom-shape draw:style-name="gr90" draw:text-style-name="P11" draw:layer="layout" svg:width="2.536cm" svg:height="2.35cm" svg:x="3.464cm" svg:y="9.65cm">
            <text:p text:style-name="P10"><text:span text:style-name="T22"/></text:p>
            <text:p text:style-name="P10"><text:span text:style-name="T23">Mngr</text:span></text:p>
            <draw:enhanced-geometry svg:viewBox="0 0 21600 21600" draw:type="rectangle" draw:enhanced-path="M 0 0 L 21600 0 21600 21600 0 21600 0 0 Z N"/>
          </draw:custom-shape>
          <draw:custom-shape draw:style-name="gr82" draw:text-style-name="P9" draw:layer="layout" svg:width="0.506cm" svg:height="0.426cm" svg:x="2.958cm" svg:y="9.224cm">
            <text:p text:style-name="P1"/>
            <draw:enhanced-geometry svg:viewBox="0 0 21600 21600" draw:type="rectangle" draw:enhanced-path="M 0 0 L 21600 0 21600 21600 0 21600 0 0 Z N"/>
          </draw:custom-shape>
          <draw:g>
            <draw:custom-shape draw:style-name="gr91" draw:text-style-name="P11" draw:layer="layout" svg:width="2.633cm" svg:height="2.534cm" svg:x="8.085cm" svg:y="9.966cm">
              <text:p text:style-name="P10"><text:span text:style-name="T22"/></text:p>
              <text:p text:style-name="P10"><text:span text:style-name="T23">Clerk</text:span></text:p>
              <text:p text:style-name="P10"><text:span text:style-name="T22"/></text:p>
              <draw:enhanced-geometry svg:viewBox="0 0 21600 21600" draw:type="rectangle" draw:enhanced-path="M 0 0 L 21600 0 21600 21600 0 21600 0 0 Z N"/>
            </draw:custom-shape>
            <draw:custom-shape draw:style-name="gr82" draw:text-style-name="P9" draw:layer="layout" svg:width="0.585cm" svg:height="0.506cm" svg:x="7.5cm" svg:y="9.46cm">
              <text:p text:style-name="P1"/>
              <draw:enhanced-geometry svg:viewBox="0 0 21600 21600" draw:type="rectangle" draw:enhanced-path="M 0 0 L 21600 0 21600 21600 0 21600 0 0 Z N"/>
            </draw:custom-shape>
          </draw:g>
          <draw:custom-shape draw:style-name="gr92" draw:text-style-name="P16" draw:layer="layout" svg:width="2.161cm" svg:height="2.263cm" svg:x="12.636cm" svg:y="9.737cm">
            <text:p text:style-name="P15"><text:span text:style-name="T8">Name</text:span></text:p>
            <text:p text:style-name="P15"><text:span text:style-name="T8">Space</text:span></text:p>
            <text:p text:style-name="P15"><text:span text:style-name="T6"/></text:p>
            <draw:enhanced-geometry svg:viewBox="0 0 21600 21600" draw:type="mso-spt202" draw:enhanced-path="M 0 0 L 21600 0 21600 21600 0 21600 0 0 Z N"/>
          </draw:custom-shape>
          <draw:custom-shape draw:style-name="gr93" draw:text-style-name="P45" draw:layer="layout" svg:width="5.18cm" svg:height="3.807cm" svg:x="1.66cm" svg:y="13cm">
            <text:p text:style-name="P43"><text:span text:style-name="T24"/></text:p>
            <text:p text:style-name="P43"><text:span text:style-name="T24"/></text:p>
            <text:p text:style-name="P43"><text:span text:style-name="T24"/></text:p>
            <text:p text:style-name="P44"><text:span text:style-name="T25">Thread pool</text:span></text:p>
            <draw:enhanced-geometry svg:viewBox="0 0 21600 21600" draw:mirror-horizontal="false" draw:mirror-vertical="false" draw:type="mso-spt202" draw:enhanced-path="M 0 0 L 21600 0 21600 21600 0 21600 0 0 Z N"/>
          </draw:custom-shape>
          <draw:custom-shape draw:style-name="gr94" draw:text-style-name="P30" draw:layer="layout" svg:width="1.611cm" svg:height="1.235cm" svg:x="2.389cm" svg:y="13.593cm">
            <text:p text:style-name="P10"><text:span text:style-name="T14">clerk</text:span></text:p>
            <draw:enhanced-geometry svg:viewBox="0 0 21600 21600" draw:mirror-horizontal="false" draw:mirror-vertical="false" draw:type="rectangle" draw:enhanced-path="M 0 0 L 21600 0 21600 21600 0 21600 0 0 Z N"/>
          </draw:custom-shape>
          <draw:custom-shape draw:style-name="gr82" draw:text-style-name="P9" draw:layer="layout" svg:width="0.357cm" svg:height="0.246cm" svg:x="2.032cm" svg:y="13.347cm">
            <text:p text:style-name="P1"/>
            <draw:enhanced-geometry svg:viewBox="0 0 21600 21600" draw:mirror-horizontal="false" draw:mirror-vertical="false" draw:type="rectangle" draw:enhanced-path="M 0 0 L 21600 0 21600 21600 0 21600 0 0 Z N"/>
          </draw:custom-shape>
          <draw:custom-shape draw:style-name="gr95" draw:text-style-name="P30" draw:layer="layout" svg:width="1.637cm" svg:height="1.235cm" svg:x="4.863cm" svg:y="13.717cm">
            <text:p text:style-name="P10"><text:span text:style-name="T14">clerk</text:span></text:p>
            <draw:enhanced-geometry svg:viewBox="0 0 21600 21600" draw:mirror-horizontal="false" draw:mirror-vertical="false" draw:type="rectangle" draw:enhanced-path="M 0 0 L 21600 0 21600 21600 0 21600 0 0 Z N"/>
          </draw:custom-shape>
          <draw:custom-shape draw:style-name="gr82" draw:text-style-name="P9" draw:layer="layout" svg:width="0.363cm" svg:height="0.246cm" svg:x="4.5cm" svg:y="13.471cm">
            <text:p text:style-name="P1"/>
            <draw:enhanced-geometry svg:viewBox="0 0 21600 21600" draw:mirror-horizontal="false" draw:mirror-vertical="false" draw:type="rectangle" draw:enhanced-path="M 0 0 L 21600 0 21600 21600 0 21600 0 0 Z N"/>
          </draw:custom-shape>
          <draw:line draw:style-name="gr96" draw:text-style-name="P22" draw:layer="layout" svg:x1="9.5cm" svg:y1="12cm" svg:x2="9.5cm" svg:y2="13.5cm">
            <text:p text:style-name="P1"/>
          </draw:line>
          <draw:custom-shape draw:style-name="gr97" draw:text-style-name="P46" draw:layer="layout" svg:width="2.504cm" svg:height="2.28cm" svg:x="18.739cm" svg:y="9cm">
            <text:p text:style-name="P15"><text:span text:style-name="T8">Pipe</text:span></text:p>
            <text:p text:style-name="P15"><text:span text:style-name="T8">servant</text:span></text:p>
            <draw:enhanced-geometry svg:viewBox="0 0 21600 21600" draw:type="mso-spt202" draw:enhanced-path="M 0 0 L 21600 0 21600 21600 0 21600 0 0 Z N"/>
          </draw:custom-shape>
          <draw:custom-shape draw:style-name="gr98" draw:text-style-name="P47" draw:layer="layout" svg:width="2.504cm" svg:height="3.626cm" svg:x="13.053cm" svg:y="13.5cm">
            <text:p text:style-name="P15"><text:span text:style-name="T8">Mount</text:span></text:p>
            <text:p text:style-name="P15"><text:span text:style-name="T8">servant</text:span></text:p>
            <text:p text:style-name="P15"><text:span text:style-name="T8">(Proxy)</text:span></text:p>
            <draw:enhanced-geometry svg:viewBox="0 0 21600 21600" draw:type="mso-spt202" draw:enhanced-path="M 0 0 L 21600 0 21600 21600 0 21600 0 0 Z N"/>
          </draw:custom-shape>
          <draw:custom-shape draw:style-name="gr99" draw:text-style-name="P47" draw:layer="layout" svg:width="2.504cm" svg:height="2.28cm" svg:x="7.756cm" svg:y="13.123cm">
            <text:p text:style-name="P15"><text:span text:style-name="T21">aa</text:span></text:p>
            <text:p text:style-name="P15"><text:span text:style-name="T21">servant</text:span></text:p>
            <draw:enhanced-geometry svg:viewBox="0 0 21600 21600" draw:type="mso-spt202" draw:enhanced-path="M 0 0 L 21600 0 21600 21600 0 21600 0 0 Z N"/>
          </draw:custom-shape>
          <draw:custom-shape draw:style-name="gr100" draw:text-style-name="P47" draw:layer="layout" svg:width="2.504cm" svg:height="2.28cm" svg:x="7.756cm" svg:y="15.875cm">
            <text:p text:style-name="P15"><text:span text:style-name="T21">xx</text:span></text:p>
            <text:p text:style-name="P15"><text:span text:style-name="T21">servant</text:span></text:p>
            <draw:enhanced-geometry svg:viewBox="0 0 21600 21600" draw:type="mso-spt202" draw:enhanced-path="M 0 0 L 21600 0 21600 21600 0 21600 0 0 Z N"/>
          </draw:custom-shape>
          <draw:line draw:style-name="gr101" draw:text-style-name="P22" draw:layer="layout" svg:x1="5.248cm" svg:y1="11cm" svg:x2="8cm" svg:y2="11cm">
            <text:p text:style-name="P1"/>
          </draw:line>
          <draw:line draw:style-name="gr102" draw:text-style-name="P22" draw:layer="layout" svg:x1="9.5cm" svg:y1="12cm" svg:x2="12.5cm" svg:y2="14cm">
            <text:p text:style-name="P1"/>
          </draw:line>
          <draw:line draw:style-name="gr103" draw:text-style-name="P22" draw:layer="layout" svg:x1="16.019cm" svg:y1="14.5cm" svg:x2="18.5cm" svg:y2="10.5cm">
            <text:p text:style-name="P1"/>
          </draw:line>
          <draw:line draw:style-name="gr104" draw:text-style-name="P22" draw:layer="layout" svg:x1="16cm" svg:y1="14.5cm" svg:x2="18cm" svg:y2="14.5cm">
            <text:p text:style-name="P1"/>
          </draw:line>
          <draw:custom-shape draw:style-name="gr105" draw:text-style-name="P48" draw:layer="layout" svg:width="1.058cm" svg:height="1.829cm" svg:x="18.942cm" svg:y="7.171cm">
            <text:p text:style-name="P1"/>
            <draw:enhanced-geometry svg:viewBox="0 0 21600 21600" draw:text-areas="?f0 ?f8 ?f2 ?f9" draw:type="up-down-arrow" draw:modifiers="5760 25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6" draw:text-style-name="P40" draw:layer="layout" svg:width="3.144cm" svg:height="1.607cm" svg:x="22.256cm" svg:y="11.893cm">
            <text:p text:style-name="P12"><text:span text:style-name="T8">9P </text:span></text:p>
            <text:p text:style-name="P12"><text:span text:style-name="T8">protocol</text:span></text:p>
            <draw:enhanced-geometry svg:viewBox="0 0 21600 21600" draw:type="mso-spt202" draw:enhanced-path="M 0 0 L 21600 0 21600 21600 0 21600 0 0 Z N"/>
          </draw:custom-shape>
          <draw:custom-shape draw:style-name="gr107" draw:text-style-name="P47" draw:layer="layout" svg:width="3cm" svg:height="1.058cm" svg:x="22cm" svg:y="13.442cm">
            <text:p text:style-name="P1"/>
            <draw:enhanced-geometry svg:viewBox="0 0 21600 21600" draw:text-areas="?f5 ?f1 ?f6 ?f3" draw:type="left-right-arrow" draw:modifiers="1800 322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08" draw:text-style-name="P22" draw:layer="layout" svg:x1="5cm" svg:y1="6cm" svg:x2="5cm" svg:y2="10.5cm">
            <text:p text:style-name="P1"/>
          </draw:line>
          <draw:line draw:style-name="gr109" draw:text-style-name="P22" draw:layer="layout" svg:x1="9.5cm" svg:y1="10.5cm" svg:x2="5.5cm" svg:y2="6cm">
            <text:p text:style-name="P1"/>
          </draw:line>
          <draw:custom-shape draw:style-name="gr110" draw:text-style-name="P14" draw:layer="layout" svg:width="0.828cm" svg:height="0.937cm" svg:x="8.115cm" svg:y="14.817cm">
            <text:p text:style-name="P12"><text:span text:style-name="T8">:</text:span></text:p>
            <draw:enhanced-geometry svg:viewBox="0 0 21600 21600" draw:type="mso-spt202" draw:enhanced-path="M 0 0 L 21600 0 21600 21600 0 21600 0 0 Z N"/>
          </draw:custom-shape>
          <draw:custom-shape draw:style-name="gr111" draw:text-style-name="P40" draw:layer="layout" svg:width="4.13cm" svg:height="1.607cm" svg:x="0.952cm" svg:y="6.921cm">
            <text:p text:style-name="P12"><text:span text:style-name="T8">System</text:span></text:p>
            <text:p text:style-name="P12"><text:span text:style-name="T8"><text:s/></text:span><text:span text:style-name="T8">call</text:span></text:p>
            <draw:enhanced-geometry svg:viewBox="0 0 21600 21600" draw:mirror-horizontal="false" draw:mirror-vertical="false" draw:type="mso-spt202" draw:enhanced-path="M 0 0 L 21600 0 21600 21600 0 21600 0 0 Z N"/>
          </draw:custom-shape>
        </draw:g>
        <presentation:notes draw:style-name="dp2">
          <draw:page-thumbnail draw:style-name="gr10" draw:layer="layout" svg:width="7.025cm" svg:height="10.276cm" svg:x="5.857cm" svg:y="2.083cm" draw:page-number="3" presentation:class="page"/>
          <draw:frame presentation:style-name="pr2" draw:text-style-name="P1" draw:layer="layout" svg:width="14.991cm" svg:height="12.334cm" svg:x="1.874cm" svg:y="13.019cm" presentation:class="notes" presentation:placeholder="true">
            <draw:text-box/>
          </draw:frame>
        </presentation:notes>
      </draw:page>
      <draw:page draw:name="page4" draw:style-name="dp1" draw:master-page-name="標準" presentation:presentation-page-layout-name="AL1T21">
        <office:forms form:automatic-focus="false" form:apply-design-mode="false"/>
        <draw:g>
          <draw:rect draw:style-name="gr112" draw:layer="layout" svg:width="15.5cm" svg:height="16.5cm" svg:x="9cm" svg:y="2cm">
            <text:p text:style-name="P1"/>
          </draw:rect>
          <draw:frame draw:style-name="gr71" draw:text-style-name="P2" draw:layer="layout" svg:width="13.185cm" svg:height="1.009cm" svg:x="10.5cm" svg:y="0.991cm">
            <draw:text-box>
              <text:p text:style-name="P1"><text:span text:style-name="T26">Servant Program = Class definition</text:span></text:p>
            </draw:text-box>
          </draw:frame>
          <draw:rect draw:style-name="gr113" draw:layer="layout" svg:width="3cm" svg:height="3cm" svg:x="15.581cm" svg:y="3.5cm">
            <text:p text:style-name="P1"/>
          </draw:rect>
          <draw:frame draw:style-name="gr114" draw:text-style-name="P49" draw:layer="layout" svg:width="4.122cm" svg:height="1cm" svg:x="15.378cm" svg:y="2.5cm">
            <draw:text-box>
              <text:p text:style-name="P1"><text:span text:style-name="T27">MethodTable</text:span></text:p>
            </draw:text-box>
          </draw:frame>
          <draw:rect draw:style-name="gr115" draw:text-style-name="P51" draw:layer="layout" svg:width="3cm" svg:height="2cm" svg:x="21cm" svg:y="3cm">
            <text:p text:style-name="P50"><text:span text:style-name="T27">open()</text:span></text:p>
            <text:p text:style-name="P50"><text:span text:style-name="T27">method</text:span></text:p>
            <text:p text:style-name="P50"><text:span text:style-name="T12"/></text:p>
          </draw:rect>
          <draw:line draw:style-name="gr116" draw:layer="layout" svg:x1="15.581cm" svg:y1="4cm" svg:x2="18.581cm" svg:y2="4cm">
            <text:p text:style-name="P1"/>
          </draw:line>
          <draw:line draw:style-name="gr116" draw:layer="layout" svg:x1="15.581cm" svg:y1="4.5cm" svg:x2="18.581cm" svg:y2="4.5cm">
            <text:p text:style-name="P1"/>
          </draw:line>
          <draw:line draw:style-name="gr116" draw:layer="layout" svg:x1="15.581cm" svg:y1="6cm" svg:x2="18.581cm" svg:y2="6cm">
            <text:p text:style-name="P1"/>
          </draw:line>
          <draw:rect draw:style-name="gr115" draw:text-style-name="P52" draw:layer="layout" svg:width="3cm" svg:height="2cm" svg:x="21cm" svg:y="5.5cm">
            <text:p text:style-name="P50"><text:span text:style-name="T27">read()</text:span></text:p>
            <text:p text:style-name="P50"><text:span text:style-name="T27">method</text:span></text:p>
            <text:p text:style-name="P50"><text:span text:style-name="T28"/></text:p>
          </draw:rect>
          <draw:rect draw:style-name="gr115" draw:text-style-name="P53" draw:layer="layout" svg:width="3cm" svg:height="2cm" svg:x="21cm" svg:y="12.5cm">
            <text:p text:style-name="P50"><text:span text:style-name="T27">close()</text:span></text:p>
            <text:p text:style-name="P50"><text:span text:style-name="T27">method</text:span></text:p>
            <text:p text:style-name="P50"><text:span text:style-name="T2"/></text:p>
          </draw:rect>
          <draw:frame draw:style-name="gr71" draw:text-style-name="P54" draw:layer="layout" svg:width="0.781cm" svg:height="1.521cm" svg:x="16.647cm" svg:y="4.649cm">
            <draw:text-box>
              <text:p text:style-name="P1"><text:span text:style-name="T29">:</text:span></text:p>
              <text:p text:style-name="P1"><text:span text:style-name="T29">:</text:span></text:p>
            </draw:text-box>
          </draw:frame>
          <draw:frame draw:style-name="gr71" draw:text-style-name="P55" draw:layer="layout" svg:width="0.853cm" svg:height="1.851cm" svg:x="22cm" svg:y="8cm">
            <draw:text-box>
              <text:p text:style-name="P1"><text:span text:style-name="T30">:</text:span></text:p>
              <text:p text:style-name="P1"><text:span text:style-name="T30">:</text:span></text:p>
            </draw:text-box>
          </draw:frame>
          <draw:line draw:style-name="gr117" draw:layer="layout" svg:x1="18cm" svg:y1="4cm" svg:x2="21cm" svg:y2="3cm">
            <text:p text:style-name="P1"/>
          </draw:line>
          <draw:line draw:style-name="gr117" draw:layer="layout" svg:x1="18cm" svg:y1="4.5cm" svg:x2="21cm" svg:y2="5.5cm">
            <text:p text:style-name="P1"/>
          </draw:line>
          <draw:line draw:style-name="gr117" draw:layer="layout" svg:x1="18cm" svg:y1="6cm" svg:x2="21cm" svg:y2="12.5cm">
            <text:p text:style-name="P1"/>
          </draw:line>
          <draw:rect draw:style-name="gr118" draw:text-style-name="P56" draw:layer="layout" svg:width="3.5cm" svg:height="2.5cm" svg:x="11.5cm" svg:y="10.5cm">
            <text:p text:style-name="P3"><text:span text:style-name="T31">Instance</text:span></text:p>
            <text:p text:style-name="P3"><text:span text:style-name="T31">object</text:span></text:p>
            <text:p text:style-name="P3"><text:span text:style-name="T31">(qid)</text:span></text:p>
          </draw:rect>
          <draw:frame draw:style-name="gr71" draw:text-style-name="P55" draw:layer="layout" svg:width="0.853cm" svg:height="1.851cm" svg:x="12.5cm" svg:y="13cm">
            <draw:text-box>
              <text:p text:style-name="P1"><text:span text:style-name="T30">:</text:span></text:p>
              <text:p text:style-name="P1"><text:span text:style-name="T30">:</text:span></text:p>
            </draw:text-box>
          </draw:frame>
          <draw:frame draw:style-name="gr71" draw:text-style-name="P55" draw:layer="layout" svg:width="0.853cm" svg:height="1.851cm" svg:x="17cm" svg:y="13cm">
            <draw:text-box>
              <text:p text:style-name="P1"><text:span text:style-name="T30">:</text:span></text:p>
              <text:p text:style-name="P1"><text:span text:style-name="T30">:</text:span></text:p>
            </draw:text-box>
          </draw:frame>
          <draw:frame draw:style-name="gr71" draw:text-style-name="P57" draw:layer="layout" svg:width="9.752cm" svg:height="0.882cm" svg:x="10.252cm" svg:y="17.5cm">
            <draw:text-box>
              <text:p text:style-name="P1"><text:span text:style-name="T31">Virtual file = instance object</text:span></text:p>
            </draw:text-box>
          </draw:frame>
          <draw:rect draw:style-name="gr1" draw:text-style-name="P58" draw:layer="layout" svg:width="3.5cm" svg:height="4cm" svg:x="1.5cm" svg:y="3cm">
            <text:p text:style-name="P50"><text:span text:style-name="T28">Type <text:s text:c="2"/></text:span></text:p>
            <text:p text:style-name="P50"><text:span text:style-name="T28"/></text:p>
            <text:p text:style-name="P50"><text:span text:style-name="T28">qid</text:span></text:p>
            <text:p text:style-name="P50"><text:span text:style-name="T28">Mux</text:span></text:p>
            <text:p text:style-name="P50"><text:span text:style-name="T28">mchan </text:span></text:p>
            <text:p text:style-name="P50"><text:span text:style-name="T32"><text:s text:c="3"/></text:span></text:p>
          </draw:rect>
          <draw:frame draw:style-name="gr71" draw:text-style-name="P59" draw:layer="layout" svg:width="5.358cm" svg:height="1.767cm" svg:x="1.543cm" svg:y="1cm">
            <draw:text-box>
              <text:p text:style-name="P3"><text:span text:style-name="T26">object handle</text:span></text:p>
              <text:p text:style-name="P3"><text:span text:style-name="T26">(objH)</text:span></text:p>
            </draw:text-box>
          </draw:frame>
          <draw:line draw:style-name="gr117" draw:layer="layout" svg:x1="3.5cm" svg:y1="3.5cm" svg:x2="15.5cm" svg:y2="3.5cm">
            <text:p text:style-name="P1"/>
          </draw:line>
          <draw:line draw:style-name="gr117" draw:layer="layout" svg:x1="3.5cm" svg:y1="5cm" svg:x2="11.5cm" svg:y2="11cm">
            <text:p text:style-name="P1"/>
          </draw:line>
          <draw:line draw:style-name="gr117" draw:layer="layout" svg:x1="3.5cm" svg:y1="8cm" svg:x2="15.5cm" svg:y2="3.5cm">
            <text:p text:style-name="P1"/>
          </draw:line>
          <draw:line draw:style-name="gr117" draw:layer="layout" svg:x1="3.5cm" svg:y1="9.5cm" svg:x2="16cm" svg:y2="15cm">
            <text:p text:style-name="P1"/>
          </draw:line>
          <draw:custom-shape draw:style-name="gr119" draw:text-style-name="P60" draw:layer="layout" svg:width="8cm" svg:height="3cm" svg:x="11cm" svg:y="7cm">
            <text:p text:style-name="P3"><text:span text:style-name="T26">Name Space</text:span></text:p>
            <draw:enhanced-geometry svg:viewBox="0 0 21600 21600" draw:glue-points="10800 0 ?f1 10800 0 21600 10800 21600 21600 21600 ?f7 10800" draw:text-areas="?f1 10800 ?f2 18000 ?f3 7200 ?f4 21600" draw:type="isosceles-triangle" draw:modifiers="10996.167305449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1" draw:text-style-name="P61" draw:layer="layout" svg:width="3.461cm" svg:height="1.597cm" svg:x="1.539cm" svg:y="12.403cm">
            <draw:text-box>
              <text:p text:style-name="P3"><text:span text:style-name="T27">Tables in</text:span></text:p>
              <text:p text:style-name="P3"><text:span text:style-name="T27">LP49core</text:span></text:p>
            </draw:text-box>
          </draw:frame>
          <draw:rect draw:style-name="gr1" draw:text-style-name="P58" draw:layer="layout" svg:width="3.5cm" svg:height="4cm" svg:x="1.5cm" svg:y="7.5cm">
            <text:p text:style-name="P50"><text:span text:style-name="T28">Type <text:s text:c="2"/></text:span></text:p>
            <text:p text:style-name="P50"><text:span text:style-name="T28"/></text:p>
            <text:p text:style-name="P50"><text:span text:style-name="T28">qid</text:span></text:p>
            <text:p text:style-name="P50"><text:span text:style-name="T28">mux </text:span></text:p>
            <text:p text:style-name="P50"><text:span text:style-name="T28">mchan</text:span></text:p>
            <text:p text:style-name="P50"><text:span text:style-name="T32"><text:s text:c="3"/></text:span></text:p>
          </draw:rect>
          <draw:rect draw:style-name="gr118" draw:text-style-name="P56" draw:layer="layout" svg:width="3.5cm" svg:height="2.5cm" svg:x="15.5cm" svg:y="10.5cm">
            <text:p text:style-name="P3"><text:span text:style-name="T31">Instance</text:span></text:p>
            <text:p text:style-name="P3"><text:span text:style-name="T31">object</text:span></text:p>
            <text:p text:style-name="P3"><text:span text:style-name="T31">(qid)</text:span></text:p>
          </draw:rect>
          <draw:rect draw:style-name="gr118" draw:text-style-name="P56" draw:layer="layout" svg:width="3.5cm" svg:height="2.5cm" svg:x="11.5cm" svg:y="14.5cm">
            <text:p text:style-name="P3"><text:span text:style-name="T31">Instance</text:span></text:p>
            <text:p text:style-name="P3"><text:span text:style-name="T31">object</text:span></text:p>
            <text:p text:style-name="P3"><text:span text:style-name="T31">(qid)</text:span></text:p>
          </draw:rect>
          <draw:rect draw:style-name="gr118" draw:text-style-name="P56" draw:layer="layout" svg:width="3.5cm" svg:height="2.5cm" svg:x="16cm" svg:y="14.5cm">
            <text:p text:style-name="P3"><text:span text:style-name="T31">Instance</text:span></text:p>
            <text:p text:style-name="P3"><text:span text:style-name="T31">object</text:span></text:p>
            <text:p text:style-name="P3"><text:span text:style-name="T31">(qid)</text:span></text:p>
          </draw:rect>
        </draw:g>
        <presentation:notes draw:style-name="dp2">
          <draw:page-thumbnail draw:style-name="gr10" draw:layer="layout" svg:width="0.001cm" svg:height="0.001cm" svg:x="0cm" svg:y="2.083cm" draw:page-number="4" presentation:class="page"/>
          <draw:frame presentation:style-name="pr1" draw:text-style-name="P1" draw:layer="layout" svg:width="14.991cm" svg:height="12.083cm" svg:x="1.874cm" svg:y="13.019cm" presentation:class="notes" presentation:placeholder="true">
            <draw:text-box/>
          </draw:frame>
        </presentation:notes>
      </draw:page>
      <draw:page draw:name="page5" draw:style-name="dp1" draw:master-page-name="標準" presentation:presentation-page-layout-name="AL1T21">
        <office:forms form:automatic-focus="false" form:apply-design-mode="false"/>
        <draw:g>
          <draw:rect draw:style-name="gr120" draw:text-style-name="P62" draw:layer="layout" svg:width="23.5cm" svg:height="9.5cm" svg:x="1cm" svg:y="2cm">
            <text:p text:style-name="P1"/>
          </draw:rect>
          <draw:frame draw:style-name="gr71" draw:text-style-name="P60" draw:layer="layout" svg:width="7.584cm" svg:height="1.767cm" svg:x="1.416cm" svg:y="2.233cm">
            <draw:text-box>
              <text:p text:style-name="P3"><text:span text:style-name="T26">Binding</text:span></text:p>
              <text:p text:style-name="P3"><text:span text:style-name="T26">Servants Name space</text:span></text:p>
            </draw:text-box>
          </draw:frame>
          <draw:custom-shape draw:style-name="gr121" draw:text-style-name="P3" draw:layer="layout" svg:width="16cm" svg:height="3cm" svg:x="5cm" svg:y="2.5cm">
            <text:p text:style-name="P3"><text:span text:style-name="T29">#R (Root-FS)</text:span></text:p>
            <text:p text:style-name="P3"><text:span text:style-name="T33"/></text:p>
            <text:p text:style-name="P3"><text:span text:style-name="T29">/dev <text:s text:c="3"/>/srv <text:s text:c="3"/>/mnt <text:s text:c="2"/>/net <text:s text:c="2"/>/t</text:span></text:p>
            <text:p text:style-name="P3"><text:span text:style-name="T29"/></text:p>
            <draw:enhanced-geometry svg:viewBox="0 0 21600 21600" draw:glue-points="10800 0 ?f1 10800 0 21600 10800 21600 21600 21600 ?f7 10800" draw:text-areas="?f1 10800 ?f2 18000 ?f3 7200 ?f4 21600" draw:type="isosceles-triangle" draw:modifiers="11103.056058996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63" draw:layer="layout" svg:width="3cm" svg:height="2.5cm" svg:x="12.5cm" svg:y="6.5cm">
            <text:p text:style-name="P3"><text:span text:style-name="T29">#M</text:span></text:p>
            <text:p text:style-name="P3"><text:span text:style-name="T29">Mnt</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63" draw:layer="layout" svg:width="3.33cm" svg:height="2.956cm" svg:x="8.5cm" svg:y="6.044cm">
            <text:p text:style-name="P3"><text:span text:style-name="T29">#s</text:span></text:p>
            <text:p text:style-name="P3"><text:span text:style-name="T29">Service</text:span></text:p>
            <text:p text:style-name="P3"><text:span text:style-name="T29"><text:s/></text:span><text:span text:style-name="T29">Registry</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64" draw:layer="layout" svg:width="2.5cm" svg:height="2cm" svg:x="2cm" svg:y="6.5cm">
            <text:p text:style-name="P3"><text:span text:style-name="T2">#S</text:span></text:p>
            <text:p text:style-name="P3"><text:span text:style-name="T2">HDD</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64" draw:layer="layout" svg:width="2.5cm" svg:height="1.969cm" svg:x="5cm" svg:y="6.531cm">
            <text:p text:style-name="P3"><text:span text:style-name="T2">#C</text:span></text:p>
            <text:p text:style-name="P3"><text:span text:style-name="T2">Console</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63" draw:layer="layout" svg:width="3cm" svg:height="2.5cm" svg:x="16cm" svg:y="6.5cm">
            <text:p text:style-name="P3"><text:span text:style-name="T29">#|</text:span></text:p>
            <text:p text:style-name="P3"><text:span text:style-name="T29">Pipe</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63" draw:layer="layout" svg:width="3cm" svg:height="2cm" svg:x="19.5cm" svg:y="6.5cm">
            <text:p text:style-name="P3"><text:span text:style-name="T29">#I</text:span></text:p>
            <text:p text:style-name="P3"><text:span text:style-name="T29">IP</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63" draw:layer="layout" svg:width="2.5cm" svg:height="2cm" svg:x="2cm" svg:y="9cm">
            <text:p text:style-name="P3"><text:span text:style-name="T29">#f</text:span></text:p>
            <text:p text:style-name="P3"><text:span text:style-name="T29">FDD</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63" draw:layer="layout" svg:width="2.5cm" svg:height="1.8cm" svg:x="4.5cm" svg:y="9.2cm">
            <text:p text:style-name="P3"><text:span text:style-name="T29">#U</text:span></text:p>
            <text:p text:style-name="P3"><text:span text:style-name="T29">usb</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3" draw:layer="layout" svg:width="5.139cm" svg:height="2.969cm" svg:x="2.361cm" svg:y="14cm">
            <text:p text:style-name="P3"><text:span text:style-name="T34">DOS-FS</text:span></text:p>
            <text:p text:style-name="P3"><text:span text:style-name="T34"/></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3" draw:layer="layout" svg:width="5.139cm" svg:height="2.969cm" svg:x="7.861cm" svg:y="13.531cm">
            <text:p text:style-name="P3"><text:span text:style-name="T34">EXT2-FS</text:span></text:p>
            <text:p text:style-name="P3"><text:span text:style-name="T34"/></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3" draw:layer="layout" svg:width="4.772cm" svg:height="2.969cm" svg:x="13.228cm" svg:y="14.031cm">
            <text:p text:style-name="P3"><text:span text:style-name="T34">External</text:span></text:p>
            <text:p text:style-name="P3"><text:span text:style-name="T34">FS</text:span></text:p>
            <text:p text:style-name="P3"><text:span text:style-name="T34"/></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63" draw:layer="layout" svg:width="3cm" svg:height="1.8cm" svg:x="20cm" svg:y="9.2cm">
            <text:p text:style-name="P3"><text:span text:style-name="T29">#l</text:span></text:p>
            <text:p text:style-name="P3"><text:span text:style-name="T29">Ether</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3" draw:layer="layout" svg:width="5cm" svg:height="2.969cm" svg:x="18cm" svg:y="13.531cm">
            <text:p text:style-name="P3"><text:span text:style-name="T34">Xyz</text:span></text:p>
            <text:p text:style-name="P3"><text:span text:style-name="T34">FS</text:span></text:p>
            <text:p text:style-name="P3"><text:span text:style-name="T34"/></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22" draw:text-style-name="P65" draw:layer="layout" svg:width="23.5cm" svg:height="4.5cm" svg:x="1cm" svg:y="13cm">
            <text:p text:style-name="P1"/>
          </draw:rect>
          <draw:line draw:style-name="gr117" draw:text-style-name="P65" draw:layer="layout" svg:x1="3.5cm" svg:y1="6.5cm" svg:x2="9cm" svg:y2="5cm">
            <text:p text:style-name="P1"/>
          </draw:line>
          <draw:line draw:style-name="gr117" draw:text-style-name="P65" draw:layer="layout" svg:x1="6.5cm" svg:y1="6.5cm" svg:x2="9cm" svg:y2="5cm">
            <text:p text:style-name="P1"/>
          </draw:line>
          <draw:line draw:style-name="gr117" draw:text-style-name="P65" draw:layer="layout" svg:x1="3.5cm" svg:y1="9cm" svg:x2="9cm" svg:y2="5cm">
            <text:p text:style-name="P1"/>
          </draw:line>
          <draw:line draw:style-name="gr117" draw:text-style-name="P65" draw:layer="layout" svg:x1="6cm" svg:y1="9.5cm" svg:x2="9cm" svg:y2="5cm">
            <text:p text:style-name="P1"/>
          </draw:line>
          <draw:line draw:style-name="gr117" draw:text-style-name="P65" draw:layer="layout" svg:x1="21.5cm" svg:y1="9.5cm" svg:x2="15.5cm" svg:y2="5cm">
            <text:p text:style-name="P1"/>
          </draw:line>
          <draw:line draw:style-name="gr117" draw:text-style-name="P65" draw:layer="layout" svg:x1="10.5cm" svg:y1="6cm" svg:x2="11.5cm" svg:y2="5cm">
            <text:p text:style-name="P1"/>
          </draw:line>
          <draw:line draw:style-name="gr117" draw:text-style-name="P65" draw:layer="layout" svg:x1="14cm" svg:y1="6.5cm" svg:x2="13.757cm" svg:y2="5.032cm">
            <text:p text:style-name="P1"/>
          </draw:line>
          <draw:line draw:style-name="gr117" draw:text-style-name="P65" draw:layer="layout" svg:x1="21cm" svg:y1="6.5cm" svg:x2="15.5cm" svg:y2="5cm">
            <text:p text:style-name="P1"/>
          </draw:line>
          <draw:line draw:style-name="gr123" draw:text-style-name="P65" draw:layer="layout" svg:x1="5cm" svg:y1="14cm" svg:x2="14cm" svg:y2="9cm">
            <text:p text:style-name="P1"/>
          </draw:line>
          <draw:line draw:style-name="gr123" draw:text-style-name="P65" draw:layer="layout" svg:x1="10.5cm" svg:y1="13.5cm" svg:x2="14.5cm" svg:y2="9cm">
            <text:p text:style-name="P1"/>
          </draw:line>
          <draw:line draw:style-name="gr123" draw:text-style-name="P65" draw:layer="layout" svg:x1="15.5cm" svg:y1="14cm" svg:x2="14.5cm" svg:y2="9cm">
            <text:p text:style-name="P1"/>
          </draw:line>
          <draw:line draw:style-name="gr123" draw:text-style-name="P65" draw:layer="layout" svg:x1="20.5cm" svg:y1="13.5cm" svg:x2="14.5cm" svg:y2="9cm">
            <text:p text:style-name="P1"/>
          </draw:line>
          <draw:frame draw:style-name="gr124" draw:text-style-name="P66" draw:layer="layout" svg:width="13.243cm" svg:height="0.982cm" svg:x="1.5cm" svg:y="12cm">
            <draw:text-box>
              <text:p text:style-name="P1"><text:span text:style-name="T31">Servers are mounted by mount servant (#M)</text:span></text:p>
            </draw:text-box>
          </draw:frame>
          <draw:frame draw:style-name="gr125" draw:text-style-name="P67" draw:layer="layout" svg:width="4.886cm" svg:height="1.024cm" svg:x="1.5cm" svg:y="5.5cm">
            <draw:text-box>
              <text:p text:style-name="P1"><text:span text:style-name="T27">Bind servants</text:span></text:p>
            </draw:text-box>
          </draw:frame>
          <draw:frame draw:style-name="gr71" draw:text-style-name="P68" draw:layer="layout" svg:width="3.11cm" svg:height="1.009cm" svg:x="2.195cm" svg:y="13.076cm">
            <draw:text-box>
              <text:p text:style-name="P1"><text:span text:style-name="T26">Servers</text:span></text:p>
            </draw:text-box>
          </draw:frame>
          <draw:frame draw:style-name="gr71" draw:text-style-name="P68" draw:layer="layout" svg:width="3.487cm" svg:height="1.009cm" svg:x="7.013cm" svg:y="9.5cm">
            <draw:text-box>
              <text:p text:style-name="P1"><text:span text:style-name="T26">Servants</text:span></text:p>
            </draw:text-box>
          </draw:frame>
        </draw:g>
        <presentation:notes draw:style-name="dp2">
          <draw:page-thumbnail draw:style-name="gr10" draw:layer="layout" svg:width="0.001cm" svg:height="0.001cm" svg:x="0cm" svg:y="2.083cm" draw:page-number="5" presentation:class="page"/>
          <draw:frame presentation:style-name="pr1" draw:text-style-name="P1" draw:layer="layout" svg:width="14.991cm" svg:height="12.083cm" svg:x="1.874cm" svg:y="13.019cm" presentation:class="notes" presentation:placeholder="true">
            <draw:text-box/>
          </draw:frame>
        </presentation:notes>
      </draw:page>
      <draw:page draw:name="page6" draw:style-name="dp1" draw:master-page-name="標準" presentation:presentation-page-layout-name="AL1T21">
        <office:forms form:automatic-focus="false" form:apply-design-mode="false"/>
        <draw:g>
          <draw:rect draw:style-name="gr113" draw:text-style-name="P62" draw:layer="layout" svg:width="11cm" svg:height="12cm" svg:x="1.5cm" svg:y="1cm">
            <text:p text:style-name="P1"/>
          </draw:rect>
          <draw:rect draw:style-name="gr113" draw:text-style-name="P62" draw:layer="layout" svg:width="10.5cm" svg:height="12cm" svg:x="14cm" svg:y="1cm">
            <text:p text:style-name="P1"/>
          </draw:rect>
          <draw:frame draw:style-name="gr71" draw:text-style-name="P69" draw:layer="layout" svg:width="9.447cm" svg:height="1.009cm" svg:x="2cm" svg:y="1.491cm">
            <draw:text-box>
              <text:p text:style-name="P1"><text:span text:style-name="T26">Name space of local host</text:span></text:p>
            </draw:text-box>
          </draw:frame>
          <draw:frame draw:style-name="gr71" draw:text-style-name="P69" draw:layer="layout" svg:width="9.82cm" svg:height="1.009cm" svg:x="14.18cm" svg:y="1.5cm">
            <draw:text-box>
              <text:p text:style-name="P1"><text:span text:style-name="T26">Name space of Remote-Host</text:span></text:p>
            </draw:text-box>
          </draw:frame>
          <draw:custom-shape draw:style-name="gr121" draw:text-style-name="P63" draw:layer="layout" svg:width="6.6cm" svg:height="3.5cm" svg:x="4.9cm" svg:y="3cm">
            <text:p text:style-name="P3"><text:span text:style-name="T35">Root-FS</text:span></text:p>
            <text:p text:style-name="P3"><text:span text:style-name="T29"/></text:p>
            <text:p text:style-name="P3"><text:span text:style-name="T29"/></text:p>
            <draw:enhanced-geometry svg:viewBox="0 0 21600 21600" draw:glue-points="10800 0 ?f1 10800 0 21600 10800 21600 21600 21600 ?f7 10800" draw:text-areas="?f1 10800 ?f2 18000 ?f3 7200 ?f4 21600" draw:type="isosceles-triangle" draw:modifiers="10973.483577079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0" draw:layer="layout" svg:width="5.004cm" svg:height="2.761cm" svg:x="5.896cm" svg:y="9.5cm">
            <text:p text:style-name="P3"><text:span text:style-name="T36">DOS-FS</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1" draw:layer="layout" svg:width="4.17cm" svg:height="2.761cm" svg:x="14.83cm" svg:y="9.739cm">
            <text:p text:style-name="P3"><text:span text:style-name="T35">EXT2-FS</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0" draw:layer="layout" svg:width="3.5cm" svg:height="3cm" svg:x="2cm" svg:y="8.5cm">
            <text:p text:style-name="P3"><text:span text:style-name="T36">Servant</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6" draw:text-style-name="P65" draw:layer="layout" svg:width="7.5cm" svg:height="6cm" svg:x="16cm" svg:y="3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7" draw:text-style-name="P65" draw:layer="layout" svg:width="2.884cm" svg:height="2.4cm" svg:x="17.154cm" svg:y="6.6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17" draw:text-style-name="P72" draw:layer="layout" svg:x1="4cm" svg:y1="8.5cm" svg:x2="7cm" svg:y2="5.5cm">
            <text:p text:style-name="P1"/>
          </draw:line>
          <draw:line draw:style-name="gr117" draw:text-style-name="P65" draw:layer="layout" svg:x1="8.5cm" svg:y1="9.5cm" svg:x2="7.9cm" svg:y2="5.5cm">
            <text:p text:style-name="P1"/>
          </draw:line>
          <draw:line draw:style-name="gr117" draw:text-style-name="P65" draw:layer="layout" svg:x1="17cm" svg:y1="10cm" svg:x2="9cm" svg:y2="5.5cm">
            <text:p text:style-name="P1"/>
          </draw:line>
          <draw:line draw:style-name="gr117" draw:text-style-name="P65" draw:layer="layout" svg:x1="18.5cm" svg:y1="7cm" svg:x2="10cm" svg:y2="5.5cm">
            <text:p text:style-name="P1"/>
          </draw:line>
          <draw:frame draw:style-name="gr128" draw:text-style-name="P73" draw:layer="layout" svg:width="3.461cm" svg:height="0.886cm" svg:x="12.762cm" svg:y="5cm">
            <draw:text-box>
              <text:p text:style-name="P1"><text:span text:style-name="T35">(d) mount</text:span></text:p>
            </draw:text-box>
          </draw:frame>
          <draw:frame draw:style-name="gr128" draw:text-style-name="P73" draw:layer="layout" svg:width="3.457cm" svg:height="0.886cm" svg:x="11.543cm" svg:y="7.614cm">
            <draw:text-box>
              <text:p text:style-name="P1"><text:span text:style-name="T35">(c) mount</text:span></text:p>
            </draw:text-box>
          </draw:frame>
          <draw:frame draw:style-name="gr129" draw:text-style-name="P73" draw:layer="layout" svg:width="3.457cm" svg:height="0.886cm" svg:x="8.422cm" svg:y="8.241cm">
            <draw:text-box>
              <text:p text:style-name="P1"><text:span text:style-name="T35">(b) mount</text:span></text:p>
            </draw:text-box>
          </draw:frame>
          <draw:frame draw:style-name="gr71" draw:text-style-name="P2" draw:layer="layout" svg:width="21.478cm" svg:height="3.283cm" svg:x="2.522cm" svg:y="13.717cm">
            <draw:text-box>
              <text:p text:style-name="P1"><text:span text:style-name="T1">(a) A servant is mounted onto my name space.</text:span></text:p>
              <text:p text:style-name="P1"><text:span text:style-name="T1">(b) A local server is mounted onto my name space.</text:span></text:p>
              <text:p text:style-name="P1"><text:span text:style-name="T1">(c) A remote server is mounted onto my name space.</text:span></text:p>
              <text:p text:style-name="P1"><text:span text:style-name="T1">(d) A sub name space of remote-host is mounted onto my name space.</text:span></text:p>
            </draw:text-box>
          </draw:frame>
          <draw:frame draw:style-name="gr71" draw:text-style-name="P74" draw:layer="layout" svg:width="3.135cm" svg:height="0.886cm" svg:x="3.737cm" svg:y="7.5cm">
            <draw:text-box>
              <text:p text:style-name="P1"><text:span text:style-name="T35">(a) bind</text:span></text:p>
            </draw:text-box>
          </draw:frame>
        </draw:g>
        <presentation:notes draw:style-name="dp2">
          <draw:page-thumbnail draw:style-name="gr10" draw:layer="layout" svg:width="0.001cm" svg:height="0.001cm" svg:x="0cm" svg:y="2.083cm" draw:page-number="6" presentation:class="page"/>
          <draw:frame presentation:style-name="pr1" draw:text-style-name="P1" draw:layer="layout" svg:width="14.991cm" svg:height="12.083cm" svg:x="1.874cm" svg:y="13.019cm" presentation:class="notes" presentation:placeholder="true">
            <draw:text-box/>
          </draw:frame>
        </presentation:notes>
      </draw:page>
      <draw:page draw:name="page7" draw:style-name="dp1" draw:master-page-name="標準" presentation:presentation-page-layout-name="AL1T21">
        <office:forms form:automatic-focus="false" form:apply-design-mode="false"/>
        <draw:g>
          <draw:custom-shape draw:style-name="gr130" draw:text-style-name="P76" draw:layer="layout" svg:width="11cm" svg:height="11.702cm" svg:x="0.474cm" svg:y="2.103cm">
            <text:p text:style-name="P12"><text:span text:style-name="T37">struct Dev</text:span></text:p>
            <text:p text:style-name="P12"><text:span text:style-name="T37">{</text:span></text:p>
            <text:p text:style-name="P75"><text:span text:style-name="T37"><text:s text:c="4"/></text:span><text:span text:style-name="T37">int</text:span><text:span text:style-name="T37"><text:tab/></text:span><text:span text:style-name="T37">dc;</text:span></text:p>
            <text:p text:style-name="P75"><text:span text:style-name="T37"><text:s text:c="4"/></text:span><text:span text:style-name="T37">char*</text:span><text:span text:style-name="T37"><text:tab/></text:span><text:span text:style-name="T37">name;</text:span></text:p>
            <text:p text:style-name="P12"><text:span text:style-name="T37"/></text:p>
            <text:p text:style-name="P75"><text:span text:style-name="T37"><text:s text:c="4"/></text:span><text:span text:style-name="T37">void</text:span><text:span text:style-name="T37"><text:tab/></text:span><text:span text:style-name="T37">(*reset)(void);</text:span></text:p>
            <text:p text:style-name="P75"><text:span text:style-name="T37"><text:s text:c="4"/></text:span><text:span text:style-name="T37">void</text:span><text:span text:style-name="T37"><text:tab/></text:span><text:span text:style-name="T37">(*init)(void);</text:span></text:p>
            <text:p text:style-name="P75"><text:span text:style-name="T37"><text:s text:c="4"/></text:span><text:span text:style-name="T37">void</text:span><text:span text:style-name="T37"><text:tab/></text:span><text:span text:style-name="T37">(*shutdown)(void);</text:span></text:p>
            <text:p text:style-name="P75"><text:span text:style-name="T37"><text:s text:c="4"/></text:span><text:span text:style-name="T37">Chan*</text:span><text:span text:style-name="T37"><text:tab/></text:span><text:span text:style-name="T37">(*attach)(char*);</text:span></text:p>
            <text:p text:style-name="P12"><text:span text:style-name="T37"><text:s text:c="4"/></text:span><text:span text:style-name="T37">Walkqid* <text:s text:c="2"/>(*walk)(Chan*, Chan*, char**, int);</text:span></text:p>
            <text:p text:style-name="P75"><text:span text:style-name="T37"><text:s text:c="4"/></text:span><text:span text:style-name="T37">int</text:span><text:span text:style-name="T37"><text:tab/></text:span><text:span text:style-name="T37">(*stat)(Chan*, uchar*, int);</text:span></text:p>
            <text:p text:style-name="P75"><text:span text:style-name="T37"><text:s text:c="4"/></text:span><text:span text:style-name="T37">Chan*</text:span><text:span text:style-name="T37"><text:tab/></text:span><text:span text:style-name="T37">(*open)(Chan*, int);</text:span></text:p>
            <text:p text:style-name="P75"><text:span text:style-name="T37"><text:s text:c="4"/></text:span><text:span text:style-name="T37">Chan*</text:span><text:span text:style-name="T37"><text:tab/></text:span><text:span text:style-name="T37">(*create)(Chan*, char*, int, ulong); </text:span></text:p>
            <text:p text:style-name="P75"><text:span text:style-name="T37"><text:s text:c="4"/></text:span><text:span text:style-name="T37">int</text:span><text:span text:style-name="T37"><text:tab/></text:span><text:span text:style-name="T37">(*close)(Chan*); <text:s/></text:span></text:p>
            <text:p text:style-name="P75"><text:span text:style-name="T37"><text:s text:c="4"/></text:span><text:span text:style-name="T37">long</text:span><text:span text:style-name="T37"><text:tab/></text:span><text:span text:style-name="T37">(*read)(Chan*, void*, long, vlong);</text:span></text:p>
            <text:p text:style-name="P75"><text:span text:style-name="T37"><text:s text:c="4"/></text:span><text:span text:style-name="T37">Block*</text:span><text:span text:style-name="T37"><text:tab/></text:span><text:span text:style-name="T37">(*bread)(Chan*, long, ulong);</text:span></text:p>
            <text:p text:style-name="P75"><text:span text:style-name="T37"><text:s text:c="4"/></text:span><text:span text:style-name="T37">long</text:span><text:span text:style-name="T37"><text:tab/></text:span><text:span text:style-name="T37">(*write)(Chan*, void*, long, vlong);</text:span></text:p>
            <text:p text:style-name="P75"><text:span text:style-name="T37"><text:s text:c="4"/></text:span><text:span text:style-name="T37">long</text:span><text:span text:style-name="T37"><text:tab/></text:span><text:span text:style-name="T37">(*bwrite)(Chan*, Block*, ulong);</text:span></text:p>
            <text:p text:style-name="P75"><text:span text:style-name="T37"><text:s text:c="4"/></text:span><text:span text:style-name="T37">int</text:span><text:span text:style-name="T37"><text:tab/></text:span><text:span text:style-name="T37">(*remove)(Chan*); </text:span></text:p>
            <text:p text:style-name="P75"><text:span text:style-name="T37"><text:s text:c="4"/></text:span><text:span text:style-name="T37">int</text:span><text:span text:style-name="T37"><text:tab/></text:span><text:span text:style-name="T37">(*wstat)(Chan*, uchar*, int);</text:span></text:p>
            <text:p text:style-name="P75"><text:span text:style-name="T37"><text:s text:c="4"/></text:span><text:span text:style-name="T37">void</text:span><text:span text:style-name="T37"><text:tab/></text:span><text:span text:style-name="T37">(*power)(int);</text:span><text:span text:style-name="T37"><text:tab/></text:span></text:p>
            <text:p text:style-name="P75"><text:span text:style-name="T37"><text:s text:c="4"/></text:span><text:span text:style-name="T37">int</text:span><text:span text:style-name="T37"><text:tab/></text:span><text:span text:style-name="T37">(*config)(int, char*, DevConf*);</text:span></text:p>
            <text:p text:style-name="P12"><text:span text:style-name="T37">};</text:span></text:p>
            <draw:enhanced-geometry svg:viewBox="0 0 21600 21600" draw:type="rectangle" draw:enhanced-path="M 0 0 L 21600 0 21600 21600 0 21600 0 0 Z N"/>
          </draw:custom-shape>
          <draw:custom-shape draw:style-name="gr131" draw:text-style-name="P78" draw:layer="layout" svg:width="11.945cm" svg:height="17.825cm" svg:x="12.718cm" svg:y="0.947cm">
            <text:p text:style-name="P77"><text:span text:style-name="T38">size[4] Tversion tag[2] msize[4] version[s]</text:span></text:p>
            <text:p text:style-name="P77"><text:span text:style-name="T38"><text:s text:c="4"/></text:span><text:span text:style-name="T38">size[4] Rversion tag[2] msize[4] version[s]</text:span></text:p>
            <text:p text:style-name="P77"><text:span text:style-name="T38">size[4] Tauth tag[2] afid[4] uname[s] aname[s]</text:span></text:p>
            <text:p text:style-name="P77"><text:span text:style-name="T38"><text:s text:c="4"/></text:span><text:span text:style-name="T38">size[4] Rauth tag[2] aqid[13]</text:span></text:p>
            <text:p text:style-name="P77"><text:span text:style-name="T38">size[4] Tflush tag[2] oldtag[2]</text:span></text:p>
            <text:p text:style-name="P77"><text:span text:style-name="T38"><text:s text:c="4"/></text:span><text:span text:style-name="T38">size[4] Rflush tag[2]</text:span></text:p>
            <text:p text:style-name="P77"><text:span text:style-name="T38">size[4] Tattach tag[2] fid[4] afid[4] uname[s] aname[s]</text:span></text:p>
            <text:p text:style-name="P77"><text:span text:style-name="T38"><text:s text:c="4"/></text:span><text:span text:style-name="T38">size[4] Rattach tag[2] qid[13]</text:span></text:p>
            <text:p text:style-name="P77"><text:span text:style-name="T38">size[4] Twalk tag[2] fid[4] newfid[4] nwname[2] nwname*(wname[s])</text:span></text:p>
            <text:p text:style-name="P77"><text:span text:style-name="T38"><text:s text:c="4"/></text:span><text:span text:style-name="T38">size[4] Rwalk tag[2] nwqid[2] nwqid*(wqid[13])</text:span></text:p>
            <text:p text:style-name="P77"><text:span text:style-name="T38">size[4] Tstat tag[2] fid[4]</text:span></text:p>
            <text:p text:style-name="P77"><text:span text:style-name="T38"><text:s text:c="4"/></text:span><text:span text:style-name="T38">size[4] Rstat tag[2] stat[n]</text:span></text:p>
            <text:p text:style-name="P77"><text:span text:style-name="T38">size[4] Topen tag[2] fid[4] mode[1]</text:span></text:p>
            <text:p text:style-name="P77"><text:span text:style-name="T38"><text:s text:c="4"/></text:span><text:span text:style-name="T38">size[4] Ropen tag[2] qid[13] iounit[4]</text:span></text:p>
            <text:p text:style-name="P77"><text:span text:style-name="T38">size[4] Tcreate tag[2] fid[4] name[s] perm[4] mode[1]</text:span></text:p>
            <text:p text:style-name="P77"><text:span text:style-name="T38"><text:s text:c="4"/></text:span><text:span text:style-name="T38">size[4] Rcreate tag[2] qid[13] iounit[4]</text:span></text:p>
            <text:p text:style-name="P77"><text:span text:style-name="T38">size[4] Tclunk tag[2] fid[4]</text:span></text:p>
            <text:p text:style-name="P77"><text:span text:style-name="T38"><text:s text:c="4"/></text:span><text:span text:style-name="T38">size[4] Rclunk tag[2]</text:span></text:p>
            <text:p text:style-name="P77"><text:span text:style-name="T38">size[4] Tread tag[2] fid[4] offset[8] count[4]</text:span></text:p>
            <text:p text:style-name="P77"><text:span text:style-name="T38"><text:s text:c="4"/></text:span><text:span text:style-name="T38">size[4] Rread tag[2] count[4] data[count]</text:span></text:p>
            <text:p text:style-name="P77"><text:span text:style-name="T38">size[4] Twrite tag[2] fid[4] offset[8] count[4] data[count]</text:span></text:p>
            <text:p text:style-name="P77"><text:span text:style-name="T38"><text:s text:c="4"/></text:span><text:span text:style-name="T38">size[4] Rwrite tag[2] count[4]</text:span></text:p>
            <text:p text:style-name="P77"><text:span text:style-name="T38">size[4] Tremove tag[2] fid[4]</text:span></text:p>
            <text:p text:style-name="P77"><text:span text:style-name="T38"><text:s text:c="4"/></text:span><text:span text:style-name="T38">size[4] Rremove tag[2]</text:span></text:p>
            <text:p text:style-name="P77"><text:span text:style-name="T38">size[4] Twstat tag[2] fid[4] stat[n]</text:span></text:p>
            <text:p text:style-name="P77"><text:span text:style-name="T38"><text:s text:c="4"/></text:span><text:span text:style-name="T38">size[4] Rwstat tag[2] </text:span></text:p>
            <text:p text:style-name="P77"><text:span text:style-name="T38"><text:s text:c="4"/></text:span><text:span text:style-name="T38">size[4] Rerror tag[2] ename[s]</text:span></text:p>
            <draw:enhanced-geometry svg:viewBox="0 0 21600 21600" draw:type="mso-spt202" draw:enhanced-path="M 0 0 L 21600 0 21600 21600 0 21600 0 0 Z N"/>
          </draw:custom-shape>
          <draw:custom-shape draw:style-name="gr132" draw:text-style-name="P14" draw:layer="layout" svg:width="4.714cm" svg:height="0.854cm" svg:x="1.116cm" svg:y="1.092cm">
            <text:p text:style-name="P12"><text:span text:style-name="T6">Servant interface</text:span></text:p>
            <draw:enhanced-geometry svg:viewBox="0 0 21600 21600" draw:type="mso-spt202" draw:enhanced-path="M 0 0 L 21600 0 21600 21600 0 21600 0 0 Z N"/>
          </draw:custom-shape>
          <draw:custom-shape draw:style-name="gr133" draw:text-style-name="P14" draw:layer="layout" svg:width="7.936cm" svg:height="0.854cm" svg:x="12.524cm" svg:y="0.103cm">
            <text:p text:style-name="P12"><text:span text:style-name="T6">9P messages: <text:s/>Server interface</text:span></text:p>
            <draw:enhanced-geometry svg:viewBox="0 0 21600 21600" draw:type="mso-spt202" draw:enhanced-path="M 0 0 L 21600 0 21600 21600 0 21600 0 0 Z N"/>
          </draw:custom-shape>
          <draw:line draw:style-name="gr134" draw:text-style-name="P22" draw:layer="layout" svg:x1="9.5cm" svg:y1="7cm" svg:x2="12.674cm" svg:y2="6.375cm">
            <text:p text:style-name="P1"/>
          </draw:line>
          <draw:line draw:style-name="gr134" draw:text-style-name="P22" draw:layer="layout" svg:x1="6.5cm" svg:y1="11cm" svg:x2="12.674cm" svg:y2="15.266cm">
            <text:p text:style-name="P1"/>
          </draw:line>
          <draw:line draw:style-name="gr134" draw:text-style-name="P22" draw:layer="layout" svg:x1="8.5cm" svg:y1="7.5cm" svg:x2="12.674cm" svg:y2="7.646cm">
            <text:p text:style-name="P1"/>
          </draw:line>
          <draw:line draw:style-name="gr134" draw:text-style-name="P22" draw:layer="layout" svg:x1="9.5cm" svg:y1="8.5cm" svg:x2="12.674cm" svg:y2="10.186cm">
            <text:p text:style-name="P1"/>
          </draw:line>
          <draw:line draw:style-name="gr134" draw:text-style-name="P22" draw:layer="layout" svg:x1="6.5cm" svg:y1="9cm" svg:x2="12.674cm" svg:y2="11.245cm">
            <text:p text:style-name="P1"/>
          </draw:line>
          <draw:line draw:style-name="gr134" draw:text-style-name="P22" draw:layer="layout" svg:x1="9.5cm" svg:y1="9.5cm" svg:x2="12.674cm" svg:y2="12.726cm">
            <text:p text:style-name="P1"/>
          </draw:line>
          <draw:line draw:style-name="gr134" draw:text-style-name="P22" draw:layer="layout" svg:x1="9.5cm" svg:y1="10.5cm" svg:x2="12.674cm" svg:y2="13.996cm">
            <text:p text:style-name="P1"/>
          </draw:line>
          <draw:line draw:style-name="gr135" draw:text-style-name="P22" draw:layer="layout" svg:x1="6.5cm" svg:y1="6.5cm" svg:x2="12.674cm" svg:y2="5.106cm">
            <text:p text:style-name="P1"/>
          </draw:line>
          <draw:custom-shape draw:style-name="gr136" draw:text-style-name="P16" draw:layer="layout" svg:width="5.307cm" svg:height="2.289cm" svg:x="2.271cm" svg:y="15.266cm">
            <text:p text:style-name="P15"><text:span text:style-name="T9">Servant Interface</text:span></text:p>
            <text:p text:style-name="P15"><text:span text:style-name="T9">and </text:span></text:p>
            <text:p text:style-name="P15"><text:span text:style-name="T9">Server interface</text:span></text:p>
            <draw:enhanced-geometry svg:viewBox="0 0 21600 21600" draw:type="mso-spt202" draw:enhanced-path="M 0 0 L 21600 0 21600 21600 0 21600 0 0 Z N"/>
          </draw:custom-shape>
          <draw:line draw:style-name="gr134" draw:text-style-name="P22" draw:layer="layout" svg:x1="8.5cm" svg:y1="11.5cm" svg:x2="12.674cm" svg:y2="16.536cm">
            <text:p text:style-name="P1"/>
          </draw:line>
          <draw:line draw:style-name="gr134" draw:text-style-name="P22" draw:layer="layout" svg:x1="7cm" svg:y1="8cm" svg:x2="12.674cm" svg:y2="8.916cm">
            <text:p text:style-name="P1"/>
          </draw:line>
        </draw:g>
        <presentation:notes draw:style-name="dp2">
          <draw:page-thumbnail draw:style-name="gr10" draw:layer="layout" svg:width="7.025cm" svg:height="10.276cm" svg:x="5.857cm" svg:y="2.083cm" draw:page-number="7" presentation:class="page"/>
          <draw:frame presentation:style-name="pr2" draw:text-style-name="P1" draw:layer="layout" svg:width="14.991cm" svg:height="12.334cm" svg:x="1.874cm" svg:y="13.019cm" presentation:class="notes" presentation:placeholder="true">
            <draw:text-box/>
          </draw:frame>
        </presentation:notes>
      </draw:page>
      <draw:page draw:name="page8" draw:style-name="dp1" draw:master-page-name="標準" presentation:presentation-page-layout-name="AL1T21">
        <office:forms form:automatic-focus="false" form:apply-design-mode="false"/>
        <draw:g>
          <draw:custom-shape draw:style-name="gr130" draw:text-style-name="P76" draw:layer="layout" svg:width="11cm" svg:height="10.5cm" svg:x="13.5cm" svg:y="2cm">
            <text:p text:style-name="P12"><text:span text:style-name="T37">struct Dev</text:span></text:p>
            <text:p text:style-name="P12"><text:span text:style-name="T37">{</text:span></text:p>
            <text:p text:style-name="P75"><text:span text:style-name="T37"><text:s text:c="4"/></text:span><text:span text:style-name="T37">int</text:span><text:span text:style-name="T37"><text:tab/></text:span><text:span text:style-name="T37">dc;</text:span></text:p>
            <text:p text:style-name="P75"><text:span text:style-name="T37"><text:s text:c="4"/></text:span><text:span text:style-name="T37">char*</text:span><text:span text:style-name="T37"><text:tab/></text:span><text:span text:style-name="T37">name;</text:span></text:p>
            <text:p text:style-name="P12"><text:span text:style-name="T37"/></text:p>
            <text:p text:style-name="P75"><text:span text:style-name="T37"><text:s text:c="4"/></text:span><text:span text:style-name="T37">void</text:span><text:span text:style-name="T37"><text:tab/></text:span><text:span text:style-name="T37">(*reset)(void);</text:span></text:p>
            <text:p text:style-name="P75"><text:span text:style-name="T37"><text:s text:c="4"/></text:span><text:span text:style-name="T37">void</text:span><text:span text:style-name="T37"><text:tab/></text:span><text:span text:style-name="T37">(*init)(void);</text:span></text:p>
            <text:p text:style-name="P75"><text:span text:style-name="T37"><text:s text:c="4"/></text:span><text:span text:style-name="T37">void</text:span><text:span text:style-name="T37"><text:tab/></text:span><text:span text:style-name="T37">(*shutdown)(void);</text:span></text:p>
            <text:p text:style-name="P75"><text:span text:style-name="T37"><text:s text:c="4"/></text:span><text:span text:style-name="T37">Chan*</text:span><text:span text:style-name="T37"><text:tab/></text:span><text:span text:style-name="T37">(*attach)(char*);</text:span></text:p>
            <text:p text:style-name="P12"><text:span text:style-name="T37"><text:s text:c="4"/></text:span><text:span text:style-name="T37">Walkqid* <text:s text:c="2"/>(*walk)(Chan*, Chan*, char**, int);</text:span></text:p>
            <text:p text:style-name="P75"><text:span text:style-name="T37"><text:s text:c="4"/></text:span><text:span text:style-name="T37">int</text:span><text:span text:style-name="T37"><text:tab/></text:span><text:span text:style-name="T37">(*stat)(Chan*, uchar*, int);</text:span></text:p>
            <text:p text:style-name="P75"><text:span text:style-name="T37"><text:s text:c="4"/></text:span><text:span text:style-name="T37">Chan*</text:span><text:span text:style-name="T37"><text:tab/></text:span><text:span text:style-name="T37">(*open)(Chan*, int);</text:span></text:p>
            <text:p text:style-name="P75"><text:span text:style-name="T37"><text:s text:c="4"/></text:span><text:span text:style-name="T37">Chan*</text:span><text:span text:style-name="T37"><text:tab/></text:span><text:span text:style-name="T37">(*create)(Chan*, char*, int, ulong); <text:s text:c="2"/></text:span></text:p>
            <text:p text:style-name="P75"><text:span text:style-name="T37"><text:s text:c="4"/></text:span><text:span text:style-name="T37">long</text:span><text:span text:style-name="T37"><text:tab/></text:span><text:span text:style-name="T37">(*read)(Chan*, void*, long, vlong);</text:span></text:p>
            <text:p text:style-name="P75"><text:span text:style-name="T37"><text:s text:c="4"/></text:span><text:span text:style-name="T37">Block*</text:span><text:span text:style-name="T37"><text:tab/></text:span><text:span text:style-name="T37">(*bread)(Chan*, long, ulong);</text:span></text:p>
            <text:p text:style-name="P75"><text:span text:style-name="T37"><text:s text:c="4"/></text:span><text:span text:style-name="T37">long</text:span><text:span text:style-name="T37"><text:tab/></text:span><text:span text:style-name="T37">(*write)(Chan*, void*, long, vlong);</text:span></text:p>
            <text:p text:style-name="P75"><text:span text:style-name="T37"><text:s text:c="4"/></text:span><text:span text:style-name="T37">long</text:span><text:span text:style-name="T37"><text:tab/></text:span><text:span text:style-name="T37">(*bwrite)(Chan*, Block*, ulong);</text:span></text:p>
            <text:p text:style-name="P75"><text:span text:style-name="T37"><text:s text:c="4"/></text:span><text:span text:style-name="T37">int</text:span><text:span text:style-name="T37"><text:tab/></text:span><text:span text:style-name="T37">(*remove)(Chan*); </text:span></text:p>
            <text:p text:style-name="P75"><text:span text:style-name="T37"><text:s text:c="4"/></text:span><text:span text:style-name="T37">int</text:span><text:span text:style-name="T37"><text:tab/></text:span><text:span text:style-name="T37">(*wstat)(Chan*, uchar*, int);</text:span></text:p>
            <text:p text:style-name="P75"><text:span text:style-name="T37"><text:s text:c="4"/></text:span><text:span text:style-name="T37">void</text:span><text:span text:style-name="T37"><text:tab/></text:span><text:span text:style-name="T37">(*power)(int);</text:span><text:span text:style-name="T37"><text:tab/></text:span></text:p>
            <text:p text:style-name="P75"><text:span text:style-name="T37"><text:s text:c="4"/></text:span><text:span text:style-name="T37">int</text:span><text:span text:style-name="T37"><text:tab/></text:span><text:span text:style-name="T37">(*config)(int, char*, DevConf*);</text:span></text:p>
            <text:p text:style-name="P12"><text:span text:style-name="T37">};</text:span></text:p>
            <draw:enhanced-geometry svg:viewBox="0 0 21600 21600" draw:type="rectangle" draw:enhanced-path="M 0 0 L 21600 0 21600 21600 0 21600 0 0 Z N"/>
          </draw:custom-shape>
          <draw:custom-shape draw:style-name="gr137" draw:text-style-name="P80" draw:layer="layout" svg:width="10.383cm" svg:height="16.52cm" svg:x="1cm" svg:y="1.5cm">
            <text:p text:style-name="P77"><text:span text:style-name="T39">struct Chan {</text:span></text:p>
            <text:p text:style-name="P77"><text:span text:style-name="T39"><text:s text:c="5"/></text:span><text:span text:style-name="T39">Ref <text:s text:c="13"/>_ref; </text:span></text:p>
            <text:p text:style-name="P79"><text:span text:style-name="T39"><text:s text:c="4"/></text:span><text:span text:style-name="T39">Chan*</text:span><text:span text:style-name="T39"><text:tab/></text:span><text:span text:style-name="T39">next;</text:span></text:p>
            <text:p text:style-name="P79"><text:span text:style-name="T39"><text:s text:c="4"/></text:span><text:span text:style-name="T39">Chan*</text:span><text:span text:style-name="T39"><text:tab/></text:span><text:span text:style-name="T39">link;</text:span></text:p>
            <text:p text:style-name="P79"><text:span text:style-name="T39"><text:s text:c="4"/></text:span><text:span text:style-name="T39">vlong</text:span><text:span text:style-name="T39"><text:tab/></text:span><text:span text:style-name="T39">offset; <text:s/></text:span></text:p>
            <text:p text:style-name="P79"><text:span text:style-name="T39"><text:s text:c="4"/></text:span><text:span text:style-name="T39">ushort</text:span><text:span text:style-name="T39"><text:tab/></text:span><text:span text:style-name="T39">type; <text:s text:c="3"/>/*major # in unix */</text:span></text:p>
            <text:p text:style-name="P79"><text:span text:style-name="T39"><text:s text:c="4"/></text:span><text:span text:style-name="T39">ulong</text:span><text:span text:style-name="T39"><text:tab/></text:span><text:span text:style-name="T39">dev; <text:s text:c="4"/>/*minor # in unix */</text:span></text:p>
            <text:p text:style-name="P79"><text:span text:style-name="T39"><text:s text:c="4"/></text:span><text:span text:style-name="T39">ushort</text:span><text:span text:style-name="T39"><text:tab/></text:span><text:span text:style-name="T39">mode; <text:s text:c="3"/>/* read/write */</text:span></text:p>
            <text:p text:style-name="P79"><text:span text:style-name="T39"><text:s text:c="4"/></text:span><text:span text:style-name="T39">ushort</text:span><text:span text:style-name="T39"><text:tab/></text:span><text:span text:style-name="T39">flag;</text:span></text:p>
            <text:p text:style-name="P79"><text:span text:style-name="T39"><text:s text:c="4"/></text:span><text:span text:style-name="T39">Qid</text:span><text:span text:style-name="T39"><text:tab/></text:span><text:span text:style-name="T39">qid;</text:span></text:p>
            <text:p text:style-name="P79"><text:span text:style-name="T39"><text:s text:c="4"/></text:span><text:span text:style-name="T39">int</text:span><text:span text:style-name="T39"><text:tab/></text:span><text:span text:style-name="T39">fid; <text:s text:c="7"/>/* multiplexing id */</text:span></text:p>
            <text:p text:style-name="P79"><text:span text:style-name="T39"><text:s text:c="4"/></text:span><text:span text:style-name="T39">ulong</text:span><text:span text:style-name="T39"><text:tab/></text:span><text:span text:style-name="T39">iounit; <text:s text:c="2"/>/* chunk size for i/o; 0==default */</text:span></text:p>
            <text:p text:style-name="P79"><text:span text:style-name="T39"><text:s text:c="4"/></text:span><text:span text:style-name="T39">Mhead*</text:span><text:span text:style-name="T39"><text:tab/></text:span><text:span text:style-name="T39">umh;</text:span></text:p>
            <text:p text:style-name="P79"><text:span text:style-name="T39"><text:s text:c="4"/></text:span><text:span text:style-name="T39">Chan*</text:span><text:span text:style-name="T39"><text:tab/></text:span><text:span text:style-name="T39">umc; <text:s text:c="3"/>/* channel in union */</text:span></text:p>
            <text:p text:style-name="P77"><text:span text:style-name="T39"><text:s text:c="4"/>…</text:span><text:span text:style-name="T39">.</text:span></text:p>
            <text:p text:style-name="P79"><text:span text:style-name="T39"><text:s text:c="4"/></text:span><text:span text:style-name="T39">int</text:span><text:span text:style-name="T39"><text:tab/></text:span><text:span text:style-name="T39">ismtpt;</text:span></text:p>
            <text:p text:style-name="P77"><text:span text:style-name="T39"><text:s text:c="4"/>…</text:span><text:span text:style-name="T39">.</text:span></text:p>
            <text:p text:style-name="P79"><text:span text:style-name="T39"><text:s text:c="4"/></text:span><text:span text:style-name="T39">Mnt*</text:span><text:span text:style-name="T39"><text:tab/></text:span><text:span text:style-name="T39">mux; <text:s text:c="2"/>/* message multipler <text:s/>*/</text:span></text:p>
            <text:p text:style-name="P77"><text:span text:style-name="T39"><text:s text:c="4"/></text:span><text:span text:style-name="T39">union {</text:span></text:p>
            <text:p text:style-name="P79"><text:span text:style-name="T39"><text:s text:c="8"/></text:span><text:span text:style-name="T39">void*</text:span><text:span text:style-name="T39"><text:tab/></text:span><text:span text:style-name="T39">aux; <text:s text:c="4"/></text:span></text:p>
            <text:p text:style-name="P79"><text:span text:style-name="T39"><text:s text:c="8"/></text:span><text:span text:style-name="T39">Qid</text:span><text:span text:style-name="T39"><text:tab/></text:span><text:span text:style-name="T39">pgrpid; <text:s/>/* for #p/notepg */</text:span></text:p>
            <text:p text:style-name="P79"><text:span text:style-name="T39"><text:s text:c="8"/></text:span><text:span text:style-name="T39">ulong</text:span><text:span text:style-name="T39"><text:tab/></text:span><text:span text:style-name="T39">mid; <text:s text:c="3"/>/* for ns in devproc */</text:span></text:p>
            <text:p text:style-name="P77"><text:span text:style-name="T39"><text:s text:c="4"/></text:span><text:span text:style-name="T39">} <text:s text:c="6"/>_u; <text:s/></text:span></text:p>
            <text:p text:style-name="P79"><text:span text:style-name="T39"><text:s text:c="4"/></text:span><text:span text:style-name="T39">Chan*</text:span><text:span text:style-name="T39"><text:tab/></text:span><text:span text:style-name="T39">mchan; <text:s text:c="2"/>/* channel to mounted server */</text:span></text:p>
            <text:p text:style-name="P79"><text:span text:style-name="T39"><text:s text:c="4"/></text:span><text:span text:style-name="T39">Qid</text:span><text:span text:style-name="T39"><text:tab/></text:span><text:span text:style-name="T39">mqid; <text:s text:c="4"/>/* qid of root of mount point */</text:span></text:p>
            <text:p text:style-name="P79"><text:span text:style-name="T39"><text:s text:c="4"/></text:span><text:span text:style-name="T39">Path*</text:span><text:span text:style-name="T39"><text:tab/></text:span><text:span text:style-name="T39">path;</text:span></text:p>
            <text:p text:style-name="P77"><text:span text:style-name="T39">};</text:span></text:p>
            <draw:enhanced-geometry svg:viewBox="0 0 21600 21600" draw:type="mso-spt202" draw:enhanced-path="M 0 0 L 21600 0 21600 21600 0 21600 0 0 Z N"/>
          </draw:custom-shape>
          <draw:custom-shape draw:style-name="gr138" draw:text-style-name="P81" draw:layer="layout" svg:width="4.312cm" svg:height="1.277cm" svg:x="2.263cm" svg:y="0.5cm">
            <text:p text:style-name="P12"><text:span text:style-name="T16">Chan(nel)structure</text:span></text:p>
            <draw:enhanced-geometry svg:viewBox="0 0 21600 21600" draw:type="mso-spt202" draw:enhanced-path="M 0 0 L 21600 0 21600 21600 0 21600 0 0 Z N"/>
          </draw:custom-shape>
          <draw:custom-shape draw:style-name="gr139" draw:text-style-name="P16" draw:layer="layout" svg:width="6.145cm" svg:height="1.607cm" svg:x="15.857cm" svg:y="16.893cm">
            <text:p text:style-name="P15"><text:span text:style-name="T9">Object-oriented view</text:span></text:p>
            <draw:enhanced-geometry svg:viewBox="0 0 21600 21600" draw:type="mso-spt202" draw:enhanced-path="M 0 0 L 21600 0 21600 21600 0 21600 0 0 Z N"/>
          </draw:custom-shape>
          <draw:custom-shape draw:style-name="gr140" draw:text-style-name="P14" draw:layer="layout" svg:width="5.209cm" svg:height="1.447cm" svg:x="14.325cm" svg:y="1cm">
            <text:p text:style-name="P12"><text:span text:style-name="T22">Method table (vtbl)</text:span></text:p>
            <draw:enhanced-geometry svg:viewBox="0 0 21600 21600" draw:type="mso-spt202" draw:enhanced-path="M 0 0 L 21600 0 21600 21600 0 21600 0 0 Z N"/>
          </draw:custom-shape>
          <draw:custom-shape draw:style-name="gr130" draw:text-style-name="P16" draw:layer="layout" svg:width="9.948cm" svg:height="2.54cm" svg:x="13.335cm" svg:y="14.182cm">
            <text:p text:style-name="P15"><text:span text:style-name="T6">Auxiliary data, etc.</text:span></text:p>
            <draw:enhanced-geometry svg:viewBox="0 0 21600 21600" draw:type="rectangle" draw:enhanced-path="M 0 0 L 21600 0 21600 21600 0 21600 0 0 Z N"/>
          </draw:custom-shape>
          <draw:line draw:style-name="gr141" draw:text-style-name="P22" draw:layer="layout" svg:x1="4.5cm" svg:y1="13cm" svg:x2="13.123cm" svg:y2="14.182cm">
            <text:p text:style-name="P1"/>
          </draw:line>
          <draw:line draw:style-name="gr142" draw:text-style-name="P22" draw:layer="layout" svg:x1="4.5cm" svg:y1="5cm" svg:x2="13.5cm" svg:y2="2.5cm">
            <text:p text:style-name="P1"/>
          </draw:line>
        </draw:g>
        <presentation:notes draw:style-name="dp2">
          <draw:page-thumbnail draw:style-name="gr10" draw:layer="layout" svg:width="7.025cm" svg:height="10.276cm" svg:x="5.857cm" svg:y="2.083cm" draw:page-number="8" presentation:class="page"/>
          <draw:frame presentation:style-name="pr2" draw:text-style-name="P1" draw:layer="layout" svg:width="14.991cm" svg:height="12.334cm" svg:x="1.874cm" svg:y="13.019cm" presentation:class="notes" presentation:placeholder="true">
            <draw:text-box/>
          </draw:frame>
        </presentation:notes>
      </draw:page>
      <draw:page draw:name="page9" draw:style-name="dp1" draw:master-page-name="標準" presentation:presentation-page-layout-name="AL1T21">
        <office:forms form:automatic-focus="false" form:apply-design-mode="false"/>
        <draw:g>
          <draw:g>
            <draw:custom-shape draw:style-name="gr143" draw:text-style-name="P48" draw:layer="layout" svg:width="4.656cm" svg:height="5.256cm" draw:transform="rotate (1.56800379999141) translate (2cm 6.156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9" draw:layer="layout" svg:width="4.868cm" svg:height="4.939cm" draw:transform="rotate (1.56800379999141) translate (19.054cm 6.393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4" draw:text-style-name="P83" draw:layer="layout" svg:width="0.972cm" svg:height="1.607cm" svg:x="4.264cm" svg:y="3.5cm">
              <text:p text:style-name="P82"><text:span text:style-name="T8">/</text:span><text:span text:style-name="T40">c</text:span></text:p>
              <draw:enhanced-geometry svg:viewBox="0 0 21600 21600" draw:type="mso-spt202" draw:enhanced-path="M 0 0 L 21600 0 21600 21600 0 21600 0 0 Z N"/>
            </draw:custom-shape>
            <draw:custom-shape draw:style-name="gr145" draw:text-style-name="P83" draw:layer="layout" svg:width="1.009cm" svg:height="0.99cm" svg:x="20.5cm" svg:y="3.5cm">
              <text:p text:style-name="P82"><text:span text:style-name="T8">/</text:span></text:p>
              <draw:enhanced-geometry svg:viewBox="0 0 21600 21600" draw:mirror-horizontal="false" draw:mirror-vertical="false" draw:type="mso-spt202" draw:enhanced-path="M 0 0 L 21600 0 21600 21600 0 21600 0 0 Z N"/>
            </draw:custom-shape>
            <draw:line draw:style-name="gr146" draw:text-style-name="P22" draw:layer="layout" svg:x1="20.5cm" svg:y1="4cm" svg:x2="5.5cm" svg:y2="4cm">
              <text:p text:style-name="P1"/>
            </draw:line>
            <draw:custom-shape draw:style-name="gr147" draw:text-style-name="P9" draw:layer="layout" svg:width="0.508cm" svg:height="1.27cm" svg:x="7.244cm" svg:y="4.868cm">
              <text:p text:style-name="P1"/>
              <draw:enhanced-geometry svg:viewBox="0 0 21600 21600" draw:type="mso-spt202" draw:enhanced-path="M 0 0 L 21600 0 21600 21600 0 21600 0 0 Z N"/>
            </draw:custom-shape>
            <draw:custom-shape draw:style-name="gr148" draw:text-style-name="P14" draw:layer="layout" svg:width="1.738cm" svg:height="0.879cm" svg:x="9.172cm" svg:y="2.752cm">
              <text:p text:style-name="P12"><text:span text:style-name="T41">Mount</text:span></text:p>
              <draw:enhanced-geometry svg:viewBox="0 0 21600 21600" draw:type="mso-spt202" draw:enhanced-path="M 0 0 L 21600 0 21600 21600 0 21600 0 0 Z N"/>
            </draw:custom-shape>
            <draw:custom-shape draw:style-name="gr149" draw:text-style-name="P84" draw:layer="layout" svg:width="3.326cm" svg:height="2cm" svg:x="1.671cm" svg:y="1cm">
              <text:p text:style-name="P12"><text:span text:style-name="T42">Name space</text:span></text:p>
              <text:p text:style-name="P12"><text:span text:style-name="T42">of Client</text:span></text:p>
              <draw:enhanced-geometry svg:viewBox="0 0 21600 21600" draw:type="mso-spt202" draw:enhanced-path="M 0 0 L 21600 0 21600 21600 0 21600 0 0 Z N"/>
            </draw:custom-shape>
            <draw:custom-shape draw:style-name="gr150" draw:text-style-name="P85" draw:layer="layout" svg:width="3.326cm" svg:height="1.659cm" svg:x="18.218cm" svg:y="1.5cm">
              <text:p text:style-name="P12"><text:span text:style-name="T43">Name Space</text:span></text:p>
              <text:p text:style-name="P12"><text:span text:style-name="T43">of Server</text:span></text:p>
              <draw:enhanced-geometry svg:viewBox="0 0 21600 21600" draw:type="mso-spt202" draw:enhanced-path="M 0 0 L 21600 0 21600 21600 0 21600 0 0 Z N"/>
            </draw:custom-shape>
            <draw:line draw:style-name="gr151" draw:text-style-name="P22" draw:layer="layout" svg:x1="4.427cm" svg:y1="4.233cm" svg:x2="2cm" svg:y2="8cm">
              <text:p text:style-name="P1"/>
            </draw:line>
            <draw:custom-shape draw:style-name="gr152" draw:text-style-name="P14" draw:layer="layout" svg:width="2.5cm" svg:height="3.969cm" svg:x="21.75cm" svg:y="8cm">
              <text:p text:style-name="P12"><text:span text:style-name="T6">type</text:span></text:p>
              <text:p text:style-name="P12"><text:span text:style-name="T6"/></text:p>
              <text:p text:style-name="P12"><text:span text:style-name="T6">qid</text:span></text:p>
              <text:p text:style-name="P12"><text:span text:style-name="T6">mux</text:span></text:p>
              <text:p text:style-name="P12"><text:span text:style-name="T6"/></text:p>
              <text:p text:style-name="P12"><text:span text:style-name="T6"/></text:p>
              <draw:enhanced-geometry svg:viewBox="0 0 21600 21600" draw:type="mso-spt202" draw:enhanced-path="M 0 0 L 21600 0 21600 21600 0 21600 0 0 Z N"/>
            </draw:custom-shape>
            <draw:custom-shape draw:style-name="gr153" draw:text-style-name="P40" draw:layer="layout" svg:width="3.995cm" svg:height="1cm" svg:x="1.502cm" svg:y="12.5cm">
              <text:p text:style-name="P12"><text:span text:style-name="T13">objH{/c/x/y}</text:span></text:p>
              <draw:enhanced-geometry svg:viewBox="0 0 21600 21600" draw:type="mso-spt202" draw:enhanced-path="M 0 0 L 21600 0 21600 21600 0 21600 0 0 Z N"/>
            </draw:custom-shape>
            <draw:custom-shape draw:style-name="gr154" draw:text-style-name="P86" draw:layer="layout" svg:width="2.068cm" svg:height="2.676cm" svg:x="17.974cm" svg:y="8.344cm">
              <text:p text:style-name="P44"><text:span text:style-name="T6">Server</text:span></text:p>
              <text:p text:style-name="P44"><text:span text:style-name="T6">Thread</text:span></text:p>
              <text:p text:style-name="P44"><text:span text:style-name="T6"/></text:p>
              <draw:enhanced-geometry svg:viewBox="0 0 21600 21600" draw:type="mso-spt202" draw:enhanced-path="M 0 0 L 21600 0 21600 21600 0 21600 0 0 Z N"/>
            </draw:custom-shape>
            <draw:custom-shape draw:style-name="gr82" draw:text-style-name="P9" draw:layer="layout" svg:width="0.5cm" svg:height="0.634cm" svg:x="17.576cm" svg:y="7.71cm">
              <text:p text:style-name="P1"/>
              <draw:enhanced-geometry svg:viewBox="0 0 21600 21600" draw:type="rectangle" draw:enhanced-path="M 0 0 L 21600 0 21600 21600 0 21600 0 0 Z N"/>
            </draw:custom-shape>
            <draw:custom-shape draw:style-name="gr155" draw:text-style-name="P9" draw:layer="layout" svg:width="8cm" svg:height="0.635cm" svg:x="10cm" svg:y="9.278cm">
              <text:p text:style-name="P1"/>
              <draw:enhanced-geometry svg:viewBox="0 0 21600 21600" draw:text-areas="?f5 ?f1 ?f6 ?f3" draw:type="left-right-arrow" draw:modifiers="1440 45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56" draw:text-style-name="P22" draw:layer="layout" svg:x1="3cm" svg:y1="10.5cm" svg:x2="7.5cm" svg:y2="8.5cm">
              <text:p text:style-name="P1"/>
            </draw:line>
            <draw:line draw:style-name="gr157" draw:text-style-name="P22" draw:layer="layout" svg:x1="3cm" svg:y1="16cm" svg:x2="7.5cm" svg:y2="8.5cm">
              <text:p text:style-name="P1"/>
            </draw:line>
            <draw:custom-shape draw:style-name="gr158" draw:text-style-name="P87" draw:layer="layout" svg:width="3.237cm" svg:height="1cm" svg:x="12.168cm" svg:y="10cm">
              <text:p text:style-name="P12"><text:span text:style-name="T44">TCP or Pipe</text:span></text:p>
              <draw:enhanced-geometry svg:viewBox="0 0 21600 21600" draw:mirror-horizontal="false" draw:mirror-vertical="false" draw:type="mso-spt202" draw:enhanced-path="M 0 0 L 21600 0 21600 21600 0 21600 0 0 Z N"/>
            </draw:custom-shape>
            <draw:custom-shape draw:style-name="gr159" draw:text-style-name="P16" draw:layer="layout" svg:width="2.258cm" svg:height="3.78cm" svg:x="6.372cm" svg:y="14.5cm">
              <text:p text:style-name="P88"><text:span text:style-name="T45">Mount</text:span></text:p>
              <text:p text:style-name="P88"><text:span text:style-name="T45">Servant</text:span></text:p>
              <text:p text:style-name="P88"><text:span text:style-name="T45">class</text:span></text:p>
              <text:p text:style-name="P88"><text:span text:style-name="T16"/></text:p>
              <text:p text:style-name="P88"><text:span text:style-name="T46"><text:s/></text:span></text:p>
              <draw:enhanced-geometry svg:viewBox="0 0 21600 21600" draw:type="mso-spt202" draw:enhanced-path="M 0 0 L 21600 0 21600 21600 0 21600 0 0 Z N"/>
            </draw:custom-shape>
            <draw:custom-shape draw:style-name="gr160" draw:text-style-name="P81" draw:layer="layout" svg:width="7.085cm" svg:height="0.769cm" svg:x="13.5cm" svg:y="12.231cm">
              <text:p text:style-name="P12"><text:span text:style-name="T14">Uncompleted messages are stored</text:span></text:p>
              <draw:enhanced-geometry svg:viewBox="0 0 21600 21600" draw:type="mso-spt202" draw:enhanced-path="M 0 0 L 21600 0 21600 21600 0 21600 0 0 Z N"/>
            </draw:custom-shape>
            <draw:custom-shape draw:style-name="gr161" draw:text-style-name="P14" draw:layer="layout" svg:width="3.233cm" svg:height="0.879cm" svg:x="12.629cm" svg:y="8.646cm">
              <text:p text:style-name="P12"><text:span text:style-name="T6">9P messages</text:span></text:p>
              <draw:enhanced-geometry svg:viewBox="0 0 21600 21600" draw:type="mso-spt202" draw:enhanced-path="M 0 0 L 21600 0 21600 21600 0 21600 0 0 Z N"/>
            </draw:custom-shape>
            <draw:custom-shape draw:style-name="gr162" draw:text-style-name="P83" draw:layer="layout" svg:width="1.912cm" svg:height="1.607cm" svg:x="5.543cm" svg:y="4.5cm">
              <text:p text:style-name="P82"><text:span text:style-name="T8">/c/x/y</text:span></text:p>
              <draw:enhanced-geometry svg:viewBox="0 0 21600 21600" draw:type="mso-spt202" draw:enhanced-path="M 0 0 L 21600 0 21600 21600 0 21600 0 0 Z N"/>
            </draw:custom-shape>
            <draw:line draw:style-name="gr163" draw:text-style-name="P22" draw:layer="layout" svg:x1="6.5cm" svg:y1="5.5cm" svg:x2="2cm" svg:y2="13.5cm">
              <text:p text:style-name="P1"/>
            </draw:line>
            <draw:custom-shape draw:style-name="gr164" draw:text-style-name="P89" draw:layer="layout" svg:width="1.813cm" svg:height="1.607cm" svg:x="21.843cm" svg:y="4.695cm">
              <text:p text:style-name="P82"><text:span text:style-name="T8">/x/y</text:span></text:p>
              <draw:enhanced-geometry svg:viewBox="0 0 21600 21600" draw:type="mso-spt202" draw:enhanced-path="M 0 0 L 21600 0 21600 21600 0 21600 0 0 Z N"/>
            </draw:custom-shape>
            <draw:custom-shape draw:style-name="gr165" draw:text-style-name="P14" draw:layer="layout" svg:width="2.5cm" svg:height="3.969cm" svg:x="21.75cm" svg:y="13.18cm">
              <text:p text:style-name="P12"><text:span text:style-name="T6">type</text:span></text:p>
              <text:p text:style-name="P12"><text:span text:style-name="T6"/></text:p>
              <text:p text:style-name="P12"><text:span text:style-name="T6">qid</text:span></text:p>
              <text:p text:style-name="P12"><text:span text:style-name="T6">mux</text:span></text:p>
              <text:p text:style-name="P12"><text:span text:style-name="T6"/></text:p>
              <text:p text:style-name="P12"><text:span text:style-name="T6"/></text:p>
              <draw:enhanced-geometry svg:viewBox="0 0 21600 21600" draw:type="mso-spt202" draw:enhanced-path="M 0 0 L 21600 0 21600 21600 0 21600 0 0 Z N"/>
            </draw:custom-shape>
            <draw:custom-shape draw:style-name="gr166" draw:text-style-name="P40" draw:layer="layout" svg:width="5.138cm" svg:height="1.539cm" svg:x="6.431cm" svg:y="7.5cm">
              <text:p text:style-name="P12"><text:span text:style-name="T13">objH{ServerLink}</text:span></text:p>
              <draw:enhanced-geometry svg:viewBox="0 0 21600 21600" draw:type="mso-spt202" draw:enhanced-path="M 0 0 L 21600 0 21600 21600 0 21600 0 0 Z N"/>
            </draw:custom-shape>
            <draw:custom-shape draw:style-name="gr167" draw:text-style-name="P14" draw:layer="layout" svg:width="2.5cm" svg:height="3.969cm" svg:x="7.5cm" svg:y="8.435cm">
              <text:p text:style-name="P12"><text:span text:style-name="T6">type</text:span></text:p>
              <text:p text:style-name="P12"><text:span text:style-name="T6"/></text:p>
              <text:p text:style-name="P12"><text:span text:style-name="T6">qid</text:span></text:p>
              <text:p text:style-name="P12"><text:span text:style-name="T6">mux</text:span></text:p>
              <text:p text:style-name="P12"><text:span text:style-name="T6">mchan</text:span></text:p>
              <text:p text:style-name="P12"><text:span text:style-name="T6"/></text:p>
              <draw:enhanced-geometry svg:viewBox="0 0 21600 21600" draw:type="mso-spt202" draw:enhanced-path="M 0 0 L 21600 0 21600 21600 0 21600 0 0 Z N"/>
            </draw:custom-shape>
            <draw:custom-shape draw:style-name="gr168" draw:text-style-name="P14" draw:layer="layout" svg:width="2.797cm" svg:height="2.378cm" svg:x="10.601cm" svg:y="11.5cm">
              <text:p text:style-name="P12"><text:span text:style-name="T16">Multiplexer</text:span></text:p>
              <text:p text:style-name="P12"><text:span text:style-name="T16"/></text:p>
              <text:p text:style-name="P12"><text:span text:style-name="T46"><text:s/></text:span></text:p>
              <draw:enhanced-geometry svg:viewBox="0 0 21600 21600" draw:type="mso-spt202" draw:enhanced-path="M 0 0 L 21600 0 21600 21600 0 21600 0 0 Z N"/>
            </draw:custom-shape>
            <draw:custom-shape draw:style-name="gr169" draw:text-style-name="P9" draw:layer="layout" svg:width="0.635cm" svg:height="0.635cm" svg:x="10.672cm" svg:y="12.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9" draw:layer="layout" svg:width="0.635cm" svg:height="0.635cm" svg:x="11.519cm" svg:y="12.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9" draw:layer="layout" svg:width="0.635cm" svg:height="0.635cm" svg:x="12.365cm" svg:y="12.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7" draw:layer="layout" svg:x1="3.5cm" svg:y1="14cm" svg:x2="6cm" svg:y2="14.5cm">
              <text:p text:style-name="P1"/>
            </draw:line>
            <draw:line draw:style-name="gr117" draw:layer="layout" svg:x1="3.5cm" svg:y1="8.5cm" svg:x2="6cm" svg:y2="14.5cm">
              <text:p text:style-name="P1"/>
            </draw:line>
            <draw:custom-shape draw:style-name="gr170" draw:text-style-name="P90" draw:layer="layout" svg:width="2.758cm" svg:height="3.424cm" svg:x="10.016cm" svg:y="14.5cm">
              <text:p text:style-name="P88"><text:span text:style-name="T45">IP or Pipe</text:span></text:p>
              <text:p text:style-name="P88"><text:span text:style-name="T45">Servant</text:span></text:p>
              <text:p text:style-name="P88"><text:span text:style-name="T45">class</text:span></text:p>
              <text:p text:style-name="P88"><text:span text:style-name="T45"/></text:p>
              <draw:enhanced-geometry svg:viewBox="0 0 21600 21600" draw:type="mso-spt202" draw:enhanced-path="M 0 0 L 21600 0 21600 21600 0 21600 0 0 Z N"/>
            </draw:custom-shape>
            <draw:custom-shape draw:style-name="gr171" draw:text-style-name="P40" draw:layer="layout" svg:width="2.826cm" svg:height="1.539cm" svg:x="1.837cm" svg:y="7cm">
              <text:p text:style-name="P12"><text:span text:style-name="T13">objH{/c}</text:span></text:p>
              <draw:enhanced-geometry svg:viewBox="0 0 21600 21600" draw:type="mso-spt202" draw:enhanced-path="M 0 0 L 21600 0 21600 21600 0 21600 0 0 Z N"/>
            </draw:custom-shape>
            <draw:frame draw:style-name="gr172" draw:text-style-name="P23" draw:layer="layout" svg:width="2.534cm" svg:height="0.844cm" svg:x="21.5cm" svg:y="7.156cm">
              <draw:text-box>
                <text:p text:style-name="P1"><text:span text:style-name="T11">objH{/}</text:span></text:p>
              </draw:text-box>
            </draw:frame>
            <draw:frame draw:style-name="gr173" draw:text-style-name="P23" draw:layer="layout" svg:width="3.487cm" svg:height="0.844cm" svg:x="21.013cm" svg:y="12.5cm">
              <draw:text-box>
                <text:p text:style-name="P1"><text:span text:style-name="T11">objH{/x/y}</text:span></text:p>
              </draw:text-box>
            </draw:frame>
            <draw:custom-shape draw:style-name="gr174" draw:text-style-name="P14" draw:layer="layout" svg:width="2.5cm" svg:height="3.969cm" svg:x="1.75cm" svg:y="8.181cm">
              <text:p text:style-name="P12"><text:span text:style-name="T6">type</text:span></text:p>
              <text:p text:style-name="P12"><text:span text:style-name="T6"/></text:p>
              <text:p text:style-name="P12"><text:span text:style-name="T6">qid</text:span></text:p>
              <text:p text:style-name="P12"><text:span text:style-name="T6">mchan</text:span></text:p>
              <text:p text:style-name="P12"><text:span text:style-name="T6"/></text:p>
              <text:p text:style-name="P12"><text:span text:style-name="T6"/></text:p>
              <draw:enhanced-geometry svg:viewBox="0 0 21600 21600" draw:type="mso-spt202" draw:enhanced-path="M 0 0 L 21600 0 21600 21600 0 21600 0 0 Z N"/>
            </draw:custom-shape>
            <draw:custom-shape draw:style-name="gr175" draw:text-style-name="P14" draw:layer="layout" svg:width="2.5cm" svg:height="3.969cm" svg:x="1.75cm" svg:y="13.5cm">
              <text:p text:style-name="P12"><text:span text:style-name="T6">type</text:span></text:p>
              <text:p text:style-name="P12"><text:span text:style-name="T6"/></text:p>
              <text:p text:style-name="P12"><text:span text:style-name="T6">qid</text:span></text:p>
              <text:p text:style-name="P12"><text:span text:style-name="T6">mchan</text:span></text:p>
              <text:p text:style-name="P12"><text:span text:style-name="T6"/></text:p>
              <text:p text:style-name="P12"><text:span text:style-name="T6"/></text:p>
              <draw:enhanced-geometry svg:viewBox="0 0 21600 21600" draw:type="mso-spt202" draw:enhanced-path="M 0 0 L 21600 0 21600 21600 0 21600 0 0 Z N"/>
            </draw:custom-shape>
            <draw:line draw:style-name="gr151" draw:text-style-name="P22" draw:layer="layout" svg:x1="21cm" svg:y1="4.5cm" svg:x2="21.5cm" svg:y2="8cm">
              <text:p text:style-name="P1"/>
            </draw:line>
            <draw:line draw:style-name="gr151" draw:text-style-name="P22" draw:layer="layout" svg:x1="23.5cm" svg:y1="5cm" svg:x2="22.5cm" svg:y2="12.5cm">
              <text:p text:style-name="P1"/>
            </draw:line>
            <draw:line draw:style-name="gr117" draw:layer="layout" svg:x1="9cm" svg:y1="9cm" svg:x2="10cm" svg:y2="14.5cm">
              <text:p text:style-name="P1"/>
            </draw:line>
            <draw:frame draw:style-name="gr176" draw:text-style-name="P6" draw:layer="layout" svg:width="1cm" svg:height="1.098cm" svg:x="20.5cm" svg:y="8.5cm">
              <draw:text-box>
                <text:p text:style-name="P1"><text:span text:style-name="T4">α</text:span></text:p>
              </draw:text-box>
            </draw:frame>
            <draw:frame draw:style-name="gr177" draw:text-style-name="P6" draw:layer="layout" svg:width="1cm" svg:height="1.098cm" svg:x="20.5cm" svg:y="13.542cm">
              <draw:text-box>
                <text:p text:style-name="P1"><text:span text:style-name="T4">β</text:span></text:p>
              </draw:text-box>
            </draw:frame>
            <draw:frame draw:style-name="gr178" draw:text-style-name="P6" draw:layer="layout" svg:width="1cm" svg:height="1.098cm" svg:x="0.5cm" svg:y="8.5cm">
              <draw:text-box>
                <text:p text:style-name="P1"><text:span text:style-name="T4">γ</text:span></text:p>
              </draw:text-box>
            </draw:frame>
            <draw:frame draw:style-name="gr178" draw:text-style-name="P6" draw:layer="layout" svg:width="1cm" svg:height="1.098cm" svg:x="0.5cm" svg:y="13.402cm">
              <draw:text-box>
                <text:p text:style-name="P1"><text:span text:style-name="T4">δ</text:span></text:p>
              </draw:text-box>
            </draw:frame>
            <draw:frame draw:style-name="gr178" draw:text-style-name="P6" draw:layer="layout" svg:width="1cm" svg:height="1.098cm" svg:x="6.5cm" svg:y="10.042cm">
              <draw:text-box>
                <text:p text:style-name="P1"><text:span text:style-name="T4">σ</text:span></text:p>
              </draw:text-box>
            </draw:frame>
          </draw:g>
        </draw:g>
        <presentation:notes draw:style-name="dp2">
          <draw:page-thumbnail draw:style-name="gr10" draw:layer="layout" svg:width="0.001cm" svg:height="0.001cm" svg:x="0cm" svg:y="2.083cm" draw:page-number="9" presentation:class="page"/>
          <draw:frame presentation:style-name="pr1" draw:text-style-name="P1" draw:layer="layout" svg:width="14.991cm" svg:height="12.083cm" svg:x="1.874cm" svg:y="13.019cm" presentation:class="notes" presentation:placeholder="true">
            <draw:text-box/>
          </draw:frame>
        </presentation:notes>
      </draw:page>
      <draw:page draw:name="page10" draw:style-name="dp1" draw:master-page-name="標準" presentation:presentation-page-layout-name="AL1T21">
        <office:forms form:automatic-focus="false" form:apply-design-mode="false"/>
        <draw:g>
          <draw:g>
            <draw:rect draw:style-name="gr179" draw:text-style-name="P91" draw:layer="layout" svg:width="5cm" svg:height="2cm" svg:x="1cm" svg:y="0.839cm">
              <text:p text:style-name="P1"><text:span text:style-name="T34">Pgrp <text:s/>*pgrp;</text:span></text:p>
            </draw:rect>
            <draw:frame draw:style-name="gr128" draw:text-style-name="P92" draw:layer="layout" svg:width="1.497cm" svg:height="0.839cm" svg:x="2.003cm" svg:y="0.5cm">
              <draw:text-box>
                <text:p text:style-name="P1"><text:span text:style-name="T47">Proc</text:span></text:p>
              </draw:text-box>
            </draw:frame>
            <draw:rect draw:style-name="gr179" draw:text-style-name="P93" draw:layer="layout" svg:width="5cm" svg:height="3cm" svg:x="1cm" svg:y="3.839cm">
              <text:p text:style-name="P50"><text:span text:style-name="T32"><text:s text:c="2"/></text:span><text:span text:style-name="T34">:</text:span></text:p>
              <text:p text:style-name="P50"><text:span text:style-name="T34">Ulong <text:s text:c="2"/>pid;</text:span></text:p>
              <text:p text:style-name="P50"><text:span text:style-name="T34"><text:s text:c="2"/></text:span><text:span text:style-name="T34">:</text:span></text:p>
              <text:p text:style-name="P50"><text:span text:style-name="T34">Mhead *mnthash[...]</text:span></text:p>
              <text:p text:style-name="P50"><text:span text:style-name="T34"><text:s text:c="2"/></text:span><text:span text:style-name="T34">:</text:span></text:p>
            </draw:rect>
            <draw:frame draw:style-name="gr128" draw:text-style-name="P92" draw:layer="layout" svg:width="1.526cm" svg:height="0.839cm" svg:x="2.003cm" svg:y="3.5cm">
              <draw:text-box>
                <text:p text:style-name="P1"><text:span text:style-name="T47">Pgrp</text:span></text:p>
              </draw:text-box>
            </draw:frame>
            <draw:rect draw:style-name="gr179" draw:text-style-name="P93" draw:layer="layout" svg:width="4cm" svg:height="3cm" svg:x="4.5cm" svg:y="8.5cm">
              <text:p text:style-name="P50"><text:span text:style-name="T32"><text:s/></text:span><text:span text:style-name="T34"><text:s/></text:span><text:span text:style-name="T34">:</text:span></text:p>
              <text:p text:style-name="P50"><text:span text:style-name="T34">Chan <text:s/>* from;</text:span></text:p>
              <text:p text:style-name="P50"><text:span text:style-name="T34">Mount * mount;</text:span></text:p>
              <text:p text:style-name="P50"><text:span text:style-name="T34">Mhead * hash; <text:s text:c="2"/></text:span></text:p>
              <text:p text:style-name="P50"><text:span text:style-name="T34"><text:s text:c="2"/></text:span><text:span text:style-name="T34">:</text:span></text:p>
            </draw:rect>
            <draw:frame draw:style-name="gr128" draw:text-style-name="P92" draw:layer="layout" svg:width="1.992cm" svg:height="0.839cm" svg:x="5.503cm" svg:y="8.161cm">
              <draw:text-box>
                <text:p text:style-name="P1"><text:span text:style-name="T47">Mhead</text:span></text:p>
              </draw:text-box>
            </draw:frame>
            <draw:rect draw:style-name="gr179" draw:text-style-name="P93" draw:layer="layout" svg:width="4cm" svg:height="4cm" svg:x="11.5cm" svg:y="3.661cm">
              <text:p text:style-name="P50"><text:span text:style-name="T32"><text:s/></text:span><text:span text:style-name="T34"><text:s/></text:span><text:span text:style-name="T34">:</text:span></text:p>
              <text:p text:style-name="P50"><text:span text:style-name="T34">short <text:s text:c="2"/>type;</text:span></text:p>
              <text:p text:style-name="P50"><text:span text:style-name="T34">ulong <text:s text:c="2"/>dev;</text:span></text:p>
              <text:p text:style-name="P50"><text:span text:style-name="T34"><text:s text:c="2"/></text:span><text:span text:style-name="T34">:</text:span></text:p>
              <text:p text:style-name="P50"><text:span text:style-name="T34">Qid <text:s text:c="4"/>qid;</text:span></text:p>
              <text:p text:style-name="P50"><text:span text:style-name="T34">Mhead <text:s text:c="2"/>* umh;</text:span></text:p>
              <text:p text:style-name="P50"><text:span text:style-name="T34">Chan <text:s text:c="3"/>* umc; <text:s text:c="2"/></text:span></text:p>
              <text:p text:style-name="P50"><text:span text:style-name="T34"><text:s text:c="2"/></text:span><text:span text:style-name="T34">:</text:span></text:p>
            </draw:rect>
            <draw:frame draw:style-name="gr128" draw:text-style-name="P92" draw:layer="layout" svg:width="1.666cm" svg:height="0.839cm" svg:x="12.503cm" svg:y="3.322cm">
              <draw:text-box>
                <text:p text:style-name="P1"><text:span text:style-name="T47">Chan</text:span></text:p>
              </draw:text-box>
            </draw:frame>
            <draw:rect draw:style-name="gr179" draw:text-style-name="P93" draw:layer="layout" svg:width="4cm" svg:height="4.5cm" svg:x="11.5cm" svg:y="8.661cm">
              <text:p text:style-name="P50"><text:span text:style-name="T32"><text:s/></text:span><text:span text:style-name="T34"><text:s/></text:span><text:span text:style-name="T34">:</text:span></text:p>
              <text:p text:style-name="P50"><text:span text:style-name="T34">ulong <text:s/>mountid;</text:span></text:p>
              <text:p text:style-name="P50"><text:span text:style-name="T34">Mount <text:s/>* next;</text:span></text:p>
              <text:p text:style-name="P50"><text:span text:style-name="T34">Mhead <text:s/>* head;</text:span></text:p>
              <text:p text:style-name="P50"><text:span text:style-name="T34">Mount <text:s/>* coyp;</text:span></text:p>
              <text:p text:style-name="P50"><text:span text:style-name="T34">Mount <text:s/>* order;</text:span></text:p>
              <text:p text:style-name="P50"><text:span text:style-name="T34">Chan <text:s text:c="2"/>* to;</text:span></text:p>
              <text:p text:style-name="P50"><text:span text:style-name="T34"><text:s text:c="2"/></text:span><text:span text:style-name="T34">:</text:span></text:p>
            </draw:rect>
            <draw:frame draw:style-name="gr128" draw:text-style-name="P92" draw:layer="layout" svg:width="1.857cm" svg:height="0.839cm" svg:x="12.503cm" svg:y="8.322cm">
              <draw:text-box>
                <text:p text:style-name="P1"><text:span text:style-name="T47">Mount</text:span></text:p>
              </draw:text-box>
            </draw:frame>
            <draw:rect draw:style-name="gr179" draw:text-style-name="P93" draw:layer="layout" svg:width="4cm" svg:height="4.5cm" svg:x="11.5cm" svg:y="14cm">
              <text:p text:style-name="P50"><text:span text:style-name="T32"><text:s/></text:span><text:span text:style-name="T34"><text:s/></text:span><text:span text:style-name="T34">:</text:span></text:p>
              <text:p text:style-name="P50"><text:span text:style-name="T34">ulong <text:s/>mountid;</text:span></text:p>
              <text:p text:style-name="P50"><text:span text:style-name="T34">Mount <text:s/>* next;</text:span></text:p>
              <text:p text:style-name="P50"><text:span text:style-name="T34">Mhead <text:s/>* head;</text:span></text:p>
              <text:p text:style-name="P50"><text:span text:style-name="T34">Mount <text:s/>* coyp;</text:span></text:p>
              <text:p text:style-name="P50"><text:span text:style-name="T34">Mount <text:s/>* order;</text:span></text:p>
              <text:p text:style-name="P50"><text:span text:style-name="T34">Chan <text:s text:c="2"/>* to;</text:span></text:p>
              <text:p text:style-name="P50"><text:span text:style-name="T34"><text:s text:c="2"/></text:span><text:span text:style-name="T34">:</text:span></text:p>
            </draw:rect>
            <draw:frame draw:style-name="gr128" draw:text-style-name="P92" draw:layer="layout" svg:width="1.857cm" svg:height="0.839cm" svg:x="12.503cm" svg:y="13.661cm">
              <draw:text-box>
                <text:p text:style-name="P1"><text:span text:style-name="T47">Mount</text:span></text:p>
              </draw:text-box>
            </draw:frame>
            <draw:rect draw:style-name="gr179" draw:text-style-name="P93" draw:layer="layout" svg:width="4cm" svg:height="4cm" svg:x="18cm" svg:y="8.839cm">
              <text:p text:style-name="P50"><text:span text:style-name="T32"><text:s/></text:span><text:span text:style-name="T34"><text:s/></text:span><text:span text:style-name="T34">:</text:span></text:p>
              <text:p text:style-name="P50"><text:span text:style-name="T34">short <text:s text:c="2"/>type;</text:span></text:p>
              <text:p text:style-name="P50"><text:span text:style-name="T34">ulong <text:s text:c="2"/>dev;</text:span></text:p>
              <text:p text:style-name="P50"><text:span text:style-name="T34"><text:s text:c="2"/></text:span><text:span text:style-name="T34">:</text:span></text:p>
              <text:p text:style-name="P50"><text:span text:style-name="T34">Qid <text:s text:c="2"/>qid;</text:span></text:p>
              <text:p text:style-name="P50"><text:span text:style-name="T34">Mhead <text:s text:c="2"/>* umh;</text:span></text:p>
              <text:p text:style-name="P50"><text:span text:style-name="T34">Chan <text:s text:c="3"/>* umc; <text:s text:c="2"/></text:span></text:p>
              <text:p text:style-name="P50"><text:span text:style-name="T34"><text:s text:c="2"/></text:span><text:span text:style-name="T34">:</text:span></text:p>
            </draw:rect>
            <draw:frame draw:style-name="gr128" draw:text-style-name="P92" draw:layer="layout" svg:width="1.666cm" svg:height="0.839cm" svg:x="19.003cm" svg:y="8.5cm">
              <draw:text-box>
                <text:p text:style-name="P1"><text:span text:style-name="T47">Chan</text:span></text:p>
              </draw:text-box>
            </draw:frame>
            <draw:rect draw:style-name="gr179" draw:text-style-name="P93" draw:layer="layout" svg:width="4cm" svg:height="4cm" svg:x="18cm" svg:y="13.839cm">
              <text:p text:style-name="P50"><text:span text:style-name="T32"><text:s/></text:span><text:span text:style-name="T34"><text:s/></text:span><text:span text:style-name="T34">:</text:span></text:p>
              <text:p text:style-name="P50"><text:span text:style-name="T34">short <text:s text:c="2"/>type;</text:span></text:p>
              <text:p text:style-name="P50"><text:span text:style-name="T34">ulong <text:s text:c="2"/>dev;</text:span></text:p>
              <text:p text:style-name="P50"><text:span text:style-name="T34"><text:s text:c="2"/></text:span><text:span text:style-name="T34">:</text:span></text:p>
              <text:p text:style-name="P50"><text:span text:style-name="T34">Qid <text:s text:c="2"/>qid;</text:span></text:p>
              <text:p text:style-name="P50"><text:span text:style-name="T34">Mhead <text:s text:c="2"/>* umh;</text:span></text:p>
              <text:p text:style-name="P50"><text:span text:style-name="T34">Chan <text:s text:c="3"/>* umc; <text:s text:c="2"/></text:span></text:p>
              <text:p text:style-name="P50"><text:span text:style-name="T34"><text:s text:c="2"/></text:span><text:span text:style-name="T34">:</text:span></text:p>
            </draw:rect>
            <draw:frame draw:style-name="gr128" draw:text-style-name="P92" draw:layer="layout" svg:width="1.666cm" svg:height="0.839cm" svg:x="19.003cm" svg:y="13.5cm">
              <draw:text-box>
                <text:p text:style-name="P1"><text:span text:style-name="T47">Chan</text:span></text:p>
              </draw:text-box>
            </draw:frame>
            <draw:rect draw:style-name="gr179" draw:text-style-name="P93" draw:layer="layout" svg:width="4cm" svg:height="3cm" svg:x="5cm" svg:y="14.839cm">
              <text:p text:style-name="P50"><text:span text:style-name="T32"><text:s/></text:span><text:span text:style-name="T34"><text:s/></text:span><text:span text:style-name="T34">:</text:span></text:p>
              <text:p text:style-name="P50"><text:span text:style-name="T34">Chan <text:s/>* from;</text:span></text:p>
              <text:p text:style-name="P50"><text:span text:style-name="T34">Mount * mount;</text:span></text:p>
              <text:p text:style-name="P50"><text:span text:style-name="T34">Mhead * hash; <text:s text:c="2"/></text:span></text:p>
              <text:p text:style-name="P50"><text:span text:style-name="T34"><text:s text:c="2"/></text:span><text:span text:style-name="T34">:</text:span></text:p>
            </draw:rect>
            <draw:frame draw:style-name="gr128" draw:text-style-name="P92" draw:layer="layout" svg:width="1.992cm" svg:height="0.839cm" svg:x="6.003cm" svg:y="14.5cm">
              <draw:text-box>
                <text:p text:style-name="P1"><text:span text:style-name="T47">Mhead</text:span></text:p>
              </draw:text-box>
            </draw:frame>
            <draw:line draw:style-name="gr117" draw:layer="layout" svg:x1="5.5cm" svg:y1="6cm" svg:x2="7.5cm" svg:y2="8.5cm">
              <text:p text:style-name="P1"/>
            </draw:line>
            <draw:line draw:style-name="gr117" draw:layer="layout" svg:x1="8cm" svg:y1="10.5cm" svg:x2="8cm" svg:y2="14.5cm">
              <text:p text:style-name="P1"/>
            </draw:line>
            <draw:line draw:style-name="gr117" draw:layer="layout" svg:x1="8cm" svg:y1="9.5cm" svg:x2="11.5cm" svg:y2="4cm">
              <text:p text:style-name="P1"/>
            </draw:line>
            <draw:line draw:style-name="gr117" draw:layer="layout" svg:x1="8cm" svg:y1="10cm" svg:x2="11.5cm" svg:y2="9cm">
              <text:p text:style-name="P1"/>
            </draw:line>
            <draw:line draw:style-name="gr117" draw:layer="layout" svg:x1="14.5cm" svg:y1="12cm" svg:x2="18cm" svg:y2="9cm">
              <text:p text:style-name="P1"/>
            </draw:line>
            <draw:line draw:style-name="gr117" draw:layer="layout" svg:x1="14.5cm" svg:y1="17.5cm" svg:x2="18cm" svg:y2="14cm">
              <text:p text:style-name="P1"/>
            </draw:line>
            <draw:line draw:style-name="gr117" draw:layer="layout" svg:x1="12cm" svg:y1="10.5cm" svg:x2="8.5cm" svg:y2="8.5cm">
              <text:p text:style-name="P1"/>
            </draw:line>
            <draw:line draw:style-name="gr117" draw:layer="layout" svg:x1="12cm" svg:y1="16cm" svg:x2="8.5cm" svg:y2="9cm">
              <text:p text:style-name="P1"/>
            </draw:line>
            <draw:line draw:style-name="gr117" draw:layer="layout" svg:x1="15cm" svg:y1="10.5cm" svg:x2="15cm" svg:y2="14cm">
              <text:p text:style-name="P1"/>
            </draw:line>
            <draw:line draw:style-name="gr117" draw:layer="layout" svg:x1="5cm" svg:y1="2cm" svg:x2="5cm" svg:y2="4cm">
              <text:p text:style-name="P1"/>
            </draw:line>
            <draw:frame draw:style-name="gr71" draw:text-style-name="P94" draw:layer="layout" svg:width="3.224cm" svg:height="0.81cm" svg:x="15.776cm" svg:y="3.19cm">
              <draw:text-box>
                <text:p text:style-name="P1"><text:span text:style-name="T32">Mount point</text:span></text:p>
              </draw:text-box>
            </draw:frame>
            <draw:frame draw:style-name="gr71" draw:text-style-name="P94" draw:layer="layout" svg:width="3.736cm" svg:height="0.81cm" svg:x="19cm" svg:y="7.69cm">
              <draw:text-box>
                <text:p text:style-name="P1"><text:span text:style-name="T32">To be mounted</text:span></text:p>
              </draw:text-box>
            </draw:frame>
            <draw:line draw:style-name="gr117" draw:layer="layout" svg:x1="8.5cm" svg:y1="17cm" svg:x2="8.5cm" svg:y2="18.5cm">
              <text:p text:style-name="P1"/>
            </draw:line>
            <draw:frame draw:style-name="gr71" draw:text-style-name="P95" draw:layer="layout" svg:width="4.85cm" svg:height="1.285cm" svg:x="1.5cm" svg:y="7cm">
              <draw:text-box>
                <text:p text:style-name="P1"><text:span text:style-name="T33">Hash link to look </text:span></text:p>
                <text:p text:style-name="P1"><text:span text:style-name="T33">for the mount-point</text:span></text:p>
              </draw:text-box>
            </draw:frame>
          </draw:g>
          <draw:frame draw:style-name="gr180" draw:text-style-name="P1" draw:layer="layout" svg:width="1.5cm" svg:height="1.208cm" svg:x="16cm" svg:y="4.5cm">
            <draw:text-box>
              <text:p text:style-name="P1">α</text:p>
            </draw:text-box>
          </draw:frame>
          <draw:frame draw:style-name="gr180" draw:text-style-name="P1" draw:layer="layout" svg:width="1.5cm" svg:height="1.208cm" svg:x="22cm" svg:y="9.5cm">
            <draw:text-box>
              <text:p text:style-name="P1">β</text:p>
            </draw:text-box>
          </draw:frame>
          <draw:frame draw:style-name="gr180" draw:text-style-name="P1" draw:layer="layout" svg:width="1.5cm" svg:height="1.208cm" svg:x="22cm" svg:y="14.292cm">
            <draw:text-box>
              <text:p text:style-name="P1">γ</text:p>
            </draw:text-box>
          </draw:frame>
        </draw:g>
        <presentation:notes draw:style-name="dp2">
          <draw:page-thumbnail draw:style-name="gr10" draw:layer="layout" svg:width="0.001cm" svg:height="0.001cm" svg:x="0cm" svg:y="2.083cm" draw:page-number="10" presentation:class="page"/>
          <draw:frame presentation:style-name="pr1" draw:text-style-name="P1" draw:layer="layout" svg:width="14.991cm" svg:height="12.083cm" svg:x="1.874cm" svg:y="13.019cm" presentation:class="notes" presentation:placeholder="true">
            <draw:text-box/>
          </draw:frame>
        </presentation:notes>
      </draw:page>
      <draw:page draw:name="page11" draw:style-name="dp1" draw:master-page-name="標準" presentation:presentation-page-layout-name="AL1T21">
        <office:forms form:automatic-focus="false" form:apply-design-mode="false"/>
        <draw:g>
          <draw:rect draw:style-name="gr179" draw:text-style-name="P93" draw:layer="layout" svg:width="4cm" svg:height="6cm" svg:x="1.251cm" svg:y="1cm">
            <text:p text:style-name="P50"><text:span text:style-name="T32"><text:s/></text:span><text:span text:style-name="T34"><text:s/></text:span><text:span text:style-name="T34">:</text:span></text:p>
            <text:p text:style-name="P50"><text:span text:style-name="T34">short <text:s text:c="2"/>type;</text:span></text:p>
            <text:p text:style-name="P50"><text:span text:style-name="T34">ulong <text:s text:c="2"/>dev;</text:span></text:p>
            <text:p text:style-name="P50"><text:span text:style-name="T34"><text:s text:c="2"/></text:span><text:span text:style-name="T34">:</text:span></text:p>
            <text:p text:style-name="P50"><text:span text:style-name="T34">Qid <text:s text:c="4"/>qid;</text:span></text:p>
            <text:p text:style-name="P50"><text:span text:style-name="T34">Int <text:s text:c="6"/>fid;</text:span></text:p>
            <text:p text:style-name="P50"><text:span text:style-name="T34"><text:s/></text:span><text:span text:style-name="T34">:</text:span></text:p>
            <text:p text:style-name="P50"><text:span text:style-name="T34">Mnt <text:s text:c="3"/>* mux; <text:s text:c="2"/></text:span></text:p>
            <text:p text:style-name="P50"><text:span text:style-name="T34"><text:s text:c="2"/></text:span><text:span text:style-name="T34">:</text:span></text:p>
            <text:p text:style-name="P50"><text:span text:style-name="T34">Chan <text:s/>* mchan;</text:span></text:p>
            <text:p text:style-name="P50"><text:span text:style-name="T34">Qid <text:s text:c="6"/>mqid;</text:span></text:p>
            <text:p text:style-name="P50"><text:span text:style-name="T34">Path <text:s text:c="2"/>* path;</text:span></text:p>
          </draw:rect>
          <draw:frame draw:style-name="gr128" draw:text-style-name="P96" draw:layer="layout" svg:width="2.784cm" svg:height="0.802cm" svg:x="1.55cm" svg:y="0.516cm">
            <draw:text-box>
              <text:p text:style-name="P1"><text:span text:style-name="T48">Chan(/m/n)</text:span></text:p>
            </draw:text-box>
          </draw:frame>
          <draw:rect draw:style-name="gr179" draw:text-style-name="P93" draw:layer="layout" svg:width="3.5cm" svg:height="4cm" svg:x="13.5cm" svg:y="1.339cm">
            <text:p text:style-name="P50"><text:span text:style-name="T32"><text:s/></text:span><text:span text:style-name="T34"><text:s/></text:span></text:p>
            <text:p text:style-name="P50"><text:span text:style-name="T34"><text:s text:c="2"/></text:span><text:span text:style-name="T34">:</text:span></text:p>
            <text:p text:style-name="P50"><text:span text:style-name="T34">Chan <text:s text:c="2"/>* c;</text:span></text:p>
            <text:p text:style-name="P50"><text:span text:style-name="T34"><text:s/></text:span><text:span text:style-name="T34">:</text:span></text:p>
            <text:p text:style-name="P50"><text:span text:style-name="T34">Mntrpc * queue;</text:span></text:p>
            <text:p text:style-name="P50"><text:span text:style-name="T34"><text:s text:c="2"/></text:span><text:span text:style-name="T34">:</text:span></text:p>
            <text:p text:style-name="P50"><text:span text:style-name="T34"><text:s text:c="2"/></text:span><text:span text:style-name="T34">:</text:span></text:p>
            <text:p text:style-name="P50"><text:span text:style-name="T34">Queue <text:s text:c="2"/>* q; </text:span></text:p>
            <text:p text:style-name="P50"><text:span text:style-name="T34"/></text:p>
          </draw:rect>
          <draw:frame draw:style-name="gr128" draw:text-style-name="P92" draw:layer="layout" svg:width="1.315cm" svg:height="0.839cm" svg:x="14.003cm" svg:y="1cm">
            <draw:text-box>
              <text:p text:style-name="P1"><text:span text:style-name="T47">Mnt</text:span></text:p>
            </draw:text-box>
          </draw:frame>
          <draw:rect draw:style-name="gr179" draw:text-style-name="P93" draw:layer="layout" svg:width="4cm" svg:height="5cm" svg:x="16.5cm" svg:y="7.028cm">
            <text:p text:style-name="P50"><text:span text:style-name="T32"><text:s/></text:span><text:span text:style-name="T34"><text:s/></text:span></text:p>
            <text:p text:style-name="P50"><text:span text:style-name="T34">Chan <text:s text:c="4"/>* c;</text:span></text:p>
            <text:p text:style-name="P50"><text:span text:style-name="T34">Mntrpc <text:s/>* list;</text:span></text:p>
            <text:p text:style-name="P50"><text:span text:style-name="T34">Fcall <text:s text:c="2"/>request;</text:span></text:p>
            <text:p text:style-name="P50"><text:span text:style-name="T34">Fcall <text:s text:c="3"/>reply;</text:span></text:p>
            <text:p text:style-name="P50"><text:span text:style-name="T34">Mnt <text:s text:c="5"/>* m;</text:span></text:p>
            <text:p text:style-name="P50"><text:span text:style-name="T34">Redex <text:s text:c="4"/>r;</text:span></text:p>
            <text:p text:style-name="P50"><text:span text:style-name="T34">Uchar <text:s text:c="2"/>* rpc;</text:span></text:p>
            <text:p text:style-name="P50"><text:span text:style-name="T34"><text:s text:c="2"/></text:span><text:span text:style-name="T34">:</text:span></text:p>
            <text:p text:style-name="P50"><text:span text:style-name="T34">Block <text:s text:c="2"/>* b;</text:span></text:p>
            <text:p text:style-name="P50"><text:span text:style-name="T34"><text:s text:c="2"/></text:span><text:span text:style-name="T34">:</text:span></text:p>
          </draw:rect>
          <draw:frame draw:style-name="gr128" draw:text-style-name="P92" draw:layer="layout" svg:width="1.988cm" svg:height="0.839cm" svg:x="17.936cm" svg:y="6.676cm">
            <draw:text-box>
              <text:p text:style-name="P1"><text:span text:style-name="T47">Mntrpc</text:span></text:p>
            </draw:text-box>
          </draw:frame>
          <draw:rect draw:style-name="gr179" draw:text-style-name="P93" draw:layer="layout" svg:width="4cm" svg:height="6cm" svg:x="1.237cm" svg:y="9cm">
            <text:p text:style-name="P50"><text:span text:style-name="T32"><text:s/></text:span><text:span text:style-name="T34"><text:s/></text:span><text:span text:style-name="T34">:</text:span></text:p>
            <text:p text:style-name="P50"><text:span text:style-name="T34">short <text:s text:c="2"/>type;</text:span></text:p>
            <text:p text:style-name="P50"><text:span text:style-name="T34">ulong <text:s text:c="2"/>dev;</text:span></text:p>
            <text:p text:style-name="P50"><text:span text:style-name="T34"><text:s text:c="2"/></text:span><text:span text:style-name="T34">:</text:span></text:p>
            <text:p text:style-name="P50"><text:span text:style-name="T34">Qid <text:s text:c="4"/>qid;</text:span></text:p>
            <text:p text:style-name="P50"><text:span text:style-name="T34">Int <text:s text:c="6"/>fid;</text:span></text:p>
            <text:p text:style-name="P50"><text:span text:style-name="T34"><text:s/></text:span><text:span text:style-name="T34">:</text:span></text:p>
            <text:p text:style-name="P50"><text:span text:style-name="T34">Mnt <text:s text:c="3"/>* mux; <text:s text:c="2"/></text:span></text:p>
            <text:p text:style-name="P50"><text:span text:style-name="T34"><text:s text:c="2"/></text:span><text:span text:style-name="T34">:</text:span></text:p>
            <text:p text:style-name="P50"><text:span text:style-name="T34">Chan <text:s/>* mchan;</text:span></text:p>
            <text:p text:style-name="P50"><text:span text:style-name="T34">Qid <text:s text:c="6"/>mqid;</text:span></text:p>
            <text:p text:style-name="P50"><text:span text:style-name="T34">Path <text:s text:c="2"/>* path;</text:span></text:p>
          </draw:rect>
          <draw:frame draw:style-name="gr128" draw:text-style-name="P96" draw:layer="layout" svg:width="3.52cm" svg:height="0.802cm" svg:x="1.501cm" svg:y="8.5cm">
            <draw:text-box>
              <text:p text:style-name="P1"><text:span text:style-name="T48">Chan(/m/n/c/d)</text:span></text:p>
            </draw:text-box>
          </draw:frame>
          <draw:rect draw:style-name="gr179" draw:text-style-name="P93" draw:layer="layout" svg:width="4cm" svg:height="6cm" svg:x="8cm" svg:y="1cm">
            <text:p text:style-name="P50"><text:span text:style-name="T32"><text:s/></text:span><text:span text:style-name="T34"><text:s/></text:span><text:span text:style-name="T34">:</text:span></text:p>
            <text:p text:style-name="P50"><text:span text:style-name="T34">short <text:s text:c="2"/>type;</text:span></text:p>
            <text:p text:style-name="P50"><text:span text:style-name="T34">ulong <text:s text:c="2"/>dev;</text:span></text:p>
            <text:p text:style-name="P50"><text:span text:style-name="T34"><text:s text:c="2"/></text:span><text:span text:style-name="T34">:</text:span></text:p>
            <text:p text:style-name="P50"><text:span text:style-name="T34">Qid <text:s text:c="4"/>qid;</text:span></text:p>
            <text:p text:style-name="P50"><text:span text:style-name="T34">Int <text:s text:c="6"/>fid;</text:span></text:p>
            <text:p text:style-name="P50"><text:span text:style-name="T34"><text:s/></text:span><text:span text:style-name="T34">:</text:span></text:p>
            <text:p text:style-name="P50"><text:span text:style-name="T34">Mnt <text:s text:c="3"/>* mux; <text:s text:c="2"/></text:span></text:p>
            <text:p text:style-name="P50"><text:span text:style-name="T34"><text:s text:c="2"/></text:span><text:span text:style-name="T34">:</text:span></text:p>
            <text:p text:style-name="P50"><text:span text:style-name="T34">Chan <text:s/>* mchan;</text:span></text:p>
            <text:p text:style-name="P50"><text:span text:style-name="T34">Qid <text:s text:c="6"/>mqid;</text:span></text:p>
            <text:p text:style-name="P50"><text:span text:style-name="T34">Path <text:s text:c="2"/>* path;</text:span></text:p>
          </draw:rect>
          <draw:frame draw:style-name="gr128" draw:text-style-name="P96" draw:layer="layout" svg:width="3.423cm" svg:height="0.802cm" svg:x="8.286cm" svg:y="0.53cm">
            <draw:text-box>
              <text:p text:style-name="P1"><text:span text:style-name="T48">Chan(SvrLink)</text:span></text:p>
            </draw:text-box>
          </draw:frame>
          <draw:rect draw:style-name="gr179" draw:text-style-name="P93" draw:layer="layout" svg:width="4cm" svg:height="5cm" svg:x="21cm" svg:y="7cm">
            <text:p text:style-name="P50"><text:span text:style-name="T32"><text:s/></text:span><text:span text:style-name="T34"><text:s/></text:span></text:p>
            <text:p text:style-name="P50"><text:span text:style-name="T34">Chan <text:s text:c="4"/>* c;</text:span></text:p>
            <text:p text:style-name="P50"><text:span text:style-name="T34">Mntrpc <text:s/>* list;</text:span></text:p>
            <text:p text:style-name="P50"><text:span text:style-name="T34">Fcall <text:s text:c="2"/>request;</text:span></text:p>
            <text:p text:style-name="P50"><text:span text:style-name="T34">Fcall <text:s text:c="3"/>reply;</text:span></text:p>
            <text:p text:style-name="P50"><text:span text:style-name="T34">Mnt <text:s text:c="5"/>* m;</text:span></text:p>
            <text:p text:style-name="P50"><text:span text:style-name="T34">Redex <text:s text:c="4"/>r;</text:span></text:p>
            <text:p text:style-name="P50"><text:span text:style-name="T34">Uchar <text:s text:c="2"/>* rpc;</text:span></text:p>
            <text:p text:style-name="P50"><text:span text:style-name="T34"><text:s text:c="2"/></text:span><text:span text:style-name="T34">:</text:span></text:p>
            <text:p text:style-name="P50"><text:span text:style-name="T34">Block <text:s text:c="2"/>* b;</text:span></text:p>
            <text:p text:style-name="P50"><text:span text:style-name="T34"><text:s text:c="2"/></text:span><text:span text:style-name="T34">:</text:span></text:p>
          </draw:rect>
          <draw:frame draw:style-name="gr128" draw:text-style-name="P92" draw:layer="layout" svg:width="1.988cm" svg:height="0.839cm" svg:x="22cm" svg:y="6.648cm">
            <draw:text-box>
              <text:p text:style-name="P1"><text:span text:style-name="T47">Mntrpc</text:span></text:p>
            </draw:text-box>
          </draw:frame>
          <draw:line draw:style-name="gr117" draw:layer="layout" svg:x1="11cm" svg:y1="4.5cm" svg:x2="13.5cm" svg:y2="1.5cm">
            <text:p text:style-name="P1"/>
          </draw:line>
          <draw:line draw:style-name="gr117" draw:layer="layout" svg:x1="4.5cm" svg:y1="5.5cm" svg:x2="8cm" svg:y2="1cm">
            <text:p text:style-name="P1"/>
          </draw:line>
          <draw:line draw:style-name="gr117" draw:layer="layout" svg:x1="4.5cm" svg:y1="13.5cm" svg:x2="8cm" svg:y2="1.5cm">
            <text:p text:style-name="P1"/>
          </draw:line>
          <draw:line draw:style-name="gr117" draw:layer="layout" svg:x1="14cm" svg:y1="2.5cm" svg:x2="12cm" svg:y2="1.5cm">
            <text:p text:style-name="P1"/>
          </draw:line>
          <draw:line draw:style-name="gr117" draw:layer="layout" svg:x1="16.5cm" svg:y1="3.5cm" svg:x2="17.5cm" svg:y2="7cm">
            <text:p text:style-name="P1"/>
          </draw:line>
          <draw:line draw:style-name="gr117" draw:layer="layout" svg:x1="20cm" svg:y1="8cm" svg:x2="21cm" svg:y2="7cm">
            <text:p text:style-name="P1"/>
          </draw:line>
          <draw:frame draw:style-name="gr181" draw:text-style-name="P94" draw:layer="layout" svg:width="19.5cm" svg:height="3.809cm" svg:x="5.5cm" svg:y="13.191cm">
            <draw:text-box>
              <text:p text:style-name="P1"><text:span text:style-name="T49">* Chan(/m/n) is a handle of “/m/n”. Type is MntServant.</text:span></text:p>
              <text:p text:style-name="P1"><text:span text:style-name="T49">* Chan(/m/n/c/d) is a handle of “/m/n/c/d”. Type is MntServant.</text:span></text:p>
              <text:p text:style-name="P1"><text:span text:style-name="T49">* Chan(SvrLink) is a handle of the Server Link. Type is pipe or IL servant.</text:span></text:p>
              <text:p text:style-name="P1"><text:span text:style-name="T49"><text:s text:c="4"/></text:span><text:span text:style-name="T49">(SvrLink will be a pipe or a TCP connection.)</text:span></text:p>
              <text:p text:style-name="P1"><text:span text:style-name="T49">* Mnt represents a server link multiplexer, on which Mntrpc's(RPC messages)</text:span></text:p>
              <text:p text:style-name="P1"><text:span text:style-name="T49"><text:s text:c="3"/></text:span><text:span text:style-name="T49">are linked.</text:span></text:p>
            </draw:text-box>
          </draw:frame>
          <draw:rect draw:style-name="gr9" draw:text-style-name="P97" draw:layer="layout" svg:width="3cm" svg:height="3cm" svg:x="7cm" svg:y="8.5cm">
            <text:p text:style-name="P3"><text:span text:style-name="T48">MntServant</text:span></text:p>
            <text:p text:style-name="P3"><text:span text:style-name="T48">(#M) </text:span></text:p>
          </draw:rect>
          <draw:rect draw:style-name="gr9" draw:text-style-name="P97" draw:layer="layout" svg:width="3cm" svg:height="3cm" svg:x="11.5cm" svg:y="8.5cm">
            <text:p text:style-name="P3"><text:span text:style-name="T48">IPServant</text:span></text:p>
            <text:p text:style-name="P3"><text:span text:style-name="T48">(#I)</text:span></text:p>
            <text:p text:style-name="P3"><text:span text:style-name="T48"><text:s text:c="2"/></text:span><text:span text:style-name="T48">or</text:span></text:p>
            <text:p text:style-name="P3"><text:span text:style-name="T48">PipeServant</text:span></text:p>
            <text:p text:style-name="P3"><text:span text:style-name="T48">(#|) </text:span></text:p>
          </draw:rect>
          <draw:line draw:style-name="gr182" draw:layer="layout" svg:x1="4.5cm" svg:y1="2cm" svg:x2="7cm" svg:y2="8.5cm">
            <text:p text:style-name="P1"/>
          </draw:line>
          <draw:line draw:style-name="gr182" draw:layer="layout" svg:x1="4.5cm" svg:y1="10cm" svg:x2="7cm" svg:y2="8.5cm">
            <text:p text:style-name="P1"/>
          </draw:line>
          <draw:line draw:style-name="gr117" draw:layer="layout" svg:x1="11cm" svg:y1="2cm" svg:x2="13cm" svg:y2="8.5cm">
            <text:p text:style-name="P1"/>
          </draw:line>
        </draw:g>
        <presentation:notes draw:style-name="dp2">
          <draw:page-thumbnail draw:style-name="gr10" draw:layer="layout" svg:width="0.001cm" svg:height="0.001cm" svg:x="0cm" svg:y="2.083cm" draw:page-number="11" presentation:class="page"/>
          <draw:frame presentation:style-name="pr1" draw:text-style-name="P1" draw:layer="layout" svg:width="14.991cm" svg:height="12.083cm" svg:x="1.874cm" svg:y="13.019cm" presentation:class="notes" presentation:placeholder="true">
            <draw:text-box/>
          </draw:frame>
        </presentation:notes>
      </draw:page>
      <draw:page draw:name="page12" draw:style-name="dp1" draw:master-page-name="標準" presentation:presentation-page-layout-name="AL1T21">
        <office:forms form:automatic-focus="false" form:apply-design-mode="false"/>
        <draw:g>
          <draw:rect draw:style-name="gr183" draw:text-style-name="P98" draw:layer="layout" svg:width="4.5cm" svg:height="5.5cm" svg:x="18cm" svg:y="7.5cm">
            <text:p text:style-name="P1"/>
          </draw:rect>
          <draw:line draw:style-name="gr184" draw:text-style-name="P98" draw:layer="layout" svg:x1="18cm" svg:y1="11.308cm" svg:x2="22.5cm" svg:y2="11.308cm">
            <text:p text:style-name="P1"/>
          </draw:line>
          <draw:frame draw:style-name="gr185" draw:text-style-name="P100" draw:layer="layout" svg:width="1.632cm" svg:height="0.924cm" svg:x="19.007cm" svg:y="11.73cm">
            <draw:text-box>
              <text:p text:style-name="P99"><text:span text:style-name="T50">Qemu</text:span></text:p>
            </draw:text-box>
          </draw:frame>
          <draw:frame draw:style-name="gr186" draw:text-style-name="P102" draw:layer="layout" svg:width="3.216cm" svg:height="2.698cm" svg:x="18.5cm" svg:y="8.346cm">
            <draw:text-box>
              <text:p text:style-name="P101"><text:span text:style-name="T51">Guest OS </text:span></text:p>
              <text:p text:style-name="P101"><text:span text:style-name="T51">under </text:span></text:p>
              <text:p text:style-name="P101"><text:span text:style-name="T51">development</text:span></text:p>
              <text:p text:style-name="P101"><text:span text:style-name="T51">(LP49)</text:span></text:p>
            </draw:text-box>
          </draw:frame>
        </draw:g>
        <draw:g>
          <draw:rect draw:style-name="gr187" draw:text-style-name="P98" draw:layer="layout" svg:width="4.5cm" svg:height="5.5cm" svg:x="12cm" svg:y="7.5cm">
            <text:p text:style-name="P1"/>
          </draw:rect>
          <draw:line draw:style-name="gr188" draw:text-style-name="P98" draw:layer="layout" svg:x1="12cm" svg:y1="11.308cm" svg:x2="16.5cm" svg:y2="11.308cm">
            <text:p text:style-name="P1"/>
          </draw:line>
          <draw:frame draw:style-name="gr189" draw:text-style-name="P100" draw:layer="layout" svg:width="1.632cm" svg:height="0.924cm" svg:x="13.007cm" svg:y="11.73cm">
            <draw:text-box>
              <text:p text:style-name="P99"><text:span text:style-name="T50">Qemu</text:span></text:p>
            </draw:text-box>
          </draw:frame>
          <draw:frame draw:style-name="gr190" draw:text-style-name="P102" draw:layer="layout" svg:width="3.216cm" svg:height="2.698cm" svg:x="12.5cm" svg:y="8.346cm">
            <draw:text-box>
              <text:p text:style-name="P101"><text:span text:style-name="T51">Guest OS </text:span></text:p>
              <text:p text:style-name="P101"><text:span text:style-name="T51">under </text:span></text:p>
              <text:p text:style-name="P101"><text:span text:style-name="T51">development</text:span></text:p>
              <text:p text:style-name="P101"><text:span text:style-name="T51">(LP49)</text:span></text:p>
            </draw:text-box>
          </draw:frame>
        </draw:g>
        <draw:custom-shape draw:style-name="gr191" draw:text-style-name="P103" draw:layer="layout" svg:width="15.5cm" svg:height="1cm" svg:x="5.5cm" svg:y="13.5cm">
          <text:p text:style-name="P3"><text:span text:style-name="T52">Network provided by QEMU</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71" draw:text-style-name="P94" draw:layer="layout" svg:width="3.042cm" svg:height="0.844cm" svg:x="4.5cm" svg:y="16cm">
          <draw:text-box>
            <text:p text:style-name="P1"><text:span text:style-name="T32"><text:tab/></text:span></text:p>
          </draw:text-box>
        </draw:frame>
        <draw:g>
          <draw:rect draw:style-name="gr192" draw:text-style-name="P98" draw:layer="layout" svg:width="20cm" svg:height="9cm" svg:x="3.5cm" svg:y="6cm">
            <text:p text:style-name="P1"/>
          </draw:rect>
          <draw:rect draw:style-name="gr193" draw:text-style-name="P98" draw:layer="layout" svg:width="20cm" svg:height="1.5cm" svg:x="3.5cm" svg:y="15cm">
            <text:p text:style-name="P1"/>
          </draw:rect>
        </draw:g>
        <draw:frame draw:style-name="gr71" draw:text-style-name="P94" draw:layer="layout" svg:width="12.732cm" svg:height="0.844cm" svg:x="5.559cm" svg:y="15.5cm">
          <draw:text-box>
            <text:p text:style-name="P1"><text:span text:style-name="T32"><text:tab/></text:span><text:span text:style-name="T52">GNU based SDE: GCC , gmake, gld, gas</text:span><text:span text:style-name="T32">,,,</text:span></text:p>
          </draw:text-box>
        </draw:frame>
        <draw:frame draw:style-name="gr71" draw:text-style-name="P104" draw:layer="layout" svg:width="3.728cm" svg:height="0.844cm" svg:x="9.513cm" svg:y="6.156cm">
          <draw:text-box>
            <text:p text:style-name="P1"><text:span text:style-name="T52">Linux machine</text:span></text:p>
          </draw:text-box>
        </draw:frame>
        <draw:g>
          <draw:rect draw:style-name="gr194" draw:text-style-name="P62" draw:layer="layout" svg:width="5.5cm" svg:height="5.5cm" svg:x="4.5cm" svg:y="7.5cm">
            <text:p text:style-name="P1"/>
          </draw:rect>
          <draw:frame draw:style-name="gr195" draw:text-style-name="P105" draw:layer="layout" svg:width="2.526cm" svg:height="4.212cm" svg:x="5.742cm" svg:y="8cm">
            <draw:text-box>
              <text:p text:style-name="P3"><text:span text:style-name="T53">Host OS</text:span></text:p>
              <text:p text:style-name="P3"><text:span text:style-name="T53"/></text:p>
              <text:p text:style-name="P3"><text:span text:style-name="T53">(Linux)</text:span></text:p>
              <text:p text:style-name="P3"><text:span text:style-name="T53"/></text:p>
              <text:p text:style-name="P3"><text:span text:style-name="T53">to</text:span></text:p>
              <text:p text:style-name="P3"><text:span text:style-name="T53">develope</text:span></text:p>
              <text:p text:style-name="P3"><text:span text:style-name="T53">LP49</text:span></text:p>
            </draw:text-box>
          </draw:frame>
        </draw:g>
        <presentation:notes draw:style-name="dp2">
          <draw:page-thumbnail draw:style-name="gr10" draw:layer="layout" svg:width="0.001cm" svg:height="0.001cm" svg:x="0cm" svg:y="2.083cm" draw:page-number="12" presentation:class="page"/>
          <draw:frame presentation:style-name="pr1" draw:text-style-name="P1" draw:layer="layout" svg:width="14.991cm" svg:height="12.083cm" svg:x="1.874cm" svg:y="13.019cm" presentation:class="notes" presentation:placeholder="true">
            <draw:text-box/>
          </draw:frame>
        </presentation:notes>
      </draw:page>
      <draw:page draw:name="page13" draw:style-name="dp1" draw:master-page-name="標準" presentation:presentation-page-layout-name="AL1T21">
        <office:forms form:automatic-focus="false" form:apply-design-mode="false"/>
        <draw:g>
          <draw:g>
            <draw:custom-shape draw:style-name="gr143" draw:text-style-name="P48" draw:layer="layout" svg:width="4.656cm" svg:height="5.256cm" draw:transform="rotate (1.56800379999141) translate (3.468cm 6.18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9" draw:layer="layout" svg:width="4.868cm" svg:height="4.445cm" draw:transform="rotate (1.56800379999141) translate (17.12cm 6.6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6" draw:text-style-name="P106" draw:layer="layout" svg:width="1.493cm" svg:height="0.854cm" svg:x="5.658cm" svg:y="3.436cm">
              <text:p text:style-name="P82"><text:span text:style-name="T6">/</text:span><text:span text:style-name="T41">m/n</text:span></text:p>
              <draw:enhanced-geometry svg:viewBox="0 0 21600 21600" draw:type="mso-spt202" draw:enhanced-path="M 0 0 L 21600 0 21600 21600 0 21600 0 0 Z N"/>
            </draw:custom-shape>
            <draw:custom-shape draw:style-name="gr197" draw:text-style-name="P106" draw:layer="layout" svg:width="0.794cm" svg:height="0.854cm" svg:x="18.745cm" svg:y="3.647cm">
              <text:p text:style-name="P82"><text:span text:style-name="T13">/</text:span></text:p>
              <draw:enhanced-geometry svg:viewBox="0 0 21600 21600" draw:type="mso-spt202" draw:enhanced-path="M 0 0 L 21600 0 21600 21600 0 21600 0 0 Z N"/>
            </draw:custom-shape>
            <draw:custom-shape draw:style-name="gr198" draw:text-style-name="P106" draw:layer="layout" svg:width="1.082cm" svg:height="0.854cm" svg:x="19.84cm" svg:y="4.282cm">
              <text:p text:style-name="P82"><text:span text:style-name="T13">/e</text:span></text:p>
              <draw:enhanced-geometry svg:viewBox="0 0 21600 21600" draw:type="mso-spt202" draw:enhanced-path="M 0 0 L 21600 0 21600 21600 0 21600 0 0 Z N"/>
            </draw:custom-shape>
            <draw:line draw:style-name="gr199" draw:text-style-name="P22" draw:layer="layout" svg:x1="18.401cm" svg:y1="3.859cm" svg:x2="7.183cm" svg:y2="3.859cm">
              <text:p text:style-name="P1"/>
            </draw:line>
            <draw:custom-shape draw:style-name="gr200" draw:text-style-name="P9" draw:layer="layout" svg:width="0.508cm" svg:height="1.27cm" svg:x="8.73cm" svg:y="4.917cm">
              <text:p text:style-name="P1"/>
              <draw:enhanced-geometry svg:viewBox="0 0 21600 21600" draw:type="mso-spt202" draw:enhanced-path="M 0 0 L 21600 0 21600 21600 0 21600 0 0 Z N"/>
            </draw:custom-shape>
            <draw:custom-shape draw:style-name="gr201" draw:text-style-name="P14" draw:layer="layout" svg:width="1.738cm" svg:height="0.854cm" svg:x="9.158cm" svg:y="2.801cm">
              <text:p text:style-name="P12"><text:span text:style-name="T41">Mount</text:span></text:p>
              <draw:enhanced-geometry svg:viewBox="0 0 21600 21600" draw:type="mso-spt202" draw:enhanced-path="M 0 0 L 21600 0 21600 21600 0 21600 0 0 Z N"/>
            </draw:custom-shape>
            <draw:custom-shape draw:style-name="gr202" draw:text-style-name="P85" draw:layer="layout" svg:width="3.326cm" svg:height="1.607cm" svg:x="3.746cm" svg:y="1.5cm">
              <text:p text:style-name="P12"><text:span text:style-name="T43">Name space</text:span></text:p>
              <text:p text:style-name="P12"><text:span text:style-name="T43">of client</text:span></text:p>
              <draw:enhanced-geometry svg:viewBox="0 0 21600 21600" draw:type="mso-spt202" draw:enhanced-path="M 0 0 L 21600 0 21600 21600 0 21600 0 0 Z N"/>
            </draw:custom-shape>
            <draw:custom-shape draw:style-name="gr203" draw:text-style-name="P85" draw:layer="layout" svg:width="3.326cm" svg:height="1.607cm" svg:x="16.076cm" svg:y="1.5cm">
              <text:p text:style-name="P12"><text:span text:style-name="T43">Name Space</text:span></text:p>
              <text:p text:style-name="P12"><text:span text:style-name="T43">of server</text:span></text:p>
              <draw:enhanced-geometry svg:viewBox="0 0 21600 21600" draw:type="mso-spt202" draw:enhanced-path="M 0 0 L 21600 0 21600 21600 0 21600 0 0 Z N"/>
            </draw:custom-shape>
            <draw:line draw:style-name="gr204" draw:text-style-name="P22" draw:layer="layout" svg:x1="5.913cm" svg:y1="4.494cm" svg:x2="4.431cm" svg:y2="7.457cm">
              <text:p text:style-name="P1"/>
            </draw:line>
            <draw:custom-shape draw:style-name="gr205" draw:text-style-name="P81" draw:layer="layout" svg:width="2cm" svg:height="2.378cm" svg:x="3.5cm" svg:y="8.5cm">
              <text:p text:style-name="P12"><text:span text:style-name="T45">type</text:span></text:p>
              <text:p text:style-name="P12"><text:span text:style-name="T16"/></text:p>
              <text:p text:style-name="P12"><text:span text:style-name="T16">fid</text:span></text:p>
              <text:p text:style-name="P12"><text:span text:style-name="T16">mchan</text:span></text:p>
              <draw:enhanced-geometry svg:viewBox="0 0 21600 21600" draw:type="mso-spt202" draw:enhanced-path="M 0 0 L 21600 0 21600 21600 0 21600 0 0 Z N"/>
            </draw:custom-shape>
            <draw:custom-shape draw:style-name="gr206" draw:text-style-name="P81" draw:layer="layout" svg:width="3.228cm" svg:height="1.447cm" svg:x="3.136cm" svg:y="7.457cm">
              <text:p text:style-name="P12"><text:span text:style-name="T44">Chan (/m/n)</text:span></text:p>
              <draw:enhanced-geometry svg:viewBox="0 0 21600 21600" draw:type="mso-spt202" draw:enhanced-path="M 0 0 L 21600 0 21600 21600 0 21600 0 0 Z N"/>
            </draw:custom-shape>
            <draw:custom-shape draw:style-name="gr207" draw:text-style-name="P81" draw:layer="layout" svg:width="2.165cm" svg:height="2.378cm" svg:x="4cm" svg:y="14.5cm">
              <text:p text:style-name="P12"><text:span text:style-name="T45">type</text:span></text:p>
              <text:p text:style-name="P12"><text:span text:style-name="T16"/></text:p>
              <text:p text:style-name="P12"><text:span text:style-name="T16">fid</text:span></text:p>
              <text:p text:style-name="P12"><text:span text:style-name="T16">mchan</text:span></text:p>
              <draw:enhanced-geometry svg:viewBox="0 0 21600 21600" draw:type="mso-spt202" draw:enhanced-path="M 0 0 L 21600 0 21600 21600 0 21600 0 0 Z N"/>
            </draw:custom-shape>
            <draw:custom-shape draw:style-name="gr208" draw:text-style-name="P81" draw:layer="layout" svg:width="3.724cm" svg:height="1.447cm" svg:x="3.222cm" svg:y="13.596cm">
              <text:p text:style-name="P12"><text:span text:style-name="T44">Chan (/m/n/e)</text:span></text:p>
              <draw:enhanced-geometry svg:viewBox="0 0 21600 21600" draw:type="mso-spt202" draw:enhanced-path="M 0 0 L 21600 0 21600 21600 0 21600 0 0 Z N"/>
            </draw:custom-shape>
            <draw:custom-shape draw:style-name="gr209" draw:text-style-name="P16" draw:layer="layout" svg:width="2cm" svg:height="1.87cm" svg:x="9.5cm" svg:y="7.85cm">
              <text:p text:style-name="P15"><text:span text:style-name="T13"/></text:p>
              <text:p text:style-name="P15"><text:span text:style-name="T54"/></text:p>
              <text:p text:style-name="P15"><text:span text:style-name="T54"/></text:p>
              <draw:enhanced-geometry svg:viewBox="0 0 21600 21600" draw:type="mso-spt202" draw:enhanced-path="M 0 0 L 21600 0 21600 21600 0 21600 0 0 Z N"/>
            </draw:custom-shape>
            <draw:custom-shape draw:style-name="gr210" draw:text-style-name="P81" draw:layer="layout" svg:width="4.71cm" svg:height="0.966cm" svg:x="9.494cm" svg:y="7.034cm">
              <text:p text:style-name="P12"><text:span text:style-name="T45">Chan (ServerLink)</text:span></text:p>
              <draw:enhanced-geometry svg:viewBox="0 0 21600 21600" draw:type="mso-spt202" draw:enhanced-path="M 0 0 L 21600 0 21600 21600 0 21600 0 0 Z N"/>
            </draw:custom-shape>
            <draw:custom-shape draw:style-name="gr211" draw:text-style-name="P14" draw:layer="layout" svg:width="2.902cm" svg:height="2.633cm" svg:x="8.165cm" svg:y="15.046cm">
              <text:p text:style-name="P12"><text:span text:style-name="T44">Build 9P</text:span></text:p>
              <text:p text:style-name="P12"><text:span text:style-name="T44">Messages;</text:span></text:p>
              <text:p text:style-name="P12"><text:span text:style-name="T44">RPC</text:span></text:p>
              <text:p text:style-name="P15"><text:span text:style-name="T13"/></text:p>
              <draw:enhanced-geometry svg:viewBox="0 0 21600 21600" draw:type="mso-spt202" draw:enhanced-path="M 0 0 L 21600 0 21600 21600 0 21600 0 0 Z N"/>
            </draw:custom-shape>
            <draw:custom-shape draw:style-name="gr212" draw:text-style-name="P81" draw:layer="layout" svg:width="3.237cm" svg:height="0.854cm" svg:x="7.917cm" svg:y="14.231cm">
              <text:p text:style-name="P12"><text:span text:style-name="T44">RPC servant</text:span></text:p>
              <draw:enhanced-geometry svg:viewBox="0 0 21600 21600" draw:type="mso-spt202" draw:enhanced-path="M 0 0 L 21600 0 21600 21600 0 21600 0 0 Z N"/>
            </draw:custom-shape>
            <draw:g>
              <draw:custom-shape draw:style-name="gr213" draw:text-style-name="P107" draw:layer="layout" svg:width="2.068cm" svg:height="2.656cm" svg:x="19.095cm" svg:y="8.061cm">
                <text:p text:style-name="P44"><text:span text:style-name="T44">Server</text:span></text:p>
                <text:p text:style-name="P44"><text:span text:style-name="T44">Thread</text:span></text:p>
                <text:p text:style-name="P44"><text:span text:style-name="T44"/></text:p>
                <draw:enhanced-geometry svg:viewBox="0 0 21600 21600" draw:type="mso-spt202" draw:enhanced-path="M 0 0 L 21600 0 21600 21600 0 21600 0 0 Z N"/>
              </draw:custom-shape>
              <draw:custom-shape draw:style-name="gr214" draw:text-style-name="P9" draw:layer="layout" svg:width="0.5cm" svg:height="0.635cm" svg:x="18.5cm" svg:y="7.426cm">
                <text:p text:style-name="P1"/>
                <draw:enhanced-geometry svg:viewBox="0 0 21600 21600" draw:type="rectangle" draw:enhanced-path="M 0 0 L 21600 0 21600 21600 0 21600 0 0 Z N"/>
              </draw:custom-shape>
            </draw:g>
            <draw:custom-shape draw:style-name="gr155" draw:text-style-name="P9" draw:layer="layout" svg:width="6.35cm" svg:height="0.635cm" svg:x="11.839cm" svg:y="8.485cm">
              <text:p text:style-name="P1"/>
              <draw:enhanced-geometry svg:viewBox="0 0 21600 21600" draw:text-areas="?f5 ?f1 ?f6 ?f3" draw:type="left-right-arrow" draw:modifiers="1440 45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15" draw:text-style-name="P22" draw:layer="layout" svg:x1="4.854cm" svg:y1="8.727cm" svg:x2="7.818cm" svg:y2="15.077cm">
              <text:p text:style-name="P1"/>
            </draw:line>
            <draw:line draw:style-name="gr216" draw:text-style-name="P22" draw:layer="layout" svg:x1="5.701cm" svg:y1="15.077cm" svg:x2="7.818cm" svg:y2="15.289cm">
              <text:p text:style-name="P1"/>
            </draw:line>
            <draw:line draw:style-name="gr217" draw:text-style-name="P22" draw:layer="layout" svg:x1="5.066cm" svg:y1="10.42cm" svg:x2="9.299cm" svg:y2="8.091cm">
              <text:p text:style-name="P1"/>
            </draw:line>
            <draw:line draw:style-name="gr218" draw:text-style-name="P22" draw:layer="layout" svg:x1="5.913cm" svg:y1="16.558cm" svg:x2="9.299cm" svg:y2="8.303cm">
              <text:p text:style-name="P1"/>
            </draw:line>
            <draw:custom-shape draw:style-name="gr219" draw:text-style-name="P81" draw:layer="layout" svg:width="3.732cm" svg:height="2.04cm" svg:x="12.943cm" svg:y="9.049cm">
              <text:p text:style-name="P12"><text:span text:style-name="T44">Multiplexed </text:span></text:p>
              <text:p text:style-name="P12"><text:span text:style-name="T44">by &lt;fid, tag&gt;</text:span></text:p>
              <draw:enhanced-geometry svg:viewBox="0 0 21600 21600" draw:type="mso-spt202" draw:enhanced-path="M 0 0 L 21600 0 21600 21600 0 21600 0 0 Z N"/>
            </draw:custom-shape>
            <draw:custom-shape draw:style-name="gr220" draw:text-style-name="P14" draw:layer="layout" svg:width="1.902cm" svg:height="2.04cm" svg:x="9.5cm" svg:y="10.601cm">
              <text:p text:style-name="P12"><text:span text:style-name="T45">Mnt</text:span></text:p>
              <text:p text:style-name="P12"><text:span text:style-name="T46"/></text:p>
              <text:p text:style-name="P12"><text:span text:style-name="T46"><text:s/></text:span></text:p>
              <draw:enhanced-geometry svg:viewBox="0 0 21600 21600" draw:type="mso-spt202" draw:enhanced-path="M 0 0 L 21600 0 21600 21600 0 21600 0 0 Z N"/>
            </draw:custom-shape>
            <draw:custom-shape draw:style-name="gr169" draw:text-style-name="P9" draw:layer="layout" svg:width="0.737cm" svg:height="0.795cm" svg:x="12.263cm" svg:y="11.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1" draw:text-style-name="P81" draw:layer="layout" svg:width="8.169cm" svg:height="1.447cm" svg:x="12.469cm" svg:y="12.537cm">
              <text:p text:style-name="P12"><text:span text:style-name="T44">Uncompleted messages are linked</text:span></text:p>
              <draw:enhanced-geometry svg:viewBox="0 0 21600 21600" draw:type="mso-spt202" draw:enhanced-path="M 0 0 L 21600 0 21600 21600 0 21600 0 0 Z N"/>
            </draw:custom-shape>
            <draw:line draw:style-name="gr222" draw:text-style-name="P22" draw:layer="layout" svg:x1="10.781cm" svg:y1="9.331cm" svg:x2="10.781cm" svg:y2="10.39cm">
              <text:p text:style-name="P1"/>
            </draw:line>
            <draw:custom-shape draw:style-name="gr223" draw:text-style-name="P81" draw:layer="layout" svg:width="3.233cm" svg:height="0.854cm" svg:x="13.521cm" svg:y="7.881cm">
              <text:p text:style-name="P12"><text:span text:style-name="T44">9P messages</text:span></text:p>
              <draw:enhanced-geometry svg:viewBox="0 0 21600 21600" draw:type="mso-spt202" draw:enhanced-path="M 0 0 L 21600 0 21600 21600 0 21600 0 0 Z N"/>
            </draw:custom-shape>
            <draw:custom-shape draw:style-name="gr224" draw:text-style-name="P106" draw:layer="layout" svg:width="1.988cm" svg:height="0.854cm" svg:x="6.506cm" svg:y="4.282cm">
              <text:p text:style-name="P82"><text:span text:style-name="T6">/</text:span><text:span text:style-name="T41">m/n/e</text:span></text:p>
              <draw:enhanced-geometry svg:viewBox="0 0 21600 21600" draw:type="mso-spt202" draw:enhanced-path="M 0 0 L 21600 0 21600 21600 0 21600 0 0 Z N"/>
            </draw:custom-shape>
            <draw:line draw:style-name="gr225" draw:text-style-name="P22" draw:layer="layout" svg:x1="7.817cm" svg:y1="5.129cm" svg:x2="5.7cm" svg:y2="13.807cm">
              <text:p text:style-name="P1"/>
            </draw:line>
            <draw:custom-shape draw:style-name="gr169" draw:text-style-name="P9" draw:layer="layout" svg:width="0.737cm" svg:height="0.795cm" svg:x="13.263cm" svg:y="11.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9" draw:layer="layout" svg:width="0.737cm" svg:height="0.795cm" svg:x="14.5cm" svg:y="11.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10" draw:layer="layout" svg:width="7.025cm" svg:height="10.276cm" svg:x="5.857cm" svg:y="2.083cm" draw:page-number="13" presentation:class="page"/>
          <draw:frame presentation:style-name="pr2" draw:text-style-name="P1" draw:layer="layout" svg:width="14.991cm" svg:height="12.334cm" svg:x="1.874cm" svg:y="13.019cm" presentation:class="notes" presentation:placeholder="true">
            <draw:text-box/>
          </draw:frame>
        </presentation:notes>
      </draw:page>
      <draw:page draw:name="page14" draw:style-name="dp1" draw:master-page-name="標準" presentation:presentation-page-layout-name="AL1T21">
        <office:forms form:automatic-focus="false" form:apply-design-mode="false"/>
        <draw:rect draw:style-name="gr1" draw:text-style-name="P108" draw:layer="layout" svg:width="7.083cm" svg:height="3.629cm" svg:x="13.417cm" svg:y="2cm">
          <text:p text:style-name="P50"><text:span text:style-name="T34"/></text:p>
          <text:p text:style-name="P50"><text:span text:style-name="T27">Ether-servant</text:span><text:span text:style-name="T2">: </text:span></text:p>
          <text:p text:style-name="P50"><text:span text:style-name="T2"><text:s/></text:span><text:span text:style-name="T2">provides</text:span></text:p>
          <text:p text:style-name="P50"><text:span text:style-name="T2"><text:s text:c="2"/></text:span><text:span text:style-name="T2">various ether card</text:span></text:p>
          <text:p text:style-name="P50"><text:span text:style-name="T2"><text:s text:c="2"/></text:span><text:span text:style-name="T2">drivers</text:span></text:p>
        </draw:rect>
        <draw:g>
          <draw:rect draw:style-name="gr1" draw:text-style-name="P4" draw:layer="layout" svg:width="4.348cm" svg:height="1.299cm" svg:x="15.454cm" svg:y="7.685cm">
            <text:p text:style-name="P3"><text:span text:style-name="T2">NE2000-driver</text:span></text:p>
          </draw:rect>
          <draw:rect draw:style-name="gr1" draw:text-style-name="P4" draw:layer="layout" svg:width="4.348cm" svg:height="1.301cm" svg:x="15.454cm" svg:y="9.416cm">
            <text:p text:style-name="P3"><text:span text:style-name="T2">8139-driver</text:span></text:p>
          </draw:rect>
          <draw:rect draw:style-name="gr1" draw:text-style-name="P4" draw:layer="layout" svg:width="4.348cm" svg:height="1.299cm" svg:x="15.454cm" svg:y="11.149cm">
            <text:p text:style-name="P3"><text:span text:style-name="T2">...</text:span></text:p>
          </draw:rect>
          <draw:rect draw:style-name="gr1" draw:text-style-name="P4" draw:layer="layout" svg:width="4.348cm" svg:height="1.301cm" svg:x="15.454cm" svg:y="12.879cm">
            <text:p text:style-name="P3"><text:span text:style-name="T2">...</text:span></text:p>
          </draw:rect>
          <draw:rect draw:style-name="gr1" draw:text-style-name="P4" draw:layer="layout" svg:width="4.348cm" svg:height="1.299cm" svg:x="15.454cm" svg:y="14.611cm">
            <text:p text:style-name="P3"><text:span text:style-name="T2">...</text:span></text:p>
          </draw:rect>
          <draw:rect draw:style-name="gr1" draw:text-style-name="P4" draw:layer="layout" svg:width="4.348cm" svg:height="1.298cm" svg:x="15.523cm" svg:y="6.016cm">
            <text:p text:style-name="P3"><text:span text:style-name="T2">Lance-driver</text:span></text:p>
          </draw:rect>
        </draw:g>
        <draw:line draw:style-name="gr116" draw:text-style-name="P65" draw:layer="layout" svg:x1="14.833cm" svg:y1="5.629cm" svg:x2="14.833cm" svg:y2="15.396cm">
          <text:p text:style-name="P1"/>
        </draw:line>
        <draw:line draw:style-name="gr116" draw:text-style-name="P65" draw:layer="layout" svg:x1="15.454cm" svg:y1="6.657cm" svg:x2="14.833cm" svg:y2="6.657cm">
          <text:p text:style-name="P1"/>
        </draw:line>
        <draw:line draw:style-name="gr116" draw:text-style-name="P65" draw:layer="layout" svg:x1="15.454cm" svg:y1="8.199cm" svg:x2="14.833cm" svg:y2="8.199cm">
          <text:p text:style-name="P1"/>
        </draw:line>
        <draw:line draw:style-name="gr116" draw:text-style-name="P65" draw:layer="layout" svg:x1="15.454cm" svg:y1="10.255cm" svg:x2="14.833cm" svg:y2="10.255cm">
          <text:p text:style-name="P1"/>
        </draw:line>
        <draw:line draw:style-name="gr116" draw:text-style-name="P65" draw:layer="layout" svg:x1="15.454cm" svg:y1="11.798cm" svg:x2="14.833cm" svg:y2="11.798cm">
          <text:p text:style-name="P1"/>
        </draw:line>
        <draw:line draw:style-name="gr116" draw:text-style-name="P65" draw:layer="layout" svg:x1="15.454cm" svg:y1="13.854cm" svg:x2="14.833cm" svg:y2="13.854cm">
          <text:p text:style-name="P1"/>
        </draw:line>
        <draw:line draw:style-name="gr116" draw:text-style-name="P65" draw:layer="layout" svg:x1="15.454cm" svg:y1="15.396cm" svg:x2="14.833cm" svg:y2="15.396cm">
          <text:p text:style-name="P1"/>
        </draw:line>
        <draw:rect draw:style-name="gr1" draw:text-style-name="P109" draw:layer="layout" svg:width="7.083cm" svg:height="3.629cm" svg:x="3.5cm" svg:y="2cm">
          <text:p text:style-name="P50"><text:span text:style-name="T12"/></text:p>
          <text:p text:style-name="P50"><text:span text:style-name="T27">IP-servant</text:span><text:span text:style-name="T2">:</text:span></text:p>
          <text:p text:style-name="P50"><text:span text:style-name="T2"><text:s/></text:span><text:span text:style-name="T2">provides</text:span></text:p>
          <text:p text:style-name="P50"><text:span text:style-name="T2"><text:s text:c="2"/></text:span><text:span text:style-name="T2">Protocol stack <text:s/></text:span></text:p>
          <text:p text:style-name="P50"><text:span text:style-name="T12"><text:s text:c="2"/></text:span><text:span text:style-name="T2">services</text:span></text:p>
        </draw:rect>
        <draw:rect draw:style-name="gr1" draw:text-style-name="P4" draw:layer="layout" svg:width="2.833cm" svg:height="1.814cm" svg:x="5.167cm" svg:y="8.5cm">
          <text:p text:style-name="P3"><text:span text:style-name="T2">TCP</text:span></text:p>
        </draw:rect>
        <draw:rect draw:style-name="gr1" draw:text-style-name="P4" draw:layer="layout" svg:width="2.834cm" svg:height="1.814cm" svg:x="8.458cm" svg:y="8.428cm">
          <text:p text:style-name="P3"><text:span text:style-name="T2">UDP</text:span></text:p>
        </draw:rect>
        <draw:rect draw:style-name="gr1" draw:text-style-name="P4" draw:layer="layout" svg:width="4.89cm" svg:height="1.299cm" svg:x="5.693cm" svg:y="11.072cm">
          <text:p text:style-name="P3"><text:span text:style-name="T2">IP</text:span></text:p>
        </draw:rect>
        <draw:rect draw:style-name="gr1" draw:text-style-name="P4" draw:layer="layout" svg:width="4.89cm" svg:height="1.3cm" svg:x="5.693cm" svg:y="12.886cm">
          <text:p text:style-name="P3"><text:span text:style-name="T2">ICMP</text:span></text:p>
        </draw:rect>
        <draw:rect draw:style-name="gr1" draw:text-style-name="P4" draw:layer="layout" svg:width="4.89cm" svg:height="1.299cm" svg:x="5.693cm" svg:y="14.701cm">
          <text:p text:style-name="P3"><text:span text:style-name="T2">ARP</text:span></text:p>
        </draw:rect>
        <draw:rect draw:style-name="gr1" draw:text-style-name="P4" draw:layer="layout" svg:width="4.89cm" svg:height="1.299cm" svg:x="5.693cm" svg:y="6.121cm">
          <text:p text:style-name="P3"><text:span text:style-name="T2">net-ifc</text:span></text:p>
        </draw:rect>
        <draw:line draw:style-name="gr116" draw:text-style-name="P65" draw:layer="layout" svg:x1="7.5cm" svg:y1="5.5cm" svg:x2="7.5cm" svg:y2="6cm">
          <text:p text:style-name="P1"/>
        </draw:line>
        <draw:line draw:style-name="gr116" draw:text-style-name="P65" draw:layer="layout" svg:x1="7.042cm" svg:y1="7.443cm" svg:x2="7cm" svg:y2="8.5cm">
          <text:p text:style-name="P1"/>
        </draw:line>
        <draw:line draw:style-name="gr116" draw:text-style-name="P65" draw:layer="layout" svg:x1="7cm" svg:y1="10.5cm" svg:x2="7cm" svg:y2="11cm">
          <text:p text:style-name="P1"/>
        </draw:line>
        <draw:line draw:style-name="gr116" draw:text-style-name="P65" draw:layer="layout" svg:x1="9.5cm" svg:y1="8.5cm" svg:x2="9.5cm" svg:y2="7.5cm">
          <text:p text:style-name="P1"/>
        </draw:line>
        <draw:line draw:style-name="gr116" draw:text-style-name="P65" draw:layer="layout" svg:x1="9.5cm" svg:y1="10cm" svg:x2="9.5cm" svg:y2="11cm">
          <text:p text:style-name="P1"/>
        </draw:line>
        <presentation:notes draw:style-name="dp2">
          <draw:page-thumbnail draw:style-name="gr10" draw:layer="layout" svg:width="0.001cm" svg:height="0.001cm" svg:x="0cm" svg:y="2.083cm" draw:page-number="14" presentation:class="page"/>
          <draw:frame presentation:style-name="pr1" draw:text-style-name="P1" draw:layer="layout" svg:width="14.991cm" svg:height="12.083cm" svg:x="1.874cm" svg:y="13.019cm" presentation:class="notes" presentation:placeholder="true">
            <draw:text-box/>
          </draw:frame>
        </presentation:notes>
      </draw:page>
      <draw:page draw:name="page15" draw:style-name="dp1" draw:master-page-name="標準" presentation:presentation-page-layout-name="AL1T21">
        <office:forms form:automatic-focus="false" form:apply-design-mode="false"/>
        <draw:rect draw:style-name="gr9" draw:text-style-name="P110" draw:layer="layout" svg:width="3cm" svg:height="5.5cm" svg:x="5.5cm" svg:y="4cm">
          <text:p text:style-name="P50"><text:span text:style-name="T55">Int dev <text:s text:c="5"/></text:span></text:p>
          <text:p text:style-name="P50"><text:span text:style-name="T55">Proto *p[]</text:span></text:p>
          <text:p text:style-name="P50"><text:span text:style-name="T55"><text:s text:c="2"/></text:span><text:span text:style-name="T55">:</text:span></text:p>
          <text:p text:style-name="P50"><text:span text:style-name="T55">Proto *ipmux</text:span></text:p>
          <text:p text:style-name="P50"><text:span text:style-name="T55">IP <text:s text:c="2"/>*ip</text:span></text:p>
          <text:p text:style-name="P50"><text:span text:style-name="T55"><text:s text:c="2"/></text:span><text:span text:style-name="T55">:</text:span></text:p>
          <text:p text:style-name="P50"><text:span text:style-name="T55">Arp <text:s/></text:span></text:p>
          <text:p text:style-name="P50"><text:span text:style-name="T55"/></text:p>
          <text:p text:style-name="P50"><text:span text:style-name="T55"/></text:p>
        </draw:rect>
        <draw:rect draw:style-name="gr9" draw:text-style-name="P110" draw:layer="layout" svg:width="3cm" svg:height="5.5cm" svg:x="5.5cm" svg:y="4cm">
          <text:p text:style-name="P50"><text:span text:style-name="T55">Int dev <text:s text:c="5"/></text:span></text:p>
          <text:p text:style-name="P50"><text:span text:style-name="T55">Proto *p[...]</text:span></text:p>
          <text:p text:style-name="P50"><text:span text:style-name="T55"><text:s text:c="2"/></text:span><text:span text:style-name="T55">:</text:span></text:p>
          <text:p text:style-name="P50"><text:span text:style-name="T55">Proto *ipmux</text:span></text:p>
          <text:p text:style-name="P50"><text:span text:style-name="T55">IP <text:s text:c="2"/>*ip</text:span></text:p>
          <text:p text:style-name="P50"><text:span text:style-name="T55"><text:s text:c="2"/></text:span><text:span text:style-name="T55">:</text:span></text:p>
          <text:p text:style-name="P50"><text:span text:style-name="T55">Arp <text:s/></text:span></text:p>
          <text:p text:style-name="P50"><text:span text:style-name="T55"/></text:p>
          <text:p text:style-name="P50"><text:span text:style-name="T55"/></text:p>
        </draw:rect>
        <draw:rect draw:style-name="gr9" draw:text-style-name="P110" draw:layer="layout" svg:width="3cm" svg:height="8cm" svg:x="10.5cm" svg:y="4cm">
          <text:p text:style-name="P50"><text:span text:style-name="T55"><text:s/></text:span><text:span text:style-name="T55">: <text:s text:c="5"/></text:span></text:p>
          <text:p text:style-name="P50"><text:span text:style-name="T55">(*connect)(...)</text:span></text:p>
          <text:p text:style-name="P50"><text:span text:style-name="T55">(*announce)(...)</text:span></text:p>
          <text:p text:style-name="P50"><text:span text:style-name="T55">(*bind)(...)</text:span></text:p>
          <text:p text:style-name="P50"><text:span text:style-name="T55">(*state)(...)</text:span></text:p>
          <text:p text:style-name="P50"><text:span text:style-name="T55">(*create)(...)</text:span></text:p>
          <text:p text:style-name="P50"><text:span text:style-name="T55">(*close)(...)</text:span></text:p>
          <text:p text:style-name="P50"><text:span text:style-name="T55">(*rcv)(...)</text:span></text:p>
          <text:p text:style-name="P50"><text:span text:style-name="T55">(*ctl)(...)</text:span></text:p>
          <text:p text:style-name="P50"><text:span text:style-name="T55">(*advice)(...)</text:span></text:p>
          <text:p text:style-name="P50"><text:span text:style-name="T55">(*stats)(...)</text:span></text:p>
          <text:p text:style-name="P50"><text:span text:style-name="T55">(*local)(...)</text:span></text:p>
          <text:p text:style-name="P50"><text:span text:style-name="T55">(*remote)(...)</text:span></text:p>
          <text:p text:style-name="P50"><text:span text:style-name="T55"><text:s text:c="2"/></text:span><text:span text:style-name="T55">:</text:span></text:p>
          <text:p text:style-name="P50"><text:span text:style-name="T55">Fs <text:s text:c="2"/>*f</text:span></text:p>
          <text:p text:style-name="P50"><text:span text:style-name="T55">Conv <text:s/>**conmv</text:span></text:p>
          <text:p text:style-name="P50"><text:span text:style-name="T55"><text:s text:c="2"/></text:span><text:span text:style-name="T55">:</text:span></text:p>
          <text:p text:style-name="P50"><text:span text:style-name="T55"><text:s text:c="2"/></text:span><text:span text:style-name="T55">: <text:s/></text:span></text:p>
        </draw:rect>
        <draw:frame draw:style-name="gr71" draw:text-style-name="P111" draw:layer="layout" svg:width="2.42cm" svg:height="0.73cm" svg:x="5.55cm" svg:y="3.279cm">
          <draw:text-box>
            <text:p text:style-name="P1"><text:span text:style-name="T34">struct Fs</text:span></text:p>
          </draw:text-box>
        </draw:frame>
        <draw:frame draw:style-name="gr71" draw:text-style-name="P111" draw:layer="layout" svg:width="3.05cm" svg:height="0.73cm" svg:x="10.5cm" svg:y="3.279cm">
          <draw:text-box>
            <text:p text:style-name="P1"><text:span text:style-name="T34">struct Proto</text:span></text:p>
          </draw:text-box>
        </draw:frame>
        <draw:rect draw:style-name="gr9" draw:text-style-name="P110" draw:layer="layout" svg:width="3cm" svg:height="8cm" svg:x="18cm" svg:y="4.221cm">
          <text:p text:style-name="P50"><text:span text:style-name="T55"><text:s/></text:span><text:span text:style-name="T55">: <text:s text:c="5"/></text:span></text:p>
          <text:p text:style-name="P50"><text:span text:style-name="T55">Int <text:s/>x</text:span></text:p>
          <text:p text:style-name="P50"><text:span text:style-name="T55">Proto *p</text:span></text:p>
          <text:p text:style-name="P50"><text:span text:style-name="T55"><text:s text:c="2"/></text:span><text:span text:style-name="T55">:</text:span></text:p>
          <text:p text:style-name="P50"><text:span text:style-name="T55">uchar <text:s/>laddr[...]</text:span></text:p>
          <text:p text:style-name="P50"><text:span text:style-name="T55">uchat raddr[...]</text:span></text:p>
          <text:p text:style-name="P50"><text:span text:style-name="T55">ushort <text:s/>lport</text:span></text:p>
          <text:p text:style-name="P50"><text:span text:style-name="T55">ushort <text:s/>rport</text:span></text:p>
          <text:p text:style-name="P50"><text:span text:style-name="T55"><text:s text:c="2"/></text:span><text:span text:style-name="T55">:</text:span></text:p>
          <text:p text:style-name="P50"><text:span text:style-name="T55"><text:s text:c="2"/></text:span><text:span text:style-name="T55">:</text:span></text:p>
          <text:p text:style-name="P50"><text:span text:style-name="T55">Queue <text:s/>*rq</text:span></text:p>
          <text:p text:style-name="P50"><text:span text:style-name="T55">Queue <text:s/>*wq</text:span></text:p>
          <text:p text:style-name="P50"><text:span text:style-name="T55">Queue <text:s/>*eq</text:span></text:p>
          <text:p text:style-name="P50"><text:span text:style-name="T55">Queue <text:s/>*aq</text:span></text:p>
          <text:p text:style-name="P50"><text:span text:style-name="T55"><text:s text:c="2"/></text:span><text:span text:style-name="T55">:</text:span></text:p>
        </draw:rect>
        <draw:frame draw:style-name="gr71" draw:text-style-name="P111" draw:layer="layout" svg:width="3.05cm" svg:height="0.73cm" svg:x="18cm" svg:y="3.5cm">
          <draw:text-box>
            <text:p text:style-name="P1"><text:span text:style-name="T34">struct Proto</text:span></text:p>
          </draw:text-box>
        </draw:frame>
        <draw:g>
          <draw:rect draw:style-name="gr122" draw:layer="layout" svg:width="2cm" svg:height="2.5cm" svg:x="14.5cm" svg:y="9.5cm">
            <text:p text:style-name="P1"/>
          </draw:rect>
          <draw:line draw:style-name="gr116" draw:layer="layout" svg:x1="14.5cm" svg:y1="10cm" svg:x2="16.5cm" svg:y2="10cm">
            <text:p text:style-name="P1"/>
          </draw:line>
          <draw:line draw:style-name="gr116" draw:layer="layout" svg:x1="14.5cm" svg:y1="10.5cm" svg:x2="16.5cm" svg:y2="10.5cm">
            <text:p text:style-name="P1"/>
          </draw:line>
          <draw:line draw:style-name="gr116" draw:layer="layout" svg:x1="14.5cm" svg:y1="11cm" svg:x2="16.5cm" svg:y2="11cm">
            <text:p text:style-name="P1"/>
          </draw:line>
        </draw:g>
        <draw:g>
          <draw:rect draw:style-name="gr122" draw:layer="layout" svg:width="2cm" svg:height="2.5cm" svg:x="1.5cm" svg:y="4cm">
            <text:p text:style-name="P1"/>
          </draw:rect>
          <draw:line draw:style-name="gr116" draw:layer="layout" svg:x1="1.5cm" svg:y1="4.5cm" svg:x2="3.5cm" svg:y2="4.5cm">
            <text:p text:style-name="P1"/>
          </draw:line>
          <draw:line draw:style-name="gr116" draw:layer="layout" svg:x1="1.5cm" svg:y1="5cm" svg:x2="3.5cm" svg:y2="5cm">
            <text:p text:style-name="P1"/>
          </draw:line>
          <draw:line draw:style-name="gr116" draw:layer="layout" svg:x1="1.5cm" svg:y1="5.5cm" svg:x2="3.5cm" svg:y2="5.5cm">
            <text:p text:style-name="P1"/>
          </draw:line>
        </draw:g>
        <draw:line draw:style-name="gr117" draw:layer="layout" svg:x1="8cm" svg:y1="5.5cm" svg:x2="10.5cm" svg:y2="4cm">
          <text:p text:style-name="P1"/>
        </draw:line>
        <draw:line draw:style-name="gr117" draw:layer="layout" svg:x1="13.5cm" svg:y1="10.5cm" svg:x2="14.5cm" svg:y2="9.5cm">
          <text:p text:style-name="P1"/>
        </draw:line>
        <draw:line draw:style-name="gr117" draw:layer="layout" svg:x1="16cm" svg:y1="11cm" svg:x2="18cm" svg:y2="4.5cm">
          <text:p text:style-name="P1"/>
        </draw:line>
        <draw:line draw:style-name="gr117" draw:layer="layout" svg:x1="3cm" svg:y1="5.5cm" svg:x2="5.5cm" svg:y2="4cm">
          <text:p text:style-name="P1"/>
        </draw:line>
        <draw:frame draw:style-name="gr71" draw:text-style-name="P112" draw:layer="layout" svg:width="2.712cm" svg:height="1.089cm" svg:x="7.525cm" svg:y="10.427cm">
          <draw:text-box>
            <text:p text:style-name="P1"><text:span text:style-name="T56">Indexed by</text:span></text:p>
            <text:p text:style-name="P1"><text:span text:style-name="T56">QID.protocol</text:span></text:p>
          </draw:text-box>
        </draw:frame>
        <draw:frame draw:style-name="gr71" draw:text-style-name="P112" draw:layer="layout" svg:width="2.339cm" svg:height="1.089cm" svg:x="1.5cm" svg:y="7.427cm">
          <draw:text-box>
            <text:p text:style-name="P1"><text:span text:style-name="T56">Indexed by</text:span></text:p>
            <text:p text:style-name="P1"><text:span text:style-name="T56">Chan.dev</text:span></text:p>
          </draw:text-box>
        </draw:frame>
        <draw:frame draw:style-name="gr71" draw:text-style-name="P112" draw:layer="layout" svg:width="3.448cm" svg:height="1.089cm" svg:x="14.5cm" svg:y="12.427cm">
          <draw:text-box>
            <text:p text:style-name="P1"><text:span text:style-name="T56">Indexed by</text:span></text:p>
            <text:p text:style-name="P1"><text:span text:style-name="T56">QID.conversation</text:span></text:p>
          </draw:text-box>
        </draw:frame>
        <draw:g>
          <draw:g>
            <draw:rect draw:style-name="gr9" draw:text-style-name="P113" draw:layer="layout" svg:width="1.5cm" svg:height="1cm" svg:x="1.5cm" svg:y="0.5cm">
              <text:p text:style-name="P1"><text:span text:style-name="T57">protocol</text:span></text:p>
            </draw:rect>
            <draw:rect draw:style-name="gr9" draw:text-style-name="P114" draw:layer="layout" svg:width="2.5cm" svg:height="1cm" svg:x="3cm" svg:y="0.5cm">
              <text:p text:style-name="P1"><text:span text:style-name="T58">conversation</text:span></text:p>
            </draw:rect>
            <draw:rect draw:style-name="gr9" draw:text-style-name="P114" draw:layer="layout" svg:width="1cm" svg:height="1cm" svg:x="5.5cm" svg:y="0.5cm">
              <text:p text:style-name="P1"><text:span text:style-name="T58">type</text:span></text:p>
            </draw:rect>
          </draw:g>
          <draw:frame draw:style-name="gr71" draw:text-style-name="P115" draw:layer="layout" svg:width="1.247cm" svg:height="0.844cm" svg:x="0cm" svg:y="0.656cm">
            <draw:text-box>
              <text:p text:style-name="P1"><text:span text:style-name="T12">QID</text:span></text:p>
            </draw:text-box>
          </draw:frame>
        </draw:g>
        <presentation:notes draw:style-name="dp2">
          <draw:page-thumbnail draw:style-name="gr10" draw:layer="layout" svg:width="0.001cm" svg:height="0.001cm" svg:x="0cm" svg:y="2.083cm" draw:page-number="15" presentation:class="page"/>
          <draw:frame presentation:style-name="pr1" draw:text-style-name="P1" draw:layer="layout" svg:width="14.991cm" svg:height="12.083cm" svg:x="1.874cm" svg:y="13.019cm" presentation:class="notes" presentation:placeholder="true">
            <draw:text-box/>
          </draw:frame>
        </presentation:notes>
      </draw:page>
      <draw:page draw:name="page16" draw:style-name="dp1" draw:master-page-name="標準" presentation:presentation-page-layout-name="AL1T21">
        <office:forms form:automatic-focus="false" form:apply-design-mode="false"/>
        <draw:g>
          <draw:line draw:style-name="gr226" draw:text-style-name="P22" draw:layer="layout" svg:x1="4.277cm" svg:y1="3.175cm" svg:x2="4.277cm" svg:y2="16.722cm">
            <text:p text:style-name="P1"/>
          </draw:line>
          <draw:line draw:style-name="gr226" draw:text-style-name="P22" draw:layer="layout" svg:x1="9.569cm" svg:y1="3.387cm" svg:x2="9.569cm" svg:y2="16.933cm">
            <text:p text:style-name="P1"/>
          </draw:line>
          <draw:line draw:style-name="gr226" draw:text-style-name="P22" draw:layer="layout" svg:x1="14.861cm" svg:y1="3.598cm" svg:x2="14.861cm" svg:y2="8.467cm">
            <text:p text:style-name="P1"/>
          </draw:line>
          <draw:custom-shape draw:style-name="gr139" draw:text-style-name="P85" draw:layer="layout" svg:width="4.168cm" svg:height="1.607cm" svg:x="2.652cm" svg:y="1.799cm">
            <text:p text:style-name="P12"><text:span text:style-name="T9">Core (client)</text:span></text:p>
            <draw:enhanced-geometry svg:viewBox="0 0 21600 21600" draw:type="mso-spt202" draw:enhanced-path="M 0 0 L 21600 0 21600 21600 0 21600 0 0 Z N"/>
          </draw:custom-shape>
          <draw:custom-shape draw:style-name="gr139" draw:text-style-name="P85" draw:layer="layout" svg:width="2.483cm" svg:height="1.607cm" svg:x="9.021cm" svg:y="1.693cm">
            <text:p text:style-name="P12"><text:span text:style-name="T9">Server</text:span></text:p>
            <text:p text:style-name="P12"><text:span text:style-name="T9">watcher</text:span></text:p>
            <draw:enhanced-geometry svg:viewBox="0 0 21600 21600" draw:type="mso-spt202" draw:enhanced-path="M 0 0 L 21600 0 21600 21600 0 21600 0 0 Z N"/>
          </draw:custom-shape>
          <draw:custom-shape draw:style-name="gr227" draw:text-style-name="P85" draw:layer="layout" svg:width="2.195cm" svg:height="0.934cm" svg:x="13.686cm" svg:y="2.117cm">
            <text:p text:style-name="P12"><text:span text:style-name="T9">Server</text:span></text:p>
            <draw:enhanced-geometry svg:viewBox="0 0 21600 21600" draw:type="mso-spt202" draw:enhanced-path="M 0 0 L 21600 0 21600 21600 0 21600 0 0 Z N"/>
          </draw:custom-shape>
          <draw:line draw:style-name="gr228" draw:text-style-name="P22" draw:layer="layout" svg:x1="9.569cm" svg:y1="4.233cm" svg:x2="14.861cm" svg:y2="4.233cm">
            <text:p text:style-name="P1"/>
          </draw:line>
          <draw:custom-shape draw:style-name="gr229" draw:text-style-name="P14" draw:layer="layout" svg:width="2.741cm" svg:height="0.854cm" svg:x="9.863cm" svg:y="4.445cm">
            <text:p text:style-name="P12"><text:span text:style-name="T6">Watch: OK</text:span></text:p>
            <draw:enhanced-geometry svg:viewBox="0 0 21600 21600" draw:type="mso-spt202" draw:enhanced-path="M 0 0 L 21600 0 21600 21600 0 21600 0 0 Z N"/>
          </draw:custom-shape>
          <draw:custom-shape draw:style-name="gr230" draw:text-style-name="P16" draw:layer="layout" svg:width="2.54cm" svg:height="1.482cm" svg:x="13.379cm" svg:y="4.445cm">
            <text:p text:style-name="P15"><text:span text:style-name="T9">f</text:span><text:span text:style-name="T6">ault</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line draw:style-name="gr231" draw:text-style-name="P22" draw:layer="layout" svg:x1="9.569cm" svg:y1="6.138cm" svg:x2="14.861cm" svg:y2="6.138cm">
            <text:p text:style-name="P1"/>
          </draw:line>
          <draw:line draw:style-name="gr232" draw:text-style-name="P22" draw:layer="layout" svg:x1="9.569cm" svg:y1="7.832cm" svg:x2="14.861cm" svg:y2="7.832cm">
            <text:p text:style-name="P1"/>
          </draw:line>
          <draw:line draw:style-name="gr233" draw:text-style-name="P22" draw:layer="layout" svg:x1="9.569cm" svg:y1="11.642cm" svg:x2="4.277cm" svg:y2="11.642cm">
            <text:p text:style-name="P1"/>
          </draw:line>
          <draw:custom-shape draw:style-name="gr234" draw:text-style-name="P116" draw:layer="layout" svg:width="5.074cm" svg:height="0.807cm" svg:x="9.846cm" svg:y="7.832cm">
            <text:p text:style-name="P12"><text:span text:style-name="T59">Restart in fail-safe</text:span></text:p>
            <draw:enhanced-geometry svg:viewBox="0 0 21600 21600" draw:type="mso-spt202" draw:enhanced-path="M 0 0 L 21600 0 21600 21600 0 21600 0 0 Z N"/>
          </draw:custom-shape>
          <draw:custom-shape draw:style-name="gr235" draw:text-style-name="P116" draw:layer="layout" svg:width="3.245cm" svg:height="1.899cm" svg:x="11.221cm" svg:y="9.313cm">
            <text:p text:style-name="P12"><text:span text:style-name="T59">Restart</text:span></text:p>
            <text:p text:style-name="P12"><text:span text:style-name="T59">In fail-safe</text:span></text:p>
            <draw:enhanced-geometry svg:viewBox="0 0 21600 21600" draw:type="mso-spt202" draw:enhanced-path="M 0 0 L 21600 0 21600 21600 0 21600 0 0 Z N"/>
          </draw:custom-shape>
          <draw:custom-shape draw:style-name="gr236" draw:text-style-name="P116" draw:layer="layout" svg:width="4.617cm" svg:height="1cm" svg:x="4.691cm" svg:y="10.5cm">
            <text:p text:style-name="P12"><text:span text:style-name="T59">Retry in fail-safe</text:span></text:p>
            <draw:enhanced-geometry svg:viewBox="0 0 21600 21600" draw:type="mso-spt202" draw:enhanced-path="M 0 0 L 21600 0 21600 21600 0 21600 0 0 Z N"/>
          </draw:custom-shape>
          <draw:line draw:style-name="gr237" draw:text-style-name="P22" draw:layer="layout" svg:x1="16.342cm" svg:y1="4.233cm" svg:x2="16.342cm" svg:y2="14.817cm">
            <text:p text:style-name="P1"/>
          </draw:line>
          <draw:custom-shape draw:style-name="gr229" draw:text-style-name="P14" draw:layer="layout" svg:width="1.501cm" svg:height="0.854cm" svg:x="15.676cm" svg:y="3.387cm">
            <text:p text:style-name="P12"><text:span text:style-name="T6">TREC</text:span></text:p>
            <draw:enhanced-geometry svg:viewBox="0 0 21600 21600" draw:type="mso-spt202" draw:enhanced-path="M 0 0 L 21600 0 21600 21600 0 21600 0 0 Z N"/>
          </draw:custom-shape>
          <draw:custom-shape draw:style-name="gr229" draw:text-style-name="P14" draw:layer="layout" svg:width="2.746cm" svg:height="0.854cm" svg:x="9.814cm" svg:y="6.138cm">
            <text:p text:style-name="P12"><text:span text:style-name="T6">watch: NG</text:span></text:p>
            <draw:enhanced-geometry svg:viewBox="0 0 21600 21600" draw:type="mso-spt202" draw:enhanced-path="M 0 0 L 21600 0 21600 21600 0 21600 0 0 Z N"/>
          </draw:custom-shape>
          <draw:line draw:style-name="gr238" draw:text-style-name="P22" draw:layer="layout" svg:x1="16.342cm" svg:y1="10.16cm" svg:x2="15.072cm" svg:y2="10.16cm">
            <text:p text:style-name="P1"/>
          </draw:line>
          <draw:line draw:style-name="gr226" draw:text-style-name="P22" draw:layer="layout" svg:x1="14.861cm" svg:y1="9.313cm" svg:x2="14.861cm" svg:y2="16.722cm">
            <text:p text:style-name="P1"/>
          </draw:line>
          <draw:line draw:style-name="gr239" draw:text-style-name="P22" draw:layer="layout" svg:x1="14.649cm" svg:y1="11.218cm" svg:x2="9.569cm" svg:y2="11.218cm">
            <text:p text:style-name="P1"/>
          </draw:line>
          <draw:custom-shape draw:style-name="gr229" draw:text-style-name="P14" draw:layer="layout" svg:width="1.738cm" svg:height="0.854cm" svg:x="11.258cm" svg:y="11.218cm">
            <text:p text:style-name="P12"><text:span text:style-name="T6">ready</text:span></text:p>
            <draw:enhanced-geometry svg:viewBox="0 0 21600 21600" draw:type="mso-spt202" draw:enhanced-path="M 0 0 L 21600 0 21600 21600 0 21600 0 0 Z N"/>
          </draw:custom-shape>
          <draw:custom-shape draw:style-name="gr240" draw:text-style-name="P116" draw:layer="layout" svg:width="7.601cm" svg:height="0.807cm" svg:x="5.6cm" svg:y="13.335cm">
            <text:p text:style-name="P12"><text:span text:style-name="T60">Re-send messages in Multiplexer</text:span></text:p>
            <draw:enhanced-geometry svg:viewBox="0 0 21600 21600" draw:type="mso-spt202" draw:enhanced-path="M 0 0 L 21600 0 21600 21600 0 21600 0 0 Z N"/>
          </draw:custom-shape>
          <draw:line draw:style-name="gr241" draw:text-style-name="P22" draw:layer="layout" svg:x1="4.277cm" svg:y1="12.7cm" svg:x2="14.649cm" svg:y2="12.7cm">
            <text:p text:style-name="P1"/>
          </draw:line>
          <draw:line draw:style-name="gr242" draw:text-style-name="P22" draw:layer="layout" svg:x1="14.817cm" svg:y1="4.445cm" svg:x2="16.298cm" svg:y2="4.445cm">
            <text:p text:style-name="P1"/>
          </draw:line>
          <draw:line draw:style-name="gr243" draw:text-style-name="P22" draw:layer="layout" svg:x1="15.028cm" svg:y1="12.912cm" svg:x2="16.298cm" svg:y2="12.912cm">
            <text:p text:style-name="P1"/>
          </draw:line>
          <draw:line draw:style-name="gr244" draw:text-style-name="P22" draw:layer="layout" svg:x1="4.233cm" svg:y1="13.123cm" svg:x2="14.605cm" svg:y2="13.123cm">
            <text:p text:style-name="P1"/>
          </draw:line>
          <draw:line draw:style-name="gr245" draw:text-style-name="P22" draw:layer="layout" svg:x1="4.445cm" svg:y1="15.028cm" svg:x2="14.817cm" svg:y2="15.028cm">
            <text:p text:style-name="P1"/>
          </draw:line>
          <draw:line draw:style-name="gr246" draw:text-style-name="P22" draw:layer="layout" svg:x1="4.445cm" svg:y1="15.452cm" svg:x2="14.817cm" svg:y2="15.452cm">
            <text:p text:style-name="P1"/>
          </draw:line>
          <draw:custom-shape draw:style-name="gr234" draw:text-style-name="P118" draw:layer="layout" svg:width="2.102cm" svg:height="0.807cm" svg:x="11.668cm" svg:y="15.452cm">
            <text:p text:style-name="P117"><text:span text:style-name="T59">Replies</text:span></text:p>
            <draw:enhanced-geometry svg:viewBox="0 0 21600 21600" draw:type="mso-spt202" draw:enhanced-path="M 0 0 L 21600 0 21600 21600 0 21600 0 0 Z N"/>
          </draw:custom-shape>
        </draw:g>
        <presentation:notes draw:style-name="dp2">
          <draw:page-thumbnail draw:style-name="gr10" draw:layer="layout" svg:width="7.025cm" svg:height="10.276cm" svg:x="5.857cm" svg:y="2.083cm" draw:page-number="16" presentation:class="page"/>
          <draw:frame presentation:style-name="pr2" draw:text-style-name="P1" draw:layer="layout" svg:width="14.991cm" svg:height="12.334cm" svg:x="1.874cm" svg:y="13.019cm" presentation:class="notes" presentation:placeholder="true">
            <draw:text-box/>
          </draw:frame>
        </presentation:notes>
      </draw:page>
      <draw:page draw:name="page17" draw:style-name="dp1" draw:master-page-name="標準" presentation:presentation-page-layout-name="AL1T21">
        <office:forms form:automatic-focus="false" form:apply-design-mode="false"/>
        <draw:custom-shape draw:style-name="gr143" draw:text-style-name="P48" draw:layer="layout" svg:width="4.656cm" svg:height="5.256cm" draw:transform="rotate (1.56800379999141) translate (1.982cm 6.131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9" draw:layer="layout" svg:width="4.868cm" svg:height="4.445cm" draw:transform="rotate (1.56800379999141) translate (19.054cm 6.393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7" draw:text-style-name="P106" draw:layer="layout" svg:width="1.493cm" svg:height="0.854cm" svg:x="4.172cm" svg:y="3.387cm">
          <text:p text:style-name="P82"><text:span text:style-name="T6">/</text:span><text:span text:style-name="T41">m/n</text:span></text:p>
          <draw:enhanced-geometry svg:viewBox="0 0 21600 21600" draw:type="mso-spt202" draw:enhanced-path="M 0 0 L 21600 0 21600 21600 0 21600 0 0 Z N"/>
        </draw:custom-shape>
        <draw:custom-shape draw:style-name="gr248" draw:text-style-name="P106" draw:layer="layout" svg:width="1.104cm" svg:height="0.854cm" svg:x="20.128cm" svg:y="3.195cm">
          <text:p text:style-name="P82"><text:span text:style-name="T13">/</text:span></text:p>
          <draw:enhanced-geometry svg:viewBox="0 0 21600 21600" draw:mirror-horizontal="false" draw:mirror-vertical="false" draw:type="mso-spt202" draw:enhanced-path="M 0 0 L 21600 0 21600 21600 0 21600 0 0 Z N"/>
        </draw:custom-shape>
        <draw:custom-shape draw:style-name="gr249" draw:text-style-name="P106" draw:layer="layout" svg:width="1.082cm" svg:height="1.447cm" svg:x="20.63cm" svg:y="4.049cm">
          <text:p text:style-name="P82"><text:span text:style-name="T13">/b</text:span></text:p>
          <draw:enhanced-geometry svg:viewBox="0 0 21600 21600" draw:type="mso-spt202" draw:enhanced-path="M 0 0 L 21600 0 21600 21600 0 21600 0 0 Z N"/>
        </draw:custom-shape>
        <draw:line draw:style-name="gr146" draw:text-style-name="P22" draw:layer="layout" svg:x1="21cm" svg:y1="4.5cm" svg:x2="5.5cm" svg:y2="4cm">
          <text:p text:style-name="P1"/>
        </draw:line>
        <draw:custom-shape draw:style-name="gr200" draw:text-style-name="P9" draw:layer="layout" svg:width="0.508cm" svg:height="1.27cm" svg:x="7.244cm" svg:y="4.868cm">
          <text:p text:style-name="P1"/>
          <draw:enhanced-geometry svg:viewBox="0 0 21600 21600" draw:type="mso-spt202" draw:enhanced-path="M 0 0 L 21600 0 21600 21600 0 21600 0 0 Z N"/>
        </draw:custom-shape>
        <draw:custom-shape draw:style-name="gr250" draw:text-style-name="P14" draw:layer="layout" svg:width="1.738cm" svg:height="0.854cm" svg:x="9.172cm" svg:y="2.752cm">
          <text:p text:style-name="P12"><text:span text:style-name="T41">Mount</text:span></text:p>
          <draw:enhanced-geometry svg:viewBox="0 0 21600 21600" draw:type="mso-spt202" draw:enhanced-path="M 0 0 L 21600 0 21600 21600 0 21600 0 0 Z N"/>
        </draw:custom-shape>
        <draw:custom-shape draw:style-name="gr251" draw:text-style-name="P84" draw:layer="layout" svg:width="3.326cm" svg:height="2cm" svg:x="1.671cm" svg:y="1cm">
          <text:p text:style-name="P12"><text:span text:style-name="T42">Name space</text:span></text:p>
          <text:p text:style-name="P12"><text:span text:style-name="T42">of Client</text:span></text:p>
          <draw:enhanced-geometry svg:viewBox="0 0 21600 21600" draw:type="mso-spt202" draw:enhanced-path="M 0 0 L 21600 0 21600 21600 0 21600 0 0 Z N"/>
        </draw:custom-shape>
        <draw:custom-shape draw:style-name="gr252" draw:text-style-name="P85" draw:layer="layout" svg:width="3.326cm" svg:height="1.607cm" svg:x="18.218cm" svg:y="1.5cm">
          <text:p text:style-name="P12"><text:span text:style-name="T43">Name Space</text:span></text:p>
          <text:p text:style-name="P12"><text:span text:style-name="T43">of Server</text:span></text:p>
          <draw:enhanced-geometry svg:viewBox="0 0 21600 21600" draw:type="mso-spt202" draw:enhanced-path="M 0 0 L 21600 0 21600 21600 0 21600 0 0 Z N"/>
        </draw:custom-shape>
        <draw:line draw:style-name="gr151" draw:text-style-name="P22" draw:layer="layout" svg:x1="4.427cm" svg:y1="4.233cm" svg:x2="2cm" svg:y2="7.5cm">
          <text:p text:style-name="P1"/>
        </draw:line>
        <draw:custom-shape draw:style-name="gr253" draw:text-style-name="P14" draw:layer="layout" svg:width="2.5cm" svg:height="3.819cm" svg:x="21.5cm" svg:y="8cm">
          <text:p text:style-name="P12"><text:span text:style-name="T6">type</text:span></text:p>
          <text:p text:style-name="P12"><text:span text:style-name="T6">qid</text:span></text:p>
          <text:p text:style-name="P12"><text:span text:style-name="T6">fid</text:span></text:p>
          <text:p text:style-name="P12"><text:span text:style-name="T6">mux</text:span></text:p>
          <text:p text:style-name="P12"><text:span text:style-name="T6">mchan</text:span></text:p>
          <text:p text:style-name="P12"><text:span text:style-name="T6"/></text:p>
          <draw:enhanced-geometry svg:viewBox="0 0 21600 21600" draw:type="mso-spt202" draw:enhanced-path="M 0 0 L 21600 0 21600 21600 0 21600 0 0 Z N"/>
        </draw:custom-shape>
        <draw:custom-shape draw:style-name="gr254" draw:text-style-name="P14" draw:layer="layout" svg:width="2.979cm" svg:height="1.447cm" svg:x="2.01cm" svg:y="7.413cm">
          <text:p text:style-name="P12"><text:span text:style-name="T6">Chan(/m/n)</text:span></text:p>
          <draw:enhanced-geometry svg:viewBox="0 0 21600 21600" draw:type="mso-spt202" draw:enhanced-path="M 0 0 L 21600 0 21600 21600 0 21600 0 0 Z N"/>
        </draw:custom-shape>
        <draw:custom-shape draw:style-name="gr255" draw:text-style-name="P14" draw:layer="layout" svg:width="3.973cm" svg:height="1.447cm" svg:x="1.263cm" svg:y="12.5cm">
          <text:p text:style-name="P12"><text:span text:style-name="T6">Chan(/m/n/c/d)</text:span></text:p>
          <draw:enhanced-geometry svg:viewBox="0 0 21600 21600" draw:type="mso-spt202" draw:enhanced-path="M 0 0 L 21600 0 21600 21600 0 21600 0 0 Z N"/>
        </draw:custom-shape>
        <draw:g>
          <draw:custom-shape draw:style-name="gr256" draw:text-style-name="P86" draw:layer="layout" svg:width="2.068cm" svg:height="2.656cm" svg:x="17.974cm" svg:y="8.344cm">
            <text:p text:style-name="P44"><text:span text:style-name="T6">Server</text:span></text:p>
            <text:p text:style-name="P44"><text:span text:style-name="T6">Thread</text:span></text:p>
            <text:p text:style-name="P44"><text:span text:style-name="T6"/></text:p>
            <draw:enhanced-geometry svg:viewBox="0 0 21600 21600" draw:type="mso-spt202" draw:enhanced-path="M 0 0 L 21600 0 21600 21600 0 21600 0 0 Z N"/>
          </draw:custom-shape>
          <draw:custom-shape draw:style-name="gr82" draw:text-style-name="P9" draw:layer="layout" svg:width="0.5cm" svg:height="0.634cm" svg:x="17.576cm" svg:y="7.71cm">
            <text:p text:style-name="P1"/>
            <draw:enhanced-geometry svg:viewBox="0 0 21600 21600" draw:type="rectangle" draw:enhanced-path="M 0 0 L 21600 0 21600 21600 0 21600 0 0 Z N"/>
          </draw:custom-shape>
        </draw:g>
        <draw:custom-shape draw:style-name="gr155" draw:text-style-name="P9" draw:layer="layout" svg:width="8cm" svg:height="0.635cm" svg:x="10cm" svg:y="9.278cm">
          <text:p text:style-name="P1"/>
          <draw:enhanced-geometry svg:viewBox="0 0 21600 21600" draw:text-areas="?f5 ?f1 ?f6 ?f3" draw:type="left-right-arrow" draw:modifiers="1440 45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56" draw:text-style-name="P22" draw:layer="layout" svg:x1="3.5cm" svg:y1="10.5cm" svg:x2="7.5cm" svg:y2="8.5cm">
          <text:p text:style-name="P1"/>
        </draw:line>
        <draw:line draw:style-name="gr157" draw:text-style-name="P22" draw:layer="layout" svg:x1="3cm" svg:y1="15.5cm" svg:x2="7.5cm" svg:y2="8.5cm">
          <text:p text:style-name="P1"/>
        </draw:line>
        <draw:custom-shape draw:style-name="gr257" draw:text-style-name="P81" draw:layer="layout" svg:width="2.818cm" svg:height="1.277cm" svg:x="12.378cm" svg:y="10cm">
          <text:p text:style-name="P12"><text:span text:style-name="T14">TCP or Pipe</text:span></text:p>
          <draw:enhanced-geometry svg:viewBox="0 0 21600 21600" draw:mirror-horizontal="false" draw:mirror-vertical="false" draw:type="mso-spt202" draw:enhanced-path="M 0 0 L 21600 0 21600 21600 0 21600 0 0 Z N"/>
        </draw:custom-shape>
        <draw:custom-shape draw:style-name="gr258" draw:text-style-name="P14" draw:layer="layout" svg:width="2.199cm" svg:height="2.374cm" svg:x="6.002cm" svg:y="15.325cm">
          <text:p text:style-name="P119"><text:span text:style-name="T16">Mnt</text:span></text:p>
          <text:p text:style-name="P119"><text:span text:style-name="T16">Servant</text:span></text:p>
          <text:p text:style-name="P119"><text:span text:style-name="T16"/></text:p>
          <text:p text:style-name="P119"><text:span text:style-name="T46"><text:s/></text:span></text:p>
          <draw:enhanced-geometry svg:viewBox="0 0 21600 21600" draw:type="mso-spt202" draw:enhanced-path="M 0 0 L 21600 0 21600 21600 0 21600 0 0 Z N"/>
        </draw:custom-shape>
        <draw:custom-shape draw:style-name="gr259" draw:text-style-name="P81" draw:layer="layout" svg:width="7.085cm" svg:height="0.769cm" svg:x="11.413cm" svg:y="14cm">
          <text:p text:style-name="P12"><text:span text:style-name="T14">Uncompleted messages are stored</text:span></text:p>
          <draw:enhanced-geometry svg:viewBox="0 0 21600 21600" draw:type="mso-spt202" draw:enhanced-path="M 0 0 L 21600 0 21600 21600 0 21600 0 0 Z N"/>
        </draw:custom-shape>
        <draw:custom-shape draw:style-name="gr260" draw:text-style-name="P14" draw:layer="layout" svg:width="3.233cm" svg:height="0.854cm" svg:x="12.629cm" svg:y="8.646cm">
          <text:p text:style-name="P12"><text:span text:style-name="T6">9P messages</text:span></text:p>
          <draw:enhanced-geometry svg:viewBox="0 0 21600 21600" draw:type="mso-spt202" draw:enhanced-path="M 0 0 L 21600 0 21600 21600 0 21600 0 0 Z N"/>
        </draw:custom-shape>
        <draw:custom-shape draw:style-name="gr261" draw:text-style-name="P106" draw:layer="layout" svg:width="2.272cm" svg:height="1.447cm" svg:x="4.878cm" svg:y="4.233cm">
          <text:p text:style-name="P82"><text:span text:style-name="T6">/</text:span><text:span text:style-name="T41">m/n/c/d</text:span></text:p>
          <draw:enhanced-geometry svg:viewBox="0 0 21600 21600" draw:type="mso-spt202" draw:enhanced-path="M 0 0 L 21600 0 21600 21600 0 21600 0 0 Z N"/>
        </draw:custom-shape>
        <draw:line draw:style-name="gr163" draw:text-style-name="P22" draw:layer="layout" svg:x1="6.755cm" svg:y1="4.657cm" svg:x2="1.5cm" svg:y2="13cm">
          <text:p text:style-name="P1"/>
        </draw:line>
        <draw:custom-shape draw:style-name="gr262" draw:text-style-name="P106" draw:layer="layout" svg:width="1.797cm" svg:height="1.447cm" svg:x="21.687cm" svg:y="4.695cm">
          <text:p text:style-name="P82"><text:span text:style-name="T13">/b/c/d</text:span></text:p>
          <draw:enhanced-geometry svg:viewBox="0 0 21600 21600" draw:type="mso-spt202" draw:enhanced-path="M 0 0 L 21600 0 21600 21600 0 21600 0 0 Z N"/>
        </draw:custom-shape>
        <draw:custom-shape draw:style-name="gr263" draw:text-style-name="P14" draw:layer="layout" svg:width="2.5cm" svg:height="3.819cm" svg:x="21.5cm" svg:y="13.18cm">
          <text:p text:style-name="P12"><text:span text:style-name="T6">type</text:span></text:p>
          <text:p text:style-name="P12"><text:span text:style-name="T6">qid</text:span></text:p>
          <text:p text:style-name="P12"><text:span text:style-name="T6">fid</text:span></text:p>
          <text:p text:style-name="P12"><text:span text:style-name="T6">mux</text:span></text:p>
          <text:p text:style-name="P12"><text:span text:style-name="T6">mchan</text:span></text:p>
          <text:p text:style-name="P12"><text:span text:style-name="T6"/></text:p>
          <draw:enhanced-geometry svg:viewBox="0 0 21600 21600" draw:type="mso-spt202" draw:enhanced-path="M 0 0 L 21600 0 21600 21600 0 21600 0 0 Z N"/>
        </draw:custom-shape>
        <draw:custom-shape draw:style-name="gr264" draw:text-style-name="P14" draw:layer="layout" svg:width="4.46cm" svg:height="1.447cm" svg:x="6.52cm" svg:y="7.5cm">
          <text:p text:style-name="P12"><text:span text:style-name="T6">Chan(ServerLink)</text:span></text:p>
          <draw:enhanced-geometry svg:viewBox="0 0 21600 21600" draw:type="mso-spt202" draw:enhanced-path="M 0 0 L 21600 0 21600 21600 0 21600 0 0 Z N"/>
        </draw:custom-shape>
        <draw:custom-shape draw:style-name="gr265" draw:text-style-name="P14" draw:layer="layout" svg:width="2.5cm" svg:height="3.819cm" svg:x="7.5cm" svg:y="8.435cm">
          <text:p text:style-name="P12"><text:span text:style-name="T6">type</text:span></text:p>
          <text:p text:style-name="P12"><text:span text:style-name="T6">qid</text:span></text:p>
          <text:p text:style-name="P12"><text:span text:style-name="T6">fid</text:span></text:p>
          <text:p text:style-name="P12"><text:span text:style-name="T6">mux</text:span></text:p>
          <text:p text:style-name="P12"><text:span text:style-name="T6">mchan</text:span></text:p>
          <text:p text:style-name="P12"><text:span text:style-name="T6"/></text:p>
          <draw:enhanced-geometry svg:viewBox="0 0 21600 21600" draw:type="mso-spt202" draw:enhanced-path="M 0 0 L 21600 0 21600 21600 0 21600 0 0 Z N"/>
        </draw:custom-shape>
        <draw:custom-shape draw:style-name="gr266" draw:text-style-name="P14" draw:layer="layout" svg:width="2.797cm" svg:height="2.378cm" svg:x="10.523cm" svg:y="11.5cm">
          <text:p text:style-name="P12"><text:span text:style-name="T16">Multiplexer</text:span></text:p>
          <text:p text:style-name="P12"><text:span text:style-name="T16"/></text:p>
          <text:p text:style-name="P12"><text:span text:style-name="T46"><text:s/></text:span></text:p>
          <draw:enhanced-geometry svg:viewBox="0 0 21600 21600" draw:type="mso-spt202" draw:enhanced-path="M 0 0 L 21600 0 21600 21600 0 21600 0 0 Z N"/>
        </draw:custom-shape>
        <draw:custom-shape draw:style-name="gr169" draw:text-style-name="P9" draw:layer="layout" svg:width="0.635cm" svg:height="0.635cm" svg:x="11.32cm" svg:y="12.54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9" draw:layer="layout" svg:width="0.635cm" svg:height="0.635cm" svg:x="12.167cm" svg:y="12.54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9" draw:layer="layout" svg:width="0.635cm" svg:height="0.635cm" svg:x="13.013cm" svg:y="12.54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7" draw:layer="layout" svg:x1="3.5cm" svg:y1="14cm" svg:x2="6cm" svg:y2="15.5cm">
          <text:p text:style-name="P1"/>
        </draw:line>
        <draw:line draw:style-name="gr117" draw:layer="layout" svg:x1="3.5cm" svg:y1="8.5cm" svg:x2="6cm" svg:y2="15.5cm">
          <text:p text:style-name="P1"/>
        </draw:line>
        <draw:custom-shape draw:style-name="gr267" draw:text-style-name="P14" draw:layer="layout" svg:width="2.208cm" svg:height="2.374cm" svg:x="9.292cm" svg:y="15.5cm">
          <text:p text:style-name="P119"><text:span text:style-name="T16">IP or </text:span></text:p>
          <text:p text:style-name="P119"><text:span text:style-name="T16"><text:s/></text:span><text:span text:style-name="T16">Pipe</text:span></text:p>
          <text:p text:style-name="P119"><text:span text:style-name="T16">Servant</text:span></text:p>
          <text:p text:style-name="P119"><text:span text:style-name="T16"/></text:p>
          <draw:enhanced-geometry svg:viewBox="0 0 21600 21600" draw:type="mso-spt202" draw:enhanced-path="M 0 0 L 21600 0 21600 21600 0 21600 0 0 Z N"/>
        </draw:custom-shape>
        <draw:custom-shape draw:style-name="gr268" draw:text-style-name="P14" draw:layer="layout" svg:width="2.5cm" svg:height="3.819cm" svg:x="21.5cm" svg:y="8.001cm">
          <text:p text:style-name="P12"><text:span text:style-name="T6">type</text:span></text:p>
          <text:p text:style-name="P12"><text:span text:style-name="T6">qid</text:span></text:p>
          <text:p text:style-name="P12"><text:span text:style-name="T6">fid</text:span></text:p>
          <text:p text:style-name="P12"><text:span text:style-name="T6">mux</text:span></text:p>
          <text:p text:style-name="P12"><text:span text:style-name="T6">mchan</text:span></text:p>
          <text:p text:style-name="P12"><text:span text:style-name="T6"/></text:p>
          <draw:enhanced-geometry svg:viewBox="0 0 21600 21600" draw:type="mso-spt202" draw:enhanced-path="M 0 0 L 21600 0 21600 21600 0 21600 0 0 Z N"/>
        </draw:custom-shape>
        <draw:custom-shape draw:style-name="gr269" draw:text-style-name="P14" draw:layer="layout" svg:width="2.5cm" svg:height="3.819cm" svg:x="21.5cm" svg:y="13.181cm">
          <text:p text:style-name="P12"><text:span text:style-name="T6">type</text:span></text:p>
          <text:p text:style-name="P12"><text:span text:style-name="T6">qid</text:span></text:p>
          <text:p text:style-name="P12"><text:span text:style-name="T6">fid</text:span></text:p>
          <text:p text:style-name="P12"><text:span text:style-name="T6">mux</text:span></text:p>
          <text:p text:style-name="P12"><text:span text:style-name="T6">mchan</text:span></text:p>
          <text:p text:style-name="P12"><text:span text:style-name="T6"/></text:p>
          <draw:enhanced-geometry svg:viewBox="0 0 21600 21600" draw:type="mso-spt202" draw:enhanced-path="M 0 0 L 21600 0 21600 21600 0 21600 0 0 Z N"/>
        </draw:custom-shape>
        <draw:custom-shape draw:style-name="gr270" draw:text-style-name="P14" draw:layer="layout" svg:width="2.979cm" svg:height="1.447cm" svg:x="2.01cm" svg:y="7.414cm">
          <text:p text:style-name="P12"><text:span text:style-name="T6">Chan(/m/n)</text:span></text:p>
          <draw:enhanced-geometry svg:viewBox="0 0 21600 21600" draw:type="mso-spt202" draw:enhanced-path="M 0 0 L 21600 0 21600 21600 0 21600 0 0 Z N"/>
        </draw:custom-shape>
        <draw:frame draw:style-name="gr71" draw:text-style-name="P115" draw:layer="layout" svg:width="2.487cm" svg:height="0.844cm" svg:x="21.013cm" svg:y="7.156cm">
          <draw:text-box>
            <text:p text:style-name="P1"><text:span text:style-name="T12">Chan(/b)</text:span></text:p>
          </draw:text-box>
        </draw:frame>
        <draw:frame draw:style-name="gr173" draw:text-style-name="P24" draw:layer="layout" svg:width="3.487cm" svg:height="0.844cm" svg:x="21.013cm" svg:y="12.5cm">
          <draw:text-box>
            <text:p text:style-name="P1"><text:span text:style-name="T12">Chan(/b/c/d)</text:span></text:p>
          </draw:text-box>
        </draw:frame>
        <draw:custom-shape draw:style-name="gr271" draw:text-style-name="P14" draw:layer="layout" svg:width="2.5cm" svg:height="3.819cm" svg:x="2cm" svg:y="8.181cm">
          <text:p text:style-name="P12"><text:span text:style-name="T6">type</text:span></text:p>
          <text:p text:style-name="P12"><text:span text:style-name="T6">qid</text:span></text:p>
          <text:p text:style-name="P12"><text:span text:style-name="T6">fid</text:span></text:p>
          <text:p text:style-name="P12"><text:span text:style-name="T6">mux</text:span></text:p>
          <text:p text:style-name="P12"><text:span text:style-name="T6">mchan</text:span></text:p>
          <text:p text:style-name="P12"><text:span text:style-name="T6"/></text:p>
          <draw:enhanced-geometry svg:viewBox="0 0 21600 21600" draw:type="mso-spt202" draw:enhanced-path="M 0 0 L 21600 0 21600 21600 0 21600 0 0 Z N"/>
        </draw:custom-shape>
        <draw:custom-shape draw:style-name="gr272" draw:text-style-name="P14" draw:layer="layout" svg:width="2.5cm" svg:height="3.819cm" svg:x="2cm" svg:y="13.5cm">
          <text:p text:style-name="P12"><text:span text:style-name="T6">type</text:span></text:p>
          <text:p text:style-name="P12"><text:span text:style-name="T6">qid</text:span></text:p>
          <text:p text:style-name="P12"><text:span text:style-name="T6">fid</text:span></text:p>
          <text:p text:style-name="P12"><text:span text:style-name="T6">mux</text:span></text:p>
          <text:p text:style-name="P12"><text:span text:style-name="T6">mchan</text:span></text:p>
          <text:p text:style-name="P12"><text:span text:style-name="T6"/></text:p>
          <draw:enhanced-geometry svg:viewBox="0 0 21600 21600" draw:type="mso-spt202" draw:enhanced-path="M 0 0 L 21600 0 21600 21600 0 21600 0 0 Z N"/>
        </draw:custom-shape>
        <draw:line draw:style-name="gr151" draw:text-style-name="P22" draw:layer="layout" svg:x1="21cm" svg:y1="5cm" svg:x2="21.5cm" svg:y2="7cm">
          <text:p text:style-name="P1"/>
        </draw:line>
        <draw:line draw:style-name="gr151" draw:text-style-name="P22" draw:layer="layout" svg:x1="23.5cm" svg:y1="5.5cm" svg:x2="23cm" svg:y2="12.5cm">
          <text:p text:style-name="P1"/>
        </draw:line>
        <draw:line draw:style-name="gr117" draw:layer="layout" svg:x1="9cm" svg:y1="9cm" svg:x2="9.5cm" svg:y2="15.5cm">
          <text:p text:style-name="P1"/>
        </draw:line>
        <presentation:notes draw:style-name="dp2">
          <draw:page-thumbnail draw:style-name="gr10" draw:layer="layout" svg:width="7.025cm" svg:height="10.276cm" svg:x="5.857cm" svg:y="2.083cm" draw:page-number="17" presentation:class="page"/>
          <draw:frame presentation:style-name="pr2" draw:text-style-name="P1" draw:layer="layout" svg:width="14.991cm" svg:height="12.334cm" svg:x="1.874cm" svg:y="13.019cm" presentation:class="notes" presentation:placeholder="true">
            <draw:text-box/>
          </draw:frame>
        </presentation:notes>
      </draw:page>
      <draw:page draw:name="page18" draw:style-name="dp1" draw:master-page-name="標準" presentation:presentation-page-layout-name="AL1T21">
        <office:forms form:automatic-focus="false" form:apply-design-mode="false"/>
        <draw:custom-shape draw:style-name="gr85" draw:text-style-name="P9" draw:layer="layout" svg:width="21.5cm" svg:height="2.05cm" svg:x="1.018cm" svg:y="15.95cm">
          <text:p text:style-name="P1"/>
          <draw:enhanced-geometry svg:viewBox="0 0 21600 21600" draw:type="rectangle" draw:enhanced-path="M 0 0 L 21600 0 21600 21600 0 21600 0 0 Z N"/>
        </draw:custom-shape>
        <draw:custom-shape draw:style-name="gr273" draw:text-style-name="P30" draw:layer="layout" svg:width="2.963cm" svg:height="1.058cm" svg:x="11.055cm" svg:y="16.5cm">
          <text:p text:style-name="P10"><text:span text:style-name="T61">Space</text:span></text:p>
          <draw:enhanced-geometry svg:viewBox="0 0 21600 21600" draw:type="rectangle" draw:enhanced-path="M 0 0 L 21600 0 21600 21600 0 21600 0 0 Z N"/>
        </draw:custom-shape>
        <draw:custom-shape draw:style-name="gr274" draw:text-style-name="P30" draw:layer="layout" svg:width="3.175cm" svg:height="1.058cm" svg:x="7.343cm" svg:y="16.442cm">
          <text:p text:style-name="P10"><text:span text:style-name="T62">Ｔ</text:span><text:span text:style-name="T62">hread</text:span></text:p>
          <draw:enhanced-geometry svg:viewBox="0 0 21600 21600" draw:type="rectangle" draw:enhanced-path="M 0 0 L 21600 0 21600 21600 0 21600 0 0 Z N"/>
        </draw:custom-shape>
        <draw:custom-shape draw:style-name="gr275" draw:text-style-name="P30" draw:layer="layout" svg:width="3cm" svg:height="1.093cm" svg:x="17.518cm" svg:y="16.5cm">
          <text:p text:style-name="P10"><text:span text:style-name="T61">Interrupt</text:span></text:p>
          <draw:enhanced-geometry svg:viewBox="0 0 21600 21600" draw:type="rectangle" draw:enhanced-path="M 0 0 L 21600 0 21600 21600 0 21600 0 0 Z N"/>
        </draw:custom-shape>
        <draw:custom-shape draw:style-name="gr276" draw:text-style-name="P30" draw:layer="layout" svg:width="2.328cm" svg:height="1.058cm" svg:x="14.518cm" svg:y="16.5cm">
          <text:p text:style-name="P10"><text:span text:style-name="T61">Message</text:span></text:p>
          <draw:enhanced-geometry svg:viewBox="0 0 21600 21600" draw:type="rectangle" draw:enhanced-path="M 0 0 L 21600 0 21600 21600 0 21600 0 0 Z N"/>
        </draw:custom-shape>
        <draw:custom-shape draw:style-name="gr277" draw:text-style-name="P87" draw:layer="layout" svg:width="3.499cm" svg:height="0.854cm" svg:x="2.107cm" svg:y="16.162cm">
          <text:p text:style-name="P12"><text:span text:style-name="T62">Micro Kernel</text:span></text:p>
          <draw:enhanced-geometry svg:viewBox="0 0 21600 21600" draw:type="mso-spt202" draw:enhanced-path="M 0 0 L 21600 0 21600 21600 0 21600 0 0 Z N"/>
        </draw:custom-shape>
        <draw:custom-shape draw:style-name="gr278" draw:text-style-name="P14" draw:layer="layout" svg:width="3.288cm" svg:height="0.824cm" svg:x="19.105cm" svg:y="16.373cm">
          <text:p text:style-name="P1"/>
          <draw:enhanced-geometry svg:viewBox="0 0 21600 21600" draw:type="mso-spt202" draw:enhanced-path="M 0 0 L 21600 0 21600 21600 0 21600 0 0 Z N"/>
        </draw:custom-shape>
        <draw:custom-shape draw:style-name="gr279" draw:text-style-name="P14" draw:layer="layout" svg:width="2.5cm" svg:height="1cm" svg:x="4.518cm" svg:y="11cm">
          <text:p text:style-name="P12"><text:span text:style-name="T63">Page map</text:span></text:p>
          <draw:enhanced-geometry svg:viewBox="0 0 21600 21600" draw:type="mso-spt202" draw:enhanced-path="M 0 0 L 21600 0 21600 21600 0 21600 0 0 Z N"/>
        </draw:custom-shape>
        <draw:line draw:style-name="gr280" draw:text-style-name="P22" draw:layer="layout" svg:x1="15cm" svg:y1="9cm" svg:x2="15.004cm" svg:y2="10.5cm">
          <text:p text:style-name="P1"/>
        </draw:line>
        <draw:custom-shape draw:style-name="gr281" draw:text-style-name="P120" draw:layer="layout" svg:width="4cm" svg:height="1cm" svg:x="1cm" svg:y="1.5cm">
          <text:p text:style-name="P120"><text:span text:style-name="T64">Applications</text:span></text:p>
          <draw:enhanced-geometry svg:viewBox="0 0 21600 21600" draw:type="mso-spt202" draw:enhanced-path="M 0 0 L 21600 0 21600 21600 0 21600 0 0 Z N"/>
        </draw:custom-shape>
        <draw:custom-shape draw:style-name="gr282" draw:text-style-name="P29" draw:layer="layout" svg:width="4cm" svg:height="0.824cm" svg:x="2.5cm" svg:y="8.5cm">
          <text:p text:style-name="P1"/>
          <draw:enhanced-geometry svg:viewBox="0 0 21600 21600" draw:type="mso-spt202" draw:enhanced-path="M 0 0 L 21600 0 21600 21600 0 21600 0 0 Z N"/>
        </draw:custom-shape>
        <draw:line draw:style-name="gr283" draw:text-style-name="P22" draw:layer="layout" svg:x1="10cm" svg:y1="6.5cm" svg:x2="13.193cm" svg:y2="6.5cm">
          <text:p text:style-name="P1"/>
        </draw:line>
        <draw:line draw:style-name="gr284" draw:text-style-name="P22" draw:layer="layout" svg:x1="22cm" svg:y1="14.5cm" svg:x2="24.752cm" svg:y2="14.5cm">
          <text:p text:style-name="P1"/>
        </draw:line>
        <draw:custom-shape draw:style-name="gr285" draw:text-style-name="P121" draw:layer="layout" svg:width="4.868cm" svg:height="0.853cm" svg:x="1cm" svg:y="14.468cm">
          <text:p text:style-name="P1"/>
          <draw:enhanced-geometry svg:viewBox="0 0 21600 21600" draw:type="mso-spt202" draw:enhanced-path="M 0 0 L 21600 0 21600 21600 0 21600 0 0 Z N"/>
        </draw:custom-shape>
        <draw:custom-shape draw:style-name="gr286" draw:text-style-name="P14" draw:layer="layout" svg:width="2.751cm" svg:height="0.853cm" svg:x="12.798cm" svg:y="12.667cm">
          <text:p text:style-name="P1"/>
          <draw:enhanced-geometry svg:viewBox="0 0 21600 21600" draw:type="mso-spt202" draw:enhanced-path="M 0 0 L 21600 0 21600 21600 0 21600 0 0 Z N"/>
        </draw:custom-shape>
        <draw:custom-shape draw:style-name="gr73" draw:text-style-name="P9" draw:layer="layout" svg:width="21.482cm" svg:height="5cm" svg:x="1.018cm" svg:y="10.5cm">
          <text:p text:style-name="P1"/>
          <draw:enhanced-geometry svg:viewBox="0 0 21600 21600" draw:type="rectangle" draw:enhanced-path="M 0 0 L 21600 0 21600 21600 0 21600 0 0 Z N"/>
        </draw:custom-shape>
        <draw:custom-shape draw:style-name="gr287" draw:text-style-name="P123" draw:layer="layout" svg:width="2.75cm" svg:height="3.074cm" svg:x="6.519cm" svg:y="12cm">
          <text:p text:style-name="P122"><text:span text:style-name="T62"/></text:p>
          <text:p text:style-name="P122"><text:span text:style-name="T62">Namespace</text:span></text:p>
          <text:p text:style-name="P122"><text:span text:style-name="T62">Mngr</text:span></text:p>
          <text:p text:style-name="P122"><text:span text:style-name="T62"/></text:p>
          <text:p text:style-name="P122"><text:span text:style-name="T62">Service</text:span></text:p>
          <text:p text:style-name="P122"><text:span text:style-name="T62">Lookup</text:span></text:p>
          <draw:enhanced-geometry svg:viewBox="0 0 21600 21600" draw:type="mso-spt202" draw:enhanced-path="M 0 0 L 21600 0 21600 21600 0 21600 0 0 Z N"/>
        </draw:custom-shape>
        <draw:custom-shape draw:style-name="gr18" draw:text-style-name="P9" draw:layer="layout" svg:width="4.518cm" svg:height="4.156cm" svg:x="17.5cm" svg:y="11cm">
          <text:p text:style-name="P1"/>
          <draw:enhanced-geometry svg:viewBox="0 0 21600 21600" draw:type="rectangle" draw:enhanced-path="M 0 0 L 21600 0 21600 21600 0 21600 0 0 Z N"/>
        </draw:custom-shape>
        <draw:custom-shape draw:style-name="gr288" draw:text-style-name="P29" draw:layer="layout" svg:width="3.824cm" svg:height="1.905cm" svg:x="18.018cm" svg:y="11.84cm">
          <text:p text:style-name="P25"><text:span text:style-name="T65">Protocol Stack</text:span></text:p>
          <text:p text:style-name="P25"><text:span text:style-name="T65"/></text:p>
          <text:p text:style-name="P25"><text:span text:style-name="T66">TCP,UDP, IP, ARP</text:span></text:p>
          <draw:enhanced-geometry svg:viewBox="0 0 21600 21600" draw:type="rectangle" draw:enhanced-path="M 0 0 L 21600 0 21600 21600 0 21600 0 0 Z N"/>
        </draw:custom-shape>
        <draw:custom-shape draw:style-name="gr289" draw:text-style-name="P30" draw:layer="layout" svg:width="3.5cm" svg:height="1.08cm" svg:x="18.018cm" svg:y="13.92cm">
          <text:p text:style-name="P10"><text:span text:style-name="T65">Ether</text:span></text:p>
          <text:p text:style-name="P10"><text:span text:style-name="T65">driver</text:span></text:p>
          <draw:enhanced-geometry svg:viewBox="0 0 21600 21600" draw:type="rectangle" draw:enhanced-path="M 0 0 L 21600 0 21600 21600 0 21600 0 0 Z N"/>
        </draw:custom-shape>
        <draw:custom-shape draw:style-name="gr290" draw:text-style-name="P124" draw:layer="layout" svg:width="3.249cm" svg:height="0.854cm" svg:x="18.277cm" svg:y="10.891cm">
          <text:p text:style-name="P31"><text:span text:style-name="T62">COM service</text:span></text:p>
          <draw:enhanced-geometry svg:viewBox="0 0 21600 21600" draw:type="mso-spt202" draw:enhanced-path="M 0 0 L 21600 0 21600 21600 0 21600 0 0 Z N"/>
        </draw:custom-shape>
        <draw:custom-shape draw:style-name="gr291" draw:text-style-name="P125" draw:layer="layout" svg:width="1.933cm" svg:height="1.27cm" svg:x="10.067cm" svg:y="12cm">
          <text:p text:style-name="P25"><text:span text:style-name="T66">Console</text:span></text:p>
          <draw:enhanced-geometry svg:viewBox="0 0 21600 21600" draw:type="rectangle" draw:enhanced-path="M 0 0 L 21600 0 21600 21600 0 21600 0 0 Z N"/>
        </draw:custom-shape>
        <draw:custom-shape draw:style-name="gr292" draw:text-style-name="P29" draw:layer="layout" svg:width="1.337cm" svg:height="1.27cm" svg:x="12.163cm" svg:y="11.957cm">
          <text:p text:style-name="P25"><text:span text:style-name="T67">Env</text:span></text:p>
          <draw:enhanced-geometry svg:viewBox="0 0 21600 21600" draw:type="rectangle" draw:enhanced-path="M 0 0 L 21600 0 21600 21600 0 21600 0 0 Z N"/>
        </draw:custom-shape>
        <draw:custom-shape draw:style-name="gr293" draw:text-style-name="P29" draw:layer="layout" svg:width="1.144cm" svg:height="1.5cm" svg:x="13.856cm" svg:y="12cm">
          <text:p text:style-name="P25"><text:span text:style-name="T65">Pipe</text:span></text:p>
          <draw:enhanced-geometry svg:viewBox="0 0 21600 21600" draw:type="rectangle" draw:enhanced-path="M 0 0 L 21600 0 21600 21600 0 21600 0 0 Z N"/>
        </draw:custom-shape>
        <draw:custom-shape draw:style-name="gr294" draw:text-style-name="P29" draw:layer="layout" svg:width="1.5cm" svg:height="1.543cm" svg:x="15.5cm" svg:y="11.957cm">
          <text:p text:style-name="P25"><text:span text:style-name="T65">VGA</text:span></text:p>
          <draw:enhanced-geometry svg:viewBox="0 0 21600 21600" draw:type="rectangle" draw:enhanced-path="M 0 0 L 21600 0 21600 21600 0 21600 0 0 Z N"/>
        </draw:custom-shape>
        <draw:custom-shape draw:style-name="gr295" draw:text-style-name="P81" draw:layer="layout" svg:width="2.767cm" svg:height="0.937cm" svg:x="11.502cm" svg:y="11.063cm">
          <text:p text:style-name="P12"><text:span text:style-name="T68">Servants</text:span></text:p>
          <draw:enhanced-geometry svg:viewBox="0 0 21600 21600" draw:type="mso-spt202" draw:enhanced-path="M 0 0 L 21600 0 21600 21600 0 21600 0 0 Z N"/>
        </draw:custom-shape>
        <draw:custom-shape draw:style-name="gr296" draw:text-style-name="P126" draw:layer="layout" svg:width="2.25cm" svg:height="3cm" svg:x="1.274cm" svg:y="12cm">
          <text:p text:style-name="P122"><text:span text:style-name="T62"/></text:p>
          <text:p text:style-name="P122"><text:span text:style-name="T62">Process</text:span></text:p>
          <text:p text:style-name="P122"><text:span text:style-name="T62">Mngr</text:span><text:span text:style-name="T69"> </text:span></text:p>
          <text:p text:style-name="P122"><text:span text:style-name="T69"/></text:p>
          <draw:enhanced-geometry svg:viewBox="0 0 21600 21600" draw:type="mso-spt202" draw:enhanced-path="M 0 0 L 21600 0 21600 21600 0 21600 0 0 Z N"/>
        </draw:custom-shape>
        <draw:custom-shape draw:style-name="gr297" draw:text-style-name="P126" draw:layer="layout" svg:width="2.001cm" svg:height="3.186cm" svg:x="4.007cm" svg:y="12cm">
          <text:p text:style-name="P122"><text:span text:style-name="T62"/></text:p>
          <text:p text:style-name="P122"><text:span text:style-name="T62">Memory</text:span></text:p>
          <text:p text:style-name="P122"><text:span text:style-name="T62">Mngr</text:span></text:p>
          <text:p text:style-name="P122"><text:span text:style-name="T69"><text:s/></text:span></text:p>
          <draw:enhanced-geometry svg:viewBox="0 0 21600 21600" draw:type="mso-spt202" draw:enhanced-path="M 0 0 L 21600 0 21600 21600 0 21600 0 0 Z N"/>
        </draw:custom-shape>
        <draw:custom-shape draw:style-name="gr298" draw:text-style-name="P29" draw:layer="layout" svg:width="1.42cm" svg:height="1.27cm" svg:x="10.5cm" svg:y="13.73cm">
          <text:p text:style-name="P25"><text:span text:style-name="T65">HDD</text:span></text:p>
          <draw:enhanced-geometry svg:viewBox="0 0 21600 21600" draw:type="rectangle" draw:enhanced-path="M 0 0 L 21600 0 21600 21600 0 21600 0 0 Z N"/>
        </draw:custom-shape>
        <draw:custom-shape draw:style-name="gr299" draw:text-style-name="P29" draw:layer="layout" svg:width="1.355cm" svg:height="1.27cm" svg:x="12.145cm" svg:y="13.73cm">
          <text:p text:style-name="P25"><text:span text:style-name="T65">FDD</text:span></text:p>
          <draw:enhanced-geometry svg:viewBox="0 0 21600 21600" draw:type="rectangle" draw:enhanced-path="M 0 0 L 21600 0 21600 21600 0 21600 0 0 Z N"/>
        </draw:custom-shape>
        <draw:custom-shape draw:style-name="gr300" draw:text-style-name="P29" draw:layer="layout" svg:width="1.5cm" svg:height="1.27cm" svg:x="14cm" svg:y="13.73cm">
          <text:p text:style-name="P25"><text:span text:style-name="T65">USB</text:span></text:p>
          <draw:enhanced-geometry svg:viewBox="0 0 21600 21600" draw:type="rectangle" draw:enhanced-path="M 0 0 L 21600 0 21600 21600 0 21600 0 0 Z N"/>
        </draw:custom-shape>
        <draw:custom-shape draw:style-name="gr301" draw:text-style-name="P120" draw:layer="layout" svg:width="4.5cm" svg:height="1cm" svg:x="1cm" svg:y="1.5cm">
          <text:p text:style-name="P120"><text:span text:style-name="T64">Applications</text:span></text:p>
          <draw:enhanced-geometry svg:viewBox="0 0 21600 21600" draw:type="mso-spt202" draw:enhanced-path="M 0 0 L 21600 0 21600 21600 0 21600 0 0 Z N"/>
        </draw:custom-shape>
        <draw:custom-shape draw:style-name="gr302" draw:text-style-name="P29" draw:layer="layout" svg:width="4cm" svg:height="0.824cm" svg:x="2.5cm" svg:y="8.5cm">
          <text:p text:style-name="P1"/>
          <draw:enhanced-geometry svg:viewBox="0 0 21600 21600" draw:type="mso-spt202" draw:enhanced-path="M 0 0 L 21600 0 21600 21600 0 21600 0 0 Z N"/>
        </draw:custom-shape>
        <draw:custom-shape draw:style-name="gr301" draw:text-style-name="P120" draw:layer="layout" svg:width="4.5cm" svg:height="1cm" svg:x="14cm" svg:y="1.5cm">
          <text:p text:style-name="P120"><text:span text:style-name="T64">Servers</text:span></text:p>
          <draw:enhanced-geometry svg:viewBox="0 0 21600 21600" draw:type="mso-spt202" draw:enhanced-path="M 0 0 L 21600 0 21600 21600 0 21600 0 0 Z N"/>
        </draw:custom-shape>
        <draw:custom-shape draw:style-name="gr303" draw:text-style-name="P29" draw:layer="layout" svg:width="4cm" svg:height="0.824cm" svg:x="15.5cm" svg:y="8.5cm">
          <text:p text:style-name="P1"/>
          <draw:enhanced-geometry svg:viewBox="0 0 21600 21600" draw:type="mso-spt202" draw:enhanced-path="M 0 0 L 21600 0 21600 21600 0 21600 0 0 Z N"/>
        </draw:custom-shape>
        <draw:g>
          <draw:custom-shape draw:style-name="gr18" draw:text-style-name="P9" draw:layer="layout" svg:width="4.076cm" svg:height="6.5cm" svg:x="13.5cm" svg:y="2.5cm">
            <text:p text:style-name="P1"/>
            <draw:enhanced-geometry svg:viewBox="0 0 21600 21600" draw:type="rectangle" draw:enhanced-path="M 0 0 L 21600 0 21600 21600 0 21600 0 0 Z N"/>
          </draw:custom-shape>
          <draw:custom-shape draw:style-name="gr304" draw:text-style-name="P128" draw:layer="layout" svg:width="3.024cm" svg:height="0.678cm" svg:x="13.949cm" svg:y="6.073cm">
            <text:p text:style-name="P127"><text:span text:style-name="T70">Library</text:span></text:p>
            <draw:enhanced-geometry svg:viewBox="0 0 21600 21600" draw:type="rectangle" draw:enhanced-path="M 0 0 L 21600 0 21600 21600 0 21600 0 0 Z N"/>
          </draw:custom-shape>
          <draw:custom-shape draw:style-name="gr305" draw:text-style-name="P30" draw:layer="layout" svg:width="3.024cm" svg:height="0.798cm" svg:x="13.982cm" svg:y="3.443cm">
            <text:p text:style-name="P10"><text:span text:style-name="T62">Thread</text:span></text:p>
            <draw:enhanced-geometry svg:viewBox="0 0 21600 21600" draw:type="rectangle" draw:enhanced-path="M 0 0 L 21600 0 21600 21600 0 21600 0 0 Z N"/>
          </draw:custom-shape>
          <draw:custom-shape draw:style-name="gr306" draw:text-style-name="P30" draw:layer="layout" svg:width="3.024cm" svg:height="0.998cm" svg:x="13.982cm" svg:y="4.502cm">
            <text:p text:style-name="P1"/>
            <draw:enhanced-geometry svg:viewBox="0 0 21600 21600" draw:type="rectangle" draw:enhanced-path="M 0 0 L 21600 0 21600 21600 0 21600 0 0 Z N"/>
          </draw:custom-shape>
          <draw:custom-shape draw:style-name="gr307" draw:text-style-name="P130" draw:layer="layout" svg:width="2.92cm" svg:height="0.811cm" svg:x="14.086cm" svg:y="8cm">
            <text:p text:style-name="P129"><text:span text:style-name="T12">RO seg</text:span></text:p>
            <draw:enhanced-geometry svg:viewBox="0 0 21600 21600" draw:type="rectangle" draw:enhanced-path="M 0 0 L 21600 0 21600 21600 0 21600 0 0 Z N"/>
          </draw:custom-shape>
          <draw:custom-shape draw:style-name="gr307" draw:text-style-name="P131" draw:layer="layout" svg:width="2.92cm" svg:height="0.811cm" svg:x="14.086cm" svg:y="7cm">
            <text:p text:style-name="P129"><text:span text:style-name="T71">TR seg</text:span></text:p>
            <draw:enhanced-geometry svg:viewBox="0 0 21600 21600" draw:type="rectangle" draw:enhanced-path="M 0 0 L 21600 0 21600 21600 0 21600 0 0 Z N"/>
          </draw:custom-shape>
        </draw:g>
        <draw:g>
          <draw:custom-shape draw:style-name="gr18" draw:text-style-name="P9" draw:layer="layout" svg:width="4.076cm" svg:height="6.5cm" svg:x="18.5cm" svg:y="2.5cm">
            <text:p text:style-name="P1"/>
            <draw:enhanced-geometry svg:viewBox="0 0 21600 21600" draw:type="rectangle" draw:enhanced-path="M 0 0 L 21600 0 21600 21600 0 21600 0 0 Z N"/>
          </draw:custom-shape>
          <draw:custom-shape draw:style-name="gr304" draw:text-style-name="P128" draw:layer="layout" svg:width="3.024cm" svg:height="0.678cm" svg:x="18.949cm" svg:y="6.073cm">
            <text:p text:style-name="P127"><text:span text:style-name="T70">Library</text:span></text:p>
            <draw:enhanced-geometry svg:viewBox="0 0 21600 21600" draw:type="rectangle" draw:enhanced-path="M 0 0 L 21600 0 21600 21600 0 21600 0 0 Z N"/>
          </draw:custom-shape>
          <draw:custom-shape draw:style-name="gr308" draw:text-style-name="P30" draw:layer="layout" svg:width="3.024cm" svg:height="0.798cm" svg:x="18.982cm" svg:y="3.443cm">
            <text:p text:style-name="P10"><text:span text:style-name="T62">Thread</text:span></text:p>
            <draw:enhanced-geometry svg:viewBox="0 0 21600 21600" draw:type="rectangle" draw:enhanced-path="M 0 0 L 21600 0 21600 21600 0 21600 0 0 Z N"/>
          </draw:custom-shape>
          <draw:custom-shape draw:style-name="gr309" draw:text-style-name="P30" draw:layer="layout" svg:width="3.024cm" svg:height="0.998cm" svg:x="18.982cm" svg:y="4.502cm">
            <text:p text:style-name="P1"/>
            <draw:enhanced-geometry svg:viewBox="0 0 21600 21600" draw:type="rectangle" draw:enhanced-path="M 0 0 L 21600 0 21600 21600 0 21600 0 0 Z N"/>
          </draw:custom-shape>
          <draw:custom-shape draw:style-name="gr307" draw:text-style-name="P130" draw:layer="layout" svg:width="2.92cm" svg:height="0.811cm" svg:x="19.086cm" svg:y="8cm">
            <text:p text:style-name="P129"><text:span text:style-name="T12">RO seg</text:span></text:p>
            <draw:enhanced-geometry svg:viewBox="0 0 21600 21600" draw:type="rectangle" draw:enhanced-path="M 0 0 L 21600 0 21600 21600 0 21600 0 0 Z N"/>
          </draw:custom-shape>
          <draw:custom-shape draw:style-name="gr307" draw:text-style-name="P131" draw:layer="layout" svg:width="2.92cm" svg:height="0.811cm" svg:x="19.086cm" svg:y="7cm">
            <text:p text:style-name="P129"><text:span text:style-name="T71">TR seg</text:span></text:p>
            <draw:enhanced-geometry svg:viewBox="0 0 21600 21600" draw:type="rectangle" draw:enhanced-path="M 0 0 L 21600 0 21600 21600 0 21600 0 0 Z N"/>
          </draw:custom-shape>
        </draw:g>
        <draw:frame draw:style-name="gr71" draw:layer="layout" svg:width="1.751cm" svg:height="0.844cm" svg:x="22.749cm" svg:y="13.156cm">
          <draw:text-box>
            <text:p text:style-name="P1"><text:span text:style-name="T12">9P/NW</text:span></text:p>
          </draw:text-box>
        </draw:frame>
        <draw:frame draw:style-name="gr310" draw:text-style-name="P1" draw:layer="layout" svg:width="3.487cm" svg:height="0.844cm" svg:x="15.001cm" svg:y="9.5cm">
          <draw:text-box>
            <text:p text:style-name="P1"><text:span text:style-name="T12">(9P+Syscall)</text:span></text:p>
          </draw:text-box>
        </draw:frame>
        <draw:line draw:style-name="gr280" draw:text-style-name="P22" draw:layer="layout" svg:x1="8cm" svg:y1="9cm" svg:x2="8cm" svg:y2="10.5cm">
          <text:p text:style-name="P1"/>
        </draw:line>
        <draw:line draw:style-name="gr280" draw:text-style-name="P22" draw:layer="layout" svg:x1="3cm" svg:y1="9cm" svg:x2="3.004cm" svg:y2="10.5cm">
          <text:p text:style-name="P1"/>
        </draw:line>
        <draw:line draw:style-name="gr280" draw:text-style-name="P22" draw:layer="layout" svg:x1="20.5cm" svg:y1="9cm" svg:x2="20.5cm" svg:y2="10.5cm">
          <text:p text:style-name="P1"/>
        </draw:line>
        <draw:frame draw:style-name="gr311" draw:text-style-name="P1" draw:layer="layout" svg:width="2.5cm" svg:height="0.845cm" svg:x="10.5cm" svg:y="6.655cm">
          <draw:text-box>
            <text:p text:style-name="P1"><text:span text:style-name="T12">9P/pipe</text:span></text:p>
          </draw:text-box>
        </draw:frame>
        <draw:g>
          <draw:custom-shape draw:style-name="gr18" draw:text-style-name="P9" draw:layer="layout" svg:width="3.576cm" svg:height="6.5cm" svg:x="1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1.394cm" svg:y="6.073cm">
            <text:p text:style-name="P127"><text:span text:style-name="T70">Library</text:span></text:p>
            <draw:enhanced-geometry svg:viewBox="0 0 21600 21600" draw:type="rectangle" draw:enhanced-path="M 0 0 L 21600 0 21600 21600 0 21600 0 0 Z N"/>
          </draw:custom-shape>
          <draw:custom-shape draw:style-name="gr312" draw:text-style-name="P30" draw:layer="layout" svg:width="2.653cm" svg:height="0.798cm" svg:x="1.423cm" svg:y="3.443cm">
            <text:p text:style-name="P10"><text:span text:style-name="T62">Thread</text:span></text:p>
            <draw:enhanced-geometry svg:viewBox="0 0 21600 21600" draw:type="rectangle" draw:enhanced-path="M 0 0 L 21600 0 21600 21600 0 21600 0 0 Z N"/>
          </draw:custom-shape>
          <draw:custom-shape draw:style-name="gr313" draw:text-style-name="P30" draw:layer="layout" svg:width="2.653cm" svg:height="0.998cm" svg:x="1.423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1.514cm" svg:y="7cm">
            <text:p text:style-name="P129"><text:span text:style-name="T71">TR seg</text:span></text:p>
            <draw:enhanced-geometry svg:viewBox="0 0 21600 21600" draw:type="rectangle" draw:enhanced-path="M 0 0 L 21600 0 21600 21600 0 21600 0 0 Z N"/>
          </draw:custom-shape>
          <draw:custom-shape draw:style-name="gr18" draw:text-style-name="P9" draw:layer="layout" svg:width="3.576cm" svg:height="6.5cm" svg:x="1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1.394cm" svg:y="6.073cm">
            <text:p text:style-name="P127"><text:span text:style-name="T70">Library</text:span></text:p>
            <draw:enhanced-geometry svg:viewBox="0 0 21600 21600" draw:type="rectangle" draw:enhanced-path="M 0 0 L 21600 0 21600 21600 0 21600 0 0 Z N"/>
          </draw:custom-shape>
          <draw:custom-shape draw:style-name="gr314" draw:text-style-name="P30" draw:layer="layout" svg:width="2.653cm" svg:height="0.798cm" svg:x="1.423cm" svg:y="3.443cm">
            <text:p text:style-name="P10"><text:span text:style-name="T62">Thread</text:span></text:p>
            <draw:enhanced-geometry svg:viewBox="0 0 21600 21600" draw:type="rectangle" draw:enhanced-path="M 0 0 L 21600 0 21600 21600 0 21600 0 0 Z N"/>
          </draw:custom-shape>
          <draw:custom-shape draw:style-name="gr315" draw:text-style-name="P30" draw:layer="layout" svg:width="2.653cm" svg:height="0.998cm" svg:x="1.423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1.514cm" svg:y="7cm">
            <text:p text:style-name="P129"><text:span text:style-name="T71">TR seg</text:span></text:p>
            <draw:enhanced-geometry svg:viewBox="0 0 21600 21600" draw:type="rectangle" draw:enhanced-path="M 0 0 L 21600 0 21600 21600 0 21600 0 0 Z N"/>
          </draw:custom-shape>
          <draw:custom-shape draw:style-name="gr18" draw:text-style-name="P9" draw:layer="layout" svg:width="3.576cm" svg:height="6.5cm" svg:x="1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1.394cm" svg:y="6.073cm">
            <text:p text:style-name="P127"><text:span text:style-name="T70">Library</text:span></text:p>
            <draw:enhanced-geometry svg:viewBox="0 0 21600 21600" draw:type="rectangle" draw:enhanced-path="M 0 0 L 21600 0 21600 21600 0 21600 0 0 Z N"/>
          </draw:custom-shape>
          <draw:custom-shape draw:style-name="gr316" draw:text-style-name="P30" draw:layer="layout" svg:width="2.653cm" svg:height="0.798cm" svg:x="1.423cm" svg:y="3.443cm">
            <text:p text:style-name="P10"><text:span text:style-name="T62">Thread</text:span></text:p>
            <draw:enhanced-geometry svg:viewBox="0 0 21600 21600" draw:type="rectangle" draw:enhanced-path="M 0 0 L 21600 0 21600 21600 0 21600 0 0 Z N"/>
          </draw:custom-shape>
          <draw:custom-shape draw:style-name="gr317" draw:text-style-name="P30" draw:layer="layout" svg:width="2.653cm" svg:height="0.998cm" svg:x="1.423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1.514cm" svg:y="7cm">
            <text:p text:style-name="P129"><text:span text:style-name="T71">TR seg</text:span></text:p>
            <draw:enhanced-geometry svg:viewBox="0 0 21600 21600" draw:type="rectangle" draw:enhanced-path="M 0 0 L 21600 0 21600 21600 0 21600 0 0 Z N"/>
          </draw:custom-shape>
          <draw:custom-shape draw:style-name="gr18" draw:text-style-name="P9" draw:layer="layout" svg:width="3.576cm" svg:height="6.5cm" svg:x="1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1.394cm" svg:y="6.073cm">
            <text:p text:style-name="P127"><text:span text:style-name="T70">Library</text:span></text:p>
            <draw:enhanced-geometry svg:viewBox="0 0 21600 21600" draw:type="rectangle" draw:enhanced-path="M 0 0 L 21600 0 21600 21600 0 21600 0 0 Z N"/>
          </draw:custom-shape>
          <draw:custom-shape draw:style-name="gr318" draw:text-style-name="P30" draw:layer="layout" svg:width="2.653cm" svg:height="0.798cm" svg:x="1.423cm" svg:y="3.443cm">
            <text:p text:style-name="P10"><text:span text:style-name="T62">Thread</text:span></text:p>
            <draw:enhanced-geometry svg:viewBox="0 0 21600 21600" draw:type="rectangle" draw:enhanced-path="M 0 0 L 21600 0 21600 21600 0 21600 0 0 Z N"/>
          </draw:custom-shape>
          <draw:custom-shape draw:style-name="gr319" draw:text-style-name="P30" draw:layer="layout" svg:width="2.653cm" svg:height="0.998cm" svg:x="1.423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1.514cm" svg:y="7cm">
            <text:p text:style-name="P129"><text:span text:style-name="T71">TR seg</text:span></text:p>
            <draw:enhanced-geometry svg:viewBox="0 0 21600 21600" draw:type="rectangle" draw:enhanced-path="M 0 0 L 21600 0 21600 21600 0 21600 0 0 Z N"/>
          </draw:custom-shape>
          <draw:custom-shape draw:style-name="gr18" draw:text-style-name="P9" draw:layer="layout" svg:width="3.576cm" svg:height="6.5cm" svg:x="1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1.394cm" svg:y="6.073cm">
            <text:p text:style-name="P127"><text:span text:style-name="T70">Library</text:span></text:p>
            <draw:enhanced-geometry svg:viewBox="0 0 21600 21600" draw:type="rectangle" draw:enhanced-path="M 0 0 L 21600 0 21600 21600 0 21600 0 0 Z N"/>
          </draw:custom-shape>
          <draw:custom-shape draw:style-name="gr320" draw:text-style-name="P30" draw:layer="layout" svg:width="2.653cm" svg:height="0.798cm" svg:x="1.423cm" svg:y="3.443cm">
            <text:p text:style-name="P10"><text:span text:style-name="T62">Thread</text:span></text:p>
            <draw:enhanced-geometry svg:viewBox="0 0 21600 21600" draw:type="rectangle" draw:enhanced-path="M 0 0 L 21600 0 21600 21600 0 21600 0 0 Z N"/>
          </draw:custom-shape>
          <draw:custom-shape draw:style-name="gr321" draw:text-style-name="P30" draw:layer="layout" svg:width="2.653cm" svg:height="0.998cm" svg:x="1.423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1.514cm" svg:y="7cm">
            <text:p text:style-name="P129"><text:span text:style-name="T71">TR seg</text:span></text:p>
            <draw:enhanced-geometry svg:viewBox="0 0 21600 21600" draw:type="rectangle" draw:enhanced-path="M 0 0 L 21600 0 21600 21600 0 21600 0 0 Z N"/>
          </draw:custom-shape>
          <draw:custom-shape draw:style-name="gr304" draw:text-style-name="P128" draw:layer="layout" svg:width="2.653cm" svg:height="0.678cm" svg:x="1.394cm" svg:y="6.073cm">
            <text:p text:style-name="P127"><text:span text:style-name="T70">Library</text:span></text:p>
            <draw:enhanced-geometry svg:viewBox="0 0 21600 21600" draw:type="rectangle" draw:enhanced-path="M 0 0 L 21600 0 21600 21600 0 21600 0 0 Z N"/>
          </draw:custom-shape>
          <draw:custom-shape draw:style-name="gr322" draw:text-style-name="P30" draw:layer="layout" svg:width="2.653cm" svg:height="0.798cm" svg:x="1.423cm" svg:y="3.443cm">
            <text:p text:style-name="P10"><text:span text:style-name="T62">Thread</text:span></text:p>
            <draw:enhanced-geometry svg:viewBox="0 0 21600 21600" draw:type="rectangle" draw:enhanced-path="M 0 0 L 21600 0 21600 21600 0 21600 0 0 Z N"/>
          </draw:custom-shape>
          <draw:custom-shape draw:style-name="gr323" draw:text-style-name="P30" draw:layer="layout" svg:width="2.653cm" svg:height="0.998cm" svg:x="1.423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1.5cm" svg:y="8cm">
            <text:p text:style-name="P129"><text:span text:style-name="T71">TR seg</text:span></text:p>
            <draw:enhanced-geometry svg:viewBox="0 0 21600 21600" draw:type="rectangle" draw:enhanced-path="M 0 0 L 21600 0 21600 21600 0 21600 0 0 Z N"/>
          </draw:custom-shape>
          <draw:custom-shape draw:style-name="gr307" draw:text-style-name="P131" draw:layer="layout" svg:width="2.562cm" svg:height="0.811cm" svg:x="1.5cm" svg:y="8cm">
            <text:p text:style-name="P129"><text:span text:style-name="T71">TR seg</text:span></text:p>
            <draw:enhanced-geometry svg:viewBox="0 0 21600 21600" draw:type="rectangle" draw:enhanced-path="M 0 0 L 21600 0 21600 21600 0 21600 0 0 Z N"/>
          </draw:custom-shape>
          <draw:custom-shape draw:style-name="gr307" draw:text-style-name="P131" draw:layer="layout" svg:width="2.562cm" svg:height="0.811cm" svg:x="1.5cm" svg:y="8cm">
            <text:p text:style-name="P129"><text:span text:style-name="T71">TR seg</text:span></text:p>
            <draw:enhanced-geometry svg:viewBox="0 0 21600 21600" draw:type="rectangle" draw:enhanced-path="M 0 0 L 21600 0 21600 21600 0 21600 0 0 Z N"/>
          </draw:custom-shape>
          <draw:custom-shape draw:style-name="gr307" draw:text-style-name="P131" draw:layer="layout" svg:width="2.562cm" svg:height="0.811cm" svg:x="1.5cm" svg:y="8cm">
            <text:p text:style-name="P129"><text:span text:style-name="T71">TR seg</text:span></text:p>
            <draw:enhanced-geometry svg:viewBox="0 0 21600 21600" draw:type="rectangle" draw:enhanced-path="M 0 0 L 21600 0 21600 21600 0 21600 0 0 Z N"/>
          </draw:custom-shape>
          <draw:custom-shape draw:style-name="gr307" draw:text-style-name="P131" draw:layer="layout" svg:width="2.562cm" svg:height="0.811cm" svg:x="1.5cm" svg:y="8cm">
            <text:p text:style-name="P129"><text:span text:style-name="T71">RO seg</text:span></text:p>
            <draw:enhanced-geometry svg:viewBox="0 0 21600 21600" draw:type="rectangle" draw:enhanced-path="M 0 0 L 21600 0 21600 21600 0 21600 0 0 Z N"/>
          </draw:custom-shape>
        </draw:g>
        <draw:g>
          <draw:custom-shape draw:style-name="gr18" draw:text-style-name="P9" draw:layer="layout" svg:width="3.576cm" svg:height="6.5cm" svg:x="5.924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6.318cm" svg:y="6.073cm">
            <text:p text:style-name="P127"><text:span text:style-name="T70">Library</text:span></text:p>
            <draw:enhanced-geometry svg:viewBox="0 0 21600 21600" draw:type="rectangle" draw:enhanced-path="M 0 0 L 21600 0 21600 21600 0 21600 0 0 Z N"/>
          </draw:custom-shape>
          <draw:custom-shape draw:style-name="gr324" draw:text-style-name="P30" draw:layer="layout" svg:width="2.653cm" svg:height="0.798cm" svg:x="6.347cm" svg:y="3.443cm">
            <text:p text:style-name="P10"><text:span text:style-name="T62">Thread</text:span></text:p>
            <draw:enhanced-geometry svg:viewBox="0 0 21600 21600" draw:type="rectangle" draw:enhanced-path="M 0 0 L 21600 0 21600 21600 0 21600 0 0 Z N"/>
          </draw:custom-shape>
          <draw:custom-shape draw:style-name="gr325" draw:text-style-name="P30" draw:layer="layout" svg:width="2.653cm" svg:height="0.998cm" svg:x="6.347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6.438cm" svg:y="7cm">
            <text:p text:style-name="P129"><text:span text:style-name="T71">TR seg</text:span></text:p>
            <draw:enhanced-geometry svg:viewBox="0 0 21600 21600" draw:type="rectangle" draw:enhanced-path="M 0 0 L 21600 0 21600 21600 0 21600 0 0 Z N"/>
          </draw:custom-shape>
          <draw:custom-shape draw:style-name="gr18" draw:text-style-name="P9" draw:layer="layout" svg:width="3.576cm" svg:height="6.5cm" svg:x="5.924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6.318cm" svg:y="6.073cm">
            <text:p text:style-name="P127"><text:span text:style-name="T70">Library</text:span></text:p>
            <draw:enhanced-geometry svg:viewBox="0 0 21600 21600" draw:type="rectangle" draw:enhanced-path="M 0 0 L 21600 0 21600 21600 0 21600 0 0 Z N"/>
          </draw:custom-shape>
          <draw:custom-shape draw:style-name="gr326" draw:text-style-name="P30" draw:layer="layout" svg:width="2.653cm" svg:height="0.798cm" svg:x="6.347cm" svg:y="3.443cm">
            <text:p text:style-name="P10"><text:span text:style-name="T62">Thread</text:span></text:p>
            <draw:enhanced-geometry svg:viewBox="0 0 21600 21600" draw:type="rectangle" draw:enhanced-path="M 0 0 L 21600 0 21600 21600 0 21600 0 0 Z N"/>
          </draw:custom-shape>
          <draw:custom-shape draw:style-name="gr327" draw:text-style-name="P30" draw:layer="layout" svg:width="2.653cm" svg:height="0.998cm" svg:x="6.347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6.438cm" svg:y="7cm">
            <text:p text:style-name="P129"><text:span text:style-name="T71">TR seg</text:span></text:p>
            <draw:enhanced-geometry svg:viewBox="0 0 21600 21600" draw:type="rectangle" draw:enhanced-path="M 0 0 L 21600 0 21600 21600 0 21600 0 0 Z N"/>
          </draw:custom-shape>
          <draw:custom-shape draw:style-name="gr18" draw:text-style-name="P9" draw:layer="layout" svg:width="3.576cm" svg:height="6.5cm" svg:x="5.924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6.318cm" svg:y="6.073cm">
            <text:p text:style-name="P127"><text:span text:style-name="T70">Library</text:span></text:p>
            <draw:enhanced-geometry svg:viewBox="0 0 21600 21600" draw:type="rectangle" draw:enhanced-path="M 0 0 L 21600 0 21600 21600 0 21600 0 0 Z N"/>
          </draw:custom-shape>
          <draw:custom-shape draw:style-name="gr328" draw:text-style-name="P30" draw:layer="layout" svg:width="2.653cm" svg:height="0.798cm" svg:x="6.347cm" svg:y="3.443cm">
            <text:p text:style-name="P10"><text:span text:style-name="T62">Thread</text:span></text:p>
            <draw:enhanced-geometry svg:viewBox="0 0 21600 21600" draw:type="rectangle" draw:enhanced-path="M 0 0 L 21600 0 21600 21600 0 21600 0 0 Z N"/>
          </draw:custom-shape>
          <draw:custom-shape draw:style-name="gr329" draw:text-style-name="P30" draw:layer="layout" svg:width="2.653cm" svg:height="0.998cm" svg:x="6.347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6.438cm" svg:y="7cm">
            <text:p text:style-name="P129"><text:span text:style-name="T71">TR seg</text:span></text:p>
            <draw:enhanced-geometry svg:viewBox="0 0 21600 21600" draw:type="rectangle" draw:enhanced-path="M 0 0 L 21600 0 21600 21600 0 21600 0 0 Z N"/>
          </draw:custom-shape>
          <draw:custom-shape draw:style-name="gr18" draw:text-style-name="P9" draw:layer="layout" svg:width="3.576cm" svg:height="6.5cm" svg:x="5.924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6.318cm" svg:y="6.073cm">
            <text:p text:style-name="P127"><text:span text:style-name="T70">Library</text:span></text:p>
            <draw:enhanced-geometry svg:viewBox="0 0 21600 21600" draw:type="rectangle" draw:enhanced-path="M 0 0 L 21600 0 21600 21600 0 21600 0 0 Z N"/>
          </draw:custom-shape>
          <draw:custom-shape draw:style-name="gr330" draw:text-style-name="P30" draw:layer="layout" svg:width="2.653cm" svg:height="0.798cm" svg:x="6.347cm" svg:y="3.443cm">
            <text:p text:style-name="P10"><text:span text:style-name="T62">Thread</text:span></text:p>
            <draw:enhanced-geometry svg:viewBox="0 0 21600 21600" draw:type="rectangle" draw:enhanced-path="M 0 0 L 21600 0 21600 21600 0 21600 0 0 Z N"/>
          </draw:custom-shape>
          <draw:custom-shape draw:style-name="gr331" draw:text-style-name="P30" draw:layer="layout" svg:width="2.653cm" svg:height="0.998cm" svg:x="6.347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6.438cm" svg:y="7cm">
            <text:p text:style-name="P129"><text:span text:style-name="T71">TR seg</text:span></text:p>
            <draw:enhanced-geometry svg:viewBox="0 0 21600 21600" draw:type="rectangle" draw:enhanced-path="M 0 0 L 21600 0 21600 21600 0 21600 0 0 Z N"/>
          </draw:custom-shape>
          <draw:custom-shape draw:style-name="gr18" draw:text-style-name="P9" draw:layer="layout" svg:width="3.576cm" svg:height="6.5cm" svg:x="5.924cm" svg:y="2.5cm">
            <text:p text:style-name="P1"/>
            <draw:enhanced-geometry svg:viewBox="0 0 21600 21600" draw:type="rectangle" draw:enhanced-path="M 0 0 L 21600 0 21600 21600 0 21600 0 0 Z N"/>
          </draw:custom-shape>
          <draw:custom-shape draw:style-name="gr304" draw:text-style-name="P128" draw:layer="layout" svg:width="2.653cm" svg:height="0.678cm" svg:x="6.318cm" svg:y="6.073cm">
            <text:p text:style-name="P127"><text:span text:style-name="T70">Library</text:span></text:p>
            <draw:enhanced-geometry svg:viewBox="0 0 21600 21600" draw:type="rectangle" draw:enhanced-path="M 0 0 L 21600 0 21600 21600 0 21600 0 0 Z N"/>
          </draw:custom-shape>
          <draw:custom-shape draw:style-name="gr332" draw:text-style-name="P30" draw:layer="layout" svg:width="2.653cm" svg:height="0.798cm" svg:x="6.347cm" svg:y="3.443cm">
            <text:p text:style-name="P10"><text:span text:style-name="T62">Thread</text:span></text:p>
            <draw:enhanced-geometry svg:viewBox="0 0 21600 21600" draw:type="rectangle" draw:enhanced-path="M 0 0 L 21600 0 21600 21600 0 21600 0 0 Z N"/>
          </draw:custom-shape>
          <draw:custom-shape draw:style-name="gr333" draw:text-style-name="P30" draw:layer="layout" svg:width="2.653cm" svg:height="0.998cm" svg:x="6.347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6.438cm" svg:y="7cm">
            <text:p text:style-name="P129"><text:span text:style-name="T71">TR seg</text:span></text:p>
            <draw:enhanced-geometry svg:viewBox="0 0 21600 21600" draw:type="rectangle" draw:enhanced-path="M 0 0 L 21600 0 21600 21600 0 21600 0 0 Z N"/>
          </draw:custom-shape>
          <draw:custom-shape draw:style-name="gr304" draw:text-style-name="P128" draw:layer="layout" svg:width="2.653cm" svg:height="0.678cm" svg:x="6.318cm" svg:y="6.073cm">
            <text:p text:style-name="P127"><text:span text:style-name="T70">Library</text:span></text:p>
            <draw:enhanced-geometry svg:viewBox="0 0 21600 21600" draw:type="rectangle" draw:enhanced-path="M 0 0 L 21600 0 21600 21600 0 21600 0 0 Z N"/>
          </draw:custom-shape>
          <draw:custom-shape draw:style-name="gr334" draw:text-style-name="P30" draw:layer="layout" svg:width="2.653cm" svg:height="0.798cm" svg:x="6.347cm" svg:y="3.443cm">
            <text:p text:style-name="P10"><text:span text:style-name="T62">Thread</text:span></text:p>
            <draw:enhanced-geometry svg:viewBox="0 0 21600 21600" draw:type="rectangle" draw:enhanced-path="M 0 0 L 21600 0 21600 21600 0 21600 0 0 Z N"/>
          </draw:custom-shape>
          <draw:custom-shape draw:style-name="gr335" draw:text-style-name="P30" draw:layer="layout" svg:width="2.653cm" svg:height="0.998cm" svg:x="6.347cm" svg:y="4.502cm">
            <text:p text:style-name="P1"/>
            <draw:enhanced-geometry svg:viewBox="0 0 21600 21600" draw:type="rectangle" draw:enhanced-path="M 0 0 L 21600 0 21600 21600 0 21600 0 0 Z N"/>
          </draw:custom-shape>
          <draw:custom-shape draw:style-name="gr307" draw:text-style-name="P131" draw:layer="layout" svg:width="2.562cm" svg:height="0.811cm" svg:x="6.424cm" svg:y="8cm">
            <text:p text:style-name="P129"><text:span text:style-name="T71">TR seg</text:span></text:p>
            <draw:enhanced-geometry svg:viewBox="0 0 21600 21600" draw:type="rectangle" draw:enhanced-path="M 0 0 L 21600 0 21600 21600 0 21600 0 0 Z N"/>
          </draw:custom-shape>
          <draw:custom-shape draw:style-name="gr307" draw:text-style-name="P131" draw:layer="layout" svg:width="2.562cm" svg:height="0.811cm" svg:x="6.424cm" svg:y="8cm">
            <text:p text:style-name="P129"><text:span text:style-name="T71">TR seg</text:span></text:p>
            <draw:enhanced-geometry svg:viewBox="0 0 21600 21600" draw:type="rectangle" draw:enhanced-path="M 0 0 L 21600 0 21600 21600 0 21600 0 0 Z N"/>
          </draw:custom-shape>
          <draw:custom-shape draw:style-name="gr307" draw:text-style-name="P131" draw:layer="layout" svg:width="2.562cm" svg:height="0.811cm" svg:x="6.424cm" svg:y="8cm">
            <text:p text:style-name="P129"><text:span text:style-name="T71">TR seg</text:span></text:p>
            <draw:enhanced-geometry svg:viewBox="0 0 21600 21600" draw:type="rectangle" draw:enhanced-path="M 0 0 L 21600 0 21600 21600 0 21600 0 0 Z N"/>
          </draw:custom-shape>
          <draw:custom-shape draw:style-name="gr307" draw:text-style-name="P131" draw:layer="layout" svg:width="2.562cm" svg:height="0.811cm" svg:x="6.424cm" svg:y="8cm">
            <text:p text:style-name="P129"><text:span text:style-name="T71">TR seg</text:span></text:p>
            <draw:enhanced-geometry svg:viewBox="0 0 21600 21600" draw:type="rectangle" draw:enhanced-path="M 0 0 L 21600 0 21600 21600 0 21600 0 0 Z N"/>
          </draw:custom-shape>
          <draw:custom-shape draw:style-name="gr307" draw:text-style-name="P131" draw:layer="layout" svg:width="2.562cm" svg:height="0.811cm" svg:x="6.424cm" svg:y="8cm">
            <text:p text:style-name="P129"><text:span text:style-name="T71">RO seg</text:span></text:p>
            <draw:enhanced-geometry svg:viewBox="0 0 21600 21600" draw:type="rectangle" draw:enhanced-path="M 0 0 L 21600 0 21600 21600 0 21600 0 0 Z N"/>
          </draw:custom-shape>
        </draw:g>
        <draw:frame draw:style-name="gr71" draw:layer="layout" svg:width="3.487cm" svg:height="0.844cm" svg:x="3.501cm" svg:y="9.5cm">
          <draw:text-box>
            <text:p text:style-name="P1"><text:span text:style-name="T12">(9P+Syscall)</text:span></text:p>
          </draw:text-box>
        </draw:frame>
        <presentation:notes draw:style-name="dp2">
          <draw:page-thumbnail draw:style-name="gr10" draw:layer="layout" svg:width="7.025cm" svg:height="10.276cm" svg:x="5.857cm" svg:y="2.083cm" draw:page-number="18" presentation:class="page"/>
          <draw:frame presentation:style-name="pr2" draw:text-style-name="P1" draw:layer="layout" svg:width="14.991cm" svg:height="12.334cm" svg:x="1.874cm" svg:y="13.019cm" presentation:class="notes" presentation:placeholder="true">
            <draw:text-box/>
          </draw:frame>
        </presentation:notes>
      </draw:page>
      <draw:page draw:name="page19" draw:style-name="dp1" draw:master-page-name="標準" presentation:presentation-page-layout-name="AL1T21">
        <office:forms form:automatic-focus="false" form:apply-design-mode="false"/>
        <draw:rect draw:style-name="gr122" draw:layer="layout" svg:width="12.5cm" svg:height="16cm" svg:x="3cm" svg:y="1.5cm">
          <text:p text:style-name="P1"/>
        </draw:rect>
        <draw:rect draw:style-name="gr122" draw:layer="layout" svg:width="11.6cm" svg:height="3.809cm" svg:x="3.45cm" svg:y="12.929cm">
          <text:p text:style-name="P1"/>
        </draw:rect>
        <draw:custom-shape draw:style-name="gr336" draw:text-style-name="P65" draw:layer="layout" svg:width="8.7cm" svg:height="2.286cm" svg:x="4.9cm" svg:y="13.69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22" draw:layer="layout" svg:width="11.55cm" svg:height="6.238cm" svg:x="3.45cm" svg:y="2.262cm">
          <text:p text:style-name="P1"/>
        </draw:rect>
        <draw:frame draw:style-name="gr337" draw:text-style-name="P132" draw:layer="layout" svg:width="9.68cm" svg:height="1.408cm" svg:x="3.92cm" svg:y="13.044cm">
          <draw:text-box>
            <text:p text:style-name="P1"><text:span text:style-name="T2">Name Space</text:span></text:p>
          </draw:text-box>
        </draw:frame>
        <draw:rect draw:style-name="gr9" draw:text-style-name="P132" draw:layer="layout" svg:width="11.6cm" svg:height="1.524cm" svg:x="3.5cm" svg:y="10.976cm">
          <text:p text:style-name="P1"><text:span text:style-name="T2">Library</text:span></text:p>
        </draw:rect>
        <draw:g>
          <draw:rect draw:style-name="gr122" draw:layer="layout" svg:width="3.5cm" svg:height="1.585cm" svg:x="4.6cm" svg:y="3.201cm">
            <text:p text:style-name="P1"/>
          </draw:rect>
          <draw:rect draw:style-name="gr122" draw:layer="layout" svg:width="0.6cm" svg:height="0.792cm" svg:x="4cm" svg:y="2.5cm">
            <text:p text:style-name="P1"/>
          </draw:rect>
        </draw:g>
        <draw:g>
          <draw:rect draw:style-name="gr122" draw:layer="layout" svg:width="3.5cm" svg:height="1.585cm" svg:x="9.5cm" svg:y="3.415cm">
            <text:p text:style-name="P1"/>
          </draw:rect>
          <draw:rect draw:style-name="gr122" draw:layer="layout" svg:width="0.6cm" svg:height="0.792cm" svg:x="8.9cm" svg:y="2.714cm">
            <text:p text:style-name="P1"/>
          </draw:rect>
        </draw:g>
        <draw:rect draw:style-name="gr9" draw:text-style-name="P132" draw:layer="layout" svg:width="11.5cm" svg:height="1.5cm" svg:x="3.5cm" svg:y="9cm">
          <text:p text:style-name="P1"><text:span text:style-name="T2">Tr-segment</text:span></text:p>
        </draw:rect>
        <draw:rect draw:style-name="gr9" draw:text-style-name="P132" draw:layer="layout" svg:width="3.5cm" svg:height="1.5cm" svg:x="9.5cm" svg:y="6cm">
          <text:p text:style-name="P1"><text:span text:style-name="T2">Servant</text:span></text:p>
        </draw:rect>
        <draw:frame draw:style-name="gr71" draw:text-style-name="P2" draw:layer="layout" svg:width="3.999cm" svg:height="1.767cm" svg:x="20cm" svg:y="1cm">
          <draw:text-box>
            <text:p text:style-name="P1"><text:span text:style-name="T1">Application</text:span></text:p>
            <text:p text:style-name="P1"><text:span text:style-name="T1">Server</text:span></text:p>
          </draw:text-box>
        </draw:frame>
        <draw:custom-shape draw:style-name="gr338" draw:text-style-name="P133" draw:layer="layout" svg:width="3.5cm" svg:height="1.5cm" svg:x="0.5cm" svg:y="11cm">
          <text:p text:style-name="P3"><text:span text:style-name="T72">9P message</text:span></text:p>
          <draw:enhanced-geometry svg:viewBox="0 0 21600 21600" draw:text-areas="?f5 ?f1 ?f6 ?f3" draw:type="left-right-arrow" draw:modifiers="2893.57326478149 4201.998667554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0" draw:layer="layout" svg:width="0.001cm" svg:height="0.001cm" svg:x="0cm" svg:y="2.083cm" draw:page-number="19" presentation:class="page"/>
          <draw:frame presentation:style-name="pr1" draw:text-style-name="P1" draw:layer="layout" svg:width="14.991cm" svg:height="12.083cm" svg:x="1.874cm" svg:y="13.019cm" presentation:class="notes" presentation:placeholder="true">
            <draw:text-box/>
          </draw:frame>
        </presentation:notes>
      </draw:page>
      <draw:page draw:name="page20" draw:style-name="dp1" draw:master-page-name="標準" presentation:presentation-page-layout-name="AL1T21">
        <office:forms form:automatic-focus="false" form:apply-design-mode="false"/>
        <draw:rect draw:style-name="gr122" draw:layer="layout" svg:width="10.5cm" svg:height="4cm" svg:x="1cm" svg:y="13cm">
          <text:p text:style-name="P1"/>
        </draw:rect>
        <draw:rect draw:style-name="gr122" draw:layer="layout" svg:width="10.5cm" svg:height="4cm" svg:x="14cm" svg:y="13cm">
          <text:p text:style-name="P1"/>
        </draw:rect>
        <draw:g>
          <draw:rect draw:style-name="gr122" draw:layer="layout" svg:width="5cm" svg:height="10.5cm" svg:x="14cm" svg:y="1.5cm">
            <text:p text:style-name="P1"/>
          </draw:rect>
          <draw:rect draw:style-name="gr122" draw:layer="layout" svg:width="4cm" svg:height="2.5cm" svg:x="14.5cm" svg:y="9cm">
            <text:p text:style-name="P1"/>
          </draw:rect>
          <draw:custom-shape draw:style-name="gr336" draw:text-style-name="P65" draw:layer="layout" svg:width="3cm" svg:height="1.5cm" svg:x="15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22" draw:layer="layout" svg:width="4cm" svg:height="2cm" svg:x="14.5cm" svg:y="6.5cm">
            <text:p text:style-name="P1"/>
          </draw:rect>
          <draw:rect draw:style-name="gr122" draw:layer="layout" svg:width="4cm" svg:height="4cm" svg:x="14.5cm" svg:y="2cm">
            <text:p text:style-name="P1"/>
          </draw:rect>
        </draw:g>
        <draw:g>
          <draw:rect draw:style-name="gr122" draw:layer="layout" svg:width="5cm" svg:height="10.5cm" svg:x="14cm" svg:y="1.5cm">
            <text:p text:style-name="P1"/>
          </draw:rect>
          <draw:rect draw:style-name="gr122" draw:layer="layout" svg:width="4cm" svg:height="2.5cm" svg:x="14.5cm" svg:y="9cm">
            <text:p text:style-name="P1"/>
          </draw:rect>
          <draw:custom-shape draw:style-name="gr336" draw:text-style-name="P65" draw:layer="layout" svg:width="3cm" svg:height="1.5cm" svg:x="15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22" draw:layer="layout" svg:width="4cm" svg:height="2cm" svg:x="14.5cm" svg:y="6.5cm">
            <text:p text:style-name="P1"/>
          </draw:rect>
          <draw:rect draw:style-name="gr122" draw:layer="layout" svg:width="4cm" svg:height="4cm" svg:x="14.5cm" svg:y="2cm">
            <text:p text:style-name="P1"/>
          </draw:rect>
        </draw:g>
        <draw:g>
          <draw:rect draw:style-name="gr122" draw:layer="layout" svg:width="5cm" svg:height="10.5cm" svg:x="19.5cm" svg:y="1.5cm">
            <text:p text:style-name="P1"/>
          </draw:rect>
          <draw:rect draw:style-name="gr122" draw:layer="layout" svg:width="4cm" svg:height="2.5cm" svg:x="20cm" svg:y="9cm">
            <text:p text:style-name="P1"/>
          </draw:rect>
          <draw:custom-shape draw:style-name="gr336" draw:text-style-name="P65" draw:layer="layout" svg:width="3cm" svg:height="1.5cm" svg:x="20.5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22" draw:layer="layout" svg:width="4cm" svg:height="2cm" svg:x="20cm" svg:y="6.5cm">
            <text:p text:style-name="P1"/>
          </draw:rect>
          <draw:rect draw:style-name="gr122" draw:layer="layout" svg:width="4cm" svg:height="4cm" svg:x="20cm" svg:y="2cm">
            <text:p text:style-name="P1"/>
          </draw:rect>
        </draw:g>
        <draw:rect draw:style-name="gr9" draw:text-style-name="P132" draw:layer="layout" svg:width="2.5cm" svg:height="2cm" svg:x="15cm" svg:y="13.5cm">
          <text:p text:style-name="P1"><text:span text:style-name="T2">Server</text:span></text:p>
          <text:p text:style-name="P1"><text:span text:style-name="T2">lookup</text:span></text:p>
        </draw:rect>
        <draw:frame draw:style-name="gr339" draw:text-style-name="P132" draw:layer="layout" svg:width="3.338cm" svg:height="0.924cm" svg:x="1.5cm" svg:y="18cm">
          <draw:text-box>
            <text:p text:style-name="P1"><text:span text:style-name="T2">Name Space</text:span></text:p>
          </draw:text-box>
        </draw:frame>
        <draw:frame draw:style-name="gr339" draw:text-style-name="P132" draw:layer="layout" svg:width="3.338cm" svg:height="0.924cm" svg:x="15cm" svg:y="9.076cm">
          <draw:text-box>
            <text:p text:style-name="P1"><text:span text:style-name="T2">Name Space</text:span></text:p>
          </draw:text-box>
        </draw:frame>
        <draw:frame draw:style-name="gr339" draw:text-style-name="P132" draw:layer="layout" svg:width="3.338cm" svg:height="0.924cm" svg:x="20.162cm" svg:y="9.076cm">
          <draw:text-box>
            <text:p text:style-name="P1"><text:span text:style-name="T2">Name Space</text:span></text:p>
          </draw:text-box>
        </draw:frame>
        <draw:line draw:style-name="gr117" draw:layer="layout" svg:x1="9cm" svg:y1="10.5cm" svg:x2="16cm" svg:y2="10cm">
          <text:p text:style-name="P1"/>
        </draw:line>
        <draw:line draw:style-name="gr117" draw:layer="layout" svg:x1="8.5cm" svg:y1="10.5cm" svg:x2="4cm" svg:y2="10cm">
          <text:p text:style-name="P1"/>
        </draw:line>
        <draw:line draw:style-name="gr117" draw:layer="layout" svg:x1="17cm" svg:y1="10.5cm" svg:x2="21.5cm" svg:y2="10cm">
          <text:p text:style-name="P1"/>
        </draw:line>
        <draw:custom-shape draw:style-name="gr336" draw:text-style-name="P65" draw:layer="layout" svg:width="5.5cm" svg:height="1.5cm" svg:x="10cm" svg:y="8.5cm">
          <text:p text:style-name="P1"/>
          <draw:enhanced-geometry svg:viewBox="0 0 21600 21600" draw:type="block-arc" draw:modifiers="-165.046469350701 9731.7051527891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6" draw:text-style-name="P65" draw:layer="layout" svg:width="13.5cm" svg:height="3cm" svg:x="9.5cm" svg:y="7.5cm">
          <text:p text:style-name="P1"/>
          <draw:enhanced-geometry svg:viewBox="0 0 21600 21600" draw:type="block-arc" draw:modifiers="-173.888436802607 10309.83683217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36" draw:text-style-name="P65" draw:layer="layout" svg:width="5.5cm" svg:height="1.5cm" svg:x="3cm" svg:y="8.5cm">
          <text:p text:style-name="P1"/>
          <draw:enhanced-geometry svg:viewBox="0 0 21600 21600" draw:type="block-arc" draw:modifiers="-165.046469350701 9731.7051527891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rect draw:style-name="gr9" draw:text-style-name="P132" draw:layer="layout" svg:width="2.5cm" svg:height="2cm" svg:x="15cm" svg:y="13.5cm">
          <text:p text:style-name="P1"><text:span text:style-name="T2">Server</text:span></text:p>
          <text:p text:style-name="P1"><text:span text:style-name="T2">lookup</text:span></text:p>
        </draw:rect>
        <draw:rect draw:style-name="gr9" draw:text-style-name="P132" draw:layer="layout" svg:width="2.5cm" svg:height="2cm" svg:x="15cm" svg:y="13.5cm">
          <text:p text:style-name="P1"><text:span text:style-name="T2">Server</text:span></text:p>
          <text:p text:style-name="P1"><text:span text:style-name="T2">lookup</text:span></text:p>
        </draw:rect>
        <draw:rect draw:style-name="gr9" draw:text-style-name="P132" draw:layer="layout" svg:width="2.5cm" svg:height="2cm" svg:x="15cm" svg:y="13.5cm">
          <text:p text:style-name="P1"><text:span text:style-name="T2">Server</text:span></text:p>
          <text:p text:style-name="P1"><text:span text:style-name="T2">lookup</text:span></text:p>
        </draw:rect>
        <draw:rect draw:style-name="gr9" draw:text-style-name="P132" draw:layer="layout" svg:width="2.5cm" svg:height="2cm" svg:x="15cm" svg:y="13.5cm">
          <text:p text:style-name="P1"><text:span text:style-name="T2">Server</text:span></text:p>
          <text:p text:style-name="P1"><text:span text:style-name="T2">lookup</text:span></text:p>
        </draw:rect>
        <draw:rect draw:style-name="gr9" draw:text-style-name="P132" draw:layer="layout" svg:width="2.5cm" svg:height="2cm" svg:x="15cm" svg:y="13.5cm">
          <text:p text:style-name="P1"><text:span text:style-name="T2">Server</text:span></text:p>
          <text:p text:style-name="P1"><text:span text:style-name="T2">lookup</text:span></text:p>
        </draw:rect>
        <draw:rect draw:style-name="gr9" draw:text-style-name="P132" draw:layer="layout" svg:width="2.5cm" svg:height="2cm" svg:x="2cm" svg:y="13.5cm">
          <text:p text:style-name="P1"><text:span text:style-name="T2">Server</text:span></text:p>
          <text:p text:style-name="P1"><text:span text:style-name="T2">lookup</text:span></text:p>
        </draw:rect>
        <draw:rect draw:style-name="gr9" draw:text-style-name="P132" draw:layer="layout" svg:width="2.5cm" svg:height="2cm" svg:x="2cm" svg:y="13.5cm">
          <text:p text:style-name="P1"><text:span text:style-name="T2">Server</text:span></text:p>
          <text:p text:style-name="P1"><text:span text:style-name="T2">lookup</text:span></text:p>
        </draw:rect>
        <draw:rect draw:style-name="gr9" draw:text-style-name="P132" draw:layer="layout" svg:width="2.5cm" svg:height="2cm" svg:x="2cm" svg:y="13.5cm">
          <text:p text:style-name="P1"><text:span text:style-name="T2">Server</text:span></text:p>
          <text:p text:style-name="P1"><text:span text:style-name="T2">lookup</text:span></text:p>
        </draw:rect>
        <draw:rect draw:style-name="gr9" draw:text-style-name="P132" draw:layer="layout" svg:width="2.5cm" svg:height="2cm" svg:x="2cm" svg:y="13.5cm">
          <text:p text:style-name="P1"><text:span text:style-name="T2">Server</text:span></text:p>
          <text:p text:style-name="P1"><text:span text:style-name="T2">lookup</text:span></text:p>
        </draw:rect>
        <draw:rect draw:style-name="gr9" draw:text-style-name="P132" draw:layer="layout" svg:width="2.5cm" svg:height="2cm" svg:x="2cm" svg:y="13.5cm">
          <text:p text:style-name="P1"><text:span text:style-name="T2">Server</text:span></text:p>
          <text:p text:style-name="P1"><text:span text:style-name="T2">lookup</text:span></text:p>
        </draw:rect>
        <draw:rect draw:style-name="gr9" draw:text-style-name="P132" draw:layer="layout" svg:width="2.5cm" svg:height="2cm" svg:x="2cm" svg:y="13.5cm">
          <text:p text:style-name="P1"><text:span text:style-name="T2">Server</text:span></text:p>
          <text:p text:style-name="P1"><text:span text:style-name="T2">lookup</text:span></text:p>
        </draw:rect>
        <draw:rect draw:style-name="gr9" draw:text-style-name="P132" draw:layer="layout" svg:width="2.5cm" svg:height="2cm" svg:x="6cm" svg:y="13.5cm">
          <text:p text:style-name="P1"><text:span text:style-name="T2">Comm</text:span></text:p>
          <text:p text:style-name="P1"><text:span text:style-name="T2">service</text:span></text:p>
        </draw:rect>
        <draw:rect draw:style-name="gr122" draw:text-style-name="P132" draw:layer="layout" svg:width="2.5cm" svg:height="2cm" svg:x="6cm" svg:y="13.5cm">
          <text:p text:style-name="P1"/>
        </draw:rect>
        <draw:g>
          <draw:rect draw:style-name="gr122" draw:layer="layout" svg:width="5cm" svg:height="10.5cm" svg:x="1cm" svg:y="1.5cm">
            <text:p text:style-name="P1"/>
          </draw:rect>
          <draw:rect draw:style-name="gr122" draw:layer="layout" svg:width="4cm" svg:height="2.5cm" svg:x="1.5cm" svg:y="9cm">
            <text:p text:style-name="P1"/>
          </draw:rect>
          <draw:custom-shape draw:style-name="gr336" draw:text-style-name="P65" draw:layer="layout" svg:width="3cm" svg:height="1.5cm" svg:x="2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22" draw:layer="layout" svg:width="4cm" svg:height="5cm" svg:x="1.5cm" svg:y="2cm">
            <text:p text:style-name="P1"/>
          </draw:rect>
          <draw:frame draw:style-name="gr339" draw:text-style-name="P132" draw:layer="layout" svg:width="3.338cm" svg:height="0.924cm" svg:x="1.662cm" svg:y="9.076cm">
            <draw:text-box>
              <text:p text:style-name="P1"><text:span text:style-name="T2">Name Space</text:span></text:p>
            </draw:text-box>
          </draw:frame>
          <draw:rect draw:style-name="gr9" draw:text-style-name="P132" draw:layer="layout" svg:width="4cm" svg:height="1cm" svg:x="1.5cm" svg:y="7.5cm">
            <text:p text:style-name="P1"><text:span text:style-name="T2">Library</text:span></text:p>
          </draw:rect>
          <draw:g>
            <draw:rect draw:style-name="gr122" draw:layer="layout" svg:width="1.676cm" svg:height="1.04cm" svg:x="2.324cm" svg:y="4.96cm">
              <text:p text:style-name="P1"/>
            </draw:rect>
            <draw:rect draw:style-name="gr122" draw:layer="layout" svg:width="0.419cm" svg:height="0.52cm" svg:x="2cm" svg:y="4.5cm">
              <text:p text:style-name="P1"/>
            </draw:rect>
          </draw:g>
          <draw:g>
            <draw:rect draw:style-name="gr122" draw:layer="layout" svg:width="1.676cm" svg:height="1.04cm" svg:x="2.324cm" svg:y="2.96cm">
              <text:p text:style-name="P1"/>
            </draw:rect>
            <draw:rect draw:style-name="gr122" draw:layer="layout" svg:width="0.419cm" svg:height="0.52cm" svg:x="2cm" svg:y="2.5cm">
              <text:p text:style-name="P1"/>
            </draw:rect>
          </draw:g>
        </draw:g>
        <draw:g>
          <draw:rect draw:style-name="gr122" draw:layer="layout" svg:width="5cm" svg:height="10.5cm" svg:x="6.5cm" svg:y="1.5cm">
            <text:p text:style-name="P1"/>
          </draw:rect>
          <draw:rect draw:style-name="gr122" draw:layer="layout" svg:width="4cm" svg:height="2.5cm" svg:x="7cm" svg:y="9cm">
            <text:p text:style-name="P1"/>
          </draw:rect>
          <draw:custom-shape draw:style-name="gr336" draw:text-style-name="P65" draw:layer="layout" svg:width="3cm" svg:height="1.5cm" svg:x="7.5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22" draw:layer="layout" svg:width="4cm" svg:height="5cm" svg:x="7cm" svg:y="2cm">
            <text:p text:style-name="P1"/>
          </draw:rect>
          <draw:frame draw:style-name="gr339" draw:text-style-name="P132" draw:layer="layout" svg:width="3.338cm" svg:height="0.924cm" svg:x="7.162cm" svg:y="9.076cm">
            <draw:text-box>
              <text:p text:style-name="P1"><text:span text:style-name="T2">Name Space</text:span></text:p>
            </draw:text-box>
          </draw:frame>
          <draw:rect draw:style-name="gr9" draw:text-style-name="P132" draw:layer="layout" svg:width="4cm" svg:height="1cm" svg:x="7cm" svg:y="7.5cm">
            <text:p text:style-name="P1"><text:span text:style-name="T2">Library</text:span></text:p>
          </draw:rect>
          <draw:g>
            <draw:rect draw:style-name="gr122" draw:layer="layout" svg:width="1.676cm" svg:height="1.04cm" svg:x="7.824cm" svg:y="4.96cm">
              <text:p text:style-name="P1"/>
            </draw:rect>
            <draw:rect draw:style-name="gr122" draw:layer="layout" svg:width="0.419cm" svg:height="0.52cm" svg:x="7.5cm" svg:y="4.5cm">
              <text:p text:style-name="P1"/>
            </draw:rect>
          </draw:g>
          <draw:g>
            <draw:rect draw:style-name="gr122" draw:layer="layout" svg:width="1.676cm" svg:height="1.04cm" svg:x="7.824cm" svg:y="2.96cm">
              <text:p text:style-name="P1"/>
            </draw:rect>
            <draw:rect draw:style-name="gr122" draw:layer="layout" svg:width="0.419cm" svg:height="0.52cm" svg:x="7.5cm" svg:y="2.5cm">
              <text:p text:style-name="P1"/>
            </draw:rect>
          </draw:g>
        </draw:g>
        <presentation:notes draw:style-name="dp2">
          <draw:page-thumbnail draw:style-name="gr10" draw:layer="layout" svg:width="0.001cm" svg:height="0.001cm" svg:x="0cm" svg:y="2.083cm" draw:page-number="20" presentation:class="page"/>
          <draw:frame presentation:style-name="pr1" draw:text-style-name="P1" draw:layer="layout" svg:width="14.991cm" svg:height="12.083cm" svg:x="1.874cm" svg:y="13.019cm" presentation:class="notes" presentation:placeholder="true">
            <draw:text-box/>
          </draw:frame>
        </presentation:notes>
      </draw:page>
      <draw:page draw:name="page21" draw:style-name="dp1" draw:master-page-name="標準" presentation:presentation-page-layout-name="AL1T21">
        <office:forms form:automatic-focus="false" form:apply-design-mode="false"/>
        <draw:custom-shape draw:style-name="gr340" draw:text-style-name="P9" draw:layer="layout" svg:width="8.89cm" svg:height="9.737cm" svg:x="1.27cm" svg:y="4.233cm">
          <text:p text:style-name="P1"/>
          <draw:enhanced-geometry svg:viewBox="0 0 21600 21600" draw:type="rectangle" draw:enhanced-path="M 0 0 L 21600 0 21600 21600 0 21600 0 0 Z N"/>
        </draw:custom-shape>
        <draw:custom-shape draw:style-name="gr340" draw:text-style-name="P9" draw:layer="layout" svg:width="8.89cm" svg:height="9.737cm" svg:x="15.24cm" svg:y="4.233cm">
          <text:p text:style-name="P1"/>
          <draw:enhanced-geometry svg:viewBox="0 0 21600 21600" draw:type="rectangle" draw:enhanced-path="M 0 0 L 21600 0 21600 21600 0 21600 0 0 Z N"/>
        </draw:custom-shape>
        <draw:custom-shape draw:style-name="gr341" draw:text-style-name="P48" draw:layer="layout" svg:width="6.139cm" svg:height="5.711cm" draw:transform="rotate (1.56800379999141) translate (2.531cm 11.201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2" draw:text-style-name="P9" draw:layer="layout" svg:width="6.985cm" svg:height="5.512cm" draw:transform="rotate (1.56800379999141) translate (16.915cm 11.628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3" draw:text-style-name="P106" draw:layer="layout" svg:width="1.468cm" svg:height="1.447cm" svg:x="5.473cm" svg:y="6.985cm">
          <text:p text:style-name="P82"><text:span text:style-name="T6">/</text:span><text:span text:style-name="T41">m/n</text:span></text:p>
          <draw:enhanced-geometry svg:viewBox="0 0 21600 21600" draw:type="mso-spt202" draw:enhanced-path="M 0 0 L 21600 0 21600 21600 0 21600 0 0 Z N"/>
        </draw:custom-shape>
        <draw:custom-shape draw:style-name="gr343" draw:text-style-name="P106" draw:layer="layout" svg:width="0.642cm" svg:height="0.854cm" svg:x="17.776cm" svg:y="7.62cm">
          <text:p text:style-name="P82"><text:span text:style-name="T13">/</text:span></text:p>
          <draw:enhanced-geometry svg:viewBox="0 0 21600 21600" draw:type="mso-spt202" draw:enhanced-path="M 0 0 L 21600 0 21600 21600 0 21600 0 0 Z N"/>
        </draw:custom-shape>
        <draw:line draw:style-name="gr344" draw:text-style-name="P22" draw:layer="layout" svg:x1="19.261cm" svg:y1="9.102cm" svg:x2="7.196cm" svg:y2="9.102cm">
          <text:p text:style-name="P1"/>
        </draw:line>
        <draw:custom-shape draw:style-name="gr345" draw:text-style-name="P9" draw:layer="layout" svg:width="0.507cm" svg:height="1.27cm" svg:x="8.533cm" svg:y="8.467cm">
          <text:p text:style-name="P1"/>
          <draw:enhanced-geometry svg:viewBox="0 0 21600 21600" draw:type="mso-spt202" draw:enhanced-path="M 0 0 L 21600 0 21600 21600 0 21600 0 0 Z N"/>
        </draw:custom-shape>
        <draw:custom-shape draw:style-name="gr346" draw:text-style-name="P14" draw:layer="layout" svg:width="1.738cm" svg:height="0.854cm" svg:x="11.923cm" svg:y="8.043cm">
          <text:p text:style-name="P12"><text:span text:style-name="T41">Mount</text:span></text:p>
          <draw:enhanced-geometry svg:viewBox="0 0 21600 21600" draw:type="mso-spt202" draw:enhanced-path="M 0 0 L 21600 0 21600 21600 0 21600 0 0 Z N"/>
        </draw:custom-shape>
        <draw:custom-shape draw:style-name="gr346" draw:text-style-name="P14" draw:layer="layout" svg:width="4.63cm" svg:height="1.777cm" svg:x="1.63cm" svg:y="4.868cm">
          <text:p text:style-name="P12"><text:span text:style-name="T73">Name space</text:span></text:p>
          <text:p text:style-name="P12"><text:span text:style-name="T73">of CPU server</text:span></text:p>
          <draw:enhanced-geometry svg:viewBox="0 0 21600 21600" draw:type="mso-spt202" draw:enhanced-path="M 0 0 L 21600 0 21600 21600 0 21600 0 0 Z N"/>
        </draw:custom-shape>
        <draw:custom-shape draw:style-name="gr346" draw:text-style-name="P14" draw:layer="layout" svg:width="4.003cm" svg:height="1.777cm" svg:x="15.54cm" svg:y="4.657cm">
          <text:p text:style-name="P12"><text:span text:style-name="T73">Name Space</text:span></text:p>
          <text:p text:style-name="P12"><text:span text:style-name="T73">of Terminal</text:span></text:p>
          <draw:enhanced-geometry svg:viewBox="0 0 21600 21600" draw:type="mso-spt202" draw:enhanced-path="M 0 0 L 21600 0 21600 21600 0 21600 0 0 Z N"/>
        </draw:custom-shape>
        <draw:custom-shape draw:style-name="gr346" draw:text-style-name="P14" draw:layer="layout" svg:width="2.242cm" svg:height="0.854cm" svg:x="3.077cm" svg:y="2.963cm">
          <text:p text:style-name="P12"><text:span text:style-name="T13">import</text:span></text:p>
          <draw:enhanced-geometry svg:viewBox="0 0 21600 21600" draw:type="mso-spt202" draw:enhanced-path="M 0 0 L 21600 0 21600 21600 0 21600 0 0 Z N"/>
        </draw:custom-shape>
        <draw:custom-shape draw:style-name="gr343" draw:text-style-name="P106" draw:layer="layout" svg:width="2.598cm" svg:height="1.447cm" svg:x="5.051cm" svg:y="8.678cm">
          <text:p text:style-name="P82"><text:span text:style-name="T22">/</text:span><text:span text:style-name="T74">mnt/term</text:span></text:p>
          <draw:enhanced-geometry svg:viewBox="0 0 21600 21600" draw:type="mso-spt202" draw:enhanced-path="M 0 0 L 21600 0 21600 21600 0 21600 0 0 Z N"/>
        </draw:custom-shape>
        <draw:custom-shape draw:style-name="gr347" draw:text-style-name="P9" draw:layer="layout" svg:width="3.598cm" svg:height="2.964cm" draw:transform="rotate (1.56800379999141) translate (19.468cm 10.791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6" draw:text-style-name="P14" draw:layer="layout" svg:width="3.694cm" svg:height="1.447cm" svg:x="16.462cm" svg:y="2.54cm">
          <text:p text:style-name="P12"><text:span text:style-name="T46">Exportfs</text:span></text:p>
          <text:p text:style-name="P12"><text:span text:style-name="T46">CPU command</text:span></text:p>
          <draw:enhanced-geometry svg:viewBox="0 0 21600 21600" draw:type="mso-spt202" draw:enhanced-path="M 0 0 L 21600 0 21600 21600 0 21600 0 0 Z N"/>
        </draw:custom-shape>
        <presentation:notes draw:style-name="dp2">
          <draw:page-thumbnail draw:style-name="gr10" draw:layer="layout" svg:width="7.025cm" svg:height="10.276cm" svg:x="5.857cm" svg:y="2.083cm" draw:page-number="21" presentation:class="page"/>
          <draw:frame presentation:style-name="pr2" draw:text-style-name="P1" draw:layer="layout" svg:width="14.991cm" svg:height="12.334cm" svg:x="1.874cm" svg:y="13.019cm" presentation:class="notes" presentation:placeholder="true">
            <draw:text-box/>
          </draw:frame>
        </presentation:notes>
      </draw:page>
      <draw:page draw:name="page22" draw:style-name="dp1" draw:master-page-name="標準" presentation:presentation-page-layout-name="AL1T21">
        <office:forms form:automatic-focus="false" form:apply-design-mode="false"/>
        <draw:custom-shape draw:style-name="gr348" draw:text-style-name="P134" draw:layer="layout" svg:width="4.604cm" svg:height="1.019cm" svg:x="0.948cm" svg:y="0.5cm">
          <text:p text:style-name="P120"><text:span text:style-name="T75">Application</text:span></text:p>
          <draw:enhanced-geometry svg:viewBox="0 0 21600 21600" draw:type="mso-spt202" draw:enhanced-path="M 0 0 L 21600 0 21600 21600 0 21600 0 0 Z N"/>
        </draw:custom-shape>
        <draw:custom-shape draw:style-name="gr349" draw:text-style-name="P135" draw:layer="layout" svg:width="12.296cm" svg:height="1.019cm" svg:x="10.187cm" svg:y="1.905cm">
          <text:p text:style-name="P1"/>
          <draw:enhanced-geometry svg:viewBox="0 0 21600 21600" draw:type="mso-spt202" draw:enhanced-path="M 0 0 L 21600 0 21600 21600 0 21600 0 0 Z N"/>
        </draw:custom-shape>
        <draw:custom-shape draw:style-name="gr350" draw:text-style-name="P9" draw:layer="layout" svg:width="20.448cm" svg:height="8.466cm" svg:x="2.367cm" svg:y="9.314cm">
          <text:p text:style-name="P1"/>
          <draw:enhanced-geometry svg:viewBox="0 0 21600 21600" draw:type="rectangle" draw:enhanced-path="M 0 0 L 21600 0 21600 21600 0 21600 0 0 Z N"/>
        </draw:custom-shape>
        <draw:g>
          <draw:custom-shape draw:style-name="gr351" draw:text-style-name="P9" draw:layer="layout" svg:width="5.037cm" svg:height="4.657cm" svg:x="17.184cm" svg:y="12.7cm">
            <text:p text:style-name="P1"/>
            <draw:enhanced-geometry svg:viewBox="0 0 21600 21600" draw:type="rectangle" draw:enhanced-path="M 0 0 L 21600 0 21600 21600 0 21600 0 0 Z N"/>
          </draw:custom-shape>
          <draw:custom-shape draw:style-name="gr352" draw:text-style-name="P26" draw:layer="layout" svg:width="4.383cm" svg:height="1.905cm" svg:x="17.543cm" svg:y="13.758cm">
            <text:p text:style-name="P25"><text:span text:style-name="T76">Protocol Stack</text:span></text:p>
            <text:p text:style-name="P25"><text:span text:style-name="T76"/></text:p>
            <text:p text:style-name="P25"><text:span text:style-name="T77">TCP,UDP, IP, ARP</text:span></text:p>
            <draw:enhanced-geometry svg:viewBox="0 0 21600 21600" draw:type="rectangle" draw:enhanced-path="M 0 0 L 21600 0 21600 21600 0 21600 0 0 Z N"/>
          </draw:custom-shape>
          <draw:custom-shape draw:style-name="gr352" draw:text-style-name="P11" draw:layer="layout" svg:width="3.013cm" svg:height="1.08cm" svg:x="18.074cm" svg:y="15.875cm">
            <text:p text:style-name="P10"><text:span text:style-name="T76">Ether</text:span></text:p>
            <text:p text:style-name="P10"><text:span text:style-name="T76">driver</text:span></text:p>
            <draw:enhanced-geometry svg:viewBox="0 0 21600 21600" draw:type="rectangle" draw:enhanced-path="M 0 0 L 21600 0 21600 21600 0 21600 0 0 Z N"/>
          </draw:custom-shape>
          <draw:custom-shape draw:style-name="gr353" draw:text-style-name="P32" draw:layer="layout" svg:width="5.129cm" svg:height="1.269cm" svg:x="17.296cm" svg:y="12.912cm">
            <text:p text:style-name="P31"><text:span text:style-name="T69">NW </text:span><text:span text:style-name="T69">ｓｅｒｖｉｃｅ</text:span></text:p>
            <draw:enhanced-geometry svg:viewBox="0 0 21600 21600" draw:type="mso-spt202" draw:enhanced-path="M 0 0 L 21600 0 21600 21600 0 21600 0 0 Z N"/>
          </draw:custom-shape>
        </draw:g>
        <draw:custom-shape draw:style-name="gr354" draw:text-style-name="P16" draw:layer="layout" svg:width="5.037cm" svg:height="1.059cm" svg:x="18.963cm" svg:y="11.43cm">
          <text:p text:style-name="P15"><text:span text:style-name="T78">9P <text:s/>protocol</text:span></text:p>
          <draw:enhanced-geometry svg:viewBox="0 0 21600 21600" draw:text-areas="?f5 ?f1 ?f6 ?f3" draw:type="left-right-arrow" draw:modifiers="1800 322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5" draw:text-style-name="P35" draw:layer="layout" svg:width="3.144cm" svg:height="0.934cm" svg:x="7.733cm" svg:y="16.722cm">
          <text:p text:style-name="P17"><text:span text:style-name="T79">LP49core</text:span></text:p>
          <draw:enhanced-geometry svg:viewBox="0 0 21600 21600" draw:type="mso-spt202" draw:enhanced-path="M 0 0 L 21600 0 21600 21600 0 21600 0 0 Z N"/>
        </draw:custom-shape>
        <draw:custom-shape draw:style-name="gr351" draw:text-style-name="P9" draw:layer="layout" svg:width="7.41cm" svg:height="5.08cm" svg:x="2.903cm" svg:y="2.209cm">
          <text:p text:style-name="P1"/>
          <draw:enhanced-geometry svg:viewBox="0 0 21600 21600" draw:type="rectangle" draw:enhanced-path="M 0 0 L 21600 0 21600 21600 0 21600 0 0 Z N"/>
        </draw:custom-shape>
        <draw:custom-shape draw:style-name="gr356" draw:text-style-name="P11" draw:layer="layout" svg:width="3.556cm" svg:height="1.724cm" svg:x="3.496cm" svg:y="5.384cm">
          <text:p text:style-name="P10"><text:span text:style-name="T78">L4_IPC()</text:span></text:p>
          <draw:enhanced-geometry svg:viewBox="0 0 21600 21600" draw:type="rectangle" draw:enhanced-path="M 0 0 L 21600 0 21600 21600 0 21600 0 0 Z N"/>
        </draw:custom-shape>
        <draw:custom-shape draw:style-name="gr357" draw:text-style-name="P11" draw:layer="layout" svg:width="3.556cm" svg:height="2.964cm" svg:x="3.496cm" svg:y="2.42cm">
          <text:p text:style-name="P10"><text:span text:style-name="T78">Open</text:span><text:span text:style-name="T78">（）</text:span></text:p>
          <draw:enhanced-geometry svg:viewBox="0 0 21600 21600" draw:type="rectangle" draw:enhanced-path="M 0 0 L 21600 0 21600 21600 0 21600 0 0 Z N"/>
        </draw:custom-shape>
        <draw:line draw:style-name="gr358" draw:text-style-name="P22" draw:layer="layout" svg:x1="5.274cm" svg:y1="4.325cm" svg:x2="5.274cm" svg:y2="5.807cm">
          <text:p text:style-name="P1"/>
        </draw:line>
        <draw:g>
          <draw:custom-shape draw:style-name="gr357" draw:text-style-name="P11" draw:layer="layout" svg:width="3.211cm" svg:height="1.97cm" svg:x="3.6cm" svg:y="10.306cm">
            <text:p text:style-name="P10"><text:span text:style-name="T69">Mngr</text:span></text:p>
            <draw:enhanced-geometry svg:viewBox="0 0 21600 21600" draw:type="rectangle" draw:enhanced-path="M 0 0 L 21600 0 21600 21600 0 21600 0 0 Z N"/>
          </draw:custom-shape>
          <draw:custom-shape draw:style-name="gr359" draw:text-style-name="P9" draw:layer="layout" svg:width="0.642cm" svg:height="0.357cm" svg:x="2.958cm" svg:y="9.949cm">
            <text:p text:style-name="P1"/>
            <draw:enhanced-geometry svg:viewBox="0 0 21600 21600" draw:type="rectangle" draw:enhanced-path="M 0 0 L 21600 0 21600 21600 0 21600 0 0 Z N"/>
          </draw:custom-shape>
        </draw:g>
        <draw:g>
          <draw:custom-shape draw:style-name="gr357" draw:text-style-name="P11" draw:layer="layout" svg:width="2.667cm" svg:height="2.117cm" svg:x="8.293cm" svg:y="10.372cm">
            <text:p text:style-name="P10"><text:span text:style-name="T69"/></text:p>
            <text:p text:style-name="P10"><text:span text:style-name="T69"/></text:p>
            <text:p text:style-name="P10"><text:span text:style-name="T69">clerk</text:span></text:p>
            <draw:enhanced-geometry svg:viewBox="0 0 21600 21600" draw:type="rectangle" draw:enhanced-path="M 0 0 L 21600 0 21600 21600 0 21600 0 0 Z N"/>
          </draw:custom-shape>
          <draw:custom-shape draw:style-name="gr359" draw:text-style-name="P9" draw:layer="layout" svg:width="0.591cm" svg:height="0.423cm" svg:x="7.702cm" svg:y="9.949cm">
            <text:p text:style-name="P1"/>
            <draw:enhanced-geometry svg:viewBox="0 0 21600 21600" draw:type="rectangle" draw:enhanced-path="M 0 0 L 21600 0 21600 21600 0 21600 0 0 Z N"/>
          </draw:custom-shape>
        </draw:g>
        <draw:g>
          <draw:custom-shape draw:style-name="gr357" draw:text-style-name="P11" draw:layer="layout" svg:width="2.667cm" svg:height="2.117cm" svg:x="12.739cm" svg:y="10.372cm">
            <text:p text:style-name="P10"><text:span text:style-name="T69"/></text:p>
            <text:p text:style-name="P10"><text:span text:style-name="T69"/></text:p>
            <text:p text:style-name="P10"><text:span text:style-name="T69">clerk</text:span></text:p>
            <draw:enhanced-geometry svg:viewBox="0 0 21600 21600" draw:type="rectangle" draw:enhanced-path="M 0 0 L 21600 0 21600 21600 0 21600 0 0 Z N"/>
          </draw:custom-shape>
          <draw:custom-shape draw:style-name="gr359" draw:text-style-name="P9" draw:layer="layout" svg:width="0.592cm" svg:height="0.423cm" svg:x="12.147cm" svg:y="9.949cm">
            <text:p text:style-name="P1"/>
            <draw:enhanced-geometry svg:viewBox="0 0 21600 21600" draw:type="rectangle" draw:enhanced-path="M 0 0 L 21600 0 21600 21600 0 21600 0 0 Z N"/>
          </draw:custom-shape>
        </draw:g>
        <draw:custom-shape draw:style-name="gr360" draw:text-style-name="P16" draw:layer="layout" svg:width="3.381cm" svg:height="2.513cm" svg:x="11.676cm" svg:y="13.547cm">
          <text:p text:style-name="P15"><text:span text:style-name="T69">Name Space</text:span></text:p>
          <text:p text:style-name="P15"><text:span text:style-name="T69">Mngr</text:span></text:p>
          <draw:enhanced-geometry svg:viewBox="0 0 21600 21600" draw:type="mso-spt202" draw:enhanced-path="M 0 0 L 21600 0 21600 21600 0 21600 0 0 Z N"/>
        </draw:custom-shape>
        <draw:custom-shape draw:style-name="gr361" draw:text-style-name="P138" draw:layer="layout" svg:width="3.901cm" svg:height="3.252cm" svg:x="4.432cm" svg:y="13.335cm">
          <text:p text:style-name="P136"><text:span text:style-name="T80"/></text:p>
          <text:p text:style-name="P136"><text:span text:style-name="T80"/></text:p>
          <text:p text:style-name="P136"><text:span text:style-name="T80"/></text:p>
          <text:p text:style-name="P137"><text:span text:style-name="T81">Thread pool</text:span></text:p>
          <draw:enhanced-geometry svg:viewBox="0 0 21600 21600" draw:type="mso-spt202" draw:enhanced-path="M 0 0 L 21600 0 21600 21600 0 21600 0 0 Z N"/>
        </draw:custom-shape>
        <draw:g>
          <draw:custom-shape draw:style-name="gr357" draw:text-style-name="P11" draw:layer="layout" svg:width="2.005cm" svg:height="1.234cm" svg:x="3.995cm" svg:y="14.005cm">
            <text:p text:style-name="P10"><text:span text:style-name="T82">clerk</text:span></text:p>
            <draw:enhanced-geometry svg:viewBox="0 0 21600 21600" draw:type="rectangle" draw:enhanced-path="M 0 0 L 21600 0 21600 21600 0 21600 0 0 Z N"/>
          </draw:custom-shape>
          <draw:custom-shape draw:style-name="gr359" draw:text-style-name="P9" draw:layer="layout" svg:width="0.444cm" svg:height="0.246cm" svg:x="3.551cm" svg:y="13.759cm">
            <text:p text:style-name="P1"/>
            <draw:enhanced-geometry svg:viewBox="0 0 21600 21600" draw:type="rectangle" draw:enhanced-path="M 0 0 L 21600 0 21600 21600 0 21600 0 0 Z N"/>
          </draw:custom-shape>
        </draw:g>
        <draw:g>
          <draw:custom-shape draw:style-name="gr357" draw:text-style-name="P11" draw:layer="layout" svg:width="1.94cm" svg:height="1.234cm" svg:x="6.648cm" svg:y="14.005cm">
            <text:p text:style-name="P10"><text:span text:style-name="T82">clerk</text:span></text:p>
            <draw:enhanced-geometry svg:viewBox="0 0 21600 21600" draw:type="rectangle" draw:enhanced-path="M 0 0 L 21600 0 21600 21600 0 21600 0 0 Z N"/>
          </draw:custom-shape>
          <draw:custom-shape draw:style-name="gr359" draw:text-style-name="P9" draw:layer="layout" svg:width="0.43cm" svg:height="0.246cm" svg:x="6.218cm" svg:y="13.759cm">
            <text:p text:style-name="P1"/>
            <draw:enhanced-geometry svg:viewBox="0 0 21600 21600" draw:type="rectangle" draw:enhanced-path="M 0 0 L 21600 0 21600 21600 0 21600 0 0 Z N"/>
          </draw:custom-shape>
        </draw:g>
        <draw:custom-shape draw:style-name="gr362" draw:text-style-name="P9" draw:layer="layout" svg:width="0.591cm" svg:height="0.424cm" svg:x="2.312cm" svg:y="1.785cm">
          <text:p text:style-name="P1"/>
          <draw:enhanced-geometry svg:viewBox="0 0 21600 21600" draw:type="rectangle" draw:enhanced-path="M 0 0 L 21600 0 21600 21600 0 21600 0 0 Z N"/>
        </draw:custom-shape>
        <draw:custom-shape draw:style-name="gr363" draw:text-style-name="P16" draw:layer="layout" svg:width="2.483cm" svg:height="1.607cm" svg:x="18.165cm" svg:y="9.737cm">
          <text:p text:style-name="P15"><text:span text:style-name="T83">Pipe</text:span></text:p>
          <text:p text:style-name="P15"><text:span text:style-name="T83">device</text:span></text:p>
          <draw:enhanced-geometry svg:viewBox="0 0 21600 21600" draw:type="mso-spt202" draw:enhanced-path="M 0 0 L 21600 0 21600 21600 0 21600 0 0 Z N"/>
        </draw:custom-shape>
        <draw:line draw:style-name="gr358" draw:text-style-name="P22" draw:layer="layout" svg:x1="5.329cm" svg:y1="7.409cm" svg:x2="5.329cm" svg:y2="10.16cm">
          <text:p text:style-name="P1"/>
        </draw:line>
        <draw:line draw:style-name="gr358" draw:text-style-name="P22" draw:layer="layout" svg:x1="5.329cm" svg:y1="10.16cm" svg:x2="7.701cm" svg:y2="10.16cm">
          <text:p text:style-name="P1"/>
        </draw:line>
        <draw:line draw:style-name="gr358" draw:text-style-name="P22" draw:layer="layout" svg:x1="7.701cm" svg:y1="10.159cm" svg:x2="5.626cm" svg:y2="7.408cm">
          <text:p text:style-name="P1"/>
        </draw:line>
        <draw:custom-shape draw:style-name="gr351" draw:text-style-name="P9" draw:layer="layout" svg:width="7.408cm" svg:height="5.08cm" svg:x="12.092cm" svg:y="2.42cm">
          <text:p text:style-name="P1"/>
          <draw:enhanced-geometry svg:viewBox="0 0 21600 21600" draw:type="rectangle" draw:enhanced-path="M 0 0 L 21600 0 21600 21600 0 21600 0 0 Z N"/>
        </draw:custom-shape>
        <draw:custom-shape draw:style-name="gr364" draw:text-style-name="P9" draw:layer="layout" svg:width="2.371cm" svg:height="2.117cm" svg:x="16.537cm" svg:y="3.69cm">
          <text:p text:style-name="P1"/>
          <draw:enhanced-geometry svg:viewBox="0 0 21600 21600" draw:type="rectangle" draw:enhanced-path="M 0 0 L 21600 0 21600 21600 0 21600 0 0 Z N"/>
        </draw:custom-shape>
        <draw:custom-shape draw:style-name="gr356" draw:text-style-name="P11" draw:layer="layout" svg:width="3.556cm" svg:height="1.725cm" svg:x="12.684cm" svg:y="5.595cm">
          <text:p text:style-name="P10"><text:span text:style-name="T78">L4_IPC()</text:span></text:p>
          <draw:enhanced-geometry svg:viewBox="0 0 21600 21600" draw:type="rectangle" draw:enhanced-path="M 0 0 L 21600 0 21600 21600 0 21600 0 0 Z N"/>
        </draw:custom-shape>
        <draw:custom-shape draw:style-name="gr357" draw:text-style-name="P11" draw:layer="layout" svg:width="3.556cm" svg:height="2.963cm" svg:x="12.684cm" svg:y="2.632cm">
          <text:p text:style-name="P10"><text:span text:style-name="T78">Write</text:span><text:span text:style-name="T78">（）</text:span></text:p>
          <draw:enhanced-geometry svg:viewBox="0 0 21600 21600" draw:type="rectangle" draw:enhanced-path="M 0 0 L 21600 0 21600 21600 0 21600 0 0 Z N"/>
        </draw:custom-shape>
        <draw:line draw:style-name="gr358" draw:text-style-name="P22" draw:layer="layout" svg:x1="14.462cm" svg:y1="4.537cm" svg:x2="14.462cm" svg:y2="6.019cm">
          <text:p text:style-name="P1"/>
        </draw:line>
        <draw:custom-shape draw:style-name="gr362" draw:text-style-name="P9" draw:layer="layout" svg:width="0.594cm" svg:height="0.423cm" svg:x="11.498cm" svg:y="1.997cm">
          <text:p text:style-name="P1"/>
          <draw:enhanced-geometry svg:viewBox="0 0 21600 21600" draw:type="rectangle" draw:enhanced-path="M 0 0 L 21600 0 21600 21600 0 21600 0 0 Z N"/>
        </draw:custom-shape>
        <draw:custom-shape draw:style-name="gr365" draw:text-style-name="P16" draw:layer="layout" svg:width="3.11cm" svg:height="1.277cm" svg:x="16.047cm" svg:y="3.902cm">
          <text:p text:style-name="P15"><text:span text:style-name="T76">Page</text:span></text:p>
          <text:p text:style-name="P15"><text:span text:style-name="T76">mapping</text:span></text:p>
          <draw:enhanced-geometry svg:viewBox="0 0 21600 21600" draw:type="mso-spt202" draw:enhanced-path="M 0 0 L 21600 0 21600 21600 0 21600 0 0 Z N"/>
        </draw:custom-shape>
        <draw:line draw:style-name="gr366" draw:text-style-name="P22" draw:layer="layout" svg:x1="15.109cm" svg:y1="11.43cm" svg:x2="16.592cm" svg:y2="12.489cm">
          <text:p text:style-name="P1"/>
        </draw:line>
        <draw:line draw:style-name="gr358" draw:text-style-name="P22" draw:layer="layout" svg:x1="14.219cm" svg:y1="7.62cm" svg:x2="6.811cm" svg:y2="11.43cm">
          <text:p text:style-name="P1"/>
        </draw:line>
        <draw:line draw:style-name="gr367" draw:text-style-name="P22" draw:layer="layout" svg:x1="17.481cm" svg:y1="6.35cm" svg:x2="15.109cm" svg:y2="11.43cm">
          <text:p text:style-name="P1"/>
        </draw:line>
        <draw:custom-shape draw:style-name="gr368" draw:text-style-name="P14" draw:layer="layout" svg:width="4.402cm" svg:height="0.934cm" svg:x="16cm" svg:y="8.392cm">
          <text:p text:style-name="P12"><text:span text:style-name="T83">Page map</text:span></text:p>
          <draw:enhanced-geometry svg:viewBox="0 0 21600 21600" draw:type="mso-spt202" draw:enhanced-path="M 0 0 L 21600 0 21600 21600 0 21600 0 0 Z N"/>
        </draw:custom-shape>
        <draw:line draw:style-name="gr358" draw:text-style-name="P22" draw:layer="layout" svg:x1="6.812cm" svg:y1="11.43cm" svg:x2="14.22cm" svg:y2="11.43cm">
          <text:p text:style-name="P1"/>
        </draw:line>
        <draw:line draw:style-name="gr358" draw:text-style-name="P22" draw:layer="layout" svg:x1="14.22cm" svg:y1="11.43cm" svg:x2="14.517cm" svg:y2="7.62cm">
          <text:p text:style-name="P1"/>
        </draw:line>
        <presentation:notes draw:style-name="dp2">
          <draw:page-thumbnail draw:style-name="gr10" draw:layer="layout" svg:width="7.025cm" svg:height="10.276cm" svg:x="5.857cm" svg:y="2.083cm" draw:page-number="22" presentation:class="page"/>
          <draw:frame presentation:style-name="pr2" draw:text-style-name="P1" draw:layer="layout" svg:width="14.991cm" svg:height="12.334cm" svg:x="1.874cm" svg:y="13.019cm" presentation:class="notes" presentation:placeholder="true">
            <draw:text-box/>
          </draw:frame>
        </presentation:notes>
      </draw:page>
      <draw:page draw:name="page23" draw:style-name="dp1" draw:master-page-name="標準" presentation:presentation-page-layout-name="AL1T21">
        <office:forms form:automatic-focus="false" form:apply-design-mode="false"/>
        <draw:g>
          <draw:custom-shape draw:style-name="gr341" draw:text-style-name="P48" draw:layer="layout" svg:width="4.657cm" svg:height="5.255cm" draw:transform="rotate (1.56800379999141) translate (3.481cm 6.131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2" draw:text-style-name="P9" draw:layer="layout" svg:width="4.656cm" svg:height="5.255cm" draw:transform="rotate (1.56800379999141) translate (16.504cm 6.343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9" draw:text-style-name="P139" draw:layer="layout" svg:width="1.645cm" svg:height="2.611cm" svg:x="4.378cm" svg:y="6.985cm">
            <text:p text:style-name="P15"><text:span text:style-name="T84">type</text:span></text:p>
            <text:p text:style-name="P15"><text:span text:style-name="T84"/></text:p>
            <text:p text:style-name="P15"><text:span text:style-name="T84">fid</text:span></text:p>
            <text:p text:style-name="P15"><text:span text:style-name="T84">mchan</text:span></text:p>
            <draw:enhanced-geometry svg:viewBox="0 0 21600 21600" draw:type="mso-spt202" draw:enhanced-path="M 0 0 L 21600 0 21600 21600 0 21600 0 0 Z N"/>
          </draw:custom-shape>
          <draw:custom-shape draw:style-name="gr370" draw:text-style-name="P140" draw:layer="layout" svg:width="2.957cm" svg:height="0.769cm" svg:x="3.643cm" svg:y="6.139cm">
            <text:p text:style-name="P12"><text:span text:style-name="T76">Chan: /a/b</text:span></text:p>
            <draw:enhanced-geometry svg:viewBox="0 0 21600 21600" draw:type="mso-spt202" draw:enhanced-path="M 0 0 L 21600 0 21600 21600 0 21600 0 0 Z N"/>
          </draw:custom-shape>
          <draw:custom-shape draw:style-name="gr371" draw:text-style-name="P16" draw:layer="layout" svg:width="0.502cm" svg:height="1.87cm" svg:x="8.606cm" svg:y="6.985cm">
            <text:p text:style-name="P15"><text:span text:style-name="T78"/></text:p>
            <text:p text:style-name="P15"><text:span text:style-name="T76"/></text:p>
            <text:p text:style-name="P15"><text:span text:style-name="T76"/></text:p>
            <draw:enhanced-geometry svg:viewBox="0 0 21600 21600" draw:type="mso-spt202" draw:enhanced-path="M 0 0 L 21600 0 21600 21600 0 21600 0 0 Z N"/>
          </draw:custom-shape>
          <draw:custom-shape draw:style-name="gr370" draw:text-style-name="P14" draw:layer="layout" svg:width="2.246cm" svg:height="0.854cm" svg:x="7.665cm" svg:y="6.139cm">
            <text:p text:style-name="P12"><text:span text:style-name="T78">Device</text:span></text:p>
            <draw:enhanced-geometry svg:viewBox="0 0 21600 21600" draw:type="mso-spt202" draw:enhanced-path="M 0 0 L 21600 0 21600 21600 0 21600 0 0 Z N"/>
          </draw:custom-shape>
          <draw:custom-shape draw:style-name="gr343" draw:text-style-name="P142" draw:layer="layout" svg:width="1.391cm" svg:height="1.447cm" svg:x="7.132cm" svg:y="2.117cm">
            <text:p text:style-name="P141"><text:span text:style-name="T32">/</text:span><text:span text:style-name="T85">a/b</text:span></text:p>
            <draw:enhanced-geometry svg:viewBox="0 0 21600 21600" draw:type="mso-spt202" draw:enhanced-path="M 0 0 L 21600 0 21600 21600 0 21600 0 0 Z N"/>
          </draw:custom-shape>
          <draw:custom-shape draw:style-name="gr343" draw:text-style-name="P142" draw:layer="layout" svg:width="1.391cm" svg:height="1.447cm" svg:x="6.905cm" svg:y="4.445cm">
            <text:p text:style-name="P141"><text:span text:style-name="T32">/</text:span><text:span text:style-name="T85">m/n</text:span></text:p>
            <draw:enhanced-geometry svg:viewBox="0 0 21600 21600" draw:type="mso-spt202" draw:enhanced-path="M 0 0 L 21600 0 21600 21600 0 21600 0 0 Z N"/>
          </draw:custom-shape>
          <draw:custom-shape draw:style-name="gr343" draw:text-style-name="P142" draw:layer="layout" svg:width="0.642cm" svg:height="0.82cm" svg:x="17.789cm" svg:y="3.599cm">
            <text:p text:style-name="P141"><text:span text:style-name="T32">/</text:span></text:p>
            <draw:enhanced-geometry svg:viewBox="0 0 21600 21600" draw:type="mso-spt202" draw:enhanced-path="M 0 0 L 21600 0 21600 21600 0 21600 0 0 Z N"/>
          </draw:custom-shape>
          <draw:custom-shape draw:style-name="gr343" draw:text-style-name="P142" draw:layer="layout" svg:width="1.391cm" svg:height="1.447cm" svg:x="19.699cm" svg:y="4.234cm">
            <text:p text:style-name="P141"><text:span text:style-name="T32">/</text:span><text:span text:style-name="T85">e/f</text:span></text:p>
            <draw:enhanced-geometry svg:viewBox="0 0 21600 21600" draw:type="mso-spt202" draw:enhanced-path="M 0 0 L 21600 0 21600 21600 0 21600 0 0 Z N"/>
          </draw:custom-shape>
          <draw:line draw:style-name="gr372" draw:text-style-name="P22" draw:layer="layout" svg:x1="16.509cm" svg:y1="4.022cm" svg:x2="8.284cm" svg:y2="4.869cm">
            <text:p text:style-name="P1"/>
          </draw:line>
          <draw:custom-shape draw:style-name="gr345" draw:text-style-name="P9" draw:layer="layout" svg:width="0.509cm" svg:height="1.27cm" svg:x="8.743cm" svg:y="4.869cm">
            <text:p text:style-name="P1"/>
            <draw:enhanced-geometry svg:viewBox="0 0 21600 21600" draw:type="mso-spt202" draw:enhanced-path="M 0 0 L 21600 0 21600 21600 0 21600 0 0 Z N"/>
          </draw:custom-shape>
          <draw:custom-shape draw:style-name="gr346" draw:text-style-name="P14" draw:layer="layout" svg:width="1.738cm" svg:height="0.854cm" svg:x="8.996cm" svg:y="4.869cm">
            <text:p text:style-name="P12"><text:span text:style-name="T85">Mount</text:span></text:p>
            <draw:enhanced-geometry svg:viewBox="0 0 21600 21600" draw:type="mso-spt202" draw:enhanced-path="M 0 0 L 21600 0 21600 21600 0 21600 0 0 Z N"/>
          </draw:custom-shape>
          <draw:custom-shape draw:style-name="gr346" draw:text-style-name="P14" draw:layer="layout" svg:width="4.177cm" svg:height="0.934cm" svg:x="2.194cm" svg:y="2.54cm">
            <text:p text:style-name="P12"><text:span text:style-name="T86">My Name Space</text:span></text:p>
            <draw:enhanced-geometry svg:viewBox="0 0 21600 21600" draw:type="mso-spt202" draw:enhanced-path="M 0 0 L 21600 0 21600 21600 0 21600 0 0 Z N"/>
          </draw:custom-shape>
          <draw:custom-shape draw:style-name="gr346" draw:text-style-name="P14" draw:layer="layout" svg:width="5.303cm" svg:height="0.934cm" svg:x="14.633cm" svg:y="2.752cm">
            <text:p text:style-name="P12"><text:span text:style-name="T86">Server Name Space</text:span></text:p>
            <draw:enhanced-geometry svg:viewBox="0 0 21600 21600" draw:type="mso-spt202" draw:enhanced-path="M 0 0 L 21600 0 21600 21600 0 21600 0 0 Z N"/>
          </draw:custom-shape>
          <draw:line draw:style-name="gr373" draw:text-style-name="P22" draw:layer="layout" svg:x1="7.37cm" svg:y1="2.964cm" svg:x2="4.857cm" svg:y2="6.35cm">
            <text:p text:style-name="P1"/>
          </draw:line>
          <draw:line draw:style-name="gr374" draw:text-style-name="P22" draw:layer="layout" svg:x1="7.828cm" svg:y1="5.292cm" svg:x2="4.858cm" svg:y2="10.795cm">
            <text:p text:style-name="P1"/>
          </draw:line>
          <draw:line draw:style-name="gr375" draw:text-style-name="P22" draw:layer="layout" svg:x1="17.654cm" svg:y1="4.234cm" svg:x2="20.623cm" svg:y2="10.584cm">
            <text:p text:style-name="P1"/>
          </draw:line>
          <draw:line draw:style-name="gr376" draw:text-style-name="P22" draw:layer="layout" svg:x1="21.081cm" svg:y1="4.657cm" svg:x2="21.081cm" svg:y2="14.605cm">
            <text:p text:style-name="P1"/>
          </draw:line>
          <draw:line draw:style-name="gr377" draw:text-style-name="P22" draw:layer="layout" svg:x1="5.772cm" svg:y1="7.409cm" svg:x2="7.828cm" svg:y2="7.409cm">
            <text:p text:style-name="P1"/>
          </draw:line>
          <draw:custom-shape draw:style-name="gr369" draw:text-style-name="P139" draw:layer="layout" svg:width="1.645cm" svg:height="2.611cm" svg:x="4.378cm" svg:y="11.43cm">
            <text:p text:style-name="P15"><text:span text:style-name="T84">type</text:span></text:p>
            <text:p text:style-name="P15"><text:span text:style-name="T84"/></text:p>
            <text:p text:style-name="P15"><text:span text:style-name="T84">fid</text:span></text:p>
            <text:p text:style-name="P15"><text:span text:style-name="T84">mchan</text:span></text:p>
            <draw:enhanced-geometry svg:viewBox="0 0 21600 21600" draw:type="mso-spt202" draw:enhanced-path="M 0 0 L 21600 0 21600 21600 0 21600 0 0 Z N"/>
          </draw:custom-shape>
          <draw:custom-shape draw:style-name="gr370" draw:text-style-name="P140" draw:layer="layout" svg:width="2.957cm" svg:height="0.769cm" svg:x="3.708cm" svg:y="10.584cm">
            <text:p text:style-name="P12"><text:span text:style-name="T76">Chan: /m/n</text:span></text:p>
            <draw:enhanced-geometry svg:viewBox="0 0 21600 21600" draw:type="mso-spt202" draw:enhanced-path="M 0 0 L 21600 0 21600 21600 0 21600 0 0 Z N"/>
          </draw:custom-shape>
          <draw:custom-shape draw:style-name="gr369" draw:text-style-name="P139" draw:layer="layout" svg:width="1.645cm" svg:height="2.611cm" svg:x="4.468cm" svg:y="15.452cm">
            <text:p text:style-name="P15"><text:span text:style-name="T84">type</text:span></text:p>
            <text:p text:style-name="P15"><text:span text:style-name="T84"/></text:p>
            <text:p text:style-name="P15"><text:span text:style-name="T84">fid</text:span></text:p>
            <text:p text:style-name="P15"><text:span text:style-name="T84">mchan</text:span></text:p>
            <draw:enhanced-geometry svg:viewBox="0 0 21600 21600" draw:type="mso-spt202" draw:enhanced-path="M 0 0 L 21600 0 21600 21600 0 21600 0 0 Z N"/>
          </draw:custom-shape>
          <draw:custom-shape draw:style-name="gr370" draw:text-style-name="P140" draw:layer="layout" svg:width="3.939cm" svg:height="0.769cm" svg:x="2.98cm" svg:y="14.605cm">
            <text:p text:style-name="P12"><text:span text:style-name="T76">Chan: /m/n/e/f</text:span></text:p>
            <draw:enhanced-geometry svg:viewBox="0 0 21600 21600" draw:type="mso-spt202" draw:enhanced-path="M 0 0 L 21600 0 21600 21600 0 21600 0 0 Z N"/>
          </draw:custom-shape>
          <draw:custom-shape draw:style-name="gr369" draw:text-style-name="P16" draw:layer="layout" svg:width="0.502cm" svg:height="1.87cm" svg:x="10.571cm" svg:y="10.584cm">
            <text:p text:style-name="P15"><text:span text:style-name="T78"/></text:p>
            <text:p text:style-name="P15"><text:span text:style-name="T76"/></text:p>
            <text:p text:style-name="P15"><text:span text:style-name="T76"/></text:p>
            <draw:enhanced-geometry svg:viewBox="0 0 21600 21600" draw:type="mso-spt202" draw:enhanced-path="M 0 0 L 21600 0 21600 21600 0 21600 0 0 Z N"/>
          </draw:custom-shape>
          <draw:custom-shape draw:style-name="gr370" draw:text-style-name="P140" draw:layer="layout" svg:width="3.444cm" svg:height="0.769cm" svg:x="9.08cm" svg:y="9.737cm">
            <text:p text:style-name="P12"><text:span text:style-name="T76">Chan: Server</text:span></text:p>
            <draw:enhanced-geometry svg:viewBox="0 0 21600 21600" draw:type="mso-spt202" draw:enhanced-path="M 0 0 L 21600 0 21600 21600 0 21600 0 0 Z N"/>
          </draw:custom-shape>
          <draw:custom-shape draw:style-name="gr371" draw:text-style-name="P139" draw:layer="layout" svg:width="2.788cm" svg:height="2.611cm" svg:x="7.806cm" svg:y="15.029cm">
            <text:p text:style-name="P15"><text:span text:style-name="T84">9P protocl</text:span></text:p>
            <text:p text:style-name="P15"><text:span text:style-name="T84"/></text:p>
            <text:p text:style-name="P15"><text:span text:style-name="T84">RPC</text:span></text:p>
            <text:p text:style-name="P15"><text:span text:style-name="T84"/></text:p>
            <draw:enhanced-geometry svg:viewBox="0 0 21600 21600" draw:type="mso-spt202" draw:enhanced-path="M 0 0 L 21600 0 21600 21600 0 21600 0 0 Z N"/>
          </draw:custom-shape>
          <draw:custom-shape draw:style-name="gr370" draw:text-style-name="P140" draw:layer="layout" svg:width="3.444cm" svg:height="0.769cm" svg:x="7.559cm" svg:y="14.182cm">
            <text:p text:style-name="P12"><text:span text:style-name="T76">Mount Device</text:span></text:p>
            <draw:enhanced-geometry svg:viewBox="0 0 21600 21600" draw:type="mso-spt202" draw:enhanced-path="M 0 0 L 21600 0 21600 21600 0 21600 0 0 Z N"/>
          </draw:custom-shape>
          <draw:custom-shape draw:style-name="gr369" draw:text-style-name="P139" draw:layer="layout" svg:width="1.645cm" svg:height="2.611cm" svg:x="20.143cm" svg:y="11.219cm">
            <text:p text:style-name="P15"><text:span text:style-name="T84">type</text:span></text:p>
            <text:p text:style-name="P15"><text:span text:style-name="T84"/></text:p>
            <text:p text:style-name="P15"><text:span text:style-name="T84">fid</text:span></text:p>
            <text:p text:style-name="P15"><text:span text:style-name="T84">mchan</text:span></text:p>
            <draw:enhanced-geometry svg:viewBox="0 0 21600 21600" draw:type="mso-spt202" draw:enhanced-path="M 0 0 L 21600 0 21600 21600 0 21600 0 0 Z N"/>
          </draw:custom-shape>
          <draw:custom-shape draw:style-name="gr370" draw:text-style-name="P140" draw:layer="layout" svg:width="2.217cm" svg:height="0.769cm" svg:x="19.412cm" svg:y="10.372cm">
            <text:p text:style-name="P12"><text:span text:style-name="T76">Chan: /</text:span></text:p>
            <draw:enhanced-geometry svg:viewBox="0 0 21600 21600" draw:type="mso-spt202" draw:enhanced-path="M 0 0 L 21600 0 21600 21600 0 21600 0 0 Z N"/>
          </draw:custom-shape>
          <draw:custom-shape draw:style-name="gr369" draw:text-style-name="P139" draw:layer="layout" svg:width="1.645cm" svg:height="2.611cm" svg:x="20.233cm" svg:y="15.24cm">
            <text:p text:style-name="P15"><text:span text:style-name="T84">type</text:span></text:p>
            <text:p text:style-name="P15"><text:span text:style-name="T84"/></text:p>
            <text:p text:style-name="P15"><text:span text:style-name="T84">fid</text:span></text:p>
            <text:p text:style-name="P15"><text:span text:style-name="T84">mchan</text:span></text:p>
            <draw:enhanced-geometry svg:viewBox="0 0 21600 21600" draw:type="mso-spt202" draw:enhanced-path="M 0 0 L 21600 0 21600 21600 0 21600 0 0 Z N"/>
          </draw:custom-shape>
          <draw:custom-shape draw:style-name="gr370" draw:text-style-name="P140" draw:layer="layout" svg:width="2.953cm" svg:height="0.769cm" svg:x="19.596cm" svg:y="14.394cm">
            <text:p text:style-name="P12"><text:span text:style-name="T76">Chan: /e/f</text:span></text:p>
            <draw:enhanced-geometry svg:viewBox="0 0 21600 21600" draw:type="mso-spt202" draw:enhanced-path="M 0 0 L 21600 0 21600 21600 0 21600 0 0 Z N"/>
          </draw:custom-shape>
          <draw:g>
            <draw:custom-shape draw:style-name="gr378" draw:text-style-name="P86" draw:layer="layout" svg:width="2.229cm" svg:height="2.941cm" svg:x="16.341cm" svg:y="10.583cm">
              <text:p text:style-name="P44"><text:span text:style-name="T78">Server</text:span></text:p>
              <text:p text:style-name="P44"><text:span text:style-name="T78">thread</text:span></text:p>
              <draw:enhanced-geometry svg:viewBox="0 0 21600 21600" draw:type="mso-spt202" draw:enhanced-path="M 0 0 L 21600 0 21600 21600 0 21600 0 0 Z N"/>
            </draw:custom-shape>
            <draw:custom-shape draw:style-name="gr214" draw:text-style-name="P9" draw:layer="layout" svg:width="0.457cm" svg:height="0.423cm" svg:x="15.825cm" svg:y="10.16cm">
              <text:p text:style-name="P1"/>
              <draw:enhanced-geometry svg:viewBox="0 0 21600 21600" draw:type="rectangle" draw:enhanced-path="M 0 0 L 21600 0 21600 21600 0 21600 0 0 Z N"/>
            </draw:custom-shape>
          </draw:g>
          <draw:custom-shape draw:style-name="gr379" draw:text-style-name="P9" draw:layer="layout" svg:width="3.883cm" svg:height="0.635cm" svg:x="12.17cm" svg:y="11.219cm">
            <text:p text:style-name="P1"/>
            <draw:enhanced-geometry svg:viewBox="0 0 21600 21600" draw:text-areas="?f5 ?f1 ?f6 ?f3" draw:type="left-right-arrow" draw:modifiers="1440 45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380" draw:text-style-name="P22" draw:layer="layout" svg:x1="5.772cm" svg:y1="12.065cm" svg:x2="7.828cm" svg:y2="15.029cm">
            <text:p text:style-name="P1"/>
          </draw:line>
          <draw:line draw:style-name="gr381" draw:text-style-name="P22" draw:layer="layout" svg:x1="5.772cm" svg:y1="15.874cm" svg:x2="7.599cm" svg:y2="15.239cm">
            <text:p text:style-name="P1"/>
          </draw:line>
          <draw:line draw:style-name="gr382" draw:text-style-name="P22" draw:layer="layout" svg:x1="6.001cm" svg:y1="13.547cm" svg:x2="9.428cm" svg:y2="10.795cm">
            <text:p text:style-name="P1"/>
          </draw:line>
          <draw:line draw:style-name="gr383" draw:text-style-name="P22" draw:layer="layout" svg:x1="6.001cm" svg:y1="17.569cm" svg:x2="9.428cm" svg:y2="11.219cm">
            <text:p text:style-name="P1"/>
          </draw:line>
          <draw:line draw:style-name="gr384" draw:text-style-name="P22" draw:layer="layout" svg:x1="17.424cm" svg:y1="4.234cm" svg:x2="5.316cm" svg:y2="10.584cm">
            <text:p text:style-name="P1"/>
          </draw:line>
          <draw:line draw:style-name="gr385" draw:text-style-name="P22" draw:layer="layout" svg:x1="21.08cm" svg:y1="4.869cm" svg:x2="5.772cm" svg:y2="14.605cm">
            <text:p text:style-name="P1"/>
          </draw:line>
          <draw:custom-shape draw:style-name="gr346" draw:text-style-name="P143" draw:layer="layout" svg:width="5.836cm" svg:height="1.53cm" svg:x="11.234cm" svg:y="11.929cm">
            <text:p text:style-name="P1"><text:span text:style-name="T87">９Ｐ　ｍｅｓｓａｇｅ</text:span></text:p>
            <text:p text:style-name="P1"><text:span text:style-name="T87">Ｍｕｌｔｉｐｌｅｘｅｄ　ｂｙ</text:span></text:p>
            <text:p text:style-name="P1"><text:span text:style-name="T87">Ｆｉｄ　ａｎｄ　ｔａｇ</text:span></text:p>
            <draw:enhanced-geometry svg:viewBox="0 0 21600 21600" draw:type="mso-spt202" draw:enhanced-path="M 0 0 L 21600 0 21600 21600 0 21600 0 0 Z N"/>
          </draw:custom-shape>
        </draw:g>
        <draw:custom-shape draw:style-name="gr386" draw:text-style-name="P144" draw:layer="layout" svg:width="10.074cm" svg:height="0.934cm" svg:x="9.131cm" svg:y="1.058cm">
          <text:p text:style-name="P1"><text:span text:style-name="T88">名前空間とリモートリソースアクセス</text:span></text:p>
          <draw:enhanced-geometry svg:viewBox="0 0 21600 21600" draw:type="mso-spt202" draw:enhanced-path="M 0 0 L 21600 0 21600 21600 0 21600 0 0 Z N"/>
        </draw:custom-shape>
        <presentation:notes draw:style-name="dp2">
          <draw:page-thumbnail draw:style-name="gr10" draw:layer="layout" svg:width="7.025cm" svg:height="10.276cm" svg:x="5.857cm" svg:y="2.083cm" draw:page-number="23" presentation:class="page"/>
          <draw:frame presentation:style-name="pr2" draw:text-style-name="P1" draw:layer="layout" svg:width="14.991cm" svg:height="12.334cm" svg:x="1.874cm" svg:y="13.019cm" presentation:class="notes" presentation:placeholder="true">
            <draw:text-box/>
          </draw:frame>
        </presentation:notes>
      </draw:page>
      <draw:page draw:name="page24" draw:style-name="dp1" draw:master-page-name="標準" presentation:presentation-page-layout-name="AL1T21">
        <office:forms form:automatic-focus="false" form:apply-design-mode="false"/>
        <draw:g>
          <draw:custom-shape draw:style-name="gr387" draw:text-style-name="P16" draw:layer="layout" svg:width="3.474cm" svg:height="4.972cm" svg:x="15.96cm" svg:y="8.89cm">
            <text:p text:style-name="P15"><text:span text:style-name="T79">Component</text:span></text:p>
            <text:p text:style-name="P15"><text:span text:style-name="T79">Model</text:span></text:p>
            <text:p text:style-name="P15"><text:span text:style-name="T79"/></text:p>
            <text:p text:style-name="P15"><text:span text:style-name="T79"/></text:p>
            <text:p text:style-name="P15"><text:span text:style-name="T79"/></text:p>
            <text:p text:style-name="P15"><text:span text:style-name="T79"/></text:p>
            <text:p text:style-name="P15"><text:span text:style-name="T79"/></text:p>
            <draw:enhanced-geometry svg:viewBox="0 0 21600 21600" draw:type="mso-spt202" draw:enhanced-path="M 0 0 L 21600 0 21600 21600 0 21600 0 0 Z N"/>
          </draw:custom-shape>
          <draw:custom-shape draw:style-name="gr388" draw:text-style-name="P16" draw:layer="layout" svg:width="4.445cm" svg:height="1.27cm" svg:x="10.16cm" svg:y="8.467cm">
            <text:p text:style-name="P15"><text:span text:style-name="T79">Func call</text:span></text:p>
            <draw:enhanced-geometry svg:viewBox="0 0 21600 21600" draw:text-areas="?f5 ?f1 ?f6 ?f3" draw:type="left-right-arrow" draw:modifiers="1821 315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8" draw:text-style-name="P16" draw:layer="layout" svg:width="4.445cm" svg:height="1.27cm" svg:x="10.16cm" svg:y="11.43cm">
            <text:p text:style-name="P15"><text:span text:style-name="T83">Byte stream</text:span></text:p>
            <draw:enhanced-geometry svg:viewBox="0 0 21600 21600" draw:text-areas="?f5 ?f1 ?f6 ?f3" draw:type="left-right-arrow" draw:modifiers="1821 315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8" draw:text-style-name="P16" draw:layer="layout" svg:width="4.445cm" svg:height="1.27cm" svg:x="10.16cm" svg:y="13.123cm">
            <text:p text:style-name="P15"><text:span text:style-name="T83">Event</text:span></text:p>
            <draw:enhanced-geometry svg:viewBox="0 0 21600 21600" draw:text-areas="?f5 ?f1 ?f6 ?f3" draw:type="left-right-arrow" draw:modifiers="1821 315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8" draw:text-style-name="P16" draw:layer="layout" svg:width="3.175cm" svg:height="1.482cm" svg:x="14.817cm" svg:y="13.97cm">
            <text:p text:style-name="P15"><text:span text:style-name="T83">Environment</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88" draw:text-style-name="P16" draw:layer="layout" svg:width="3.386cm" svg:height="1.482cm" svg:x="18.204cm" svg:y="13.97cm">
            <text:p text:style-name="P15"><text:span text:style-name="T83">IRQ/IO space</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88" draw:text-style-name="P16" draw:layer="layout" svg:width="4.445cm" svg:height="1.27cm" svg:x="10.16cm" svg:y="9.948cm">
            <text:p text:style-name="P15"><text:span text:style-name="T83">9P protocol</text:span></text:p>
            <draw:enhanced-geometry svg:viewBox="0 0 21600 21600" draw:text-areas="?f5 ?f1 ?f6 ?f3" draw:type="left-right-arrow" draw:modifiers="1821 315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89" draw:text-style-name="P144" draw:layer="layout" svg:width="7.851cm" svg:height="1.277cm" svg:x="8.457cm" svg:y="1.058cm">
          <text:p text:style-name="P1"><text:span text:style-name="T89">コンポーネント化</text:span></text:p>
          <draw:enhanced-geometry svg:viewBox="0 0 21600 21600" draw:type="mso-spt202" draw:enhanced-path="M 0 0 L 21600 0 21600 21600 0 21600 0 0 Z N"/>
        </draw:custom-shape>
        <draw:custom-shape draw:style-name="gr346" draw:text-style-name="P145" draw:layer="layout" svg:width="23.125cm" svg:height="3.649cm" svg:x="1.286cm" svg:y="3.387cm">
          <text:p text:style-name="P3"><text:span text:style-name="T90">ソフトウェアの一番の問題は、人間の管理能力を超えた巨大化・複雑化</text:span></text:p>
          <text:p text:style-name="P3"><text:span text:style-name="T90"/></text:p>
          <text:p text:style-name="P3"><text:span text:style-name="T90"/></text:p>
          <text:p text:style-name="P3"><text:span text:style-name="T90">コンポーネント化は不滅の課題</text:span></text:p>
          <draw:enhanced-geometry svg:viewBox="0 0 21600 21600" draw:type="mso-spt202" draw:enhanced-path="M 0 0 L 21600 0 21600 21600 0 21600 0 0 Z N"/>
        </draw:custom-shape>
        <draw:custom-shape draw:style-name="gr390" draw:text-style-name="P48" draw:layer="layout" svg:width="1.905cm" svg:height="1.27cm" svg:x="12.065cm" svg:y="4.657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1" draw:text-style-name="P147" draw:layer="layout" svg:width="4.947cm" svg:height="2.173cm" svg:x="2.924cm" svg:y="9.525cm">
          <text:p text:style-name="P146"><text:span text:style-name="T91">要素レベル</text:span></text:p>
          <text:p text:style-name="P146"><text:span text:style-name="T91">プロセスレベル</text:span></text:p>
          <draw:enhanced-geometry svg:viewBox="0 0 21600 21600" draw:type="mso-spt202" draw:enhanced-path="M 0 0 L 21600 0 21600 21600 0 21600 0 0 Z N"/>
        </draw:custom-shape>
        <draw:custom-shape draw:style-name="gr230" draw:text-style-name="P145" draw:layer="layout" svg:width="11.853cm" svg:height="1.905cm" svg:x="10.16cm" svg:y="16.298cm">
          <text:p text:style-name="P3"><text:span text:style-name="T90">稼働環境（Ｌ４．．）</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0" draw:layer="layout" svg:width="7.025cm" svg:height="10.276cm" svg:x="5.857cm" svg:y="2.083cm" draw:page-number="24" presentation:class="page"/>
          <draw:frame presentation:style-name="pr2" draw:text-style-name="P1" draw:layer="layout" svg:width="14.991cm" svg:height="12.334cm" svg:x="1.874cm" svg:y="13.01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636 636" svg:d="m318 0 318 636h-636z"/>
    <draw:marker draw:name="msArrowOpenEnd_20_5" draw:display-name="msArrowOpenEnd 5" svg:viewBox="0 0 315 315" svg:d="m158 0 157 287-47 28-110-202-111 202-47-28z"/>
    <draw:marker draw:name="線の終点_20_1" draw:display-name="線の終点 1" svg:viewBox="0 0 356 356" svg:d="m178 0 178 324-54 32-124-228-125 228-53-32z"/>
    <draw:marker draw:name="線の終点_20_10" draw:display-name="線の終点 10" svg:viewBox="0 0 318 318" svg:d="m159 0 159 318h-318z"/>
    <draw:marker draw:name="線の終点_20_11" draw:display-name="線の終点 11" svg:viewBox="0 0 318 318" svg:d="m159 0 159 318h-318z"/>
    <draw:marker draw:name="線の終点_20_12" draw:display-name="線の終点 12" svg:viewBox="0 0 477 477" svg:d="m239 0 238 434-72 43-166-305-167 305-72-43z"/>
    <draw:marker draw:name="線の終点_20_13" draw:display-name="線の終点 13" svg:viewBox="0 0 477 477" svg:d="m239 0 238 434-72 43-166-305-167 305-72-43z"/>
    <draw:marker draw:name="線の終点_20_14" draw:display-name="線の終点 14" svg:viewBox="0 0 210 210" svg:d="m105 0 105 210h-210z"/>
    <draw:marker draw:name="線の終点_20_15" draw:display-name="線の終点 15" svg:viewBox="0 0 210 210" svg:d="m105 0 105 210h-210z"/>
    <draw:marker draw:name="線の終点_20_16" draw:display-name="線の終点 16" svg:viewBox="0 0 477 477" svg:d="m239 0 238 477h-477z"/>
    <draw:marker draw:name="線の終点_20_17" draw:display-name="線の終点 17" svg:viewBox="0 0 210 210" svg:d="m105 0 105 210h-210z"/>
    <draw:marker draw:name="線の終点_20_18" draw:display-name="線の終点 18" svg:viewBox="0 0 210 210" svg:d="m105 0 105 210h-210z"/>
    <draw:marker draw:name="線の終点_20_19" draw:display-name="線の終点 19" svg:viewBox="0 0 210 210" svg:d="m105 0 105 210h-210z"/>
    <draw:marker draw:name="線の終点_20_2" draw:display-name="線の終点 2" svg:viewBox="0 0 356 356" svg:d="m178 0 178 324-54 32-124-228-125 228-53-32z"/>
    <draw:marker draw:name="線の終点_20_22" draw:display-name="線の終点 22" svg:viewBox="0 0 210 210" svg:d="m105 0 105 210h-210z"/>
    <draw:marker draw:name="線の終点_20_23" draw:display-name="線の終点 23" svg:viewBox="0 0 477 477" svg:d="m239 0 238 477h-477z"/>
    <draw:marker draw:name="線の終点_20_24" draw:display-name="線の終点 24" svg:viewBox="0 0 210 210" svg:d="m105 0 105 210h-210z"/>
    <draw:marker draw:name="線の終点_20_25" draw:display-name="線の終点 25" svg:viewBox="0 0 210 210" svg:d="m105 0 105 210h-210z"/>
    <draw:marker draw:name="線の終点_20_26" draw:display-name="線の終点 26" svg:viewBox="0 0 210 210" svg:d="m105 0 105 210h-210z"/>
    <draw:marker draw:name="線の終点_20_27" draw:display-name="線の終点 27" svg:viewBox="0 0 210 210" svg:d="m105 0 105 210h-210z"/>
    <draw:marker draw:name="線の終点_20_28" draw:display-name="線の終点 28" svg:viewBox="0 0 210 210" svg:d="m105 0 105 210h-210z"/>
    <draw:marker draw:name="線の終点_20_29" draw:display-name="線の終点 29" svg:viewBox="0 0 210 210" svg:d="m105 0 105 210h-210z"/>
    <draw:marker draw:name="線の終点_20_3" draw:display-name="線の終点 3" svg:viewBox="0 0 356 356" svg:d="m178 0 178 324-54 32-124-228-125 228-53-32z"/>
    <draw:marker draw:name="線の終点_20_30" draw:display-name="線の終点 30" svg:viewBox="0 0 210 210" svg:d="m105 0 105 210h-210z"/>
    <draw:marker draw:name="線の終点_20_31" draw:display-name="線の終点 31" svg:viewBox="0 0 210 210" svg:d="m105 0 105 210h-210z"/>
    <draw:marker draw:name="線の終点_20_32" draw:display-name="線の終点 32" svg:viewBox="0 0 210 210" svg:d="m105 0 105 210h-210z"/>
    <draw:marker draw:name="線の終点_20_33" draw:display-name="線の終点 33" svg:viewBox="0 0 210 210" svg:d="m105 0 105 210h-210z"/>
    <draw:marker draw:name="線の終点_20_34" draw:display-name="線の終点 34" svg:viewBox="0 0 210 210" svg:d="m105 0 105 210h-210z"/>
    <draw:marker draw:name="線の終点_20_35" draw:display-name="線の終点 35" svg:viewBox="0 0 210 210" svg:d="m105 0 105 210h-210z"/>
    <draw:marker draw:name="線の終点_20_36" draw:display-name="線の終点 36" svg:viewBox="0 0 210 210" svg:d="m105 0 105 210h-210z"/>
    <draw:marker draw:name="線の終点_20_37" draw:display-name="線の終点 37" svg:viewBox="0 0 210 210" svg:d="m105 0 105 210h-210z"/>
    <draw:marker draw:name="線の終点_20_38" draw:display-name="線の終点 38" svg:viewBox="0 0 210 210" svg:d="m105 0 105 210h-210z"/>
    <draw:marker draw:name="線の終点_20_39" draw:display-name="線の終点 39" svg:viewBox="0 0 210 210" svg:d="m105 0 105 210h-210z"/>
    <draw:marker draw:name="線の終点_20_4" draw:display-name="線の終点 4" svg:viewBox="0 0 356 356" svg:d="m178 0 178 324-54 32-124-228-125 228-53-32z"/>
    <draw:marker draw:name="線の終点_20_40" draw:display-name="線の終点 40" svg:viewBox="0 0 210 210" svg:d="m105 0 105 210h-210z"/>
    <draw:marker draw:name="線の終点_20_41" draw:display-name="線の終点 41" svg:viewBox="0 0 210 210" svg:d="m105 0 105 210h-210z"/>
    <draw:marker draw:name="線の終点_20_42" draw:display-name="線の終点 42" svg:viewBox="0 0 210 210" svg:d="m105 0 105 210h-210z"/>
    <draw:marker draw:name="線の終点_20_43" draw:display-name="線の終点 43" svg:viewBox="0 0 210 210" svg:d="m105 0 105 210h-210z"/>
    <draw:marker draw:name="線の終点_20_44" draw:display-name="線の終点 44" svg:viewBox="0 0 477 477" svg:d="m239 0 238 477h-477z"/>
    <draw:marker draw:name="線の終点_20_45" draw:display-name="線の終点 45" svg:viewBox="0 0 477 477" svg:d="m239 0 238 477h-477z"/>
    <draw:marker draw:name="線の終点_20_46" draw:display-name="線の終点 46" svg:viewBox="0 0 477 477" svg:d="m239 0 238 477h-477z"/>
    <draw:marker draw:name="線の終点_20_47" draw:display-name="線の終点 47" svg:viewBox="0 0 477 477" svg:d="m239 0 238 477h-477z"/>
    <draw:marker draw:name="線の終点_20_48" draw:display-name="線の終点 48" svg:viewBox="0 0 477 477" svg:d="m239 0 238 477h-477z"/>
    <draw:marker draw:name="線の終点_20_49" draw:display-name="線の終点 49" svg:viewBox="0 0 477 477" svg:d="m239 0 238 477h-477z"/>
    <draw:marker draw:name="線の終点_20_5" draw:display-name="線の終点 5" svg:viewBox="0 0 356 356" svg:d="m178 0 178 324-54 32-124-228-125 228-53-32z"/>
    <draw:marker draw:name="線の終点_20_50" draw:display-name="線の終点 50" svg:viewBox="0 0 477 477" svg:d="m239 0 238 477h-477z"/>
    <draw:marker draw:name="線の終点_20_51" draw:display-name="線の終点 51" svg:viewBox="0 0 210 210" svg:d="m105 0 105 210h-210z"/>
    <draw:marker draw:name="線の終点_20_52" draw:display-name="線の終点 52" svg:viewBox="0 0 210 210" svg:d="m105 0 105 210h-210z"/>
    <draw:marker draw:name="線の終点_20_53" draw:display-name="線の終点 53" svg:viewBox="0 0 318 318" svg:d="m159 0 159 318h-318z"/>
    <draw:marker draw:name="線の終点_20_54" draw:display-name="線の終点 54" svg:viewBox="0 0 210 210" svg:d="m105 0 105 210h-210z"/>
    <draw:marker draw:name="線の終点_20_55" draw:display-name="線の終点 55" svg:viewBox="0 0 210 210" svg:d="m105 0 105 210h-210z"/>
    <draw:marker draw:name="線の終点_20_56" draw:display-name="線の終点 56" svg:viewBox="0 0 210 210" svg:d="m105 0 105 210h-210z"/>
    <draw:marker draw:name="線の終点_20_57" draw:display-name="線の終点 57" svg:viewBox="0 0 210 210" svg:d="m105 0 105 210h-210z"/>
    <draw:marker draw:name="線の終点_20_58" draw:display-name="線の終点 58" svg:viewBox="0 0 210 210" svg:d="m105 0 105 210h-210z"/>
    <draw:marker draw:name="線の終点_20_59" draw:display-name="線の終点 59" svg:viewBox="0 0 210 210" svg:d="m105 0 105 210h-210z"/>
    <draw:marker draw:name="線の終点_20_6" draw:display-name="線の終点 6" svg:viewBox="0 0 237 237" svg:d="m119 0 118 237h-237z"/>
    <draw:marker draw:name="線の終点_20_60" draw:display-name="線の終点 60" svg:viewBox="0 0 210 210" svg:d="m105 0 105 210h-210z"/>
    <draw:marker draw:name="線の終点_20_61" draw:display-name="線の終点 61" svg:viewBox="0 0 210 210" svg:d="m105 0 105 210h-210z"/>
    <draw:marker draw:name="線の終点_20_62" draw:display-name="線の終点 62" svg:viewBox="0 0 210 210" svg:d="m105 0 105 210h-210z"/>
    <draw:marker draw:name="線の終点_20_63" draw:display-name="線の終点 63" svg:viewBox="0 0 210 210" svg:d="m105 0 105 210h-210z"/>
    <draw:marker draw:name="線の終点_20_64" draw:display-name="線の終点 64" svg:viewBox="0 0 210 210" svg:d="m105 0 105 210h-210z"/>
    <draw:marker draw:name="線の終点_20_7" draw:display-name="線の終点 7" svg:viewBox="0 0 318 318" svg:d="m159 0 159 318h-318z"/>
    <draw:marker draw:name="線の終点_20_8" draw:display-name="線の終点 8" svg:viewBox="0 0 477 477" svg:d="m239 0 238 434-72 43-166-305-167 305-72-43z"/>
    <draw:marker draw:name="線の終点_20_9" draw:display-name="線の終点 9" svg:viewBox="0 0 318 318" svg:d="m159 0 159 318h-318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ound" draw:dots1="1" draw:dots1-length="0.026cm" draw:distance="0.026cm"/>
    <draw:stroke-dash draw:name="Dash_20_3" draw:display-name="Dash 3" draw:style="rect" draw:dots1="1" draw:dots1-length="0.052cm" draw:dots2="1" draw:dots2-length="0.211cm" draw:distance="0.158cm"/>
    <draw:stroke-dash draw:name="Dash_20_5" draw:display-name="Dash 5" draw:style="rect" draw:dots2="1" draw:dots2-length="0.141cm" draw:distance="0.105cm"/>
    <draw:stroke-dash draw:name="Dash_20_6" draw:display-name="Dash 6" draw:style="rect" draw:dots1="1" draw:dots1-length="0.026cm" draw:dots2="1" draw:dots2-length="0.105cm" draw:distance="0.079cm"/>
    <draw:stroke-dash draw:name="Dash_20_7" draw:display-name="Dash 7" draw:style="rect" draw:dots2="1" draw:dots2-length="0.105cm" draw:distance="0.079cm"/>
    <draw:stroke-dash draw:name="Dash_20_8" draw:display-name="Dash 8" draw:style="rect" draw:dots1="1" draw:dots1-length="0.026cm" draw:distance="0.026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さざなみゴシック" style:font-family-generic-asian="system" style:font-pitch-asian="variable" style:font-size-asian="24pt" style:language-asian="ja" style:country-asian="JP" style:font-family-complex="さざなみ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title" style:family="presentation">
      <style:graphic-properties draw:stroke="none" draw:fill="none" draw:textarea-vertical-align="middle">
        <text:list-style style:name="標準-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標準-subtitle" style:family="presentation">
      <style:graphic-properties draw:stroke="none" draw:fill="none" draw:textarea-vertical-align="middle">
        <text:list-style style:name="標準-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標準-background" style:family="presentation">
      <style:graphic-properties draw:stroke="none" draw:fill="solid" draw:fill-color="#ffffff" draw:textarea-horizontal-align="center" draw:textarea-vertical-align="middle" draw:shadow="hidden"/>
      <style:paragraph-properties fo:text-align="center"/>
    </style:style>
    <style:style style:name="標準-backgroundobjects" style:family="presentation">
      <style:graphic-properties draw:shadow="hidden" draw:shadow-offset-x="0.3cm" draw:shadow-offset-y="0.3cm" draw:shadow-color="#808080">
        <text:list-style style:name="標準-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標準-notes" style:family="presentation">
      <style:graphic-properties draw:stroke="none" draw:fill="none">
        <text:list-style style:name="標準-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標準-outline2" style:family="presentation" style:parent-style-name="標準-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標準-outline3" style:family="presentation" style:parent-style-name="標準-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標準-outline4" style:family="presentation" style:parent-style-name="標準-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5" style:family="presentation" style:parent-style-name="標準-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6" style:family="presentation" style:parent-style-name="標準-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7" style:family="presentation" style:parent-style-name="標準-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8" style:family="presentation" style:parent-style-name="標準-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9" style:family="presentation" style:parent-style-name="標準-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18.74cm" fo:page-height="27.41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cm"/>
    </style:style>
    <style:style style:name="gr2" style:family="graphic" style:parent-style-name="standard">
      <style:graphic-properties draw:stroke="none" draw:fill="none" draw:fill-color="#ffffff" draw:textarea-vertical-align="bottom" draw:auto-grow-height="false" fo:min-height="1.37cm"/>
    </style:style>
    <style:style style:name="pr1" style:family="presentation" style:parent-style-name="標準-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ja" style:country-asian="JP"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132cm" svg:height="1.369cm" svg:x="0cm" svg:y="0cm" presentation:class="header">
        <draw:text-box>
          <text:p text:style-name="P1"><text:span text:style-name="T1"><presentation:header/></text:span></text:p>
        </draw:text-box>
      </draw:frame>
      <draw:frame draw:style-name="gr1" draw:text-style-name="P2" draw:layer="backgroundobjects" svg:width="8.132cm" svg:height="1.369cm" svg:x="10.607cm" svg:y="0cm" presentation:class="date-time">
        <draw:text-box>
          <text:p text:style-name="P2"><text:span text:style-name="T1"><presentation:date-time/></text:span></text:p>
        </draw:text-box>
      </draw:frame>
      <draw:frame draw:style-name="gr2" draw:text-style-name="P1" draw:layer="backgroundobjects" svg:width="8.132cm" svg:height="1.369cm" svg:x="0cm" svg:y="26.04cm" presentation:class="footer">
        <draw:text-box>
          <text:p text:style-name="P1"><text:span text:style-name="T1"><presentation:footer/></text:span></text:p>
        </draw:text-box>
      </draw:frame>
      <draw:frame draw:style-name="gr2" draw:text-style-name="P2" draw:layer="backgroundobjects" svg:width="8.132cm" svg:height="1.369cm" svg:x="10.607cm" svg:y="26.04cm" presentation:class="page-number">
        <draw:text-box>
          <text:p text:style-name="P2"><text:span text:style-name="T1"><text:page-number>&lt;番号&gt;</text:page-number></text:span></text:p>
        </draw:text-box>
      </draw:frame>
      <draw:page-thumbnail draw:layer="backgroundobjects" svg:width="14.991cm" svg:height="11.243cm" svg:x="1.874cm" svg:y="8.083cm"/>
    </style:handout-master>
    <style:master-page style:name="標準" style:page-layout-name="PM1" draw:style-name="dp1">
      <draw:frame presentation:style-name="標準-title" draw:layer="backgroundobjects" svg:width="21.59cm" svg:height="3.985cm" svg:x="1.905cm" svg:y="1.288cm" presentation:class="title" presentation:placeholder="true">
        <draw:text-box/>
      </draw:frame>
      <draw:frame presentation:style-name="標準-outline1" draw:layer="backgroundobjects" svg:width="21.59cm" svg:height="11.765cm" svg:x="1.905cm" svg:y="5.503cm" presentation:class="outline" presentation:placeholder="true">
        <draw:text-box/>
      </draw:frame>
      <draw:frame presentation:style-name="pr1" draw:text-style-name="P3" draw:layer="backgroundobjects" svg:width="5.292cm" svg:height="1.271cm" svg:x="1.905cm" svg:y="17.357cm" presentation:class="date-time">
        <draw:text-box>
          <text:p text:style-name="P3"><text:span text:style-name="T2"><presentation:date-time/></text:span></text:p>
        </draw:text-box>
      </draw:frame>
      <draw:frame presentation:style-name="pr1" draw:text-style-name="P4" draw:layer="backgroundobjects" svg:width="8.044cm" svg:height="1.271cm" svg:x="8.678cm" svg:y="17.357cm" presentation:class="footer">
        <draw:text-box>
          <text:p text:style-name="P4"><text:span text:style-name="T2"><presentation:footer/></text:span></text:p>
        </draw:text-box>
      </draw:frame>
      <draw:frame presentation:style-name="pr1" draw:text-style-name="P5" draw:layer="backgroundobjects" svg:width="5.292cm" svg:height="1.271cm" svg:x="18.203cm" svg:y="17.357cm" presentation:class="page-number">
        <draw:text-box>
          <text:p text:style-name="P5"><text:span text:style-name="T2"><text:page-number>&lt;番号&gt;</text:page-number></text:span></text:p>
        </draw:text-box>
      </draw:frame>
      <presentation:notes style:page-layout-name="PM0">
        <draw:page-thumbnail presentation:style-name="標準-title" draw:layer="backgroundobjects" svg:width="0.001cm" svg:height="0.001cm" svg:x="0cm" svg:y="2.083cm" presentation:class="page"/>
        <draw:frame presentation:style-name="標準-notes" draw:layer="backgroundobjects" svg:width="14.991cm" svg:height="12.333cm" svg:x="1.874cm" svg:y="13.01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PowerPoint プレゼンテーション</dc:title>
    <meta:initial-creator> K. Maruyama</meta:initial-creator>
    <meta:creation-date>2008-03-05T14:43:13</meta:creation-date>
    <dc:creator>Kastumi Maruyama</dc:creator>
    <dc:date>2009-11-30T18:21:40</dc:date>
    <meta:printed-by>Kastumi Maruyama</meta:printed-by>
    <meta:print-date>2009-11-30T18:16:41</meta:print-date>
    <meta:editing-cycles>182</meta:editing-cycles>
    <meta:editing-duration>P1DT15H6M8S</meta:editing-duration>
    <meta:user-defined meta:name="Info 1"/>
    <meta:user-defined meta:name="Info 2"/>
    <meta:user-defined meta:name="Info 3"/>
    <meta:user-defined meta:name="Info 4"/>
    <meta:document-statistic meta:object-count="951"/>
  </office:meta>
</office:document-meta>
</file>